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05.26pt" svg:y="307.79pt">
            <draw:object draw:notify-on-update-of-ranges="Sheet1.A1:Sheet1.A71 Sheet1.C1:Sheet1.C7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514.86pt" svg:y="2.83pt">
            <draw:object draw:notify-on-update-of-ranges="Sheet1.E1:Sheet1.E21 Sheet1.F1:Sheet1.F21 Sheet1.E1:Sheet1.E21 Sheet1.G1:Sheet1.G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453.51pt" svg:height="255.09pt" svg:x="229.15pt" svg:y="289.7pt">
            <draw:object draw:notify-on-update-of-ranges="Sheet1.A1:Sheet1.A71 Sheet1.B1:Sheet1.B71 Sheet1.A1:Sheet1.A71 Sheet1.C1:Sheet1.C7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210390831910101" calcext:value-type="float">
            <text:p>0.02103908319101</text:p>
          </table:table-cell>
          <table:table-cell table:formula="of:=[.A1]*PI()/2" office:value-type="float" office:value="0.015707963267949" calcext:value-type="float">
            <text:p>0.015707963267949</text:p>
          </table:table-cell>
          <table:table-cell table:formula="of:=LOG([.C1])" office:value-type="float" office:value="-1.80388012296985" calcext:value-type="float">
            <text:p>-1.80388012296985</text:p>
          </table:table-cell>
          <table:table-cell office:value-type="float" office:value="1.01" calcext:value-type="float">
            <text:p>1.01</text:p>
          </table:table-cell>
          <table:table-cell office:value-type="float" office:value="1.36754040741566" calcext:value-type="float">
            <text:p>1.36754040741566</text:p>
          </table:table-cell>
          <table:table-cell table:formula="of:=[.E1]*(ASIN(1/[.E1])-ASIN(SQRT([.E1]*[.E1]-1)/[.E1]))" office:value-type="float" office:value="1.30201582545868" calcext:value-type="float">
            <text:p>1.30201582545868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507413182842009" calcext:value-type="float">
            <text:p>0.050741318284201</text:p>
          </table:table-cell>
          <table:table-cell table:formula="of:=[.A2]*PI()/2" office:value-type="float" office:value="0.0471238898038469" calcext:value-type="float">
            <text:p>0.047123889803847</text:p>
          </table:table-cell>
          <table:table-cell table:formula="of:=LOG([.C2])" office:value-type="float" office:value="-1.32675886825018" calcext:value-type="float">
            <text:p>-1.32675886825018</text:p>
          </table:table-cell>
          <table:table-cell office:value-type="float" office:value="1.03" calcext:value-type="float">
            <text:p>1.03</text:p>
          </table:table-cell>
          <table:table-cell office:value-type="float" office:value="1.1249721541546" calcext:value-type="float">
            <text:p>1.1249721541546</text:p>
          </table:table-cell>
          <table:table-cell table:formula="of:=[.E2]*(ASIN(1/[.E2])-ASIN(SQRT([.E2]*[.E2]-1)/[.E2]))" office:value-type="float" office:value="1.11951334610083" calcext:value-type="float">
            <text:p>1.11951334610083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0804435533773917" calcext:value-type="float">
            <text:p>0.080443553377392</text:p>
          </table:table-cell>
          <table:table-cell table:formula="of:=[.A3]*PI()/2" office:value-type="float" office:value="0.0785398163397448" calcext:value-type="float">
            <text:p>0.078539816339745</text:p>
          </table:table-cell>
          <table:table-cell table:formula="of:=LOG([.C3])" office:value-type="float" office:value="-1.10491011863383" calcext:value-type="float">
            <text:p>-1.10491011863383</text:p>
          </table:table-cell>
          <table:table-cell office:value-type="float" office:value="1.05" calcext:value-type="float">
            <text:p>1.05</text:p>
          </table:table-cell>
          <table:table-cell office:value-type="float" office:value="1.00740080691072" calcext:value-type="float">
            <text:p>1.00740080691072</text:p>
          </table:table-cell>
          <table:table-cell table:formula="of:=[.E3]*(ASIN(1/[.E3])-ASIN(SQRT([.E3]*[.E3]-1)/[.E3]))" office:value-type="float" office:value="0.998662399677225" calcext:value-type="float">
            <text:p>0.998662399677225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115096160986114" calcext:value-type="float">
            <text:p>0.115096160986114</text:p>
          </table:table-cell>
          <table:table-cell table:formula="of:=[.A4]*PI()/2" office:value-type="float" office:value="0.109955742875643" calcext:value-type="float">
            <text:p>0.109955742875643</text:p>
          </table:table-cell>
          <table:table-cell table:formula="of:=LOG([.C4])" office:value-type="float" office:value="-0.95878208295559" calcext:value-type="float">
            <text:p>-0.95878208295559</text:p>
          </table:table-cell>
          <table:table-cell office:value-type="float" office:value="1.07" calcext:value-type="float">
            <text:p>1.07</text:p>
          </table:table-cell>
          <table:table-cell office:value-type="float" office:value="0.899730204697903" calcext:value-type="float">
            <text:p>0.899730204697903</text:p>
          </table:table-cell>
          <table:table-cell table:formula="of:=[.E4]*(ASIN(1/[.E4])-ASIN(SQRT([.E4]*[.E4]-1)/[.E4]))" office:value-type="float" office:value="0.902388552815265" calcext:value-type="float">
            <text:p>0.90238855281526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147273582337071" calcext:value-type="float">
            <text:p>0.147273582337071</text:p>
          </table:table-cell>
          <table:table-cell table:formula="of:=[.A5]*PI()/2" office:value-type="float" office:value="0.141371669411541" calcext:value-type="float">
            <text:p>0.141371669411541</text:p>
          </table:table-cell>
          <table:table-cell table:formula="of:=LOG([.C5])" office:value-type="float" office:value="-0.849637613530522" calcext:value-type="float">
            <text:p>-0.849637613530522</text:p>
          </table:table-cell>
          <table:table-cell office:value-type="float" office:value="1.09" calcext:value-type="float">
            <text:p>1.09</text:p>
          </table:table-cell>
          <table:table-cell office:value-type="float" office:value="0.832900175738224" calcext:value-type="float">
            <text:p>0.832900175738224</text:p>
          </table:table-cell>
          <table:table-cell table:formula="of:=[.E5]*(ASIN(1/[.E5])-ASIN(SQRT([.E5]*[.E5]-1)/[.E5]))" office:value-type="float" office:value="0.820066936575488" calcext:value-type="float">
            <text:p>0.820066936575488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170787851785847" calcext:value-type="float">
            <text:p>0.170787851785847</text:p>
          </table:table-cell>
          <table:table-cell table:formula="of:=[.A6]*PI()/2" office:value-type="float" office:value="0.172787595947439" calcext:value-type="float">
            <text:p>0.172787595947439</text:p>
          </table:table-cell>
          <table:table-cell table:formula="of:=LOG([.C6])" office:value-type="float" office:value="-0.762487437811622" calcext:value-type="float">
            <text:p>-0.762487437811622</text:p>
          </table:table-cell>
          <table:table-cell office:value-type="float" office:value="1.11" calcext:value-type="float">
            <text:p>1.11</text:p>
          </table:table-cell>
          <table:table-cell office:value-type="float" office:value="0.748743842974183" calcext:value-type="float">
            <text:p>0.748743842974183</text:p>
          </table:table-cell>
          <table:table-cell table:formula="of:=[.E6]*(ASIN(1/[.E6])-ASIN(SQRT([.E6]*[.E6]-1)/[.E6]))" office:value-type="float" office:value="0.746902550678362" calcext:value-type="float">
            <text:p>0.746902550678362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209153238781218" calcext:value-type="float">
            <text:p>0.209153238781218</text:p>
          </table:table-cell>
          <table:table-cell table:formula="of:=[.A7]*PI()/2" office:value-type="float" office:value="0.204203522483337" calcext:value-type="float">
            <text:p>0.204203522483337</text:p>
          </table:table-cell>
          <table:table-cell table:formula="of:=LOG([.C7])" office:value-type="float" office:value="-0.68993677066301" calcext:value-type="float">
            <text:p>-0.68993677066301</text:p>
          </table:table-cell>
          <table:table-cell office:value-type="float" office:value="1.13" calcext:value-type="float">
            <text:p>1.13</text:p>
          </table:table-cell>
          <table:table-cell office:value-type="float" office:value="0.689339372787802" calcext:value-type="float">
            <text:p>0.689339372787802</text:p>
          </table:table-cell>
          <table:table-cell table:formula="of:=[.E7]*(ASIN(1/[.E7])-ASIN(SQRT([.E7]*[.E7]-1)/[.E7]))" office:value-type="float" office:value="0.680261854314422" calcext:value-type="float">
            <text:p>0.68026185431442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238855473874409" calcext:value-type="float">
            <text:p>0.238855473874409</text:p>
          </table:table-cell>
          <table:table-cell table:formula="of:=[.A8]*PI()/2" office:value-type="float" office:value="0.235619449019234" calcext:value-type="float">
            <text:p>0.235619449019234</text:p>
          </table:table-cell>
          <table:table-cell table:formula="of:=LOG([.C8])" office:value-type="float" office:value="-0.627788863914166" calcext:value-type="float">
            <text:p>-0.627788863914166</text:p>
          </table:table-cell>
          <table:table-cell office:value-type="float" office:value="1.15" calcext:value-type="float">
            <text:p>1.15</text:p>
          </table:table-cell>
          <table:table-cell office:value-type="float" office:value="0.622509343828129" calcext:value-type="float">
            <text:p>0.622509343828129</text:p>
          </table:table-cell>
          <table:table-cell table:formula="of:=[.E8]*(ASIN(1/[.E8])-ASIN(SQRT([.E8]*[.E8]-1)/[.E8]))" office:value-type="float" office:value="0.618522951866317" calcext:value-type="float">
            <text:p>0.618522951866317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266082522709834" calcext:value-type="float">
            <text:p>0.266082522709834</text:p>
          </table:table-cell>
          <table:table-cell table:formula="of:=[.A9]*PI()/2" office:value-type="float" office:value="0.267035375555132" calcext:value-type="float">
            <text:p>0.267035375555132</text:p>
          </table:table-cell>
          <table:table-cell table:formula="of:=LOG([.C9])" office:value-type="float" office:value="-0.573431201591573" calcext:value-type="float">
            <text:p>-0.573431201591573</text:p>
          </table:table-cell>
          <table:table-cell office:value-type="float" office:value="1.17" calcext:value-type="float">
            <text:p>1.17</text:p>
          </table:table-cell>
          <table:table-cell office:value-type="float" office:value="0.559392094255092" calcext:value-type="float">
            <text:p>0.559392094255092</text:p>
          </table:table-cell>
          <table:table-cell table:formula="of:=[.E9]*(ASIN(1/[.E9])-ASIN(SQRT([.E9]*[.E9]-1)/[.E9]))" office:value-type="float" office:value="0.560608188275242" calcext:value-type="float">
            <text:p>0.560608188275242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305685502834088" calcext:value-type="float">
            <text:p>0.305685502834088</text:p>
          </table:table-cell>
          <table:table-cell table:formula="of:=[.A10]*PI()/2" office:value-type="float" office:value="0.29845130209103" calcext:value-type="float">
            <text:p>0.29845130209103</text:p>
          </table:table-cell>
          <table:table-cell table:formula="of:=LOG([.C10])" office:value-type="float" office:value="-0.525126522017018" calcext:value-type="float">
            <text:p>-0.525126522017018</text:p>
          </table:table-cell>
          <table:table-cell office:value-type="float" office:value="1.19" calcext:value-type="float">
            <text:p>1.19</text:p>
          </table:table-cell>
          <table:table-cell office:value-type="float" office:value="0.518551521001955" calcext:value-type="float">
            <text:p>0.518551521001955</text:p>
          </table:table-cell>
          <table:table-cell table:formula="of:=[.E10]*(ASIN(1/[.E10])-ASIN(SQRT([.E10]*[.E10]-1)/[.E10]))" office:value-type="float" office:value="0.505761567736572" calcext:value-type="float">
            <text:p>0.505761567736572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330437365411747" calcext:value-type="float">
            <text:p>0.330437365411747</text:p>
          </table:table-cell>
          <table:table-cell table:formula="of:=[.A11]*PI()/2" office:value-type="float" office:value="0.329867228626928" calcext:value-type="float">
            <text:p>0.329867228626928</text:p>
          </table:table-cell>
          <table:table-cell table:formula="of:=LOG([.C11])" office:value-type="float" office:value="-0.481660828235928" calcext:value-type="float">
            <text:p>-0.481660828235928</text:p>
          </table:table-cell>
          <table:table-cell office:value-type="float" office:value="1.21" calcext:value-type="float">
            <text:p>1.21</text:p>
          </table:table-cell>
          <table:table-cell office:value-type="float" office:value="0.451721492042276" calcext:value-type="float">
            <text:p>0.451721492042276</text:p>
          </table:table-cell>
          <table:table-cell table:formula="of:=[.E11]*(ASIN(1/[.E11])-ASIN(SQRT([.E11]*[.E11]-1)/[.E11]))" office:value-type="float" office:value="0.453430622953634" calcext:value-type="float">
            <text:p>0.453430622953634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356426821118289" calcext:value-type="float">
            <text:p>0.356426821118289</text:p>
          </table:table-cell>
          <table:table-cell table:formula="of:=[.A12]*PI()/2" office:value-type="float" office:value="0.361283155162826" calcext:value-type="float">
            <text:p>0.361283155162826</text:p>
          </table:table-cell>
          <table:table-cell table:formula="of:=LOG([.C12])" office:value-type="float" office:value="-0.442152286952254" calcext:value-type="float">
            <text:p>-0.442152286952254</text:p>
          </table:table-cell>
          <table:table-cell office:value-type="float" office:value="1.23" calcext:value-type="float">
            <text:p>1.23</text:p>
          </table:table-cell>
          <table:table-cell office:value-type="float" office:value="0.40716813940249" calcext:value-type="float">
            <text:p>0.40716813940249</text:p>
          </table:table-cell>
          <table:table-cell table:formula="of:=[.E12]*(ASIN(1/[.E12])-ASIN(SQRT([.E12]*[.E12]-1)/[.E12]))" office:value-type="float" office:value="0.40319852948388" calcext:value-type="float">
            <text:p>0.40319852948388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402217766886958" calcext:value-type="float">
            <text:p>0.402217766886958</text:p>
          </table:table-cell>
          <table:table-cell table:formula="of:=[.A13]*PI()/2" office:value-type="float" office:value="0.392699081698724" calcext:value-type="float">
            <text:p>0.392699081698724</text:p>
          </table:table-cell>
          <table:table-cell table:formula="of:=LOG([.C13])" office:value-type="float" office:value="-0.40594011429781" calcext:value-type="float">
            <text:p>-0.40594011429781</text:p>
          </table:table-cell>
          <table:table-cell office:value-type="float" office:value="1.25" calcext:value-type="float">
            <text:p>1.25</text:p>
          </table:table-cell>
          <table:table-cell office:value-type="float" office:value="0.367565159278235" calcext:value-type="float">
            <text:p>0.367565159278235</text:p>
          </table:table-cell>
          <table:table-cell table:formula="of:=[.E13]*(ASIN(1/[.E13])-ASIN(SQRT([.E13]*[.E13]-1)/[.E13]))" office:value-type="float" office:value="0.35474263651041" calcext:value-type="float">
            <text:p>0.35474263651041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422019256949085" calcext:value-type="float">
            <text:p>0.422019256949085</text:p>
          </table:table-cell>
          <table:table-cell table:formula="of:=[.A14]*PI()/2" office:value-type="float" office:value="0.424115008234622" calcext:value-type="float">
            <text:p>0.424115008234622</text:p>
          </table:table-cell>
          <table:table-cell table:formula="of:=LOG([.C14])" office:value-type="float" office:value="-0.37251635881086" calcext:value-type="float">
            <text:p>-0.37251635881086</text:p>
          </table:table-cell>
          <table:table-cell office:value-type="float" office:value="1.27" calcext:value-type="float">
            <text:p>1.27</text:p>
          </table:table-cell>
          <table:table-cell office:value-type="float" office:value="0.308160689091854" calcext:value-type="float">
            <text:p>0.308160689091854</text:p>
          </table:table-cell>
          <table:table-cell table:formula="of:=[.E14]*(ASIN(1/[.E14])-ASIN(SQRT([.E14]*[.E14]-1)/[.E14]))" office:value-type="float" office:value="0.307807875252175" calcext:value-type="float">
            <text:p>0.307807875252175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451721492042277" calcext:value-type="float">
            <text:p>0.451721492042277</text:p>
          </table:table-cell>
          <table:table-cell table:formula="of:=[.A15]*PI()/2" office:value-type="float" office:value="0.45553093477052" calcext:value-type="float">
            <text:p>0.45553093477052</text:p>
          </table:table-cell>
          <table:table-cell table:formula="of:=LOG([.C15])" office:value-type="float" office:value="-0.341482125070891" calcext:value-type="float">
            <text:p>-0.341482125070891</text:p>
          </table:table-cell>
          <table:table-cell office:value-type="float" office:value="1.29" calcext:value-type="float">
            <text:p>1.29</text:p>
          </table:table-cell>
          <table:table-cell office:value-type="float" office:value="0.267320115838717" calcext:value-type="float">
            <text:p>0.267320115838717</text:p>
          </table:table-cell>
          <table:table-cell table:formula="of:=[.E15]*(ASIN(1/[.E15])-ASIN(SQRT([.E15]*[.E15]-1)/[.E15]))" office:value-type="float" office:value="0.26218902014581" calcext:value-type="float">
            <text:p>0.26218902014581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488849285908764" calcext:value-type="float">
            <text:p>0.488849285908764</text:p>
          </table:table-cell>
          <table:table-cell table:formula="of:=[.A16]*PI()/2" office:value-type="float" office:value="0.486946861306418" calcext:value-type="float">
            <text:p>0.486946861306418</text:p>
          </table:table-cell>
          <table:table-cell table:formula="of:=LOG([.C16])" office:value-type="float" office:value="-0.312518429135575" calcext:value-type="float">
            <text:p>-0.312518429135575</text:p>
          </table:table-cell>
          <table:table-cell office:value-type="float" office:value="1.31" calcext:value-type="float">
            <text:p>1.31</text:p>
          </table:table-cell>
          <table:table-cell office:value-type="float" office:value="0.226479542585579" calcext:value-type="float">
            <text:p>0.226479542585579</text:p>
          </table:table-cell>
          <table:table-cell table:formula="of:=[.E16]*(ASIN(1/[.E16])-ASIN(SQRT([.E16]*[.E16]-1)/[.E16]))" office:value-type="float" office:value="0.217718460523433" calcext:value-type="float">
            <text:p>0.217718460523433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516076334744189" calcext:value-type="float">
            <text:p>0.516076334744189</text:p>
          </table:table-cell>
          <table:table-cell table:formula="of:=[.A17]*PI()/2" office:value-type="float" office:value="0.518362787842316" calcext:value-type="float">
            <text:p>0.518362787842316</text:p>
          </table:table-cell>
          <table:table-cell table:formula="of:=LOG([.C17])" office:value-type="float" office:value="-0.28536618309196" calcext:value-type="float">
            <text:p>-0.28536618309196</text:p>
          </table:table-cell>
          <table:table-cell office:value-type="float" office:value="1.33" calcext:value-type="float">
            <text:p>1.33</text:p>
          </table:table-cell>
          <table:table-cell office:value-type="float" office:value="0.17202544491473" calcext:value-type="float">
            <text:p>0.17202544491473</text:p>
          </table:table-cell>
          <table:table-cell table:formula="of:=[.E17]*(ASIN(1/[.E17])-ASIN(SQRT([.E17]*[.E17]-1)/[.E17]))" office:value-type="float" office:value="0.174257533873865" calcext:value-type="float">
            <text:p>0.174257533873865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542065790450732" calcext:value-type="float">
            <text:p>0.542065790450732</text:p>
          </table:table-cell>
          <table:table-cell table:formula="of:=[.A18]*PI()/2" office:value-type="float" office:value="0.549778714378214" calcext:value-type="float">
            <text:p>0.549778714378214</text:p>
          </table:table-cell>
          <table:table-cell table:formula="of:=LOG([.C18])" office:value-type="float" office:value="-0.259812078619572" calcext:value-type="float">
            <text:p>-0.259812078619572</text:p>
          </table:table-cell>
          <table:table-cell office:value-type="float" office:value="1.35" calcext:value-type="float">
            <text:p>1.35</text:p>
          </table:table-cell>
          <table:table-cell office:value-type="float" office:value="0.142323209821539" calcext:value-type="float">
            <text:p>0.142323209821539</text:p>
          </table:table-cell>
          <table:table-cell table:formula="of:=[.E18]*(ASIN(1/[.E18])-ASIN(SQRT([.E18]*[.E18]-1)/[.E18]))" office:value-type="float" office:value="0.131690235721463" calcext:value-type="float">
            <text:p>0.13169023572146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5878567362194" calcext:value-type="float">
            <text:p>0.5878567362194</text:p>
          </table:table-cell>
          <table:table-cell table:formula="of:=[.A19]*PI()/2" office:value-type="float" office:value="0.581194640914112" calcext:value-type="float">
            <text:p>0.581194640914112</text:p>
          </table:table-cell>
          <table:table-cell table:formula="of:=LOG([.C19])" office:value-type="float" office:value="-0.235678398902852" calcext:value-type="float">
            <text:p>-0.235678398902852</text:p>
          </table:table-cell>
          <table:table-cell office:value-type="float" office:value="1.37" calcext:value-type="float">
            <text:p>1.37</text:p>
          </table:table-cell>
          <table:table-cell office:value-type="float" office:value="0.100245043439519" calcext:value-type="float">
            <text:p>0.100245043439519</text:p>
          </table:table-cell>
          <table:table-cell table:formula="of:=[.E19]*(ASIN(1/[.E19])-ASIN(SQRT([.E19]*[.E19]-1)/[.E19]))" office:value-type="float" office:value="0.0899185595226654" calcext:value-type="float">
            <text:p>0.089918559522665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610133412539293" calcext:value-type="float">
            <text:p>0.610133412539293</text:p>
          </table:table-cell>
          <table:table-cell table:formula="of:=[.A20]*PI()/2" office:value-type="float" office:value="0.61261056745001" calcext:value-type="float">
            <text:p>0.61261056745001</text:p>
          </table:table-cell>
          <table:table-cell table:formula="of:=LOG([.C20])" office:value-type="float" office:value="-0.212815515943348" calcext:value-type="float">
            <text:p>-0.212815515943348</text:p>
          </table:table-cell>
          <table:table-cell office:value-type="float" office:value="1.39" calcext:value-type="float">
            <text:p>1.39</text:p>
          </table:table-cell>
          <table:table-cell office:value-type="float" office:value="0.0495037251553179" calcext:value-type="float">
            <text:p>0.049503725155318</text:p>
          </table:table-cell>
          <table:table-cell table:formula="of:=[.E20]*(ASIN(1/[.E20])-ASIN(SQRT([.E20]*[.E20]-1)/[.E20]))" office:value-type="float" office:value="0.0488589815019031" calcext:value-type="float">
            <text:p>0.048858981501903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639835647632486" calcext:value-type="float">
            <text:p>0.639835647632486</text:p>
          </table:table-cell>
          <table:table-cell table:formula="of:=[.A21]*PI()/2" office:value-type="float" office:value="0.644026493985908" calcext:value-type="float">
            <text:p>0.644026493985908</text:p>
          </table:table-cell>
          <table:table-cell table:formula="of:=LOG([.C21])" office:value-type="float" office:value="-0.191096266250112" calcext:value-type="float">
            <text:p>-0.191096266250112</text:p>
          </table:table-cell>
          <table:table-cell office:value-type="float" office:value="1.41" calcext:value-type="float">
            <text:p>1.41</text:p>
          </table:table-cell>
          <table:table-cell office:value-type="float" office:value="0.0185638969332444" calcext:value-type="float">
            <text:p>0.018563896933244</text:p>
          </table:table-cell>
          <table:table-cell table:formula="of:=[.E21]*(ASIN(1/[.E21])-ASIN(SQRT([.E21]*[.E21]-1)/[.E21]))" office:value-type="float" office:value="0.00843976670863728" calcext:value-type="float">
            <text:p>0.008439766708637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679438627756738" calcext:value-type="float">
            <text:p>0.679438627756738</text:p>
          </table:table-cell>
          <table:table-cell table:formula="of:=[.A22]*PI()/2" office:value-type="float" office:value="0.675442420521805" calcext:value-type="float">
            <text:p>0.675442420521805</text:p>
          </table:table-cell>
          <table:table-cell table:formula="of:=LOG([.C22])" office:value-type="float" office:value="-0.170411667390261" calcext:value-type="float">
            <text:p>-0.170411667390261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701715304076631" calcext:value-type="float">
            <text:p>0.701715304076631</text:p>
          </table:table-cell>
          <table:table-cell table:formula="of:=[.A23]*PI()/2" office:value-type="float" office:value="0.706858347057703" calcext:value-type="float">
            <text:p>0.706858347057703</text:p>
          </table:table-cell>
          <table:table-cell table:formula="of:=LOG([.C23])" office:value-type="float" office:value="-0.150667609194504" calcext:value-type="float">
            <text:p>-0.150667609194504</text:p>
          </table:table-cell>
          <table:table-cell table:number-columns-repeated="3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732655132298707" calcext:value-type="float">
            <text:p>0.732655132298707</text:p>
          </table:table-cell>
          <table:table-cell table:formula="of:=[.A24]*PI()/2" office:value-type="float" office:value="0.738274273593601" calcext:value-type="float">
            <text:p>0.738274273593601</text:p>
          </table:table-cell>
          <table:table-cell table:formula="of:=LOG([.C24])" office:value-type="float" office:value="-0.13178226503413" calcext:value-type="float">
            <text:p>-0.13178226503413</text:p>
          </table:table-cell>
          <table:table-cell table:number-columns-repeated="3"/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778446078067374" calcext:value-type="float">
            <text:p>0.778446078067374</text:p>
          </table:table-cell>
          <table:table-cell table:formula="of:=[.A25]*PI()/2" office:value-type="float" office:value="0.769690200129499" calcext:value-type="float">
            <text:p>0.769690200129499</text:p>
          </table:table-cell>
          <table:table-cell table:formula="of:=LOG([.C25])" office:value-type="float" office:value="-0.113684042941334" calcext:value-type="float">
            <text:p>-0.113684042941334</text:p>
          </table:table-cell>
          <table:table-cell table:number-columns-repeated="3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788346823098438" calcext:value-type="float">
            <text:p>0.788346823098438</text:p>
          </table:table-cell>
          <table:table-cell table:formula="of:=[.A26]*PI()/2" office:value-type="float" office:value="0.801106126665397" calcext:value-type="float">
            <text:p>0.801106126665397</text:p>
          </table:table-cell>
          <table:table-cell table:formula="of:=LOG([.C26])" office:value-type="float" office:value="-0.096309946871911" calcext:value-type="float">
            <text:p>-0.096309946871911</text:p>
          </table:table-cell>
          <table:table-cell table:number-columns-repeated="3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832900175738224" calcext:value-type="float">
            <text:p>0.832900175738224</text:p>
          </table:table-cell>
          <table:table-cell table:formula="of:=[.A27]*PI()/2" office:value-type="float" office:value="0.832522053201295" calcext:value-type="float">
            <text:p>0.832522053201295</text:p>
          </table:table-cell>
          <table:table-cell table:formula="of:=LOG([.C27])" office:value-type="float" office:value="-0.0796042533690583" calcext:value-type="float">
            <text:p>-0.079604253369058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7652038315883" calcext:value-type="float">
            <text:p>0.857652038315883</text:p>
          </table:table-cell>
          <table:table-cell table:formula="of:=[.A28]*PI()/2" office:value-type="float" office:value="0.863937979737193" calcext:value-type="float">
            <text:p>0.863937979737193</text:p>
          </table:table-cell>
          <table:table-cell table:formula="of:=LOG([.C28])" office:value-type="float" office:value="-0.0635174334756035" calcext:value-type="float">
            <text:p>-0.063517433475604</text:p>
          </table:table-cell>
          <table:table-cell table:number-columns-repeated="3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97255018440142" calcext:value-type="float">
            <text:p>0.897255018440142</text:p>
          </table:table-cell>
          <table:table-cell table:formula="of:=[.A29]*PI()/2" office:value-type="float" office:value="0.895353906273091" calcext:value-type="float">
            <text:p>0.895353906273091</text:p>
          </table:table-cell>
          <table:table-cell table:formula="of:=LOG([.C29])" office:value-type="float" office:value="-0.0480052672973559" calcext:value-type="float">
            <text:p>-0.048005267297356</text:p>
          </table:table-cell>
          <table:table-cell table:number-columns-repeated="3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920769287888913" calcext:value-type="float">
            <text:p>0.920769287888913</text:p>
          </table:table-cell>
          <table:table-cell table:formula="of:=[.A30]*PI()/2" office:value-type="float" office:value="0.926769832808989" calcext:value-type="float">
            <text:p>0.926769832808989</text:p>
          </table:table-cell>
          <table:table-cell table:formula="of:=LOG([.C30])" office:value-type="float" office:value="-0.0330281113277032" calcext:value-type="float">
            <text:p>-0.033028111327703</text:p>
          </table:table-cell>
          <table:table-cell table:number-columns-repeated="3"/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956659488626518" calcext:value-type="float">
            <text:p>0.956659488626518</text:p>
          </table:table-cell>
          <table:table-cell table:formula="of:=[.A31]*PI()/2" office:value-type="float" office:value="0.958185759344887" calcext:value-type="float">
            <text:p>0.958185759344887</text:p>
          </table:table-cell>
          <table:table-cell table:formula="of:=LOG([.C31])" office:value-type="float" office:value="-0.0185502879590803" calcext:value-type="float">
            <text:p>-0.01855028795908</text:p>
          </table:table-cell>
          <table:table-cell table:number-columns-repeated="3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97398579243088" calcext:value-type="float">
            <text:p>0.97398579243088</text:p>
          </table:table-cell>
          <table:table-cell table:formula="of:=[.A32]*PI()/2" office:value-type="float" office:value="0.989601685880785" calcext:value-type="float">
            <text:p>0.989601685880785</text:p>
          </table:table-cell>
          <table:table-cell table:formula="of:=LOG([.C32])" office:value-type="float" office:value="-0.00453957351626567" calcext:value-type="float">
            <text:p>-0.004539573516266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.01358877255513" calcext:value-type="float">
            <text:p>1.01358877255513</text:p>
          </table:table-cell>
          <table:table-cell table:formula="of:=[.A33]*PI()/2" office:value-type="float" office:value="1.02101761241668" calcext:value-type="float">
            <text:p>1.02101761241668</text:p>
          </table:table-cell>
          <table:table-cell table:formula="of:=LOG([.C33])" office:value-type="float" office:value="0.00903323367300822" calcext:value-type="float">
            <text:p>0.009033233673008</text:p>
          </table:table-cell>
          <table:table-cell table:number-columns-repeated="3"/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1.05566693893715" calcext:value-type="float">
            <text:p>1.05566693893715</text:p>
          </table:table-cell>
          <table:table-cell table:formula="of:=[.A34]*PI()/2" office:value-type="float" office:value="1.05243353895258" calcext:value-type="float">
            <text:p>1.05243353895258</text:p>
          </table:table-cell>
          <table:table-cell table:formula="of:=LOG([.C34])" office:value-type="float" office:value="0.0221946797309791" calcext:value-type="float">
            <text:p>0.022194679730979</text:p>
          </table:table-cell>
          <table:table-cell table:number-columns-repeated="3"/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1.06928046335487" calcext:value-type="float">
            <text:p>1.06928046335487</text:p>
          </table:table-cell>
          <table:table-cell table:formula="of:=[.A35]*PI()/2" office:value-type="float" office:value="1.08384946548848" calcext:value-type="float">
            <text:p>1.08384946548848</text:p>
          </table:table-cell>
          <table:table-cell table:formula="of:=LOG([.C35])" office:value-type="float" office:value="0.034968967767408" calcext:value-type="float">
            <text:p>0.034968967767408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1.11012103660801" calcext:value-type="float">
            <text:p>1.11012103660801</text:p>
          </table:table-cell>
          <table:table-cell table:formula="of:=[.A36]*PI()/2" office:value-type="float" office:value="1.11526539202438" calcext:value-type="float">
            <text:p>1.11526539202438</text:p>
          </table:table-cell>
          <table:table-cell table:formula="of:=LOG([.C36])" office:value-type="float" office:value="0.0473782257492279" calcext:value-type="float">
            <text:p>0.047378225749228</text:p>
          </table:table-cell>
          <table:table-cell table:number-columns-repeated="3"/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1.14229845795896" calcext:value-type="float">
            <text:p>1.14229845795896</text:p>
          </table:table-cell>
          <table:table-cell table:formula="of:=[.A37]*PI()/2" office:value-type="float" office:value="1.14668131856027" calcext:value-type="float">
            <text:p>1.14668131856027</text:p>
          </table:table-cell>
          <table:table-cell table:formula="of:=LOG([.C37])" office:value-type="float" office:value="0.0594427371506085" calcext:value-type="float">
            <text:p>0.059442737150609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.16705032053662" calcext:value-type="float">
            <text:p>1.16705032053662</text:p>
          </table:table-cell>
          <table:table-cell table:formula="of:=[.A38]*PI()/2" office:value-type="float" office:value="1.17809724509617" calcext:value-type="float">
            <text:p>1.17809724509617</text:p>
          </table:table-cell>
          <table:table-cell table:formula="of:=LOG([.C38])" office:value-type="float" office:value="0.0711811404218527" calcext:value-type="float">
            <text:p>0.071181140421853</text:p>
          </table:table-cell>
          <table:table-cell table:number-columns-repeated="3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1.20912848691864" calcext:value-type="float">
            <text:p>1.20912848691864</text:p>
          </table:table-cell>
          <table:table-cell table:formula="of:=[.A39]*PI()/2" office:value-type="float" office:value="1.20951317163207" calcext:value-type="float">
            <text:p>1.20951317163207</text:p>
          </table:table-cell>
          <table:table-cell table:formula="of:=LOG([.C39])" office:value-type="float" office:value="0.0826106022026345" calcext:value-type="float">
            <text:p>0.082610602202635</text:p>
          </table:table-cell>
          <table:table-cell table:number-columns-repeated="3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1.22892997698077" calcext:value-type="float">
            <text:p>1.22892997698077</text:p>
          </table:table-cell>
          <table:table-cell table:formula="of:=[.A40]*PI()/2" office:value-type="float" office:value="1.24092909816797" calcext:value-type="float">
            <text:p>1.24092909816797</text:p>
          </table:table-cell>
          <table:table-cell table:formula="of:=LOG([.C40])" office:value-type="float" office:value="0.0937469683205941" calcext:value-type="float">
            <text:p>0.093746968320594</text:p>
          </table:table-cell>
          <table:table-cell table:number-columns-repeated="3"/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1.26729536397614" calcext:value-type="float">
            <text:p>1.26729536397614</text:p>
          </table:table-cell>
          <table:table-cell table:formula="of:=[.A41]*PI()/2" office:value-type="float" office:value="1.27234502470387" calcext:value-type="float">
            <text:p>1.27234502470387</text:p>
          </table:table-cell>
          <table:table-cell table:formula="of:=LOG([.C41])" office:value-type="float" office:value="0.104604895908802" calcext:value-type="float">
            <text:p>0.104604895908802</text:p>
          </table:table-cell>
          <table:table-cell table:number-columns-repeated="3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1.29576000594045" calcext:value-type="float">
            <text:p>1.29576000594045</text:p>
          </table:table-cell>
          <table:table-cell table:formula="of:=[.A42]*PI()/2" office:value-type="float" office:value="1.30376095123976" calcext:value-type="float">
            <text:p>1.30376095123976</text:p>
          </table:table-cell>
          <table:table-cell table:formula="of:=LOG([.C42])" office:value-type="float" office:value="0.115197969406227" calcext:value-type="float">
            <text:p>0.115197969406227</text:p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.3279374272914" calcext:value-type="float">
            <text:p>1.3279374272914</text:p>
          </table:table-cell>
          <table:table-cell table:formula="of:=[.A43]*PI()/2" office:value-type="float" office:value="1.33517687777566" calcext:value-type="float">
            <text:p>1.33517687777566</text:p>
          </table:table-cell>
          <table:table-cell table:formula="of:=LOG([.C43])" office:value-type="float" office:value="0.125538802744445" calcext:value-type="float">
            <text:p>0.125538802744445</text:p>
          </table:table-cell>
          <table:table-cell table:number-columns-repeated="3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1.35516447612683" calcext:value-type="float">
            <text:p>1.35516447612683</text:p>
          </table:table-cell>
          <table:table-cell table:formula="of:=[.A44]*PI()/2" office:value-type="float" office:value="1.36659280431156" calcext:value-type="float">
            <text:p>1.36659280431156</text:p>
          </table:table-cell>
          <table:table-cell table:formula="of:=LOG([.C44])" office:value-type="float" office:value="0.135639129648771" calcext:value-type="float">
            <text:p>0.135639129648771</text:p>
          </table:table-cell>
          <table:table-cell table:number-columns-repeated="3"/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1.39476745625108" calcext:value-type="float">
            <text:p>1.39476745625108</text:p>
          </table:table-cell>
          <table:table-cell table:formula="of:=[.A45]*PI()/2" office:value-type="float" office:value="1.39800873084746" calcext:value-type="float">
            <text:p>1.39800873084746</text:p>
          </table:table-cell>
          <table:table-cell table:formula="of:=LOG([.C45])" office:value-type="float" office:value="0.145509883675065" calcext:value-type="float">
            <text:p>0.145509883675065</text:p>
          </table:table-cell>
          <table:table-cell table:number-columns-repeated="3"/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1.42446969134427" calcext:value-type="float">
            <text:p>1.42446969134427</text:p>
          </table:table-cell>
          <table:table-cell table:formula="of:=[.A46]*PI()/2" office:value-type="float" office:value="1.42942465738336" calcext:value-type="float">
            <text:p>1.42942465738336</text:p>
          </table:table-cell>
          <table:table-cell table:formula="of:=LOG([.C46])" office:value-type="float" office:value="0.155161269351246" calcext:value-type="float">
            <text:p>0.155161269351246</text:p>
          </table:table-cell>
          <table:table-cell table:number-columns-repeated="3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.44550877453528" calcext:value-type="float">
            <text:p>1.44550877453528</text:p>
          </table:table-cell>
          <table:table-cell table:formula="of:=[.A47]*PI()/2" office:value-type="float" office:value="1.46084058391925" calcext:value-type="float">
            <text:p>1.46084058391925</text:p>
          </table:table-cell>
          <table:table-cell table:formula="of:=LOG([.C47])" office:value-type="float" office:value="0.164602825584088" calcext:value-type="float">
            <text:p>0.164602825584088</text:p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.4813989752729" calcext:value-type="float">
            <text:p>1.4813989752729</text:p>
          </table:table-cell>
          <table:table-cell table:formula="of:=[.A48]*PI()/2" office:value-type="float" office:value="1.49225651045515" calcext:value-type="float">
            <text:p>1.49225651045515</text:p>
          </table:table-cell>
          <table:table-cell table:formula="of:=LOG([.C48])" office:value-type="float" office:value="0.173843482319" calcext:value-type="float">
            <text:p>0.173843482319</text:p>
          </table:table-cell>
          <table:table-cell table:number-columns-repeated="3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1.51110121036608" calcext:value-type="float">
            <text:p>1.51110121036608</text:p>
          </table:table-cell>
          <table:table-cell table:formula="of:=[.A49]*PI()/2" office:value-type="float" office:value="1.52367243699105" calcext:value-type="float">
            <text:p>1.52367243699105</text:p>
          </table:table-cell>
          <table:table-cell table:formula="of:=LOG([.C49])" office:value-type="float" office:value="0.182891611296397" calcext:value-type="float">
            <text:p>0.182891611296397</text:p>
          </table:table-cell>
          <table:table-cell table:number-columns-repeated="3"/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1.5457538179748" calcext:value-type="float">
            <text:p>1.5457538179748</text:p>
          </table:table-cell>
          <table:table-cell table:formula="of:=[.A50]*PI()/2" office:value-type="float" office:value="1.55508836352695" calcext:value-type="float">
            <text:p>1.55508836352695</text:p>
          </table:table-cell>
          <table:table-cell table:formula="of:=LOG([.C50])" office:value-type="float" office:value="0.191755071627703" calcext:value-type="float">
            <text:p>0.191755071627703</text:p>
          </table:table-cell>
          <table:table-cell table:number-columns-repeated="3"/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1.36754040741566" calcext:value-type="float">
            <text:p>1.36754040741566</text:p>
          </table:table-cell>
          <table:table-cell table:formula="of:=[.A51]*(ASIN(1/[.A51])-ASIN(SQRT([.A51]*[.A51]-1)/[.A51]))" office:value-type="float" office:value="1.30201582545868" calcext:value-type="float">
            <text:p>1.30201582545868</text:p>
          </table:table-cell>
          <table:table-cell table:formula="of:=LOG([.C51])" office:value-type="float" office:value="0.114616262932335" calcext:value-type="float">
            <text:p>0.114616262932335</text:p>
          </table:table-cell>
          <table:table-cell table:number-columns-repeated="3"/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1.1249721541546" calcext:value-type="float">
            <text:p>1.1249721541546</text:p>
          </table:table-cell>
          <table:table-cell table:formula="of:=[.A52]*(ASIN(1/[.A52])-ASIN(SQRT([.A52]*[.A52]-1)/[.A52]))" office:value-type="float" office:value="1.11951334610083" calcext:value-type="float">
            <text:p>1.11951334610083</text:p>
          </table:table-cell>
          <table:table-cell table:formula="of:=LOG([.C52])" office:value-type="float" office:value="0.049029275318709" calcext:value-type="float">
            <text:p>0.049029275318709</text:p>
          </table:table-cell>
          <table:table-cell table:number-columns-repeated="3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1.00740080691072" calcext:value-type="float">
            <text:p>1.00740080691072</text:p>
          </table:table-cell>
          <table:table-cell table:formula="of:=[.A53]*(ASIN(1/[.A53])-ASIN(SQRT([.A53]*[.A53]-1)/[.A53]))" office:value-type="float" office:value="0.998662399677225" calcext:value-type="float">
            <text:p>0.998662399677225</text:p>
          </table:table-cell>
          <table:table-cell table:formula="of:=LOG([.C53])" office:value-type="float" office:value="-0.00058130130030559" calcext:value-type="float">
            <text:p>-0.000581301300306</text:p>
          </table:table-cell>
          <table:table-cell table:number-columns-repeated="3"/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899730204697903" calcext:value-type="float">
            <text:p>0.899730204697903</text:p>
          </table:table-cell>
          <table:table-cell table:formula="of:=[.A54]*(ASIN(1/[.A54])-ASIN(SQRT([.A54]*[.A54]-1)/[.A54]))" office:value-type="float" office:value="0.902388552815265" calcext:value-type="float">
            <text:p>0.902388552815265</text:p>
          </table:table-cell>
          <table:table-cell table:formula="of:=LOG([.C54])" office:value-type="float" office:value="-0.0446064225370363" calcext:value-type="float">
            <text:p>-0.044606422537036</text:p>
          </table:table-cell>
          <table:table-cell table:number-columns-repeated="3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832900175738224" calcext:value-type="float">
            <text:p>0.832900175738224</text:p>
          </table:table-cell>
          <table:table-cell table:formula="of:=[.A55]*(ASIN(1/[.A55])-ASIN(SQRT([.A55]*[.A55]-1)/[.A55]))" office:value-type="float" office:value="0.820066936575488" calcext:value-type="float">
            <text:p>0.820066936575488</text:p>
          </table:table-cell>
          <table:table-cell table:formula="of:=LOG([.C55])" office:value-type="float" office:value="-0.0861506976175791" calcext:value-type="float">
            <text:p>-0.086150697617579</text:p>
          </table:table-cell>
          <table:table-cell table:number-columns-repeated="3"/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748743842974183" calcext:value-type="float">
            <text:p>0.748743842974183</text:p>
          </table:table-cell>
          <table:table-cell table:formula="of:=[.A56]*(ASIN(1/[.A56])-ASIN(SQRT([.A56]*[.A56]-1)/[.A56]))" office:value-type="float" office:value="0.746902550678362" calcext:value-type="float">
            <text:p>0.746902550678362</text:p>
          </table:table-cell>
          <table:table-cell table:formula="of:=LOG([.C56])" office:value-type="float" office:value="-0.126736057439509" calcext:value-type="float">
            <text:p>-0.126736057439509</text:p>
          </table:table-cell>
          <table:table-cell table:number-columns-repeated="3"/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689339372787802" calcext:value-type="float">
            <text:p>0.689339372787802</text:p>
          </table:table-cell>
          <table:table-cell table:formula="of:=[.A57]*(ASIN(1/[.A57])-ASIN(SQRT([.A57]*[.A57]-1)/[.A57]))" office:value-type="float" office:value="0.680261854314422" calcext:value-type="float">
            <text:p>0.680261854314422</text:p>
          </table:table-cell>
          <table:table-cell table:formula="of:=LOG([.C57])" office:value-type="float" office:value="-0.167323881421071" calcext:value-type="float">
            <text:p>-0.167323881421071</text:p>
          </table:table-cell>
          <table:table-cell table:number-columns-repeated="3"/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622509343828129" calcext:value-type="float">
            <text:p>0.622509343828129</text:p>
          </table:table-cell>
          <table:table-cell table:formula="of:=[.A58]*(ASIN(1/[.A58])-ASIN(SQRT([.A58]*[.A58]-1)/[.A58]))" office:value-type="float" office:value="0.618522951866317" calcext:value-type="float">
            <text:p>0.618522951866317</text:p>
          </table:table-cell>
          <table:table-cell table:formula="of:=LOG([.C58])" office:value-type="float" office:value="-0.208644180135189" calcext:value-type="float">
            <text:p>-0.208644180135189</text:p>
          </table:table-cell>
          <table:table-cell table:number-columns-repeated="3"/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559392094255092" calcext:value-type="float">
            <text:p>0.559392094255092</text:p>
          </table:table-cell>
          <table:table-cell table:formula="of:=[.A59]*(ASIN(1/[.A59])-ASIN(SQRT([.A59]*[.A59]-1)/[.A59]))" office:value-type="float" office:value="0.560608188275242" calcext:value-type="float">
            <text:p>0.560608188275242</text:p>
          </table:table-cell>
          <table:table-cell table:formula="of:=LOG([.C59])" office:value-type="float" office:value="-0.25134056319938" calcext:value-type="float">
            <text:p>-0.25134056319938</text:p>
          </table:table-cell>
          <table:table-cell table:number-columns-repeated="3"/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518551521001955" calcext:value-type="float">
            <text:p>0.518551521001955</text:p>
          </table:table-cell>
          <table:table-cell table:formula="of:=[.A60]*(ASIN(1/[.A60])-ASIN(SQRT([.A60]*[.A60]-1)/[.A60]))" office:value-type="float" office:value="0.505761567736572" calcext:value-type="float">
            <text:p>0.505761567736572</text:p>
          </table:table-cell>
          <table:table-cell table:formula="of:=LOG([.C60])" office:value-type="float" office:value="-0.29605417529624" calcext:value-type="float">
            <text:p>-0.29605417529624</text:p>
          </table:table-cell>
          <table:table-cell table:number-columns-repeated="3"/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451721492042276" calcext:value-type="float">
            <text:p>0.451721492042276</text:p>
          </table:table-cell>
          <table:table-cell table:formula="of:=[.A61]*(ASIN(1/[.A61])-ASIN(SQRT([.A61]*[.A61]-1)/[.A61]))" office:value-type="float" office:value="0.453430622953634" calcext:value-type="float">
            <text:p>0.453430622953634</text:p>
          </table:table-cell>
          <table:table-cell table:formula="of:=LOG([.C61])" office:value-type="float" office:value="-0.34348915264647" calcext:value-type="float">
            <text:p>-0.34348915264647</text:p>
          </table:table-cell>
          <table:table-cell table:number-columns-repeated="3"/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40716813940249" calcext:value-type="float">
            <text:p>0.40716813940249</text:p>
          </table:table-cell>
          <table:table-cell table:formula="of:=[.A62]*(ASIN(1/[.A62])-ASIN(SQRT([.A62]*[.A62]-1)/[.A62]))" office:value-type="float" office:value="0.40319852948388" calcext:value-type="float">
            <text:p>0.40319852948388</text:p>
          </table:table-cell>
          <table:table-cell table:formula="of:=LOG([.C62])" office:value-type="float" office:value="-0.394481060486641" calcext:value-type="float">
            <text:p>-0.394481060486641</text:p>
          </table:table-cell>
          <table:table-cell table:number-columns-repeated="3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367565159278235" calcext:value-type="float">
            <text:p>0.367565159278235</text:p>
          </table:table-cell>
          <table:table-cell table:formula="of:=[.A63]*(ASIN(1/[.A63])-ASIN(SQRT([.A63]*[.A63]-1)/[.A63]))" office:value-type="float" office:value="0.35474263651041" calcext:value-type="float">
            <text:p>0.35474263651041</text:p>
          </table:table-cell>
          <table:table-cell table:formula="of:=LOG([.C63])" office:value-type="float" office:value="-0.450086610545855" calcext:value-type="float">
            <text:p>-0.450086610545855</text:p>
          </table:table-cell>
          <table:table-cell table:number-columns-repeated="3"/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308160689091854" calcext:value-type="float">
            <text:p>0.308160689091854</text:p>
          </table:table-cell>
          <table:table-cell table:formula="of:=[.A64]*(ASIN(1/[.A64])-ASIN(SQRT([.A64]*[.A64]-1)/[.A64]))" office:value-type="float" office:value="0.307807875252175" calcext:value-type="float">
            <text:p>0.307807875252175</text:p>
          </table:table-cell>
          <table:table-cell table:formula="of:=LOG([.C64])" office:value-type="float" office:value="-0.511720272955449" calcext:value-type="float">
            <text:p>-0.511720272955449</text:p>
          </table:table-cell>
          <table:table-cell table:number-columns-repeated="3"/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267320115838717" calcext:value-type="float">
            <text:p>0.267320115838717</text:p>
          </table:table-cell>
          <table:table-cell table:formula="of:=[.A65]*(ASIN(1/[.A65])-ASIN(SQRT([.A65]*[.A65]-1)/[.A65]))" office:value-type="float" office:value="0.26218902014581" calcext:value-type="float">
            <text:p>0.26218902014581</text:p>
          </table:table-cell>
          <table:table-cell table:formula="of:=LOG([.C65])" office:value-type="float" office:value="-0.581385499487781" calcext:value-type="float">
            <text:p>-0.581385499487781</text:p>
          </table:table-cell>
          <table:table-cell table:number-columns-repeated="3"/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226479542585579" calcext:value-type="float">
            <text:p>0.226479542585579</text:p>
          </table:table-cell>
          <table:table-cell table:formula="of:=[.A66]*(ASIN(1/[.A66])-ASIN(SQRT([.A66]*[.A66]-1)/[.A66]))" office:value-type="float" office:value="0.217718460523433" calcext:value-type="float">
            <text:p>0.217718460523433</text:p>
          </table:table-cell>
          <table:table-cell table:formula="of:=LOG([.C66])" office:value-type="float" office:value="-0.662104745219109" calcext:value-type="float">
            <text:p>-0.662104745219109</text:p>
          </table:table-cell>
          <table:table-cell table:number-columns-repeated="3"/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17202544491473" calcext:value-type="float">
            <text:p>0.17202544491473</text:p>
          </table:table-cell>
          <table:table-cell table:formula="of:=[.A67]*(ASIN(1/[.A67])-ASIN(SQRT([.A67]*[.A67]-1)/[.A67]))" office:value-type="float" office:value="0.174257533873865" calcext:value-type="float">
            <text:p>0.174257533873865</text:p>
          </table:table-cell>
          <table:table-cell table:formula="of:=LOG([.C67])" office:value-type="float" office:value="-0.758808436477491" calcext:value-type="float">
            <text:p>-0.758808436477491</text:p>
          </table:table-cell>
          <table:table-cell table:number-columns-repeated="3"/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142323209821539" calcext:value-type="float">
            <text:p>0.142323209821539</text:p>
          </table:table-cell>
          <table:table-cell table:formula="of:=[.A68]*(ASIN(1/[.A68])-ASIN(SQRT([.A68]*[.A68]-1)/[.A68]))" office:value-type="float" office:value="0.131690235721463" calcext:value-type="float">
            <text:p>0.131690235721463</text:p>
          </table:table-cell>
          <table:table-cell table:formula="of:=LOG([.C68])" office:value-type="float" office:value="-0.880446424958449" calcext:value-type="float">
            <text:p>-0.880446424958449</text:p>
          </table:table-cell>
          <table:table-cell table:number-columns-repeated="3"/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100245043439519" calcext:value-type="float">
            <text:p>0.100245043439519</text:p>
          </table:table-cell>
          <table:table-cell table:formula="of:=[.A69]*(ASIN(1/[.A69])-ASIN(SQRT([.A69]*[.A69]-1)/[.A69]))" office:value-type="float" office:value="0.0899185595226654" calcext:value-type="float">
            <text:p>0.089918559522665</text:p>
          </table:table-cell>
          <table:table-cell table:formula="of:=LOG([.C69])" office:value-type="float" office:value="-1.04615065903" calcext:value-type="float">
            <text:p>-1.04615065903</text:p>
          </table:table-cell>
          <table:table-cell table:number-columns-repeated="3"/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495037251553179" calcext:value-type="float">
            <text:p>0.049503725155318</text:p>
          </table:table-cell>
          <table:table-cell table:formula="of:=[.A70]*(ASIN(1/[.A70])-ASIN(SQRT([.A70]*[.A70]-1)/[.A70]))" office:value-type="float" office:value="0.0488589815019031" calcext:value-type="float">
            <text:p>0.048858981501903</text:p>
          </table:table-cell>
          <table:table-cell table:formula="of:=LOG([.C70])" office:value-type="float" office:value="-1.31105559042672" calcext:value-type="float">
            <text:p>-1.31105559042672</text:p>
          </table:table-cell>
          <table:table-cell table:number-columns-repeated="3"/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185638969332444" calcext:value-type="float">
            <text:p>0.018563896933244</text:p>
          </table:table-cell>
          <table:table-cell table:formula="of:=[.A71]*(ASIN(1/[.A71])-ASIN(SQRT([.A71]*[.A71]-1)/[.A71]))" office:value-type="float" office:value="0.00843976670863728" calcext:value-type="float">
            <text:p>0.008439766708637</text:p>
          </table:table-cell>
          <table:table-cell table:formula="of:=LOG([.C71])" office:value-type="float" office:value="-2.07366955794209" calcext:value-type="float">
            <text:p>-2.07366955794209</text:p>
          </table:table-cell>
          <table:table-cell table:number-columns-repeated="3"/>
        </table:table-row>
      </table:table>
      <table:table table:name="Sheet2" table:style-name="ta1">
        <table:shapes>
          <draw:frame draw:z-index="0" draw:style-name="gr1" draw:text-style-name="P1" svg:width="453.51pt" svg:height="255.09pt" svg:x="944.93pt" svg:y="240.01pt">
            <draw:object draw:notify-on-update-of-ranges="Sheet2.A1:Sheet2.A91 Sheet2.B1:Sheet2.B91 Sheet2.A1:Sheet2.A91 Sheet2.C1:Sheet2.C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132.27pt" svg:height="255.09pt" svg:x="820.52pt" svg:y="14.31pt">
            <draw:object draw:notify-on-update-of-ranges="Sheet2.G1:Sheet2.G119 Sheet2.H1:Sheet2.H119 Sheet2.G1:Sheet2.G119 Sheet2.J1:Sheet2.J1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453.51pt" svg:height="255.09pt" svg:x="1060.41pt" svg:y="278.45pt">
            <draw:object draw:notify-on-update-of-ranges="Sheet2.G1:Sheet2.G119 Sheet2.J1:Sheet2.J1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453.51pt" svg:height="255.09pt" svg:x="322.81pt" svg:y="105.25pt">
            <draw:object draw:notify-on-update-of-ranges="Sheet2.F1:Sheet2.F8 Sheet2.K1:Sheet2.K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9.22996955520903" calcext:value-type="float">
            <text:p>9.22996955520903</text:p>
          </table:table-cell>
          <table:table-cell table:formula="of:=2*[.A1]*(1/SQRT([.A1]^2-0.1^2)-1)" office:value-type="float" office:value="6.34929799932147" calcext:value-type="float">
            <text:p>6.34929799932147</text:p>
          </table:table-cell>
          <table:table-cell table:formula="of:=[.B1]/[.C1]" office:value-type="float" office:value="1.45369922095252" calcext:value-type="float">
            <text:p>1.45369922095252</text:p>
          </table:table-cell>
          <table:table-cell/>
          <table:table-cell table:formula="of:=LOG([.G1]-2)" office:value-type="float" office:value="-3.00000000000005" calcext:value-type="float">
            <text:p>-3.00000000000005</text:p>
          </table:table-cell>
          <table:table-cell office:value-type="float" office:value="2.001" calcext:value-type="float">
            <text:p>2.001</text:p>
          </table:table-cell>
          <table:table-cell office:value-type="float" office:value="83.2776416425428" calcext:value-type="float">
            <text:p>83.2776416425428</text:p>
          </table:table-cell>
          <table:table-cell table:formula="of:=LOG([.H1])" office:value-type="float" office:value="1.92052841779772" calcext:value-type="float">
            <text:p>1.92052841779772</text:p>
          </table:table-cell>
          <table:table-cell table:formula="of:=2*[.G1]*(1/SQRT([.G1]^2-2^2)-1)" office:value-type="float" office:value="59.2672678157241" calcext:value-type="float">
            <text:p>59.2672678157241</text:p>
          </table:table-cell>
          <table:table-cell table:formula="of:=LOG([.J1]/[.G1])" office:value-type="float" office:value="1.47156781835809" calcext:value-type="float">
            <text:p>1.47156781835809</text:p>
          </table:table-cell>
          <table:table-cell office:value-type="float" office:value="-0.5" calcext:value-type="float">
            <text:p>-0.5</text:p>
          </table:table-cell>
          <table:table-cell table:formula="of:=SQRT(2*[.G1])*([.G1]-2)^[.$L$1]" office:value-type="float" office:value="63.2613626157423" calcext:value-type="float">
            <text:p>63.2613626157423</text:p>
          </table:table-cell>
          <table:table-cell table:formula="of:=[.J1]-[.M1]+4" office:value-type="float" office:value="0.00590519998172567" calcext:value-type="float">
            <text:p>0.005905199981726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3.7523823667731" calcext:value-type="float">
            <text:p>3.7523823667731</text:p>
          </table:table-cell>
          <table:table-cell table:formula="of:=2*[.A2]*(1/SQRT([.A2]^2-0.1^2)-1)" office:value-type="float" office:value="3.82007416909787" calcext:value-type="float">
            <text:p>3.82007416909787</text:p>
          </table:table-cell>
          <table:table-cell table:formula="of:=[.B2]/[.C2]" office:value-type="float" office:value="0.982279976951139" calcext:value-type="float">
            <text:p>0.982279976951139</text:p>
          </table:table-cell>
          <table:table-cell/>
          <table:table-cell table:formula="of:=LOG([.G2]-2)" office:value-type="float" office:value="-2.52287874528032" calcext:value-type="float">
            <text:p>-2.52287874528032</text:p>
          </table:table-cell>
          <table:table-cell office:value-type="float" office:value="2.003" calcext:value-type="float">
            <text:p>2.003</text:p>
          </table:table-cell>
          <table:table-cell office:value-type="float" office:value="35.5436746615143" calcext:value-type="float">
            <text:p>35.5436746615143</text:p>
          </table:table-cell>
          <table:table-cell table:formula="of:=LOG([.H2])" office:value-type="float" office:value="1.55076232506526" calcext:value-type="float">
            <text:p>1.55076232506526</text:p>
          </table:table-cell>
          <table:table-cell table:formula="of:=2*[.G2]*(1/SQRT([.G2]^2-2^2)-1)" office:value-type="float" office:value="32.5499035283108" calcext:value-type="float">
            <text:p>32.5499035283108</text:p>
          </table:table-cell>
          <table:table-cell table:formula="of:=LOG([.J2]/[.G2])" office:value-type="float" office:value="1.21086875644675" calcext:value-type="float">
            <text:p>1.21086875644675</text:p>
          </table:table-cell>
          <table:table-cell/>
          <table:table-cell table:formula="of:=SQRT(2*[.G2])*([.G2]-2)^[.$L$1]" office:value-type="float" office:value="36.5422130327828" calcext:value-type="float">
            <text:p>36.5422130327828</text:p>
          </table:table-cell>
          <table:table-cell table:formula="of:=[.J2]-[.M2]+4" office:value-type="float" office:value="0.00769049552793888" calcext:value-type="float">
            <text:p>0.007690495527939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2.76230786366674" calcext:value-type="float">
            <text:p>2.76230786366674</text:p>
          </table:table-cell>
          <table:table-cell table:formula="of:=2*[.A3]*(1/SQRT([.A3]^2-0.1^2)-1)" office:value-type="float" office:value="3.08333333333333" calcext:value-type="float">
            <text:p>3.08333333333333</text:p>
          </table:table-cell>
          <table:table-cell table:formula="of:=[.B3]/[.C3]" office:value-type="float" office:value="0.895883631459483" calcext:value-type="float">
            <text:p>0.895883631459483</text:p>
          </table:table-cell>
          <table:table-cell/>
          <table:table-cell table:formula="of:=LOG([.G3]-2)" office:value-type="float" office:value="-2.30102999566399" calcext:value-type="float">
            <text:p>-2.30102999566399</text:p>
          </table:table-cell>
          <table:table-cell office:value-type="float" office:value="2.005" calcext:value-type="float">
            <text:p>2.005</text:p>
          </table:table-cell>
          <table:table-cell office:value-type="float" office:value="25.6181777678799" calcext:value-type="float">
            <text:p>25.6181777678799</text:p>
          </table:table-cell>
          <table:table-cell table:formula="of:=LOG([.H3])" office:value-type="float" office:value="1.40854823495201" calcext:value-type="float">
            <text:p>1.40854823495201</text:p>
          </table:table-cell>
          <table:table-cell table:formula="of:=2*[.G3]*(1/SQRT([.G3]^2-2^2)-1)" office:value-type="float" office:value="24.327276658837" calcext:value-type="float">
            <text:p>24.327276658837</text:p>
          </table:table-cell>
          <table:table-cell table:formula="of:=LOG([.J3]/[.G3])" office:value-type="float" office:value="1.08397911716829" calcext:value-type="float">
            <text:p>1.08397911716829</text:p>
          </table:table-cell>
          <table:table-cell/>
          <table:table-cell table:formula="of:=SQRT(2*[.G3])*([.G3]-2)^[.$L$1]" office:value-type="float" office:value="28.3196045170129" calcext:value-type="float">
            <text:p>28.3196045170129</text:p>
          </table:table-cell>
          <table:table-cell table:formula="of:=[.J3]-[.M3]+4" office:value-type="float" office:value="0.00767214182413412" calcext:value-type="float">
            <text:p>0.007672141824134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2.71775451102695" calcext:value-type="float">
            <text:p>2.71775451102695</text:p>
          </table:table-cell>
          <table:table-cell table:formula="of:=2*[.A4]*(1/SQRT([.A4]^2-0.1^2)-1)" office:value-type="float" office:value="2.70711637066784" calcext:value-type="float">
            <text:p>2.70711637066784</text:p>
          </table:table-cell>
          <table:table-cell table:formula="of:=[.B4]/[.C4]" office:value-type="float" office:value="1.00392969451715" calcext:value-type="float">
            <text:p>1.00392969451715</text:p>
          </table:table-cell>
          <table:table-cell/>
          <table:table-cell table:formula="of:=LOG([.G4]-2)" office:value-type="float" office:value="-2.15490195998574" calcext:value-type="float">
            <text:p>-2.15490195998574</text:p>
          </table:table-cell>
          <table:table-cell office:value-type="float" office:value="2.007" calcext:value-type="float">
            <text:p>2.007</text:p>
          </table:table-cell>
          <table:table-cell office:value-type="float" office:value="16.5837479270297" calcext:value-type="float">
            <text:p>16.5837479270297</text:p>
          </table:table-cell>
          <table:table-cell table:formula="of:=LOG([.H4])" office:value-type="float" office:value="1.2196826878598" calcext:value-type="float">
            <text:p>1.2196826878598</text:p>
          </table:table-cell>
          <table:table-cell table:formula="of:=2*[.G4]*(1/SQRT([.G4]^2-2^2)-1)" office:value-type="float" office:value="19.9532759898036" calcext:value-type="float">
            <text:p>19.9532759898036</text:p>
          </table:table-cell>
          <table:table-cell table:formula="of:=LOG([.J4]/[.G4])" office:value-type="float" office:value="0.997466837184045" calcext:value-type="float">
            <text:p>0.997466837184045</text:p>
          </table:table-cell>
          <table:table-cell/>
          <table:table-cell table:formula="of:=SQRT(2*[.G4])*([.G4]-2)^[.$L$1]" office:value-type="float" office:value="23.9463686480552" calcext:value-type="float">
            <text:p>23.9463686480552</text:p>
          </table:table-cell>
          <table:table-cell table:formula="of:=[.J4]-[.M4]+4" office:value-type="float" office:value="0.00690734174839847" calcext:value-type="float">
            <text:p>0.006907341748398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2.67320115838717" calcext:value-type="float">
            <text:p>2.67320115838717</text:p>
          </table:table-cell>
          <table:table-cell table:formula="of:=2*[.A5]*(1/SQRT([.A5]^2-0.1^2)-1)" office:value-type="float" office:value="2.47190476190476" calcext:value-type="float">
            <text:p>2.47190476190476</text:p>
          </table:table-cell>
          <table:table-cell table:formula="of:=[.B5]/[.C5]" office:value-type="float" office:value="1.0814337184768" calcext:value-type="float">
            <text:p>1.0814337184768</text:p>
          </table:table-cell>
          <table:table-cell/>
          <table:table-cell table:formula="of:=LOG([.G5]-2)" office:value-type="float" office:value="-2.04575749056068" calcext:value-type="float">
            <text:p>-2.04575749056068</text:p>
          </table:table-cell>
          <table:table-cell office:value-type="float" office:value="2.009" calcext:value-type="float">
            <text:p>2.009</text:p>
          </table:table-cell>
          <table:table-cell office:value-type="float" office:value="20.1727680007943" calcext:value-type="float">
            <text:p>20.1727680007943</text:p>
          </table:table-cell>
          <table:table-cell table:formula="of:=LOG([.H5])" office:value-type="float" office:value="1.30476549389905" calcext:value-type="float">
            <text:p>1.30476549389905</text:p>
          </table:table-cell>
          <table:table-cell table:formula="of:=2*[.G5]*(1/SQRT([.G5]^2-2^2)-1)" office:value-type="float" office:value="17.1349357157185" calcext:value-type="float">
            <text:p>17.1349357157185</text:p>
          </table:table-cell>
          <table:table-cell table:formula="of:=LOG([.J5]/[.G5])" office:value-type="float" office:value="0.930902542699801" calcext:value-type="float">
            <text:p>0.930902542699801</text:p>
          </table:table-cell>
          <table:table-cell/>
          <table:table-cell table:formula="of:=SQRT(2*[.G5])*([.G5]-2)^[.$L$1]" office:value-type="float" office:value="21.1292319889874" calcext:value-type="float">
            <text:p>21.1292319889874</text:p>
          </table:table-cell>
          <table:table-cell table:formula="of:=[.J5]-[.M5]+4" office:value-type="float" office:value="0.00570372673103137" calcext:value-type="float">
            <text:p>0.005703726731031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1.75738224301379" calcext:value-type="float">
            <text:p>1.75738224301379</text:p>
          </table:table-cell>
          <table:table-cell table:formula="of:=2*[.A6]*(1/SQRT([.A6]^2-0.1^2)-1)" office:value-type="float" office:value="2.30764205170864" calcext:value-type="float">
            <text:p>2.30764205170864</text:p>
          </table:table-cell>
          <table:table-cell table:formula="of:=[.B6]/[.C6]" office:value-type="float" office:value="0.761548890007692" calcext:value-type="float">
            <text:p>0.761548890007692</text:p>
          </table:table-cell>
          <table:table-cell/>
          <table:table-cell table:formula="of:=LOG([.G6]-2)" office:value-type="float" office:value="-1.95860731484177" calcext:value-type="float">
            <text:p>-1.95860731484177</text:p>
          </table:table-cell>
          <table:table-cell office:value-type="float" office:value="2.011" calcext:value-type="float">
            <text:p>2.011</text:p>
          </table:table-cell>
          <table:table-cell office:value-type="float" office:value="11.806638449542" calcext:value-type="float">
            <text:p>11.806638449542</text:p>
          </table:table-cell>
          <table:table-cell table:formula="of:=LOG([.H6])" office:value-type="float" office:value="1.07212626419909" calcext:value-type="float">
            <text:p>1.07212626419909</text:p>
          </table:table-cell>
          <table:table-cell table:formula="of:=2*[.G6]*(1/SQRT([.G6]^2-2^2)-1)" office:value-type="float" office:value="15.1258224896357" calcext:value-type="float">
            <text:p>15.1258224896357</text:p>
          </table:table-cell>
          <table:table-cell table:formula="of:=LOG([.J6]/[.G6])" office:value-type="float" office:value="0.876306928793769" calcext:value-type="float">
            <text:p>0.876306928793769</text:p>
          </table:table-cell>
          <table:table-cell/>
          <table:table-cell table:formula="of:=SQRT(2*[.G6])*([.G6]-2)^[.$L$1]" office:value-type="float" office:value="19.1216203193234" calcext:value-type="float">
            <text:p>19.1216203193234</text:p>
          </table:table-cell>
          <table:table-cell table:formula="of:=[.J6]-[.M6]+4" office:value-type="float" office:value="0.0042021703123627" calcext:value-type="float">
            <text:p>0.004202170312363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2.59894557065419" calcext:value-type="float">
            <text:p>2.59894557065419</text:p>
          </table:table-cell>
          <table:table-cell table:formula="of:=2*[.A7]*(1/SQRT([.A7]^2-0.1^2)-1)" office:value-type="float" office:value="2.18439974860622" calcext:value-type="float">
            <text:p>2.18439974860622</text:p>
          </table:table-cell>
          <table:table-cell table:formula="of:=[.B7]/[.C7]" office:value-type="float" office:value="1.18977562248507" calcext:value-type="float">
            <text:p>1.18977562248507</text:p>
          </table:table-cell>
          <table:table-cell/>
          <table:table-cell table:formula="of:=LOG([.G7]-2)" office:value-type="float" office:value="-1.88605664769317" calcext:value-type="float">
            <text:p>-1.88605664769317</text:p>
          </table:table-cell>
          <table:table-cell office:value-type="float" office:value="2.013" calcext:value-type="float">
            <text:p>2.013</text:p>
          </table:table-cell>
          <table:table-cell office:value-type="float" office:value="15.3956585233056" calcext:value-type="float">
            <text:p>15.3956585233056</text:p>
          </table:table-cell>
          <table:table-cell table:formula="of:=LOG([.H7])" office:value-type="float" office:value="1.18739826984989" calcext:value-type="float">
            <text:p>1.18739826984989</text:p>
          </table:table-cell>
          <table:table-cell table:formula="of:=2*[.G7]*(1/SQRT([.G7]^2-2^2)-1)" office:value-type="float" office:value="13.6005580067133" calcext:value-type="float">
            <text:p>13.6005580067133</text:p>
          </table:table-cell>
          <table:table-cell table:formula="of:=LOG([.J7]/[.G7])" office:value-type="float" office:value="0.82971295217752" calcext:value-type="float">
            <text:p>0.82971295217752</text:p>
          </table:table-cell>
          <table:table-cell/>
          <table:table-cell table:formula="of:=SQRT(2*[.G7])*([.G7]-2)^[.$L$1]" office:value-type="float" office:value="17.5980768180023" calcext:value-type="float">
            <text:p>17.5980768180023</text:p>
          </table:table-cell>
          <table:table-cell table:formula="of:=[.J7]-[.M7]+4" office:value-type="float" office:value="0.00248118871100722" calcext:value-type="float">
            <text:p>0.002481188711007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1.70787851785847" calcext:value-type="float">
            <text:p>1.70787851785847</text:p>
          </table:table-cell>
          <table:table-cell table:formula="of:=2*[.A8]*(1/SQRT([.A8]^2-0.1^2)-1)" office:value-type="float" office:value="2.08708718337977" calcext:value-type="float">
            <text:p>2.08708718337977</text:p>
          </table:table-cell>
          <table:table-cell table:formula="of:=[.B8]/[.C8]" office:value-type="float" office:value="0.818307223320101" calcext:value-type="float">
            <text:p>0.818307223320101</text:p>
          </table:table-cell>
          <table:table-cell/>
          <table:table-cell table:formula="of:=LOG([.G8]-2)" office:value-type="float" office:value="-1.82390874094432" calcext:value-type="float">
            <text:p>-1.82390874094432</text:p>
          </table:table-cell>
          <table:table-cell office:value-type="float" office:value="2.015" calcext:value-type="float">
            <text:p>2.015</text:p>
          </table:table-cell>
          <table:table-cell office:value-type="float" office:value="11.2868493354112" calcext:value-type="float">
            <text:p>11.2868493354112</text:p>
          </table:table-cell>
          <table:table-cell table:formula="of:=LOG([.H8])" office:value-type="float" office:value="1.05257272782341" calcext:value-type="float">
            <text:p>1.05257272782341</text:p>
          </table:table-cell>
          <table:table-cell table:formula="of:=2*[.G8]*(1/SQRT([.G8]^2-2^2)-1)" office:value-type="float" office:value="12.3916443347401" calcext:value-type="float">
            <text:p>12.3916443347401</text:p>
          </table:table-cell>
          <table:table-cell table:formula="of:=LOG([.J8]/[.G8])" office:value-type="float" office:value="0.788853889322723" calcext:value-type="float">
            <text:p>0.788853889322723</text:p>
          </table:table-cell>
          <table:table-cell/>
          <table:table-cell table:formula="of:=SQRT(2*[.G8])*([.G8]-2)^[.$L$1]" office:value-type="float" office:value="16.3910544708589" calcext:value-type="float">
            <text:p>16.3910544708589</text:p>
          </table:table-cell>
          <table:table-cell table:formula="of:=[.J8]-[.M8]+4" office:value-type="float" office:value="0.000589863881128139" calcext:value-type="float">
            <text:p>0.000589863881128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2.52468998292121" calcext:value-type="float">
            <text:p>2.52468998292121</text:p>
          </table:table-cell>
          <table:table-cell table:formula="of:=2*[.A9]*(1/SQRT([.A9]^2-0.1^2)-1)" office:value-type="float" office:value="2.00722249495197" calcext:value-type="float">
            <text:p>2.00722249495197</text:p>
          </table:table-cell>
          <table:table-cell table:formula="of:=[.B9]/[.C9]" office:value-type="float" office:value="1.25780275443835" calcext:value-type="float">
            <text:p>1.25780275443835</text:p>
          </table:table-cell>
          <table:table-cell/>
          <table:table-cell table:formula="of:=LOG([.G9]-2)" office:value-type="float" office:value="-1.76955107862173" calcext:value-type="float">
            <text:p>-1.76955107862173</text:p>
          </table:table-cell>
          <table:table-cell office:value-type="float" office:value="2.017" calcext:value-type="float">
            <text:p>2.017</text:p>
          </table:table-cell>
          <table:table-cell office:value-type="float" office:value="11.0640825722148" calcext:value-type="float">
            <text:p>11.0640825722148</text:p>
          </table:table-cell>
          <table:table-cell table:formula="of:=LOG([.H9])" office:value-type="float" office:value="1.04391540829101" calcext:value-type="float">
            <text:p>1.04391540829101</text:p>
          </table:table-cell>
          <table:table-cell table:formula="of:=2*[.G9]*(1/SQRT([.G9]^2-2^2)-1)" office:value-type="float" office:value="11.4029151601283" calcext:value-type="float">
            <text:p>11.4029151601283</text:p>
          </table:table-cell>
          <table:table-cell table:formula="of:=LOG([.J9]/[.G9])" office:value-type="float" office:value="0.752309994887938" calcext:value-type="float">
            <text:p>0.752309994887938</text:p>
          </table:table-cell>
          <table:table-cell/>
          <table:table-cell table:formula="of:=SQRT(2*[.G9])*([.G9]-2)^[.$L$1]" office:value-type="float" office:value="15.4043538536045" calcext:value-type="float">
            <text:p>15.4043538536045</text:p>
          </table:table-cell>
          <table:table-cell table:formula="of:=[.J9]-[.M9]+4" office:value-type="float" office:value="-0.00143869347619408" calcext:value-type="float">
            <text:p>-0.001438693476194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1.65837479270315" calcext:value-type="float">
            <text:p>1.65837479270315</text:p>
          </table:table-cell>
          <table:table-cell table:formula="of:=2*[.A10]*(1/SQRT([.A10]^2-0.1^2)-1)" office:value-type="float" office:value="1.93965599524905" calcext:value-type="float">
            <text:p>1.93965599524905</text:p>
          </table:table-cell>
          <table:table-cell table:formula="of:=[.B10]/[.C10]" office:value-type="float" office:value="0.854983974872421" calcext:value-type="float">
            <text:p>0.854983974872421</text:p>
          </table:table-cell>
          <table:table-cell/>
          <table:table-cell table:formula="of:=LOG([.G10]-2)" office:value-type="float" office:value="-1.72124639904717" calcext:value-type="float">
            <text:p>-1.72124639904717</text:p>
          </table:table-cell>
          <table:table-cell office:value-type="float" office:value="2.019" calcext:value-type="float">
            <text:p>2.019</text:p>
          </table:table-cell>
          <table:table-cell office:value-type="float" office:value="10.8413158090134" calcext:value-type="float">
            <text:p>10.8413158090134</text:p>
          </table:table-cell>
          <table:table-cell table:formula="of:=LOG([.H10])" office:value-type="float" office:value="1.03508199566307" calcext:value-type="float">
            <text:p>1.03508199566307</text:p>
          </table:table-cell>
          <table:table-cell table:formula="of:=2*[.G10]*(1/SQRT([.G10]^2-2^2)-1)" office:value-type="float" office:value="10.5747014385992" calcext:value-type="float">
            <text:p>10.5747014385992</text:p>
          </table:table-cell>
          <table:table-cell table:formula="of:=LOG([.J10]/[.G10])" office:value-type="float" office:value="0.71913179559996" calcext:value-type="float">
            <text:p>0.71913179559996</text:p>
          </table:table-cell>
          <table:table-cell/>
          <table:table-cell table:formula="of:=SQRT(2*[.G10])*([.G10]-2)^[.$L$1]" office:value-type="float" office:value="14.5782823333022" calcext:value-type="float">
            <text:p>14.5782823333022</text:p>
          </table:table-cell>
          <table:table-cell table:formula="of:=[.J10]-[.M10]+4" office:value-type="float" office:value="-0.0035808947030862" calcext:value-type="float">
            <text:p>-0.003580894703086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1.63857330264102" calcext:value-type="float">
            <text:p>1.63857330264102</text:p>
          </table:table-cell>
          <table:table-cell table:formula="of:=2*[.A11]*(1/SQRT([.A11]^2-0.1^2)-1)" office:value-type="float" office:value="1.88107490053116" calcext:value-type="float">
            <text:p>1.88107490053116</text:p>
          </table:table-cell>
          <table:table-cell table:formula="of:=[.B11]/[.C11]" office:value-type="float" office:value="0.871083497088996" calcext:value-type="float">
            <text:p>0.871083497088996</text:p>
          </table:table-cell>
          <table:table-cell/>
          <table:table-cell table:formula="of:=LOG([.G11]-2)" office:value-type="float" office:value="-1.67778070526608" calcext:value-type="float">
            <text:p>-1.67778070526608</text:p>
          </table:table-cell>
          <table:table-cell office:value-type="float" office:value="2.021" calcext:value-type="float">
            <text:p>2.021</text:p>
          </table:table-cell>
          <table:table-cell office:value-type="float" office:value="10.6185490458169" calcext:value-type="float">
            <text:p>10.6185490458169</text:p>
          </table:table-cell>
          <table:table-cell table:formula="of:=LOG([.H11])" office:value-type="float" office:value="1.0260651773438" calcext:value-type="float">
            <text:p>1.0260651773438</text:p>
          </table:table-cell>
          <table:table-cell table:formula="of:=2*[.G11]*(1/SQRT([.G11]^2-2^2)-1)" office:value-type="float" office:value="9.86775963335233" calcext:value-type="float">
            <text:p>9.86775963335233</text:p>
          </table:table-cell>
          <table:table-cell table:formula="of:=LOG([.J11]/[.G11])" office:value-type="float" office:value="0.688652248544783" calcext:value-type="float">
            <text:p>0.688652248544783</text:p>
          </table:table-cell>
          <table:table-cell/>
          <table:table-cell table:formula="of:=SQRT(2*[.G11])*([.G11]-2)^[.$L$1]" office:value-type="float" office:value="13.8735788632995" calcext:value-type="float">
            <text:p>13.8735788632995</text:p>
          </table:table-cell>
          <table:table-cell table:formula="of:=[.J11]-[.M11]+4" office:value-type="float" office:value="-0.00581922994719442" calcext:value-type="float">
            <text:p>-0.005819229947194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2.42073216009505" calcext:value-type="float">
            <text:p>2.42073216009505</text:p>
          </table:table-cell>
          <table:table-cell table:formula="of:=2*[.A12]*(1/SQRT([.A12]^2-0.1^2)-1)" office:value-type="float" office:value="1.82924983121876" calcext:value-type="float">
            <text:p>1.82924983121876</text:p>
          </table:table-cell>
          <table:table-cell table:formula="of:=[.B12]/[.C12]" office:value-type="float" office:value="1.32334693642268" calcext:value-type="float">
            <text:p>1.32334693642268</text:p>
          </table:table-cell>
          <table:table-cell/>
          <table:table-cell table:formula="of:=LOG([.G12]-2)" office:value-type="float" office:value="-1.6382721639824" calcext:value-type="float">
            <text:p>-1.6382721639824</text:p>
          </table:table-cell>
          <table:table-cell office:value-type="float" office:value="2.023" calcext:value-type="float">
            <text:p>2.023</text:p>
          </table:table-cell>
          <table:table-cell office:value-type="float" office:value="10.3957822826156" calcext:value-type="float">
            <text:p>10.3957822826156</text:p>
          </table:table-cell>
          <table:table-cell table:formula="of:=LOG([.H12])" office:value-type="float" office:value="1.01685717555687" calcext:value-type="float">
            <text:p>1.01685717555687</text:p>
          </table:table-cell>
          <table:table-cell table:formula="of:=2*[.G12]*(1/SQRT([.G12]^2-2^2)-1)" office:value-type="float" office:value="9.25508118179804" calcext:value-type="float">
            <text:p>9.25508118179804</text:p>
          </table:table-cell>
          <table:table-cell table:formula="of:=LOG([.J12]/[.G12])" office:value-type="float" office:value="0.660384349788922" calcext:value-type="float">
            <text:p>0.660384349788922</text:p>
          </table:table-cell>
          <table:table-cell/>
          <table:table-cell table:formula="of:=SQRT(2*[.G12])*([.G12]-2)^[.$L$1]" office:value-type="float" office:value="13.2632214592934" calcext:value-type="float">
            <text:p>13.2632214592934</text:p>
          </table:table-cell>
          <table:table-cell table:formula="of:=[.J12]-[.M12]+4" office:value-type="float" office:value="-0.00814027749532009" calcext:value-type="float">
            <text:p>-0.00814027749532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1.5890695774857" calcext:value-type="float">
            <text:p>1.5890695774857</text:p>
          </table:table-cell>
          <table:table-cell table:formula="of:=2*[.A13]*(1/SQRT([.A13]^2-0.1^2)-1)" office:value-type="float" office:value="1.78262522260575" calcext:value-type="float">
            <text:p>1.78262522260575</text:p>
          </table:table-cell>
          <table:table-cell table:formula="of:=[.B13]/[.C13]" office:value-type="float" office:value="0.89142101061651" calcext:value-type="float">
            <text:p>0.89142101061651</text:p>
          </table:table-cell>
          <table:table-cell/>
          <table:table-cell table:formula="of:=LOG([.G13]-2)" office:value-type="float" office:value="-1.60205999132796" calcext:value-type="float">
            <text:p>-1.60205999132796</text:p>
          </table:table-cell>
          <table:table-cell office:value-type="float" office:value="2.025" calcext:value-type="float">
            <text:p>2.025</text:p>
          </table:table-cell>
          <table:table-cell office:value-type="float" office:value="6.80676220885697" calcext:value-type="float">
            <text:p>6.80676220885697</text:p>
          </table:table-cell>
          <table:table-cell table:formula="of:=LOG([.H13])" office:value-type="float" office:value="0.832940578989333" calcext:value-type="float">
            <text:p>0.832940578989333</text:p>
          </table:table-cell>
          <table:table-cell table:formula="of:=2*[.G13]*(1/SQRT([.G13]^2-2^2)-1)" office:value-type="float" office:value="8.71738858107343" calcext:value-type="float">
            <text:p>8.71738858107343</text:p>
          </table:table-cell>
          <table:table-cell table:formula="of:=LOG([.J13]/[.G13])" office:value-type="float" office:value="0.633961377716229" calcext:value-type="float">
            <text:p>0.633961377716229</text:p>
          </table:table-cell>
          <table:table-cell/>
          <table:table-cell table:formula="of:=SQRT(2*[.G13])*([.G13]-2)^[.$L$1]" office:value-type="float" office:value="12.7279220613579" calcext:value-type="float">
            <text:p>12.7279220613579</text:p>
          </table:table-cell>
          <table:table-cell table:formula="of:=[.J13]-[.M13]+4" office:value-type="float" office:value="-0.0105334802844421" calcext:value-type="float">
            <text:p>-0.010533480284442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1.56926808742358" calcext:value-type="float">
            <text:p>1.56926808742358</text:p>
          </table:table-cell>
          <table:table-cell table:formula="of:=2*[.A14]*(1/SQRT([.A14]^2-0.1^2)-1)" office:value-type="float" office:value="1.74008292969027" calcext:value-type="float">
            <text:p>1.74008292969027</text:p>
          </table:table-cell>
          <table:table-cell table:formula="of:=[.B14]/[.C14]" office:value-type="float" office:value="0.901835229027217" calcext:value-type="float">
            <text:p>0.901835229027217</text:p>
          </table:table-cell>
          <table:table-cell/>
          <table:table-cell table:formula="of:=LOG([.G14]-2)" office:value-type="float" office:value="-1.56863623584101" calcext:value-type="float">
            <text:p>-1.56863623584101</text:p>
          </table:table-cell>
          <table:table-cell office:value-type="float" office:value="2.027" calcext:value-type="float">
            <text:p>2.027</text:p>
          </table:table-cell>
          <table:table-cell office:value-type="float" office:value="10.0245043439508" calcext:value-type="float">
            <text:p>10.0245043439508</text:p>
          </table:table-cell>
          <table:table-cell table:formula="of:=LOG([.H14])" office:value-type="float" office:value="1.00106290837364" calcext:value-type="float">
            <text:p>1.00106290837364</text:p>
          </table:table-cell>
          <table:table-cell table:formula="of:=2*[.G14]*(1/SQRT([.G14]^2-2^2)-1)" office:value-type="float" office:value="8.24050498764113" calcext:value-type="float">
            <text:p>8.24050498764113</text:p>
          </table:table-cell>
          <table:table-cell table:formula="of:=LOG([.J14]/[.G14])" office:value-type="float" office:value="0.609100077885897" calcext:value-type="float">
            <text:p>0.609100077885897</text:p>
          </table:table-cell>
          <table:table-cell/>
          <table:table-cell table:formula="of:=SQRT(2*[.G14])*([.G14]-2)^[.$L$1]" office:value-type="float" office:value="12.2534953441109" calcext:value-type="float">
            <text:p>12.2534953441109</text:p>
          </table:table-cell>
          <table:table-cell table:formula="of:=[.J14]-[.M14]+4" office:value-type="float" office:value="-0.0129903564697678" calcext:value-type="float">
            <text:p>-0.012990356469768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1.54946659736145" calcext:value-type="float">
            <text:p>1.54946659736145</text:p>
          </table:table-cell>
          <table:table-cell table:formula="of:=2*[.A15]*(1/SQRT([.A15]^2-0.1^2)-1)" office:value-type="float" office:value="1.70079898664849" calcext:value-type="float">
            <text:p>1.70079898664849</text:p>
          </table:table-cell>
          <table:table-cell table:formula="of:=[.B15]/[.C15]" office:value-type="float" office:value="0.911022766079343" calcext:value-type="float">
            <text:p>0.911022766079343</text:p>
          </table:table-cell>
          <table:table-cell/>
          <table:table-cell table:formula="of:=LOG([.G15]-2)" office:value-type="float" office:value="-1.53760200210105" calcext:value-type="float">
            <text:p>-1.53760200210105</text:p>
          </table:table-cell>
          <table:table-cell office:value-type="float" office:value="2.029" calcext:value-type="float">
            <text:p>2.029</text:p>
          </table:table-cell>
          <table:table-cell office:value-type="float" office:value="6.55924358308035" calcext:value-type="float">
            <text:p>6.55924358308035</text:p>
          </table:table-cell>
          <table:table-cell table:formula="of:=LOG([.H15])" office:value-type="float" office:value="0.816853759095878" calcext:value-type="float">
            <text:p>0.816853759095878</text:p>
          </table:table-cell>
          <table:table-cell table:formula="of:=2*[.G15]*(1/SQRT([.G15]^2-2^2)-1)" office:value-type="float" office:value="7.81374091271343" calcext:value-type="float">
            <text:p>7.81374091271343</text:p>
          </table:table-cell>
          <table:table-cell table:formula="of:=LOG([.J15]/[.G15])" office:value-type="float" office:value="0.585576959798556" calcext:value-type="float">
            <text:p>0.585576959798556</text:p>
          </table:table-cell>
          <table:table-cell/>
          <table:table-cell table:formula="of:=SQRT(2*[.G15])*([.G15]-2)^[.$L$1]" office:value-type="float" office:value="11.8292448821875" calcext:value-type="float">
            <text:p>11.8292448821875</text:p>
          </table:table-cell>
          <table:table-cell table:formula="of:=[.J15]-[.M15]+4" office:value-type="float" office:value="-0.0155039694740635" calcext:value-type="float">
            <text:p>-0.015503969474064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office:value-type="float" office:value="2.28707210217569" calcext:value-type="float">
            <text:p>2.28707210217569</text:p>
          </table:table-cell>
          <table:table-cell table:formula="of:=2*[.A16]*(1/SQRT([.A16]^2-0.1^2)-1)" office:value-type="float" office:value="1.66415323722939" calcext:value-type="float">
            <text:p>1.66415323722939</text:p>
          </table:table-cell>
          <table:table-cell table:formula="of:=[.B16]/[.C16]" office:value-type="float" office:value="1.37431580879138" calcext:value-type="float">
            <text:p>1.37431580879138</text:p>
          </table:table-cell>
          <table:table-cell/>
          <table:table-cell table:formula="of:=LOG([.G16]-2)" office:value-type="float" office:value="-1.50863830616573" calcext:value-type="float">
            <text:p>-1.50863830616573</text:p>
          </table:table-cell>
          <table:table-cell office:value-type="float" office:value="2.031" calcext:value-type="float">
            <text:p>2.031</text:p>
          </table:table-cell>
          <table:table-cell office:value-type="float" office:value="6.46023613276827" calcext:value-type="float">
            <text:p>6.46023613276827</text:p>
          </table:table-cell>
          <table:table-cell table:formula="of:=LOG([.H16])" office:value-type="float" office:value="0.810248392497255" calcext:value-type="float">
            <text:p>0.810248392497255</text:p>
          </table:table-cell>
          <table:table-cell table:formula="of:=2*[.G16]*(1/SQRT([.G16]^2-2^2)-1)" office:value-type="float" office:value="7.4288636952981" calcext:value-type="float">
            <text:p>7.4288636952981</text:p>
          </table:table-cell>
          <table:table-cell table:formula="of:=LOG([.J16]/[.G16])" office:value-type="float" office:value="0.56321246658705" calcext:value-type="float">
            <text:p>0.56321246658705</text:p>
          </table:table-cell>
          <table:table-cell/>
          <table:table-cell table:formula="of:=SQRT(2*[.G16])*([.G16]-2)^[.$L$1]" office:value-type="float" office:value="11.4469322556096" calcext:value-type="float">
            <text:p>11.4469322556096</text:p>
          </table:table-cell>
          <table:table-cell table:formula="of:=[.J16]-[.M16]+4" office:value-type="float" office:value="-0.0180685603115007" calcext:value-type="float">
            <text:p>-0.018068560311501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1.49996287220613" calcext:value-type="float">
            <text:p>1.49996287220613</text:p>
          </table:table-cell>
          <table:table-cell table:formula="of:=2*[.A17]*(1/SQRT([.A17]^2-0.1^2)-1)" office:value-type="float" office:value="1.62967034675243" calcext:value-type="float">
            <text:p>1.62967034675243</text:p>
          </table:table-cell>
          <table:table-cell table:formula="of:=[.B17]/[.C17]" office:value-type="float" office:value="0.92040876561031" calcext:value-type="float">
            <text:p>0.92040876561031</text:p>
          </table:table-cell>
          <table:table-cell/>
          <table:table-cell table:formula="of:=LOG([.G17]-2)" office:value-type="float" office:value="-1.48148606012211" calcext:value-type="float">
            <text:p>-1.48148606012211</text:p>
          </table:table-cell>
          <table:table-cell office:value-type="float" office:value="2.033" calcext:value-type="float">
            <text:p>2.033</text:p>
          </table:table-cell>
          <table:table-cell office:value-type="float" office:value="9.50471522982209" calcext:value-type="float">
            <text:p>9.50471522982209</text:p>
          </table:table-cell>
          <table:table-cell table:formula="of:=LOG([.H17])" office:value-type="float" office:value="0.977939109526601" calcext:value-type="float">
            <text:p>0.977939109526601</text:p>
          </table:table-cell>
          <table:table-cell table:formula="of:=2*[.G17]*(1/SQRT([.G17]^2-2^2)-1)" office:value-type="float" office:value="7.07941626439059" calcext:value-type="float">
            <text:p>7.07941626439059</text:p>
          </table:table-cell>
          <table:table-cell table:formula="of:=LOG([.J17]/[.G17])" office:value-type="float" office:value="0.541860070632871" calcext:value-type="float">
            <text:p>0.541860070632871</text:p>
          </table:table-cell>
          <table:table-cell/>
          <table:table-cell table:formula="of:=SQRT(2*[.G17])*([.G17]-2)^[.$L$1]" office:value-type="float" office:value="11.1000955496843" calcext:value-type="float">
            <text:p>11.1000955496843</text:p>
          </table:table-cell>
          <table:table-cell table:formula="of:=[.J17]-[.M17]+4" office:value-type="float" office:value="-0.0206792852937268" calcext:value-type="float">
            <text:p>-0.020679285293727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1.48016138214401" calcext:value-type="float">
            <text:p>1.48016138214401</text:p>
          </table:table-cell>
          <table:table-cell table:formula="of:=2*[.A18]*(1/SQRT([.A18]^2-0.1^2)-1)" office:value-type="float" office:value="1.59698016048677" calcext:value-type="float">
            <text:p>1.59698016048677</text:p>
          </table:table-cell>
          <table:table-cell table:formula="of:=[.B18]/[.C18]" office:value-type="float" office:value="0.926850200626691" calcext:value-type="float">
            <text:p>0.926850200626691</text:p>
          </table:table-cell>
          <table:table-cell/>
          <table:table-cell table:formula="of:=LOG([.G18]-2)" office:value-type="float" office:value="-1.45593195564972" calcext:value-type="float">
            <text:p>-1.45593195564972</text:p>
          </table:table-cell>
          <table:table-cell office:value-type="float" office:value="2.035" calcext:value-type="float">
            <text:p>2.035</text:p>
          </table:table-cell>
          <table:table-cell office:value-type="float" office:value="6.21271750699171" calcext:value-type="float">
            <text:p>6.21271750699171</text:p>
          </table:table-cell>
          <table:table-cell table:formula="of:=LOG([.H18])" office:value-type="float" office:value="0.793281606640012" calcext:value-type="float">
            <text:p>0.793281606640012</text:p>
          </table:table-cell>
          <table:table-cell table:formula="of:=2*[.G18]*(1/SQRT([.G18]^2-2^2)-1)" office:value-type="float" office:value="6.76025338518563" calcext:value-type="float">
            <text:p>6.76025338518563</text:p>
          </table:table-cell>
          <table:table-cell table:formula="of:=LOG([.J18]/[.G18])" office:value-type="float" office:value="0.521398560742169" calcext:value-type="float">
            <text:p>0.521398560742169</text:p>
          </table:table-cell>
          <table:table-cell/>
          <table:table-cell table:formula="of:=SQRT(2*[.G18])*([.G18]-2)^[.$L$1]" office:value-type="float" office:value="10.7835854095803" calcext:value-type="float">
            <text:p>10.7835854095803</text:p>
          </table:table-cell>
          <table:table-cell table:formula="of:=[.J18]-[.M18]+4" office:value-type="float" office:value="-0.0233320243946968" calcext:value-type="float">
            <text:p>-0.023332024394697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1.46035989208188" calcext:value-type="float">
            <text:p>1.46035989208188</text:p>
          </table:table-cell>
          <table:table-cell table:formula="of:=2*[.A19]*(1/SQRT([.A19]^2-0.1^2)-1)" office:value-type="float" office:value="1.56579038334771" calcext:value-type="float">
            <text:p>1.56579038334771</text:p>
          </table:table-cell>
          <table:table-cell table:formula="of:=[.B19]/[.C19]" office:value-type="float" office:value="0.932666279990545" calcext:value-type="float">
            <text:p>0.932666279990545</text:p>
          </table:table-cell>
          <table:table-cell/>
          <table:table-cell table:formula="of:=LOG([.G19]-2)" office:value-type="float" office:value="-1.43179827593301" calcext:value-type="float">
            <text:p>-1.43179827593301</text:p>
          </table:table-cell>
          <table:table-cell office:value-type="float" office:value="2.037" calcext:value-type="float">
            <text:p>2.037</text:p>
          </table:table-cell>
          <table:table-cell office:value-type="float" office:value="6.11371005668244" calcext:value-type="float">
            <text:p>6.11371005668244</text:p>
          </table:table-cell>
          <table:table-cell table:formula="of:=LOG([.H19])" office:value-type="float" office:value="0.786304838418736" calcext:value-type="float">
            <text:p>0.786304838418736</text:p>
          </table:table-cell>
          <table:table-cell table:formula="of:=2*[.G19]*(1/SQRT([.G19]^2-2^2)-1)" office:value-type="float" office:value="6.46721782953978" calcext:value-type="float">
            <text:p>6.46721782953978</text:p>
          </table:table-cell>
          <table:table-cell table:formula="of:=LOG([.J19]/[.G19])" office:value-type="float" office:value="0.501726460147649" calcext:value-type="float">
            <text:p>0.501726460147649</text:p>
          </table:table-cell>
          <table:table-cell/>
          <table:table-cell table:formula="of:=SQRT(2*[.G19])*([.G19]-2)^[.$L$1]" office:value-type="float" office:value="10.4932410678545" calcext:value-type="float">
            <text:p>10.4932410678545</text:p>
          </table:table-cell>
          <table:table-cell table:formula="of:=[.J19]-[.M19]+4" office:value-type="float" office:value="-0.0260232383147274" calcext:value-type="float">
            <text:p>-0.026023238314728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1.44055840201975" calcext:value-type="float">
            <text:p>1.44055840201975</text:p>
          </table:table-cell>
          <table:table-cell table:formula="of:=2*[.A20]*(1/SQRT([.A20]^2-0.1^2)-1)" office:value-type="float" office:value="1.53586733163596" calcext:value-type="float">
            <text:p>1.53586733163596</text:p>
          </table:table-cell>
          <table:table-cell table:formula="of:=[.B20]/[.C20]" office:value-type="float" office:value="0.937944555722345" calcext:value-type="float">
            <text:p>0.937944555722345</text:p>
          </table:table-cell>
          <table:table-cell/>
          <table:table-cell table:formula="of:=LOG([.G20]-2)" office:value-type="float" office:value="-1.4089353929735" calcext:value-type="float">
            <text:p>-1.4089353929735</text:p>
          </table:table-cell>
          <table:table-cell office:value-type="float" office:value="2.039" calcext:value-type="float">
            <text:p>2.039</text:p>
          </table:table-cell>
          <table:table-cell office:value-type="float" office:value="6.01470260637046" calcext:value-type="float">
            <text:p>6.01470260637046</text:p>
          </table:table-cell>
          <table:table-cell table:formula="of:=LOG([.H20])" office:value-type="float" office:value="0.779214158757286" calcext:value-type="float">
            <text:p>0.779214158757286</text:p>
          </table:table-cell>
          <table:table-cell table:formula="of:=2*[.G20]*(1/SQRT([.G20]^2-2^2)-1)" office:value-type="float" office:value="6.19690916843121" calcext:value-type="float">
            <text:p>6.19690916843121</text:p>
          </table:table-cell>
          <table:table-cell table:formula="of:=LOG([.J20]/[.G20])" office:value-type="float" office:value="0.482757904720706" calcext:value-type="float">
            <text:p>0.482757904720706</text:p>
          </table:table-cell>
          <table:table-cell/>
          <table:table-cell table:formula="of:=SQRT(2*[.G20])*([.G20]-2)^[.$L$1]" office:value-type="float" office:value="10.2256590283513" calcext:value-type="float">
            <text:p>10.2256590283513</text:p>
          </table:table-cell>
          <table:table-cell table:formula="of:=[.J20]-[.M20]+4" office:value-type="float" office:value="-0.0287498599200786" calcext:value-type="float">
            <text:p>-0.028749859920079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1.42075691195763" calcext:value-type="float">
            <text:p>1.42075691195763</text:p>
          </table:table-cell>
          <table:table-cell table:formula="of:=2*[.A21]*(1/SQRT([.A21]^2-0.1^2)-1)" office:value-type="float" office:value="1.5070221056011" calcext:value-type="float">
            <text:p>1.5070221056011</text:p>
          </table:table-cell>
          <table:table-cell table:formula="of:=[.B21]/[.C21]" office:value-type="float" office:value="0.942757844544645" calcext:value-type="float">
            <text:p>0.942757844544645</text:p>
          </table:table-cell>
          <table:table-cell/>
          <table:table-cell table:formula="of:=LOG([.G21]-2)" office:value-type="float" office:value="-1.38721614328027" calcext:value-type="float">
            <text:p>-1.38721614328027</text:p>
          </table:table-cell>
          <table:table-cell office:value-type="float" office:value="2.041" calcext:value-type="float">
            <text:p>2.041</text:p>
          </table:table-cell>
          <table:table-cell office:value-type="float" office:value="5.91569515606115" calcext:value-type="float">
            <text:p>5.91569515606115</text:p>
          </table:table-cell>
          <table:table-cell table:formula="of:=LOG([.H21])" office:value-type="float" office:value="0.772005786107208" calcext:value-type="float">
            <text:p>0.772005786107208</text:p>
          </table:table-cell>
          <table:table-cell table:formula="of:=2*[.G21]*(1/SQRT([.G21]^2-2^2)-1)" office:value-type="float" office:value="5.94651542419021" calcext:value-type="float">
            <text:p>5.94651542419021</text:p>
          </table:table-cell>
          <table:table-cell table:formula="of:=LOG([.J21]/[.G21])" office:value-type="float" office:value="0.464419544986394" calcext:value-type="float">
            <text:p>0.464419544986394</text:p>
          </table:table-cell>
          <table:table-cell/>
          <table:table-cell table:formula="of:=SQRT(2*[.G21])*([.G21]-2)^[.$L$1]" office:value-type="float" office:value="9.97802463465371" calcext:value-type="float">
            <text:p>9.97802463465371</text:p>
          </table:table-cell>
          <table:table-cell table:formula="of:=[.J21]-[.M21]+4" office:value-type="float" office:value="-0.0315092104634953" calcext:value-type="float">
            <text:p>-0.031509210463495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1.4009554218955" calcext:value-type="float">
            <text:p>1.4009554218955</text:p>
          </table:table-cell>
          <table:table-cell table:formula="of:=2*[.A22]*(1/SQRT([.A22]^2-0.1^2)-1)" office:value-type="float" office:value="1.47910048297756" calcext:value-type="float">
            <text:p>1.47910048297756</text:p>
          </table:table-cell>
          <table:table-cell table:formula="of:=[.B22]/[.C22]" office:value-type="float" office:value="0.947167172222983" calcext:value-type="float">
            <text:p>0.947167172222983</text:p>
          </table:table-cell>
          <table:table-cell/>
          <table:table-cell table:formula="of:=LOG([.G22]-2)" office:value-type="float" office:value="-1.36653154442041" calcext:value-type="float">
            <text:p>-1.36653154442041</text:p>
          </table:table-cell>
          <table:table-cell office:value-type="float" office:value="2.043" calcext:value-type="float">
            <text:p>2.043</text:p>
          </table:table-cell>
          <table:table-cell office:value-type="float" office:value="5.81668770574921" calcext:value-type="float">
            <text:p>5.81668770574921</text:p>
          </table:table-cell>
          <table:table-cell table:formula="of:=LOG([.H22])" office:value-type="float" office:value="0.76467574743071" calcext:value-type="float">
            <text:p>0.76467574743071</text:p>
          </table:table-cell>
          <table:table-cell table:formula="of:=2*[.G22]*(1/SQRT([.G22]^2-2^2)-1)" office:value-type="float" office:value="5.7136883358879" calcext:value-type="float">
            <text:p>5.7136883358879</text:p>
          </table:table-cell>
          <table:table-cell table:formula="of:=LOG([.J22]/[.G22])" office:value-type="float" office:value="0.446648180633108" calcext:value-type="float">
            <text:p>0.446648180633108</text:p>
          </table:table-cell>
          <table:table-cell/>
          <table:table-cell table:formula="of:=SQRT(2*[.G22])*([.G22]-2)^[.$L$1]" office:value-type="float" office:value="9.7479872698908" calcext:value-type="float">
            <text:p>9.7479872698908</text:p>
          </table:table-cell>
          <table:table-cell table:formula="of:=[.J22]-[.M22]+4" office:value-type="float" office:value="-0.0342989340028987" calcext:value-type="float">
            <text:p>-0.034298934002899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1.38115393183337" calcext:value-type="float">
            <text:p>1.38115393183337</text:p>
          </table:table-cell>
          <table:table-cell table:formula="of:=2*[.A23]*(1/SQRT([.A23]^2-0.1^2)-1)" office:value-type="float" office:value="1.45197541698155" calcext:value-type="float">
            <text:p>1.45197541698155</text:p>
          </table:table-cell>
          <table:table-cell table:formula="of:=[.B23]/[.C23]" office:value-type="float" office:value="0.951224046688469" calcext:value-type="float">
            <text:p>0.951224046688469</text:p>
          </table:table-cell>
          <table:table-cell/>
          <table:table-cell table:formula="of:=LOG([.G23]-2)" office:value-type="float" office:value="-1.34678748622466" calcext:value-type="float">
            <text:p>-1.34678748622466</text:p>
          </table:table-cell>
          <table:table-cell office:value-type="float" office:value="2.045" calcext:value-type="float">
            <text:p>2.045</text:p>
          </table:table-cell>
          <table:table-cell office:value-type="float" office:value="5.71768025543985" calcext:value-type="float">
            <text:p>5.71768025543985</text:p>
          </table:table-cell>
          <table:table-cell table:formula="of:=LOG([.H23])" office:value-type="float" office:value="0.757219865051214" calcext:value-type="float">
            <text:p>0.757219865051214</text:p>
          </table:table-cell>
          <table:table-cell table:formula="of:=2*[.G23]*(1/SQRT([.G23]^2-2^2)-1)" office:value-type="float" office:value="5.4964494853088" calcext:value-type="float">
            <text:p>5.4964494853088</text:p>
          </table:table-cell>
          <table:table-cell table:formula="of:=LOG([.J23]/[.G23])" office:value-type="float" office:value="0.42938892863085" calcext:value-type="float">
            <text:p>0.42938892863085</text:p>
          </table:table-cell>
          <table:table-cell/>
          <table:table-cell table:formula="of:=SQRT(2*[.G23])*([.G23]-2)^[.$L$1]" office:value-type="float" office:value="9.53356643071674" calcext:value-type="float">
            <text:p>9.53356643071674</text:p>
          </table:table-cell>
          <table:table-cell table:formula="of:=[.J23]-[.M23]+4" office:value-type="float" office:value="-0.0371169454079325" calcext:value-type="float">
            <text:p>-0.037116945407933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1.36135244177125" calcext:value-type="float">
            <text:p>1.36135244177125</text:p>
          </table:table-cell>
          <table:table-cell table:formula="of:=2*[.A24]*(1/SQRT([.A24]^2-0.1^2)-1)" office:value-type="float" office:value="1.42554138943728" calcext:value-type="float">
            <text:p>1.42554138943728</text:p>
          </table:table-cell>
          <table:table-cell table:formula="of:=[.B24]/[.C24]" office:value-type="float" office:value="0.954972231503314" calcext:value-type="float">
            <text:p>0.954972231503314</text:p>
          </table:table-cell>
          <table:table-cell/>
          <table:table-cell table:formula="of:=LOG([.G24]-2)" office:value-type="float" office:value="-1.32790214206428" calcext:value-type="float">
            <text:p>-1.32790214206428</text:p>
          </table:table-cell>
          <table:table-cell office:value-type="float" office:value="2.047" calcext:value-type="float">
            <text:p>2.047</text:p>
          </table:table-cell>
          <table:table-cell office:value-type="float" office:value="5.61867280512796" calcext:value-type="float">
            <text:p>5.61867280512796</text:p>
          </table:table-cell>
          <table:table-cell table:formula="of:=LOG([.H24])" office:value-type="float" office:value="0.749633742352097" calcext:value-type="float">
            <text:p>0.749633742352097</text:p>
          </table:table-cell>
          <table:table-cell table:formula="of:=2*[.G24]*(1/SQRT([.G24]^2-2^2)-1)" office:value-type="float" office:value="5.2931186484255" calcext:value-type="float">
            <text:p>5.2931186484255</text:p>
          </table:table-cell>
          <table:table-cell table:formula="of:=LOG([.J24]/[.G24])" office:value-type="float" office:value="0.41259378640886" calcext:value-type="float">
            <text:p>0.41259378640886</text:p>
          </table:table-cell>
          <table:table-cell/>
          <table:table-cell table:formula="of:=SQRT(2*[.G24])*([.G24]-2)^[.$L$1]" office:value-type="float" office:value="9.33308003708975" calcext:value-type="float">
            <text:p>9.33308003708975</text:p>
          </table:table-cell>
          <table:table-cell table:formula="of:=[.J24]-[.M24]+4" office:value-type="float" office:value="-0.0399613886642465" calcext:value-type="float">
            <text:p>-0.039961388664247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2.00490086879037" calcext:value-type="float">
            <text:p>2.00490086879037</text:p>
          </table:table-cell>
          <table:table-cell table:formula="of:=2*[.A25]*(1/SQRT([.A25]^2-0.1^2)-1)" office:value-type="float" office:value="1.39971010629825" calcext:value-type="float">
            <text:p>1.39971010629825</text:p>
          </table:table-cell>
          <table:table-cell table:formula="of:=[.B25]/[.C25]" office:value-type="float" office:value="1.43236864531373" calcext:value-type="float">
            <text:p>1.43236864531373</text:p>
          </table:table-cell>
          <table:table-cell/>
          <table:table-cell table:formula="of:=LOG([.G25]-2)" office:value-type="float" office:value="-1.30980391997149" calcext:value-type="float">
            <text:p>-1.30980391997149</text:p>
          </table:table-cell>
          <table:table-cell office:value-type="float" office:value="2.049" calcext:value-type="float">
            <text:p>2.049</text:p>
          </table:table-cell>
          <table:table-cell office:value-type="float" office:value="5.51966535481856" calcext:value-type="float">
            <text:p>5.51966535481856</text:p>
          </table:table-cell>
          <table:table-cell table:formula="of:=LOG([.H25])" office:value-type="float" office:value="0.741912748207231" calcext:value-type="float">
            <text:p>0.741912748207231</text:p>
          </table:table-cell>
          <table:table-cell table:formula="of:=2*[.G25]*(1/SQRT([.G25]^2-2^2)-1)" office:value-type="float" office:value="5.10225841021566" calcext:value-type="float">
            <text:p>5.10225841021566</text:p>
          </table:table-cell>
          <table:table-cell table:formula="of:=LOG([.J25]/[.G25])" office:value-type="float" office:value="0.396220491813142" calcext:value-type="float">
            <text:p>0.396220491813142</text:p>
          </table:table-cell>
          <table:table-cell/>
          <table:table-cell table:formula="of:=SQRT(2*[.G25])*([.G25]-2)^[.$L$1]" office:value-type="float" office:value="9.14508901330242" calcext:value-type="float">
            <text:p>9.14508901330242</text:p>
          </table:table-cell>
          <table:table-cell table:formula="of:=[.J25]-[.M25]+4" office:value-type="float" office:value="-0.0428306030867542" calcext:value-type="float">
            <text:p>-0.042830603086754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1.31184871661592" calcext:value-type="float">
            <text:p>1.31184871661592</text:p>
          </table:table-cell>
          <table:table-cell table:formula="of:=2*[.A26]*(1/SQRT([.A26]^2-0.1^2)-1)" office:value-type="float" office:value="1.37440717853536" calcext:value-type="float">
            <text:p>1.37440717853536</text:p>
          </table:table-cell>
          <table:table-cell table:formula="of:=[.B26]/[.C26]" office:value-type="float" office:value="0.954483312590008" calcext:value-type="float">
            <text:p>0.954483312590008</text:p>
          </table:table-cell>
          <table:table-cell/>
          <table:table-cell table:formula="of:=LOG([.G26]-2)" office:value-type="float" office:value="-1.29242982390206" calcext:value-type="float">
            <text:p>-1.29242982390206</text:p>
          </table:table-cell>
          <table:table-cell office:value-type="float" office:value="2.051" calcext:value-type="float">
            <text:p>2.051</text:p>
          </table:table-cell>
          <table:table-cell office:value-type="float" office:value="2.72270488354218" calcext:value-type="float">
            <text:p>2.72270488354218</text:p>
          </table:table-cell>
          <table:table-cell table:formula="of:=LOG([.H26])" office:value-type="float" office:value="0.435000570317198" calcext:value-type="float">
            <text:p>0.435000570317198</text:p>
          </table:table-cell>
          <table:table-cell table:formula="of:=2*[.G26]*(1/SQRT([.G26]^2-2^2)-1)" office:value-type="float" office:value="4.92263085300985" calcext:value-type="float">
            <text:p>4.92263085300985</text:p>
          </table:table-cell>
          <table:table-cell table:formula="of:=LOG([.J26]/[.G26])" office:value-type="float" office:value="0.380231608979078" calcext:value-type="float">
            <text:p>0.380231608979078</text:p>
          </table:table-cell>
          <table:table-cell/>
          <table:table-cell table:formula="of:=SQRT(2*[.G26])*([.G26]-2)^[.$L$1]" office:value-type="float" office:value="8.968353948692" calcext:value-type="float">
            <text:p>8.968353948692</text:p>
          </table:table-cell>
          <table:table-cell table:formula="of:=[.J26]-[.M26]+4" office:value-type="float" office:value="-0.0457230956821499" calcext:value-type="float">
            <text:p>-0.04572309568215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1.2920472265538" calcext:value-type="float">
            <text:p>1.2920472265538</text:p>
          </table:table-cell>
          <table:table-cell table:formula="of:=2*[.A27]*(1/SQRT([.A27]^2-0.1^2)-1)" office:value-type="float" office:value="1.34956953580551" calcext:value-type="float">
            <text:p>1.34956953580551</text:p>
          </table:table-cell>
          <table:table-cell table:formula="of:=[.B27]/[.C27]" office:value-type="float" office:value="0.957377291258001" calcext:value-type="float">
            <text:p>0.957377291258001</text:p>
          </table:table-cell>
          <table:table-cell/>
          <table:table-cell table:formula="of:=LOG([.G27]-2)" office:value-type="float" office:value="-1.27572413039921" calcext:value-type="float">
            <text:p>-1.27572413039921</text:p>
          </table:table-cell>
          <table:table-cell office:value-type="float" office:value="2.053" calcext:value-type="float">
            <text:p>2.053</text:p>
          </table:table-cell>
          <table:table-cell office:value-type="float" office:value="5.37115417935259" calcext:value-type="float">
            <text:p>5.37115417935259</text:p>
          </table:table-cell>
          <table:table-cell table:formula="of:=LOG([.H27])" office:value-type="float" office:value="0.7300676190076" calcext:value-type="float">
            <text:p>0.7300676190076</text:p>
          </table:table-cell>
          <table:table-cell table:formula="of:=2*[.G27]*(1/SQRT([.G27]^2-2^2)-1)" office:value-type="float" office:value="4.75316332655018" calcext:value-type="float">
            <text:p>4.75316332655018</text:p>
          </table:table-cell>
          <table:table-cell table:formula="of:=LOG([.J27]/[.G27])" office:value-type="float" office:value="0.364593788256969" calcext:value-type="float">
            <text:p>0.364593788256969</text:p>
          </table:table-cell>
          <table:table-cell/>
          <table:table-cell table:formula="of:=SQRT(2*[.G27])*([.G27]-2)^[.$L$1]" office:value-type="float" office:value="8.80180084489576" calcext:value-type="float">
            <text:p>8.80180084489576</text:p>
          </table:table-cell>
          <table:table-cell table:formula="of:=[.J27]-[.M27]+4" office:value-type="float" office:value="-0.0486375183455783" calcext:value-type="float">
            <text:p>-0.048637518345578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1.27224573649167" calcext:value-type="float">
            <text:p>1.27224573649167</text:p>
          </table:table-cell>
          <table:table-cell table:formula="of:=2*[.A28]*(1/SQRT([.A28]^2-0.1^2)-1)" office:value-type="float" office:value="1.32514339159822" calcext:value-type="float">
            <text:p>1.32514339159822</text:p>
          </table:table-cell>
          <table:table-cell table:formula="of:=[.B28]/[.C28]" office:value-type="float" office:value="0.9600815614054" calcext:value-type="float">
            <text:p>0.9600815614054</text:p>
          </table:table-cell>
          <table:table-cell/>
          <table:table-cell table:formula="of:=LOG([.G28]-2)" office:value-type="float" office:value="-1.25963731050575" calcext:value-type="float">
            <text:p>-1.25963731050575</text:p>
          </table:table-cell>
          <table:table-cell office:value-type="float" office:value="2.055" calcext:value-type="float">
            <text:p>2.055</text:p>
          </table:table-cell>
          <table:table-cell office:value-type="float" office:value="5.27214672904077" calcext:value-type="float">
            <text:p>5.27214672904077</text:p>
          </table:table-cell>
          <table:table-cell table:formula="of:=LOG([.H28])" office:value-type="float" office:value="0.721987488597711" calcext:value-type="float">
            <text:p>0.721987488597711</text:p>
          </table:table-cell>
          <table:table-cell table:formula="of:=2*[.G28]*(1/SQRT([.G28]^2-2^2)-1)" office:value-type="float" office:value="4.59292113196035" calcext:value-type="float">
            <text:p>4.59292113196035</text:p>
          </table:table-cell>
          <table:table-cell table:formula="of:=LOG([.J28]/[.G28])" office:value-type="float" office:value="0.349277161716504" calcext:value-type="float">
            <text:p>0.349277161716504</text:p>
          </table:table-cell>
          <table:table-cell/>
          <table:table-cell table:formula="of:=SQRT(2*[.G28])*([.G28]-2)^[.$L$1]" office:value-type="float" office:value="8.64449378085684" calcext:value-type="float">
            <text:p>8.64449378085684</text:p>
          </table:table-cell>
          <table:table-cell table:formula="of:=[.J28]-[.M28]+4" office:value-type="float" office:value="-0.0515726488964852" calcext:value-type="float">
            <text:p>-0.051572648896485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1.25244424642954" calcext:value-type="float">
            <text:p>1.25244424642954</text:p>
          </table:table-cell>
          <table:table-cell table:formula="of:=2*[.A29]*(1/SQRT([.A29]^2-0.1^2)-1)" office:value-type="float" office:value="1.30108262798573" calcext:value-type="float">
            <text:p>1.30108262798573</text:p>
          </table:table-cell>
          <table:table-cell table:formula="of:=[.B29]/[.C29]" office:value-type="float" office:value="0.962616992564498" calcext:value-type="float">
            <text:p>0.962616992564498</text:p>
          </table:table-cell>
          <table:table-cell/>
          <table:table-cell table:formula="of:=LOG([.G29]-2)" office:value-type="float" office:value="-1.24412514432751" calcext:value-type="float">
            <text:p>-1.24412514432751</text:p>
          </table:table-cell>
          <table:table-cell office:value-type="float" office:value="2.057" calcext:value-type="float">
            <text:p>2.057</text:p>
          </table:table-cell>
          <table:table-cell office:value-type="float" office:value="5.17313927873129" calcext:value-type="float">
            <text:p>5.17313927873129</text:p>
          </table:table-cell>
          <table:table-cell table:formula="of:=LOG([.H29])" office:value-type="float" office:value="0.713754171270124" calcext:value-type="float">
            <text:p>0.713754171270124</text:p>
          </table:table-cell>
          <table:table-cell table:formula="of:=2*[.G29]*(1/SQRT([.G29]^2-2^2)-1)" office:value-type="float" office:value="4.44108552774178" calcext:value-type="float">
            <text:p>4.44108552774178</text:p>
          </table:table-cell>
          <table:table-cell table:formula="of:=LOG([.J29]/[.G29])" office:value-type="float" office:value="0.33425484533138" calcext:value-type="float">
            <text:p>0.33425484533138</text:p>
          </table:table-cell>
          <table:table-cell/>
          <table:table-cell table:formula="of:=SQRT(2*[.G29])*([.G29]-2)^[.$L$1]" office:value-type="float" office:value="8.49561290293357" calcext:value-type="float">
            <text:p>8.49561290293357</text:p>
          </table:table-cell>
          <table:table-cell table:formula="of:=[.J29]-[.M29]+4" office:value-type="float" office:value="-0.0545273751917907" calcext:value-type="float">
            <text:p>-0.054527375191791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1.23264275636742" calcext:value-type="float">
            <text:p>1.23264275636742</text:p>
          </table:table-cell>
          <table:table-cell table:formula="of:=2*[.A30]*(1/SQRT([.A30]^2-0.1^2)-1)" office:value-type="float" office:value="1.27734750287766" calcext:value-type="float">
            <text:p>1.27734750287766</text:p>
          </table:table-cell>
          <table:table-cell table:formula="of:=[.B30]/[.C30]" office:value-type="float" office:value="0.965001891490349" calcext:value-type="float">
            <text:p>0.965001891490349</text:p>
          </table:table-cell>
          <table:table-cell/>
          <table:table-cell table:formula="of:=LOG([.G30]-2)" office:value-type="float" office:value="-1.22914798835785" calcext:value-type="float">
            <text:p>-1.22914798835785</text:p>
          </table:table-cell>
          <table:table-cell office:value-type="float" office:value="2.059" calcext:value-type="float">
            <text:p>2.059</text:p>
          </table:table-cell>
          <table:table-cell office:value-type="float" office:value="2.54944184549859" calcext:value-type="float">
            <text:p>2.54944184549859</text:p>
          </table:table-cell>
          <table:table-cell table:formula="of:=LOG([.H30])" office:value-type="float" office:value="0.406445109864146" calcext:value-type="float">
            <text:p>0.406445109864146</text:p>
          </table:table-cell>
          <table:table-cell table:formula="of:=2*[.G30]*(1/SQRT([.G30]^2-2^2)-1)" office:value-type="float" office:value="4.29693587434823" calcext:value-type="float">
            <text:p>4.29693587434823</text:p>
          </table:table-cell>
          <table:table-cell table:formula="of:=LOG([.J30]/[.G30])" office:value-type="float" office:value="0.319502525887255" calcext:value-type="float">
            <text:p>0.319502525887255</text:p>
          </table:table-cell>
          <table:table-cell/>
          <table:table-cell table:formula="of:=SQRT(2*[.G30])*([.G30]-2)^[.$L$1]" office:value-type="float" office:value="8.35443655607554" calcext:value-type="float">
            <text:p>8.35443655607554</text:p>
          </table:table-cell>
          <table:table-cell table:formula="of:=[.J30]-[.M30]+4" office:value-type="float" office:value="-0.0575006817273085" calcext:value-type="float">
            <text:p>-0.057500681727309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1.21284126630529" calcext:value-type="float">
            <text:p>1.21284126630529</text:p>
          </table:table-cell>
          <table:table-cell table:formula="of:=2*[.A31]*(1/SQRT([.A31]^2-0.1^2)-1)" office:value-type="float" office:value="1.25390360747726" calcext:value-type="float">
            <text:p>1.25390360747726</text:p>
          </table:table-cell>
          <table:table-cell table:formula="of:=[.B31]/[.C31]" office:value-type="float" office:value="0.967252394101823" calcext:value-type="float">
            <text:p>0.967252394101823</text:p>
          </table:table-cell>
          <table:table-cell/>
          <table:table-cell table:formula="of:=LOG([.G31]-2)" office:value-type="float" office:value="-1.21467016498923" calcext:value-type="float">
            <text:p>-1.21467016498923</text:p>
          </table:table-cell>
          <table:table-cell office:value-type="float" office:value="2.061" calcext:value-type="float">
            <text:p>2.061</text:p>
          </table:table-cell>
          <table:table-cell office:value-type="float" office:value="5.02462810326532" calcext:value-type="float">
            <text:p>5.02462810326532</text:p>
          </table:table-cell>
          <table:table-cell table:formula="of:=LOG([.H31])" office:value-type="float" office:value="0.701103923072283" calcext:value-type="float">
            <text:p>0.701103923072283</text:p>
          </table:table-cell>
          <table:table-cell table:formula="of:=2*[.G31]*(1/SQRT([.G31]^2-2^2)-1)" office:value-type="float" office:value="4.15983502749292" calcext:value-type="float">
            <text:p>4.15983502749292</text:p>
          </table:table-cell>
          <table:table-cell table:formula="of:=LOG([.J31]/[.G31])" office:value-type="float" office:value="0.304998115753739" calcext:value-type="float">
            <text:p>0.304998115753739</text:p>
          </table:table-cell>
          <table:table-cell/>
          <table:table-cell table:formula="of:=SQRT(2*[.G31])*([.G31]-2)^[.$L$1]" office:value-type="float" office:value="8.2203266657599" calcext:value-type="float">
            <text:p>8.2203266657599</text:p>
          </table:table-cell>
          <table:table-cell table:formula="of:=[.J31]-[.M31]+4" office:value-type="float" office:value="-0.0604916382669822" calcext:value-type="float">
            <text:p>-0.06049163826698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1.19303977624316" calcext:value-type="float">
            <text:p>1.19303977624316</text:p>
          </table:table-cell>
          <table:table-cell table:formula="of:=2*[.A32]*(1/SQRT([.A32]^2-0.1^2)-1)" office:value-type="float" office:value="1.23072101953601" calcext:value-type="float">
            <text:p>1.23072101953601</text:p>
          </table:table-cell>
          <table:table-cell table:formula="of:=[.B32]/[.C32]" office:value-type="float" office:value="0.96938279049865" calcext:value-type="float">
            <text:p>0.96938279049865</text:p>
          </table:table-cell>
          <table:table-cell/>
          <table:table-cell table:formula="of:=LOG([.G32]-2)" office:value-type="float" office:value="-1.20065945054642" calcext:value-type="float">
            <text:p>-1.20065945054642</text:p>
          </table:table-cell>
          <table:table-cell office:value-type="float" office:value="2.063" calcext:value-type="float">
            <text:p>2.063</text:p>
          </table:table-cell>
          <table:table-cell office:value-type="float" office:value="2.47518625776562" calcext:value-type="float">
            <text:p>2.47518625776562</text:p>
          </table:table-cell>
          <table:table-cell table:formula="of:=LOG([.H32])" office:value-type="float" office:value="0.393607885158974" calcext:value-type="float">
            <text:p>0.393607885158974</text:p>
          </table:table-cell>
          <table:table-cell table:formula="of:=2*[.G32]*(1/SQRT([.G32]^2-2^2)-1)" office:value-type="float" office:value="4.02921730403102" calcext:value-type="float">
            <text:p>4.02921730403102</text:p>
          </table:table-cell>
          <table:table-cell table:formula="of:=LOG([.J32]/[.G32])" office:value-type="float" office:value="0.2907214624474" calcext:value-type="float">
            <text:p>0.2907214624474</text:p>
          </table:table-cell>
          <table:table-cell/>
          <table:table-cell table:formula="of:=SQRT(2*[.G32])*([.G32]-2)^[.$L$1]" office:value-type="float" office:value="8.09271669416787" calcext:value-type="float">
            <text:p>8.09271669416787</text:p>
          </table:table-cell>
          <table:table-cell table:formula="of:=[.J32]-[.M32]+4" office:value-type="float" office:value="-0.063499390136851" calcext:value-type="float">
            <text:p>-0.06349939013685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1.17323828618103" calcext:value-type="float">
            <text:p>1.17323828618103</text:p>
          </table:table-cell>
          <table:table-cell table:formula="of:=2*[.A33]*(1/SQRT([.A33]^2-0.1^2)-1)" office:value-type="float" office:value="1.20777361107393" calcext:value-type="float">
            <text:p>1.20777361107393</text:p>
          </table:table-cell>
          <table:table-cell table:formula="of:=[.B33]/[.C33]" office:value-type="float" office:value="0.971405796105952" calcext:value-type="float">
            <text:p>0.971405796105952</text:p>
          </table:table-cell>
          <table:table-cell/>
          <table:table-cell table:formula="of:=LOG([.G33]-2)" office:value-type="float" office:value="-1.18708664335714" calcext:value-type="float">
            <text:p>-1.18708664335714</text:p>
          </table:table-cell>
          <table:table-cell office:value-type="float" office:value="2.065" calcext:value-type="float">
            <text:p>2.065</text:p>
          </table:table-cell>
          <table:table-cell office:value-type="float" office:value="4.87611692779935" calcext:value-type="float">
            <text:p>4.87611692779935</text:p>
          </table:table-cell>
          <table:table-cell table:formula="of:=LOG([.H33])" office:value-type="float" office:value="0.688074111320663" calcext:value-type="float">
            <text:p>0.688074111320663</text:p>
          </table:table-cell>
          <table:table-cell table:formula="of:=2*[.G33]*(1/SQRT([.G33]^2-2^2)-1)" office:value-type="float" office:value="3.9045785015994" calcext:value-type="float">
            <text:p>3.9045785015994</text:p>
          </table:table-cell>
          <table:table-cell table:formula="of:=LOG([.J33]/[.G33])" office:value-type="float" office:value="0.276654102756238" calcext:value-type="float">
            <text:p>0.276654102756238</text:p>
          </table:table-cell>
          <table:table-cell/>
          <table:table-cell table:formula="of:=SQRT(2*[.G33])*([.G33]-2)^[.$L$1]" office:value-type="float" office:value="7.9711016514947" calcext:value-type="float">
            <text:p>7.9711016514947</text:p>
          </table:table-cell>
          <table:table-cell table:formula="of:=[.J33]-[.M33]+4" office:value-type="float" office:value="-0.0665231498953069" calcext:value-type="float">
            <text:p>-0.066523149895307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1.15343679611891" calcext:value-type="float">
            <text:p>1.15343679611891</text:p>
          </table:table-cell>
          <table:table-cell table:formula="of:=2*[.A34]*(1/SQRT([.A34]^2-0.1^2)-1)" office:value-type="float" office:value="1.18503847887873" calcext:value-type="float">
            <text:p>1.18503847887873</text:p>
          </table:table-cell>
          <table:table-cell table:formula="of:=[.B34]/[.C34]" office:value-type="float" office:value="0.973332779210916" calcext:value-type="float">
            <text:p>0.973332779210916</text:p>
          </table:table-cell>
          <table:table-cell/>
          <table:table-cell table:formula="of:=LOG([.G34]-2)" office:value-type="float" office:value="-1.17392519729917" calcext:value-type="float">
            <text:p>-1.17392519729917</text:p>
          </table:table-cell>
          <table:table-cell office:value-type="float" office:value="2.067" calcext:value-type="float">
            <text:p>2.067</text:p>
          </table:table-cell>
          <table:table-cell office:value-type="float" office:value="4.77710947748765" calcext:value-type="float">
            <text:p>4.77710947748765</text:p>
          </table:table-cell>
          <table:table-cell table:formula="of:=LOG([.H34])" office:value-type="float" office:value="0.679165194166748" calcext:value-type="float">
            <text:p>0.679165194166748</text:p>
          </table:table-cell>
          <table:table-cell table:formula="of:=2*[.G34]*(1/SQRT([.G34]^2-2^2)-1)" office:value-type="float" office:value="3.78546757028631" calcext:value-type="float">
            <text:p>3.78546757028631</text:p>
          </table:table-cell>
          <table:table-cell table:formula="of:=LOG([.J34]/[.G34])" office:value-type="float" office:value="0.262779053352484" calcext:value-type="float">
            <text:p>0.262779053352484</text:p>
          </table:table-cell>
          <table:table-cell/>
          <table:table-cell table:formula="of:=SQRT(2*[.G34])*([.G34]-2)^[.$L$1]" office:value-type="float" office:value="7.8550297604346" calcext:value-type="float">
            <text:p>7.8550297604346</text:p>
          </table:table-cell>
          <table:table-cell table:formula="of:=[.J34]-[.M34]+4" office:value-type="float" office:value="-0.0695621901482948" calcext:value-type="float">
            <text:p>-0.069562190148295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1.13363530605678" calcext:value-type="float">
            <text:p>1.13363530605678</text:p>
          </table:table-cell>
          <table:table-cell table:formula="of:=2*[.A35]*(1/SQRT([.A35]^2-0.1^2)-1)" office:value-type="float" office:value="1.16249547328692" calcext:value-type="float">
            <text:p>1.16249547328692</text:p>
          </table:table-cell>
          <table:table-cell table:formula="of:=[.B35]/[.C35]" office:value-type="float" office:value="0.975173953023195" calcext:value-type="float">
            <text:p>0.975173953023195</text:p>
          </table:table-cell>
          <table:table-cell/>
          <table:table-cell table:formula="of:=LOG([.G35]-2)" office:value-type="float" office:value="-1.16115090926275" calcext:value-type="float">
            <text:p>-1.16115090926275</text:p>
          </table:table-cell>
          <table:table-cell office:value-type="float" office:value="2.069" calcext:value-type="float">
            <text:p>2.069</text:p>
          </table:table-cell>
          <table:table-cell office:value-type="float" office:value="2.35142694487786" calcext:value-type="float">
            <text:p>2.35142694487786</text:p>
          </table:table-cell>
          <table:table-cell table:formula="of:=LOG([.H35])" office:value-type="float" office:value="0.371331490447918" calcext:value-type="float">
            <text:p>0.371331490447918</text:p>
          </table:table-cell>
          <table:table-cell table:formula="of:=2*[.G35]*(1/SQRT([.G35]^2-2^2)-1)" office:value-type="float" office:value="3.67147962262306" calcext:value-type="float">
            <text:p>3.67147962262306</text:p>
          </table:table-cell>
          <table:table-cell table:formula="of:=LOG([.J35]/[.G35])" office:value-type="float" office:value="0.249080631471747" calcext:value-type="float">
            <text:p>0.249080631471747</text:p>
          </table:table-cell>
          <table:table-cell/>
          <table:table-cell table:formula="of:=SQRT(2*[.G35])*([.G35]-2)^[.$L$1]" office:value-type="float" office:value="7.74409545994583" calcext:value-type="float">
            <text:p>7.74409545994583</text:p>
          </table:table-cell>
          <table:table-cell table:formula="of:=[.J35]-[.M35]+4" office:value-type="float" office:value="-0.0726158373227763" calcext:value-type="float">
            <text:p>-0.072615837322776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1.11383381599466" calcext:value-type="float">
            <text:p>1.11383381599466</text:p>
          </table:table-cell>
          <table:table-cell table:formula="of:=2*[.A36]*(1/SQRT([.A36]^2-0.1^2)-1)" office:value-type="float" office:value="1.14012680615853" calcext:value-type="float">
            <text:p>1.14012680615853</text:p>
          </table:table-cell>
          <table:table-cell table:formula="of:=[.B36]/[.C36]" office:value-type="float" office:value="0.976938538746877" calcext:value-type="float">
            <text:p>0.976938538746877</text:p>
          </table:table-cell>
          <table:table-cell/>
          <table:table-cell table:formula="of:=LOG([.G36]-2)" office:value-type="float" office:value="-1.14874165128092" calcext:value-type="float">
            <text:p>-1.14874165128092</text:p>
          </table:table-cell>
          <table:table-cell office:value-type="float" office:value="2.071" calcext:value-type="float">
            <text:p>2.071</text:p>
          </table:table-cell>
          <table:table-cell office:value-type="float" office:value="4.62859830202171" calcext:value-type="float">
            <text:p>4.62859830202171</text:p>
          </table:table-cell>
          <table:table-cell table:formula="of:=LOG([.H36])" office:value-type="float" office:value="0.665449491695473" calcext:value-type="float">
            <text:p>0.665449491695473</text:p>
          </table:table-cell>
          <table:table-cell table:formula="of:=2*[.G36]*(1/SQRT([.G36]^2-2^2)-1)" office:value-type="float" office:value="3.56225003497031" calcext:value-type="float">
            <text:p>3.56225003497031</text:p>
          </table:table-cell>
          <table:table-cell table:formula="of:=LOG([.J36]/[.G36])" office:value-type="float" office:value="0.235544300511388" calcext:value-type="float">
            <text:p>0.235544300511388</text:p>
          </table:table-cell>
          <table:table-cell/>
          <table:table-cell table:formula="of:=SQRT(2*[.G36])*([.G36]-2)^[.$L$1]" office:value-type="float" office:value="7.63793350121706" calcext:value-type="float">
            <text:p>7.63793350121706</text:p>
          </table:table-cell>
          <table:table-cell table:formula="of:=[.J36]-[.M36]+4" office:value-type="float" office:value="-0.0756834662467494" calcext:value-type="float">
            <text:p>-0.075683466246749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1.09403232593253" calcext:value-type="float">
            <text:p>1.09403232593253</text:p>
          </table:table-cell>
          <table:table-cell table:formula="of:=2*[.A37]*(1/SQRT([.A37]^2-0.1^2)-1)" office:value-type="float" office:value="1.11791672306139" calcext:value-type="float">
            <text:p>1.11791672306139</text:p>
          </table:table-cell>
          <table:table-cell table:formula="of:=[.B37]/[.C37]" office:value-type="float" office:value="0.978634904876052" calcext:value-type="float">
            <text:p>0.978634904876052</text:p>
          </table:table-cell>
          <table:table-cell/>
          <table:table-cell table:formula="of:=LOG([.G37]-2)" office:value-type="float" office:value="-1.13667713987954" calcext:value-type="float">
            <text:p>-1.13667713987954</text:p>
          </table:table-cell>
          <table:table-cell office:value-type="float" office:value="2.073" calcext:value-type="float">
            <text:p>2.073</text:p>
          </table:table-cell>
          <table:table-cell office:value-type="float" office:value="2.27717135714488" calcext:value-type="float">
            <text:p>2.27717135714488</text:p>
          </table:table-cell>
          <table:table-cell table:formula="of:=LOG([.H37])" office:value-type="float" office:value="0.357395712504626" calcext:value-type="float">
            <text:p>0.357395712504626</text:p>
          </table:table-cell>
          <table:table-cell table:formula="of:=2*[.G37]*(1/SQRT([.G37]^2-2^2)-1)" office:value-type="float" office:value="3.45744944448857" calcext:value-type="float">
            <text:p>3.45744944448857</text:p>
          </table:table-cell>
          <table:table-cell table:formula="of:=LOG([.J37]/[.G37])" office:value-type="float" office:value="0.222156536393874" calcext:value-type="float">
            <text:p>0.222156536393874</text:p>
          </table:table-cell>
          <table:table-cell/>
          <table:table-cell table:formula="of:=SQRT(2*[.G37])*([.G37]-2)^[.$L$1]" office:value-type="float" office:value="7.53621393990014" calcext:value-type="float">
            <text:p>7.53621393990014</text:p>
          </table:table-cell>
          <table:table-cell table:formula="of:=[.J37]-[.M37]+4" office:value-type="float" office:value="-0.0787644954115763" calcext:value-type="float">
            <text:p>-0.078764495411576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1.0742308358704" calcext:value-type="float">
            <text:p>1.0742308358704</text:p>
          </table:table-cell>
          <table:table-cell table:formula="of:=2*[.A38]*(1/SQRT([.A38]^2-0.1^2)-1)" office:value-type="float" office:value="1.09585122782103" calcext:value-type="float">
            <text:p>1.09585122782103</text:p>
          </table:table-cell>
          <table:table-cell table:formula="of:=[.B38]/[.C38]" office:value-type="float" office:value="0.980270686931091" calcext:value-type="float">
            <text:p>0.980270686931091</text:p>
          </table:table-cell>
          <table:table-cell/>
          <table:table-cell table:formula="of:=LOG([.G38]-2)" office:value-type="float" office:value="-1.1249387366083" calcext:value-type="float">
            <text:p>-1.1249387366083</text:p>
          </table:table-cell>
          <table:table-cell office:value-type="float" office:value="2.075" calcext:value-type="float">
            <text:p>2.075</text:p>
          </table:table-cell>
          <table:table-cell office:value-type="float" office:value="4.48008712655577" calcext:value-type="float">
            <text:p>4.48008712655577</text:p>
          </table:table-cell>
          <table:table-cell table:formula="of:=LOG([.H38])" office:value-type="float" office:value="0.651286460028158" calcext:value-type="float">
            <text:p>0.651286460028158</text:p>
          </table:table-cell>
          <table:table-cell table:formula="of:=2*[.G38]*(1/SQRT([.G38]^2-2^2)-1)" office:value-type="float" office:value="3.35677948532582" calcext:value-type="float">
            <text:p>3.35677948532582</text:p>
          </table:table-cell>
          <table:table-cell table:formula="of:=LOG([.J38]/[.G38])" office:value-type="float" office:value="0.208904711319434" calcext:value-type="float">
            <text:p>0.208904711319434</text:p>
          </table:table-cell>
          <table:table-cell/>
          <table:table-cell table:formula="of:=SQRT(2*[.G38])*([.G38]-2)^[.$L$1]" office:value-type="float" office:value="7.43863786814046" calcext:value-type="float">
            <text:p>7.43863786814046</text:p>
          </table:table-cell>
          <table:table-cell table:formula="of:=[.J38]-[.M38]+4" office:value-type="float" office:value="-0.0818583828146346" calcext:value-type="float">
            <text:p>-0.081858382814635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1.05442934580827" calcext:value-type="float">
            <text:p>1.05442934580827</text:p>
          </table:table-cell>
          <table:table-cell table:formula="of:=2*[.A39]*(1/SQRT([.A39]^2-0.1^2)-1)" office:value-type="float" office:value="1.07391785001261" calcext:value-type="float">
            <text:p>1.07391785001261</text:p>
          </table:table-cell>
          <table:table-cell table:formula="of:=[.B39]/[.C39]" office:value-type="float" office:value="0.981852891071591" calcext:value-type="float">
            <text:p>0.981852891071591</text:p>
          </table:table-cell>
          <table:table-cell/>
          <table:table-cell table:formula="of:=LOG([.G39]-2)" office:value-type="float" office:value="-1.11350927482752" calcext:value-type="float">
            <text:p>-1.11350927482752</text:p>
          </table:table-cell>
          <table:table-cell office:value-type="float" office:value="2.077" calcext:value-type="float">
            <text:p>2.077</text:p>
          </table:table-cell>
          <table:table-cell office:value-type="float" office:value="2.20291576941189" calcext:value-type="float">
            <text:p>2.20291576941189</text:p>
          </table:table-cell>
          <table:table-cell table:formula="of:=LOG([.H39])" office:value-type="float" office:value="0.342997891803983" calcext:value-type="float">
            <text:p>0.342997891803983</text:p>
          </table:table-cell>
          <table:table-cell table:formula="of:=2*[.G39]*(1/SQRT([.G39]^2-2^2)-1)" office:value-type="float" office:value="3.25996913833319" calcext:value-type="float">
            <text:p>3.25996913833319</text:p>
          </table:table-cell>
          <table:table-cell table:formula="of:=LOG([.J39]/[.G39])" office:value-type="float" office:value="0.195776992147858" calcext:value-type="float">
            <text:p>0.195776992147858</text:p>
          </table:table-cell>
          <table:table-cell/>
          <table:table-cell table:formula="of:=SQRT(2*[.G39])*([.G39]-2)^[.$L$1]" office:value-type="float" office:value="7.34493376063066" calcext:value-type="float">
            <text:p>7.34493376063066</text:p>
          </table:table-cell>
          <table:table-cell table:formula="of:=[.J39]-[.M39]+4" office:value-type="float" office:value="-0.0849646222974698" calcext:value-type="float">
            <text:p>-0.08496462229747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1.03462785574614" calcext:value-type="float">
            <text:p>1.03462785574614</text:p>
          </table:table-cell>
          <table:table-cell table:formula="of:=2*[.A40]*(1/SQRT([.A40]^2-0.1^2)-1)" office:value-type="float" office:value="1.05210544785095" calcext:value-type="float">
            <text:p>1.05210544785095</text:p>
          </table:table-cell>
          <table:table-cell table:formula="of:=[.B40]/[.C40]" office:value-type="float" office:value="0.98338798440735" calcext:value-type="float">
            <text:p>0.98338798440735</text:p>
          </table:table-cell>
          <table:table-cell/>
          <table:table-cell table:formula="of:=LOG([.G40]-2)" office:value-type="float" office:value="-1.10237290870956" calcext:value-type="float">
            <text:p>-1.10237290870956</text:p>
          </table:table-cell>
          <table:table-cell office:value-type="float" office:value="2.079" calcext:value-type="float">
            <text:p>2.079</text:p>
          </table:table-cell>
          <table:table-cell office:value-type="float" office:value="4.33157595108983" calcext:value-type="float">
            <text:p>4.33157595108983</text:p>
          </table:table-cell>
          <table:table-cell table:formula="of:=LOG([.H40])" office:value-type="float" office:value="0.636645933845268" calcext:value-type="float">
            <text:p>0.636645933845268</text:p>
          </table:table-cell>
          <table:table-cell table:formula="of:=2*[.G40]*(1/SQRT([.G40]^2-2^2)-1)" office:value-type="float" office:value="3.16677159264624" calcext:value-type="float">
            <text:p>3.16677159264624</text:p>
          </table:table-cell>
          <table:table-cell table:formula="of:=LOG([.J40]/[.G40])" office:value-type="float" office:value="0.182762251138454" calcext:value-type="float">
            <text:p>0.182762251138454</text:p>
          </table:table-cell>
          <table:table-cell/>
          <table:table-cell table:formula="of:=SQRT(2*[.G40])*([.G40]-2)^[.$L$1]" office:value-type="float" office:value="7.25485433295562" calcext:value-type="float">
            <text:p>7.25485433295562</text:p>
          </table:table-cell>
          <table:table-cell table:formula="of:=[.J40]-[.M40]+4" office:value-type="float" office:value="-0.0880827403093845" calcext:value-type="float">
            <text:p>-0.088082740309385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1.51481398975273" calcext:value-type="float">
            <text:p>1.51481398975273</text:p>
          </table:table-cell>
          <table:table-cell table:formula="of:=2*[.A41]*(1/SQRT([.A41]^2-0.1^2)-1)" office:value-type="float" office:value="1.03040404040404" calcext:value-type="float">
            <text:p>1.03040404040404</text:p>
          </table:table-cell>
          <table:table-cell table:formula="of:=[.B41]/[.C41]" office:value-type="float" office:value="1.47011650804353" calcext:value-type="float">
            <text:p>1.47011650804353</text:p>
          </table:table-cell>
          <table:table-cell/>
          <table:table-cell table:formula="of:=LOG([.G41]-2)" office:value-type="float" office:value="-1.09151498112135" calcext:value-type="float">
            <text:p>-1.09151498112135</text:p>
          </table:table-cell>
          <table:table-cell office:value-type="float" office:value="2.081" calcext:value-type="float">
            <text:p>2.081</text:p>
          </table:table-cell>
          <table:table-cell office:value-type="float" office:value="2.12866018167891" calcext:value-type="float">
            <text:p>2.12866018167891</text:p>
          </table:table-cell>
          <table:table-cell table:formula="of:=LOG([.H41])" office:value-type="float" office:value="0.328106336402639" calcext:value-type="float">
            <text:p>0.328106336402639</text:p>
          </table:table-cell>
          <table:table-cell table:formula="of:=2*[.G41]*(1/SQRT([.G41]^2-2^2)-1)" office:value-type="float" office:value="3.07696153642459" calcext:value-type="float">
            <text:p>3.07696153642459</text:p>
          </table:table-cell>
          <table:table-cell table:formula="of:=LOG([.J41]/[.G41])" office:value-type="float" office:value="0.169849987169091" calcext:value-type="float">
            <text:p>0.169849987169091</text:p>
          </table:table-cell>
          <table:table-cell/>
          <table:table-cell table:formula="of:=SQRT(2*[.G41])*([.G41]-2)^[.$L$1]" office:value-type="float" office:value="7.16817382946192" calcext:value-type="float">
            <text:p>7.16817382946192</text:p>
          </table:table-cell>
          <table:table-cell table:formula="of:=[.J41]-[.M41]+4" office:value-type="float" office:value="-0.0912122930373283" calcext:value-type="float">
            <text:p>-0.091212293037328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985124130590826" calcext:value-type="float">
            <text:p>0.985124130590826</text:p>
          </table:table-cell>
          <table:table-cell table:formula="of:=2*[.A42]*(1/SQRT([.A42]^2-0.1^2)-1)" office:value-type="float" office:value="1.00880466421157" calcext:value-type="float">
            <text:p>1.00880466421157</text:p>
          </table:table-cell>
          <table:table-cell table:formula="of:=[.B42]/[.C42]" office:value-type="float" office:value="0.976526145783384" calcext:value-type="float">
            <text:p>0.976526145783384</text:p>
          </table:table-cell>
          <table:table-cell/>
          <table:table-cell table:formula="of:=LOG([.G42]-2)" office:value-type="float" office:value="-1.08092190762393" calcext:value-type="float">
            <text:p>-1.08092190762393</text:p>
          </table:table-cell>
          <table:table-cell office:value-type="float" office:value="2.083" calcext:value-type="float">
            <text:p>2.083</text:p>
          </table:table-cell>
          <table:table-cell office:value-type="float" office:value="4.1830647756239" calcext:value-type="float">
            <text:p>4.1830647756239</text:p>
          </table:table-cell>
          <table:table-cell table:formula="of:=LOG([.H42])" office:value-type="float" office:value="0.621494589772647" calcext:value-type="float">
            <text:p>0.621494589772647</text:p>
          </table:table-cell>
          <table:table-cell table:formula="of:=2*[.G42]*(1/SQRT([.G42]^2-2^2)-1)" office:value-type="float" office:value="2.9903328090855" calcext:value-type="float">
            <text:p>2.9903328090855</text:p>
          </table:table-cell>
          <table:table-cell table:formula="of:=LOG([.J42]/[.G42])" office:value-type="float" office:value="0.157030255870306" calcext:value-type="float">
            <text:p>0.157030255870306</text:p>
          </table:table-cell>
          <table:table-cell/>
          <table:table-cell table:formula="of:=SQRT(2*[.G42])*([.G42]-2)^[.$L$1]" office:value-type="float" office:value="7.0846856729383" calcext:value-type="float">
            <text:p>7.0846856729383</text:p>
          </table:table-cell>
          <table:table-cell table:formula="of:=[.J42]-[.M42]+4" office:value-type="float" office:value="-0.0943528638528033" calcext:value-type="float">
            <text:p>-0.094352863852803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965322640528699" calcext:value-type="float">
            <text:p>0.965322640528699</text:p>
          </table:table-cell>
          <table:table-cell table:formula="of:=2*[.A43]*(1/SQRT([.A43]^2-0.1^2)-1)" office:value-type="float" office:value="0.987299250305197" calcext:value-type="float">
            <text:p>0.987299250305197</text:p>
          </table:table-cell>
          <table:table-cell table:formula="of:=[.B43]/[.C43]" office:value-type="float" office:value="0.977740680174016" calcext:value-type="float">
            <text:p>0.977740680174016</text:p>
          </table:table-cell>
          <table:table-cell/>
          <table:table-cell table:formula="of:=LOG([.G43]-2)" office:value-type="float" office:value="-1.07058107428571" calcext:value-type="float">
            <text:p>-1.07058107428571</text:p>
          </table:table-cell>
          <table:table-cell office:value-type="float" office:value="2.085" calcext:value-type="float">
            <text:p>2.085</text:p>
          </table:table-cell>
          <table:table-cell office:value-type="float" office:value="2.05440459394592" calcext:value-type="float">
            <text:p>2.05440459394592</text:p>
          </table:table-cell>
          <table:table-cell table:formula="of:=LOG([.H43])" office:value-type="float" office:value="0.312685977535144" calcext:value-type="float">
            <text:p>0.312685977535144</text:p>
          </table:table-cell>
          <table:table-cell table:formula="of:=2*[.G43]*(1/SQRT([.G43]^2-2^2)-1)" office:value-type="float" office:value="2.90669635938614" calcext:value-type="float">
            <text:p>2.90669635938614</text:p>
          </table:table-cell>
          <table:table-cell table:formula="of:=LOG([.J43]/[.G43])" office:value-type="float" office:value="0.144293607365866" calcext:value-type="float">
            <text:p>0.144293607365866</text:p>
          </table:table-cell>
          <table:table-cell/>
          <table:table-cell table:formula="of:=SQRT(2*[.G43])*([.G43]-2)^[.$L$1]" office:value-type="float" office:value="7.00420042042001" calcext:value-type="float">
            <text:p>7.00420042042001</text:p>
          </table:table-cell>
          <table:table-cell table:formula="of:=[.J43]-[.M43]+4" office:value-type="float" office:value="-0.0975040610338613" calcext:value-type="float">
            <text:p>-0.097504061033861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945521150466572" calcext:value-type="float">
            <text:p>0.945521150466572</text:p>
          </table:table-cell>
          <table:table-cell table:formula="of:=2*[.A44]*(1/SQRT([.A44]^2-0.1^2)-1)" office:value-type="float" office:value="0.965880518355945" calcext:value-type="float">
            <text:p>0.965880518355945</text:p>
          </table:table-cell>
          <table:table-cell table:formula="of:=[.B44]/[.C44]" office:value-type="float" office:value="0.978921442660396" calcext:value-type="float">
            <text:p>0.978921442660396</text:p>
          </table:table-cell>
          <table:table-cell/>
          <table:table-cell table:formula="of:=LOG([.G44]-2)" office:value-type="float" office:value="-1.06048074738138" calcext:value-type="float">
            <text:p>-1.06048074738138</text:p>
          </table:table-cell>
          <table:table-cell office:value-type="float" office:value="2.087" calcext:value-type="float">
            <text:p>2.087</text:p>
          </table:table-cell>
          <table:table-cell office:value-type="float" office:value="2.02965273136781" calcext:value-type="float">
            <text:p>2.02965273136781</text:p>
          </table:table-cell>
          <table:table-cell table:formula="of:=LOG([.H44])" office:value-type="float" office:value="0.307421737542691" calcext:value-type="float">
            <text:p>0.307421737542691</text:p>
          </table:table-cell>
          <table:table-cell table:formula="of:=2*[.G44]*(1/SQRT([.G44]^2-2^2)-1)" office:value-type="float" office:value="2.8258784633619" calcext:value-type="float">
            <text:p>2.8258784633619</text:p>
          </table:table-cell>
          <table:table-cell table:formula="of:=LOG([.J44]/[.G44])" office:value-type="float" office:value="0.131631030518455" calcext:value-type="float">
            <text:p>0.131631030518455</text:p>
          </table:table-cell>
          <table:table-cell/>
          <table:table-cell table:formula="of:=SQRT(2*[.G44])*([.G44]-2)^[.$L$1]" office:value-type="float" office:value="6.92654397908891" calcext:value-type="float">
            <text:p>6.92654397908891</text:p>
          </table:table-cell>
          <table:table-cell table:formula="of:=[.J44]-[.M44]+4" office:value-type="float" office:value="-0.100665515727004" calcext:value-type="float">
            <text:p>-0.100665515727004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925719660404445" calcext:value-type="float">
            <text:p>0.925719660404445</text:p>
          </table:table-cell>
          <table:table-cell table:formula="of:=2*[.A45]*(1/SQRT([.A45]^2-0.1^2)-1)" office:value-type="float" office:value="0.94454188525755" calcext:value-type="float">
            <text:p>0.94454188525755</text:p>
          </table:table-cell>
          <table:table-cell table:formula="of:=[.B45]/[.C45]" office:value-type="float" office:value="0.980072641407562" calcext:value-type="float">
            <text:p>0.980072641407562</text:p>
          </table:table-cell>
          <table:table-cell/>
          <table:table-cell table:formula="of:=LOG([.G45]-2)" office:value-type="float" office:value="-1.05060999335509" calcext:value-type="float">
            <text:p>-1.05060999335509</text:p>
          </table:table-cell>
          <table:table-cell office:value-type="float" office:value="2.089" calcext:value-type="float">
            <text:p>2.089</text:p>
          </table:table-cell>
          <table:table-cell office:value-type="float" office:value="3.98504987500353" calcext:value-type="float">
            <text:p>3.98504987500353</text:p>
          </table:table-cell>
          <table:table-cell table:formula="of:=LOG([.H45])" office:value-type="float" office:value="0.600433761190919" calcext:value-type="float">
            <text:p>0.600433761190919</text:p>
          </table:table-cell>
          <table:table-cell table:formula="of:=2*[.G45]*(1/SQRT([.G45]^2-2^2)-1)" office:value-type="float" office:value="2.74771916392857" calcext:value-type="float">
            <text:p>2.74771916392857</text:p>
          </table:table-cell>
          <table:table-cell table:formula="of:=LOG([.J45]/[.G45])" office:value-type="float" office:value="0.119033902748982" calcext:value-type="float">
            <text:p>0.119033902748982</text:p>
          </table:table-cell>
          <table:table-cell/>
          <table:table-cell table:formula="of:=SQRT(2*[.G45])*([.G45]-2)^[.$L$1]" office:value-type="float" office:value="6.85155604404716" calcext:value-type="float">
            <text:p>6.85155604404716</text:p>
          </table:table-cell>
          <table:table-cell table:formula="of:=[.J45]-[.M45]+4" office:value-type="float" office:value="-0.10383688011859" calcext:value-type="float">
            <text:p>-0.10383688011859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905918170342317" calcext:value-type="float">
            <text:p>0.905918170342317</text:p>
          </table:table-cell>
          <table:table-cell table:formula="of:=2*[.A46]*(1/SQRT([.A46]^2-0.1^2)-1)" office:value-type="float" office:value="0.92327738592403" calcext:value-type="float">
            <text:p>0.92327738592403</text:p>
          </table:table-cell>
          <table:table-cell table:formula="of:=[.B46]/[.C46]" office:value-type="float" office:value="0.981198266256311" calcext:value-type="float">
            <text:p>0.981198266256311</text:p>
          </table:table-cell>
          <table:table-cell/>
          <table:table-cell table:formula="of:=LOG([.G46]-2)" office:value-type="float" office:value="-1.04095860767891" calcext:value-type="float">
            <text:p>-1.04095860767891</text:p>
          </table:table-cell>
          <table:table-cell office:value-type="float" office:value="2.091" calcext:value-type="float">
            <text:p>2.091</text:p>
          </table:table-cell>
          <table:table-cell office:value-type="float" office:value="1.95539714363484" calcext:value-type="float">
            <text:p>1.95539714363484</text:p>
          </table:table-cell>
          <table:table-cell table:formula="of:=LOG([.H46])" office:value-type="float" office:value="0.291234976449415" calcext:value-type="float">
            <text:p>0.291234976449415</text:p>
          </table:table-cell>
          <table:table-cell table:formula="of:=2*[.G46]*(1/SQRT([.G46]^2-2^2)-1)" office:value-type="float" office:value="2.67207090028826" calcext:value-type="float">
            <text:p>2.67207090028826</text:p>
          </table:table-cell>
          <table:table-cell table:formula="of:=LOG([.J46]/[.G46])" office:value-type="float" office:value="0.106493944636825" calcext:value-type="float">
            <text:p>0.106493944636825</text:p>
          </table:table-cell>
          <table:table-cell/>
          <table:table-cell table:formula="of:=SQRT(2*[.G46])*([.G46]-2)^[.$L$1]" office:value-type="float" office:value="6.77908872607844" calcext:value-type="float">
            <text:p>6.77908872607844</text:p>
          </table:table-cell>
          <table:table-cell table:formula="of:=[.J46]-[.M46]+4" office:value-type="float" office:value="-0.107017825790188" calcext:value-type="float">
            <text:p>-0.107017825790188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office:value-type="float" office:value="0.88611668028019" calcext:value-type="float">
            <text:p>0.88611668028019</text:p>
          </table:table-cell>
          <table:table-cell table:formula="of:=2*[.A47]*(1/SQRT([.A47]^2-0.1^2)-1)" office:value-type="float" office:value="0.902081604459445" calcext:value-type="float">
            <text:p>0.902081604459445</text:p>
          </table:table-cell>
          <table:table-cell table:formula="of:=[.B47]/[.C47]" office:value-type="float" office:value="0.982302128654069" calcext:value-type="float">
            <text:p>0.982302128654069</text:p>
          </table:table-cell>
          <table:table-cell/>
          <table:table-cell table:formula="of:=LOG([.G47]-2)" office:value-type="float" office:value="-1.03151705144607" calcext:value-type="float">
            <text:p>-1.03151705144607</text:p>
          </table:table-cell>
          <table:table-cell office:value-type="float" office:value="2.093" calcext:value-type="float">
            <text:p>2.093</text:p>
          </table:table-cell>
          <table:table-cell office:value-type="float" office:value="3.83653869953756" calcext:value-type="float">
            <text:p>3.83653869953756</text:p>
          </table:table-cell>
          <table:table-cell table:formula="of:=LOG([.H47])" office:value-type="float" office:value="0.583939583329361" calcext:value-type="float">
            <text:p>0.583939583329361</text:p>
          </table:table-cell>
          <table:table-cell table:formula="of:=2*[.G47]*(1/SQRT([.G47]^2-2^2)-1)" office:value-type="float" office:value="2.59879730044913" calcext:value-type="float">
            <text:p>2.59879730044913</text:p>
          </table:table-cell>
          <table:table-cell table:formula="of:=LOG([.J47]/[.G47])" office:value-type="float" office:value="0.0940031786231011" calcext:value-type="float">
            <text:p>0.094003178623101</text:p>
          </table:table-cell>
          <table:table-cell/>
          <table:table-cell table:formula="of:=SQRT(2*[.G47])*([.G47]-2)^[.$L$1]" office:value-type="float" office:value="6.70900534268472" calcext:value-type="float">
            <text:p>6.70900534268472</text:p>
          </table:table-cell>
          <table:table-cell table:formula="of:=[.J47]-[.M47]+4" office:value-type="float" office:value="-0.110208042235586" calcext:value-type="float">
            <text:p>-0.110208042235586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866315190218073" calcext:value-type="float">
            <text:p>0.866315190218073</text:p>
          </table:table-cell>
          <table:table-cell table:formula="of:=2*[.A48]*(1/SQRT([.A48]^2-0.1^2)-1)" office:value-type="float" office:value="0.8809496141664" calcext:value-type="float">
            <text:p>0.8809496141664</text:p>
          </table:table-cell>
          <table:table-cell table:formula="of:=[.B48]/[.C48]" office:value-type="float" office:value="0.983387899020564" calcext:value-type="float">
            <text:p>0.983387899020564</text:p>
          </table:table-cell>
          <table:table-cell/>
          <table:table-cell table:formula="of:=LOG([.G48]-2)" office:value-type="float" office:value="-1.02227639471115" calcext:value-type="float">
            <text:p>-1.02227639471115</text:p>
          </table:table-cell>
          <table:table-cell office:value-type="float" office:value="2.095" calcext:value-type="float">
            <text:p>2.095</text:p>
          </table:table-cell>
          <table:table-cell office:value-type="float" office:value="1.88114155590187" calcext:value-type="float">
            <text:p>1.88114155590187</text:p>
          </table:table-cell>
          <table:table-cell table:formula="of:=LOG([.H48])" office:value-type="float" office:value="0.274421477439765" calcext:value-type="float">
            <text:p>0.274421477439765</text:p>
          </table:table-cell>
          <table:table-cell table:formula="of:=2*[.G48]*(1/SQRT([.G48]^2-2^2)-1)" office:value-type="float" office:value="2.52777211440621" calcext:value-type="float">
            <text:p>2.52777211440621</text:p>
          </table:table-cell>
          <table:table-cell table:formula="of:=LOG([.J48]/[.G48])" office:value-type="float" office:value="0.0815538912332945" calcext:value-type="float">
            <text:p>0.081553891233295</text:p>
          </table:table-cell>
          <table:table-cell/>
          <table:table-cell table:formula="of:=SQRT(2*[.G48])*([.G48]-2)^[.$L$1]" office:value-type="float" office:value="6.64117934992684" calcext:value-type="float">
            <text:p>6.64117934992684</text:p>
          </table:table-cell>
          <table:table-cell table:formula="of:=[.J48]-[.M48]+4" office:value-type="float" office:value="-0.11340723552063" calcext:value-type="float">
            <text:p>-0.11340723552063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846513700155936" calcext:value-type="float">
            <text:p>0.846513700155936</text:p>
          </table:table-cell>
          <table:table-cell table:formula="of:=2*[.A49]*(1/SQRT([.A49]^2-0.1^2)-1)" office:value-type="float" office:value="0.859876925111695" calcext:value-type="float">
            <text:p>0.859876925111695</text:p>
          </table:table-cell>
          <table:table-cell table:formula="of:=[.B49]/[.C49]" office:value-type="float" office:value="0.984459142273153" calcext:value-type="float">
            <text:p>0.984459142273153</text:p>
          </table:table-cell>
          <table:table-cell/>
          <table:table-cell table:formula="of:=LOG([.G49]-2)" office:value-type="float" office:value="-1.01322826573376" calcext:value-type="float">
            <text:p>-1.01322826573376</text:p>
          </table:table-cell>
          <table:table-cell office:value-type="float" office:value="2.097" calcext:value-type="float">
            <text:p>2.097</text:p>
          </table:table-cell>
          <table:table-cell office:value-type="float" office:value="1.85638969332463" calcext:value-type="float">
            <text:p>1.85638969332463</text:p>
          </table:table-cell>
          <table:table-cell table:formula="of:=LOG([.H49])" office:value-type="float" office:value="0.268669148550771" calcext:value-type="float">
            <text:p>0.268669148550771</text:p>
          </table:table-cell>
          <table:table-cell table:formula="of:=2*[.G49]*(1/SQRT([.G49]^2-2^2)-1)" office:value-type="float" office:value="2.45887826902368" calcext:value-type="float">
            <text:p>2.45887826902368</text:p>
          </table:table-cell>
          <table:table-cell table:formula="of:=LOG([.J49]/[.G49])" office:value-type="float" office:value="0.0691385983140777" calcext:value-type="float">
            <text:p>0.069138598314078</text:p>
          </table:table-cell>
          <table:table-cell/>
          <table:table-cell table:formula="of:=SQRT(2*[.G49])*([.G49]-2)^[.$L$1]" office:value-type="float" office:value="6.57549339609294" calcext:value-type="float">
            <text:p>6.57549339609294</text:p>
          </table:table-cell>
          <table:table-cell table:formula="of:=[.J49]-[.M49]+4" office:value-type="float" office:value="-0.116615127069259" calcext:value-type="float">
            <text:p>-0.116615127069259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826712210093809" calcext:value-type="float">
            <text:p>0.826712210093809</text:p>
          </table:table-cell>
          <table:table-cell table:formula="of:=2*[.A50]*(1/SQRT([.A50]^2-0.1^2)-1)" office:value-type="float" office:value="0.838859438174006" calcext:value-type="float">
            <text:p>0.838859438174006</text:p>
          </table:table-cell>
          <table:table-cell table:formula="of:=[.B50]/[.C50]" office:value-type="float" office:value="0.985519352197266" calcext:value-type="float">
            <text:p>0.985519352197266</text:p>
          </table:table-cell>
          <table:table-cell/>
          <table:table-cell table:formula="of:=LOG([.G50]-2)" office:value-type="float" office:value="-1.00436480540245" calcext:value-type="float">
            <text:p>-1.00436480540245</text:p>
          </table:table-cell>
          <table:table-cell office:value-type="float" office:value="2.099" calcext:value-type="float">
            <text:p>2.099</text:p>
          </table:table-cell>
          <table:table-cell office:value-type="float" office:value="3.63852379891546" calcext:value-type="float">
            <text:p>3.63852379891546</text:p>
          </table:table-cell>
          <table:table-cell table:formula="of:=LOG([.H50])" office:value-type="float" office:value="0.56092521990715" calcext:value-type="float">
            <text:p>0.56092521990715</text:p>
          </table:table-cell>
          <table:table-cell table:formula="of:=2*[.G50]*(1/SQRT([.G50]^2-2^2)-1)" office:value-type="float" office:value="2.39200702854648" calcext:value-type="float">
            <text:p>2.39200702854648</text:p>
          </table:table-cell>
          <table:table-cell table:formula="of:=LOG([.J50]/[.G50])" office:value-type="float" office:value="0.0567500128437007" calcext:value-type="float">
            <text:p>0.056750012843701</text:p>
          </table:table-cell>
          <table:table-cell/>
          <table:table-cell table:formula="of:=SQRT(2*[.G50])*([.G50]-2)^[.$L$1]" office:value-type="float" office:value="6.51183848110811" calcext:value-type="float">
            <text:p>6.51183848110811</text:p>
          </table:table-cell>
          <table:table-cell table:formula="of:=[.J50]-[.M50]+4" office:value-type="float" office:value="-0.119831452561622" calcext:value-type="float">
            <text:p>-0.119831452561622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806910720031682" calcext:value-type="float">
            <text:p>0.806910720031682</text:p>
          </table:table-cell>
          <table:table-cell table:formula="of:=2*[.A51]*(1/SQRT([.A51]^2-0.1^2)-1)" office:value-type="float" office:value="0.817893404668496" calcext:value-type="float">
            <text:p>0.817893404668496</text:p>
          </table:table-cell>
          <table:table-cell table:formula="of:=[.B51]/[.C51]" office:value-type="float" office:value="0.986571985329475" calcext:value-type="float">
            <text:p>0.986571985329475</text:p>
          </table:table-cell>
          <table:table-cell/>
          <table:table-cell table:formula="of:=LOG([.G51]-2)" office:value-type="float" office:value="-0.995678626217357" calcext:value-type="float">
            <text:p>-0.995678626217357</text:p>
          </table:table-cell>
          <table:table-cell office:value-type="float" office:value="2.101" calcext:value-type="float">
            <text:p>2.101</text:p>
          </table:table-cell>
          <table:table-cell office:value-type="float" office:value="1.78213410559164" calcext:value-type="float">
            <text:p>1.78213410559164</text:p>
          </table:table-cell>
          <table:table-cell table:formula="of:=LOG([.H51])" office:value-type="float" office:value="0.250940381590338" calcext:value-type="float">
            <text:p>0.250940381590338</text:p>
          </table:table-cell>
          <table:table-cell table:formula="of:=2*[.G51]*(1/SQRT([.G51]^2-2^2)-1)" office:value-type="float" office:value="2.32705724707004" calcext:value-type="float">
            <text:p>2.32705724707004</text:p>
          </table:table-cell>
          <table:table-cell table:formula="of:=LOG([.J51]/[.G51])" office:value-type="float" office:value="0.0443810149292551" calcext:value-type="float">
            <text:p>0.044381014929255</text:p>
          </table:table-cell>
          <table:table-cell/>
          <table:table-cell table:formula="of:=SQRT(2*[.G51])*([.G51]-2)^[.$L$1]" office:value-type="float" office:value="6.45011320800183" calcext:value-type="float">
            <text:p>6.45011320800183</text:p>
          </table:table-cell>
          <table:table-cell table:formula="of:=[.J51]-[.M51]+4" office:value-type="float" office:value="-0.12305596093179" calcext:value-type="float">
            <text:p>-0.12305596093179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787109229969555" calcext:value-type="float">
            <text:p>0.787109229969555</text:p>
          </table:table-cell>
          <table:table-cell table:formula="of:=2*[.A52]*(1/SQRT([.A52]^2-0.1^2)-1)" office:value-type="float" office:value="0.796975390783723" calcext:value-type="float">
            <text:p>0.796975390783723</text:p>
          </table:table-cell>
          <table:table-cell table:formula="of:=[.B52]/[.C52]" office:value-type="float" office:value="0.987620495026244" calcext:value-type="float">
            <text:p>0.987620495026244</text:p>
          </table:table-cell>
          <table:table-cell/>
          <table:table-cell table:formula="of:=LOG([.G52]-2)" office:value-type="float" office:value="-0.987162775294827" calcext:value-type="float">
            <text:p>-0.987162775294827</text:p>
          </table:table-cell>
          <table:table-cell office:value-type="float" office:value="2.103" calcext:value-type="float">
            <text:p>2.103</text:p>
          </table:table-cell>
          <table:table-cell office:value-type="float" office:value="1.75738224301359" calcext:value-type="float">
            <text:p>1.75738224301359</text:p>
          </table:table-cell>
          <table:table-cell table:formula="of:=LOG([.H52])" office:value-type="float" office:value="0.244866233878049" calcext:value-type="float">
            <text:p>0.244866233878049</text:p>
          </table:table-cell>
          <table:table-cell table:formula="of:=2*[.G52]*(1/SQRT([.G52]^2-2^2)-1)" office:value-type="float" office:value="2.26393470129761" calcext:value-type="float">
            <text:p>2.26393470129761</text:p>
          </table:table-cell>
          <table:table-cell table:formula="of:=LOG([.J52]/[.G52])" office:value-type="float" office:value="0.0320246236483323" calcext:value-type="float">
            <text:p>0.032024623648332</text:p>
          </table:table-cell>
          <table:table-cell/>
          <table:table-cell table:formula="of:=SQRT(2*[.G52])*([.G52]-2)^[.$L$1]" office:value-type="float" office:value="6.39022311475199" calcext:value-type="float">
            <text:p>6.39022311475199</text:p>
          </table:table-cell>
          <table:table-cell table:formula="of:=[.J52]-[.M52]+4" office:value-type="float" office:value="-0.126288413454381" calcext:value-type="float">
            <text:p>-0.126288413454381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767307739907427" calcext:value-type="float">
            <text:p>0.767307739907427</text:p>
          </table:table-cell>
          <table:table-cell table:formula="of:=2*[.A53]*(1/SQRT([.A53]^2-0.1^2)-1)" office:value-type="float" office:value="0.77610224618277" calcext:value-type="float">
            <text:p>0.77610224618277</text:p>
          </table:table-cell>
          <table:table-cell table:formula="of:=[.B53]/[.C53]" office:value-type="float" office:value="0.988668366418731" calcext:value-type="float">
            <text:p>0.988668366418731</text:p>
          </table:table-cell>
          <table:table-cell/>
          <table:table-cell table:formula="of:=LOG([.G53]-2)" office:value-type="float" office:value="-0.978810700930062" calcext:value-type="float">
            <text:p>-0.978810700930062</text:p>
          </table:table-cell>
          <table:table-cell office:value-type="float" office:value="2.105" calcext:value-type="float">
            <text:p>2.105</text:p>
          </table:table-cell>
          <table:table-cell office:value-type="float" office:value="1.73263038043632" calcext:value-type="float">
            <text:p>1.73263038043632</text:p>
          </table:table-cell>
          <table:table-cell table:formula="of:=LOG([.H53])" office:value-type="float" office:value="0.238705925173327" calcext:value-type="float">
            <text:p>0.238705925173327</text:p>
          </table:table-cell>
          <table:table-cell table:formula="of:=2*[.G53]*(1/SQRT([.G53]^2-2^2)-1)" office:value-type="float" office:value="2.2025514935918" calcext:value-type="float">
            <text:p>2.2025514935918</text:p>
          </table:table-cell>
          <table:table-cell table:formula="of:=LOG([.J53]/[.G53])" office:value-type="float" office:value="0.0196739704294719" calcext:value-type="float">
            <text:p>0.019673970429472</text:p>
          </table:table-cell>
          <table:table-cell/>
          <table:table-cell table:formula="of:=SQRT(2*[.G53])*([.G53]-2)^[.$L$1]" office:value-type="float" office:value="6.33208007650236" calcext:value-type="float">
            <text:p>6.33208007650236</text:p>
          </table:table-cell>
          <table:table-cell table:formula="of:=[.J53]-[.M53]+4" office:value-type="float" office:value="-0.129528582910554" calcext:value-type="float">
            <text:p>-0.129528582910554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7475062498453" calcext:value-type="float">
            <text:p>0.7475062498453</text:p>
          </table:table-cell>
          <table:table-cell table:formula="of:=2*[.A54]*(1/SQRT([.A54]^2-0.1^2)-1)" office:value-type="float" office:value="0.755271076217581" calcext:value-type="float">
            <text:p>0.755271076217581</text:p>
          </table:table-cell>
          <table:table-cell table:formula="of:=[.B54]/[.C54]" office:value-type="float" office:value="0.989719153007729" calcext:value-type="float">
            <text:p>0.989719153007729</text:p>
          </table:table-cell>
          <table:table-cell/>
          <table:table-cell table:formula="of:=LOG([.G54]-2)" office:value-type="float" office:value="-0.970616222314789" calcext:value-type="float">
            <text:p>-0.970616222314789</text:p>
          </table:table-cell>
          <table:table-cell office:value-type="float" office:value="2.107" calcext:value-type="float">
            <text:p>2.107</text:p>
          </table:table-cell>
          <table:table-cell office:value-type="float" office:value="3.3910051731389" calcext:value-type="float">
            <text:p>3.3910051731389</text:p>
          </table:table-cell>
          <table:table-cell table:formula="of:=LOG([.H54])" office:value-type="float" office:value="0.53032845231538" calcext:value-type="float">
            <text:p>0.53032845231538</text:p>
          </table:table-cell>
          <table:table-cell table:formula="of:=2*[.G54]*(1/SQRT([.G54]^2-2^2)-1)" office:value-type="float" office:value="2.142825516734" calcext:value-type="float">
            <text:p>2.142825516734</text:p>
          </table:table-cell>
          <table:table-cell table:formula="of:=LOG([.J54]/[.G54])" office:value-type="float" office:value="0.00732227369566769" calcext:value-type="float">
            <text:p>0.007322273695668</text:p>
          </table:table-cell>
          <table:table-cell/>
          <table:table-cell table:formula="of:=SQRT(2*[.G54])*([.G54]-2)^[.$L$1]" office:value-type="float" office:value="6.27560176955911" calcext:value-type="float">
            <text:p>6.27560176955911</text:p>
          </table:table-cell>
          <table:table-cell table:formula="of:=[.J54]-[.M54]+4" office:value-type="float" office:value="-0.132776252825103" calcext:value-type="float">
            <text:p>-0.132776252825103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727704759783173" calcext:value-type="float">
            <text:p>0.727704759783173</text:p>
          </table:table-cell>
          <table:table-cell table:formula="of:=2*[.A55]*(1/SQRT([.A55]^2-0.1^2)-1)" office:value-type="float" office:value="0.734479217286583" calcext:value-type="float">
            <text:p>0.734479217286583</text:p>
          </table:table-cell>
          <table:table-cell table:formula="of:=[.B55]/[.C55]" office:value-type="float" office:value="0.990776515735276" calcext:value-type="float">
            <text:p>0.990776515735276</text:p>
          </table:table-cell>
          <table:table-cell/>
          <table:table-cell table:formula="of:=LOG([.G55]-2)" office:value-type="float" office:value="-0.962573502059376" calcext:value-type="float">
            <text:p>-0.962573502059376</text:p>
          </table:table-cell>
          <table:table-cell office:value-type="float" office:value="2.109" calcext:value-type="float">
            <text:p>2.109</text:p>
          </table:table-cell>
          <table:table-cell office:value-type="float" office:value="1.65837479270333" calcext:value-type="float">
            <text:p>1.65837479270333</text:p>
          </table:table-cell>
          <table:table-cell table:formula="of:=LOG([.H55])" office:value-type="float" office:value="0.219682687859896" calcext:value-type="float">
            <text:p>0.219682687859896</text:p>
          </table:table-cell>
          <table:table-cell table:formula="of:=2*[.G55]*(1/SQRT([.G55]^2-2^2)-1)" office:value-type="float" office:value="2.08467997299388" calcext:value-type="float">
            <text:p>2.08467997299388</text:p>
          </table:table-cell>
          <table:table-cell table:formula="of:=LOG([.J55]/[.G55])" office:value-type="float" office:value="-0.00503718548026135" calcext:value-type="float">
            <text:p>-0.005037185480261</text:p>
          </table:table-cell>
          <table:table-cell/>
          <table:table-cell table:formula="of:=SQRT(2*[.G55])*([.G55]-2)^[.$L$1]" office:value-type="float" office:value="6.22071118976135" calcext:value-type="float">
            <text:p>6.22071118976135</text:p>
          </table:table-cell>
          <table:table-cell table:formula="of:=[.J55]-[.M55]+4" office:value-type="float" office:value="-0.136031216767467" calcext:value-type="float">
            <text:p>-0.136031216767467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707903269721046" calcext:value-type="float">
            <text:p>0.707903269721046</text:p>
          </table:table-cell>
          <table:table-cell table:formula="of:=2*[.A56]*(1/SQRT([.A56]^2-0.1^2)-1)" office:value-type="float" office:value="0.713724214933622" calcext:value-type="float">
            <text:p>0.713724214933622</text:p>
          </table:table-cell>
          <table:table-cell table:formula="of:=[.B56]/[.C56]" office:value-type="float" office:value="0.99184426548689" calcext:value-type="float">
            <text:p>0.99184426548689</text:p>
          </table:table-cell>
          <table:table-cell/>
          <table:table-cell table:formula="of:=LOG([.G56]-2)" office:value-type="float" office:value="-0.954677021213342" calcext:value-type="float">
            <text:p>-0.954677021213342</text:p>
          </table:table-cell>
          <table:table-cell office:value-type="float" office:value="2.111" calcext:value-type="float">
            <text:p>2.111</text:p>
          </table:table-cell>
          <table:table-cell office:value-type="float" office:value="1.63362293012531" calcext:value-type="float">
            <text:p>1.63362293012531</text:p>
          </table:table-cell>
          <table:table-cell table:formula="of:=LOG([.H56])" office:value-type="float" office:value="0.213151820700843" calcext:value-type="float">
            <text:p>0.213151820700843</text:p>
          </table:table-cell>
          <table:table-cell table:formula="of:=2*[.G56]*(1/SQRT([.G56]^2-2^2)-1)" office:value-type="float" office:value="2.02804294111532" calcext:value-type="float">
            <text:p>2.02804294111532</text:p>
          </table:table-cell>
          <table:table-cell table:formula="of:=LOG([.J56]/[.G56])" office:value-type="float" office:value="-0.0174110869402471" calcext:value-type="float">
            <text:p>-0.017411086940247</text:p>
          </table:table-cell>
          <table:table-cell/>
          <table:table-cell table:formula="of:=SQRT(2*[.G56])*([.G56]-2)^[.$L$1]" office:value-type="float" office:value="6.16733621882543" calcext:value-type="float">
            <text:p>6.16733621882543</text:p>
          </table:table-cell>
          <table:table-cell table:formula="of:=[.J56]-[.M56]+4" office:value-type="float" office:value="-0.139293277710113" calcext:value-type="float">
            <text:p>-0.139293277710113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688101779658919" calcext:value-type="float">
            <text:p>0.688101779658919</text:p>
          </table:table-cell>
          <table:table-cell table:formula="of:=2*[.A57]*(1/SQRT([.A57]^2-0.1^2)-1)" office:value-type="float" office:value="0.693003804343488" calcext:value-type="float">
            <text:p>0.693003804343488</text:p>
          </table:table-cell>
          <table:table-cell table:formula="of:=[.B57]/[.C57]" office:value-type="float" office:value="0.992926410138235" calcext:value-type="float">
            <text:p>0.992926410138235</text:p>
          </table:table-cell>
          <table:table-cell/>
          <table:table-cell table:formula="of:=LOG([.G57]-2)" office:value-type="float" office:value="-0.94692155651658" calcext:value-type="float">
            <text:p>-0.94692155651658</text:p>
          </table:table-cell>
          <table:table-cell office:value-type="float" office:value="2.113" calcext:value-type="float">
            <text:p>2.113</text:p>
          </table:table-cell>
          <table:table-cell office:value-type="float" office:value="1.60887106754801" calcext:value-type="float">
            <text:p>1.60887106754801</text:p>
          </table:table-cell>
          <table:table-cell table:formula="of:=LOG([.H57])" office:value-type="float" office:value="0.206521241801926" calcext:value-type="float">
            <text:p>0.206521241801926</text:p>
          </table:table-cell>
          <table:table-cell table:formula="of:=2*[.G57]*(1/SQRT([.G57]^2-2^2)-1)" office:value-type="float" office:value="1.97284698567852" calcext:value-type="float">
            <text:p>1.97284698567852</text:p>
          </table:table-cell>
          <table:table-cell table:formula="of:=LOG([.J57]/[.G57])" office:value-type="float" office:value="-0.0298060944420212" calcext:value-type="float">
            <text:p>-0.029806094442021</text:p>
          </table:table-cell>
          <table:table-cell/>
          <table:table-cell table:formula="of:=SQRT(2*[.G57])*([.G57]-2)^[.$L$1]" office:value-type="float" office:value="6.11540923311724" calcext:value-type="float">
            <text:p>6.11540923311724</text:p>
          </table:table-cell>
          <table:table-cell table:formula="of:=[.J57]-[.M57]+4" office:value-type="float" office:value="-0.142562247438717" calcext:value-type="float">
            <text:p>-0.142562247438717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668300289596799" calcext:value-type="float">
            <text:p>0.668300289596799</text:p>
          </table:table-cell>
          <table:table-cell table:formula="of:=2*[.A58]*(1/SQRT([.A58]^2-0.1^2)-1)" office:value-type="float" office:value="0.672315892937473" calcext:value-type="float">
            <text:p>0.672315892937473</text:p>
          </table:table-cell>
          <table:table-cell table:formula="of:=[.B58]/[.C58]" office:value-type="float" office:value="0.994027207473664" calcext:value-type="float">
            <text:p>0.994027207473664</text:p>
          </table:table-cell>
          <table:table-cell/>
          <table:table-cell table:formula="of:=LOG([.G58]-2)" office:value-type="float" office:value="-0.939302159646388" calcext:value-type="float">
            <text:p>-0.939302159646388</text:p>
          </table:table-cell>
          <table:table-cell office:value-type="float" office:value="2.115" calcext:value-type="float">
            <text:p>2.115</text:p>
          </table:table-cell>
          <table:table-cell office:value-type="float" office:value="3.14348654736234" calcext:value-type="float">
            <text:p>3.14348654736234</text:p>
          </table:table-cell>
          <table:table-cell table:formula="of:=LOG([.H58])" office:value-type="float" office:value="0.497411606114931" calcext:value-type="float">
            <text:p>0.497411606114931</text:p>
          </table:table-cell>
          <table:table-cell table:formula="of:=2*[.G58]*(1/SQRT([.G58]^2-2^2)-1)" office:value-type="float" office:value="1.91902880402358" calcext:value-type="float">
            <text:p>1.91902880402358</text:p>
          </table:table-cell>
          <table:table-cell table:formula="of:=LOG([.J58]/[.G58])" office:value-type="float" office:value="-0.0422288783020021" calcext:value-type="float">
            <text:p>-0.042228878302002</text:p>
          </table:table-cell>
          <table:table-cell/>
          <table:table-cell table:formula="of:=SQRT(2*[.G58])*([.G58]-2)^[.$L$1]" office:value-type="float" office:value="6.06486675003269" calcext:value-type="float">
            <text:p>6.06486675003269</text:p>
          </table:table-cell>
          <table:table-cell table:formula="of:=[.J58]-[.M58]+4" office:value-type="float" office:value="-0.145837946009115" calcext:value-type="float">
            <text:p>-0.145837946009115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648498799534664" calcext:value-type="float">
            <text:p>0.648498799534664</text:p>
          </table:table-cell>
          <table:table-cell table:formula="of:=2*[.A59]*(1/SQRT([.A59]^2-0.1^2)-1)" office:value-type="float" office:value="0.651658544813304" calcext:value-type="float">
            <text:p>0.651658544813304</text:p>
          </table:table-cell>
          <table:table-cell table:formula="of:=[.B59]/[.C59]" office:value-type="float" office:value="0.995151225586176" calcext:value-type="float">
            <text:p>0.995151225586176</text:p>
          </table:table-cell>
          <table:table-cell/>
          <table:table-cell table:formula="of:=LOG([.G59]-2)" office:value-type="float" office:value="-0.931814138253838" calcext:value-type="float">
            <text:p>-0.931814138253838</text:p>
          </table:table-cell>
          <table:table-cell office:value-type="float" office:value="2.117" calcext:value-type="float">
            <text:p>2.117</text:p>
          </table:table-cell>
          <table:table-cell office:value-type="float" office:value="1.53461547981503" calcext:value-type="float">
            <text:p>1.53461547981503</text:p>
          </table:table-cell>
          <table:table-cell table:formula="of:=LOG([.H59])" office:value-type="float" office:value="0.185999574657325" calcext:value-type="float">
            <text:p>0.185999574657325</text:p>
          </table:table-cell>
          <table:table-cell table:formula="of:=2*[.G59]*(1/SQRT([.G59]^2-2^2)-1)" office:value-type="float" office:value="1.86652890654181" calcext:value-type="float">
            <text:p>1.86652890654181</text:p>
          </table:table-cell>
          <table:table-cell table:formula="of:=LOG([.J59]/[.G59])" office:value-type="float" office:value="-0.0546861378774261" calcext:value-type="float">
            <text:p>-0.054686137877426</text:p>
          </table:table-cell>
          <table:table-cell/>
          <table:table-cell table:formula="of:=SQRT(2*[.G59])*([.G59]-2)^[.$L$1]" office:value-type="float" office:value="6.0156491077883" calcext:value-type="float">
            <text:p>6.0156491077883</text:p>
          </table:table-cell>
          <table:table-cell table:formula="of:=[.J59]-[.M59]+4" office:value-type="float" office:value="-0.149120201246488" calcext:value-type="float">
            <text:p>-0.149120201246488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628697309472537" calcext:value-type="float">
            <text:p>0.628697309472537</text:p>
          </table:table-cell>
          <table:table-cell table:formula="of:=2*[.A60]*(1/SQRT([.A60]^2-0.1^2)-1)" office:value-type="float" office:value="0.631029966808381" calcext:value-type="float">
            <text:p>0.631029966808381</text:p>
          </table:table-cell>
          <table:table-cell table:formula="of:=[.B60]/[.C60]" office:value-type="float" office:value="0.996303412740218" calcext:value-type="float">
            <text:p>0.996303412740218</text:p>
          </table:table-cell>
          <table:table-cell/>
          <table:table-cell table:formula="of:=LOG([.G60]-2)" office:value-type="float" office:value="-0.924453038607468" calcext:value-type="float">
            <text:p>-0.924453038607468</text:p>
          </table:table-cell>
          <table:table-cell office:value-type="float" office:value="2.119" calcext:value-type="float">
            <text:p>2.119</text:p>
          </table:table-cell>
          <table:table-cell office:value-type="float" office:value="1.50986361723703" calcext:value-type="float">
            <text:p>1.50986361723703</text:p>
          </table:table-cell>
          <table:table-cell table:formula="of:=LOG([.H60])" office:value-type="float" office:value="0.178937720169741" calcext:value-type="float">
            <text:p>0.178937720169741</text:p>
          </table:table-cell>
          <table:table-cell table:formula="of:=2*[.G60]*(1/SQRT([.G60]^2-2^2)-1)" office:value-type="float" office:value="1.81529132667146" calcext:value-type="float">
            <text:p>1.81529132667146</text:p>
          </table:table-cell>
          <table:table-cell table:formula="of:=LOG([.J60]/[.G60])" office:value-type="float" office:value="-0.067184624080862" calcext:value-type="float">
            <text:p>-0.067184624080862</text:p>
          </table:table-cell>
          <table:table-cell/>
          <table:table-cell table:formula="of:=SQRT(2*[.G60])*([.G60]-2)^[.$L$1]" office:value-type="float" office:value="5.96770017495444" calcext:value-type="float">
            <text:p>5.96770017495444</text:p>
          </table:table-cell>
          <table:table-cell table:formula="of:=[.J60]-[.M60]+4" office:value-type="float" office:value="-0.152408848282974" calcext:value-type="float">
            <text:p>-0.152408848282974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0.60889581941041" calcext:value-type="float">
            <text:p>0.60889581941041</text:p>
          </table:table-cell>
          <table:table-cell table:formula="of:=2*[.A61]*(1/SQRT([.A61]^2-0.1^2)-1)" office:value-type="float" office:value="0.610428495994785" calcext:value-type="float">
            <text:p>0.610428495994785</text:p>
          </table:table-cell>
          <table:table-cell table:formula="of:=[.B61]/[.C61]" office:value-type="float" office:value="0.997489179167697" calcext:value-type="float">
            <text:p>0.997489179167697</text:p>
          </table:table-cell>
          <table:table-cell/>
          <table:table-cell table:formula="of:=LOG([.G61]-2)" office:value-type="float" office:value="-0.91721462968355" calcext:value-type="float">
            <text:p>-0.91721462968355</text:p>
          </table:table-cell>
          <table:table-cell office:value-type="float" office:value="2.121" calcext:value-type="float">
            <text:p>2.121</text:p>
          </table:table-cell>
          <table:table-cell office:value-type="float" office:value="1.4851117546597" calcext:value-type="float">
            <text:p>1.4851117546597</text:p>
          </table:table-cell>
          <table:table-cell table:formula="of:=LOG([.H61])" office:value-type="float" office:value="0.171759135542713" calcext:value-type="float">
            <text:p>0.171759135542713</text:p>
          </table:table-cell>
          <table:table-cell table:formula="of:=2*[.G61]*(1/SQRT([.G61]^2-2^2)-1)" office:value-type="float" office:value="1.76526335739132" calcext:value-type="float">
            <text:p>1.76526335739132</text:p>
          </table:table-cell>
          <table:table-cell table:formula="of:=LOG([.J61]/[.G61])" office:value-type="float" office:value="-0.0797311621186752" calcext:value-type="float">
            <text:p>-0.079731162118675</text:p>
          </table:table-cell>
          <table:table-cell/>
          <table:table-cell table:formula="of:=SQRT(2*[.G61])*([.G61]-2)^[.$L$1]" office:value-type="float" office:value="5.92096708652138" calcext:value-type="float">
            <text:p>5.92096708652138</text:p>
          </table:table-cell>
          <table:table-cell table:formula="of:=[.J61]-[.M61]+4" office:value-type="float" office:value="-0.155703729130053" calcext:value-type="float">
            <text:p>-0.155703729130053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0.589094329348283" calcext:value-type="float">
            <text:p>0.589094329348283</text:p>
          </table:table-cell>
          <table:table-cell table:formula="of:=2*[.A62]*(1/SQRT([.A62]^2-0.1^2)-1)" office:value-type="float" office:value="0.589852588439658" calcext:value-type="float">
            <text:p>0.589852588439658</text:p>
          </table:table-cell>
          <table:table-cell table:formula="of:=[.B62]/[.C62]" office:value-type="float" office:value="0.998714493915538" calcext:value-type="float">
            <text:p>0.998714493915538</text:p>
          </table:table-cell>
          <table:table-cell/>
          <table:table-cell table:formula="of:=LOG([.G62]-2)" office:value-type="float" office:value="-0.910094888560601" calcext:value-type="float">
            <text:p>-0.910094888560601</text:p>
          </table:table-cell>
          <table:table-cell office:value-type="float" office:value="2.123" calcext:value-type="float">
            <text:p>2.123</text:p>
          </table:table-cell>
          <table:table-cell office:value-type="float" office:value="2.89596792158577" calcext:value-type="float">
            <text:p>2.89596792158577</text:p>
          </table:table-cell>
          <table:table-cell table:formula="of:=LOG([.H62])" office:value-type="float" office:value="0.461793746905135" calcext:value-type="float">
            <text:p>0.461793746905135</text:p>
          </table:table-cell>
          <table:table-cell table:formula="of:=2*[.G62]*(1/SQRT([.G62]^2-2^2)-1)" office:value-type="float" office:value="1.71639531139822" calcext:value-type="float">
            <text:p>1.71639531139822</text:p>
          </table:table-cell>
          <table:table-cell table:formula="of:=LOG([.J62]/[.G62])" office:value-type="float" office:value="-0.0923326746469304" calcext:value-type="float">
            <text:p>-0.09233267464693</text:p>
          </table:table-cell>
          <table:table-cell/>
          <table:table-cell table:formula="of:=SQRT(2*[.G62])*([.G62]-2)^[.$L$1]" office:value-type="float" office:value="5.87540000368077" calcext:value-type="float">
            <text:p>5.87540000368077</text:p>
          </table:table-cell>
          <table:table-cell table:formula="of:=[.J62]-[.M62]+4" office:value-type="float" office:value="-0.159004692282553" calcext:value-type="float">
            <text:p>-0.159004692282553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0.569292839286156" calcext:value-type="float">
            <text:p>0.569292839286156</text:p>
          </table:table-cell>
          <table:table-cell table:formula="of:=2*[.A63]*(1/SQRT([.A63]^2-0.1^2)-1)" office:value-type="float" office:value="0.569300809086095" calcext:value-type="float">
            <text:p>0.569300809086095</text:p>
          </table:table-cell>
          <table:table-cell table:formula="of:=[.B63]/[.C63]" office:value-type="float" office:value="0.99998600072262" calcext:value-type="float">
            <text:p>0.99998600072262</text:p>
          </table:table-cell>
          <table:table-cell/>
          <table:table-cell table:formula="of:=LOG([.G63]-2)" office:value-type="float" office:value="-0.903089986991943" calcext:value-type="float">
            <text:p>-0.903089986991943</text:p>
          </table:table-cell>
          <table:table-cell office:value-type="float" office:value="2.125" calcext:value-type="float">
            <text:p>2.125</text:p>
          </table:table-cell>
          <table:table-cell office:value-type="float" office:value="1.41085616692672" calcext:value-type="float">
            <text:p>1.41085616692672</text:p>
          </table:table-cell>
          <table:table-cell table:formula="of:=LOG([.H63])" office:value-type="float" office:value="0.149482740831562" calcext:value-type="float">
            <text:p>0.149482740831562</text:p>
          </table:table-cell>
          <table:table-cell table:formula="of:=2*[.G63]*(1/SQRT([.G63]^2-2^2)-1)" office:value-type="float" office:value="1.66864030249373" calcext:value-type="float">
            <text:p>1.66864030249373</text:p>
          </table:table-cell>
          <table:table-cell table:formula="of:=LOG([.J63]/[.G63])" office:value-type="float" office:value="-0.104996205542905" calcext:value-type="float">
            <text:p>-0.104996205542905</text:p>
          </table:table-cell>
          <table:table-cell/>
          <table:table-cell table:formula="of:=SQRT(2*[.G63])*([.G63]-2)^[.$L$1]" office:value-type="float" office:value="5.8309518948453" calcext:value-type="float">
            <text:p>5.8309518948453</text:p>
          </table:table-cell>
          <table:table-cell table:formula="of:=[.J63]-[.M63]+4" office:value-type="float" office:value="-0.162311592351574" calcext:value-type="float">
            <text:p>-0.162311592351574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0.549491349224029" calcext:value-type="float">
            <text:p>0.549491349224029</text:p>
          </table:table-cell>
          <table:table-cell table:formula="of:=2*[.A64]*(1/SQRT([.A64]^2-0.1^2)-1)" office:value-type="float" office:value="0.548771822628161" calcext:value-type="float">
            <text:p>0.548771822628161</text:p>
          </table:table-cell>
          <table:table-cell table:formula="of:=[.B64]/[.C64]" office:value-type="float" office:value="1.0013111580555" calcext:value-type="float">
            <text:p>1.0013111580555</text:p>
          </table:table-cell>
          <table:table-cell/>
          <table:table-cell table:formula="of:=LOG([.G64]-2)" office:value-type="float" office:value="-0.896196279044044" calcext:value-type="float">
            <text:p>-0.896196279044044</text:p>
          </table:table-cell>
          <table:table-cell office:value-type="float" office:value="2.127" calcext:value-type="float">
            <text:p>2.127</text:p>
          </table:table-cell>
          <table:table-cell office:value-type="float" office:value="1.38610430434875" calcext:value-type="float">
            <text:p>1.38610430434875</text:p>
          </table:table-cell>
          <table:table-cell table:formula="of:=LOG([.H64])" office:value-type="float" office:value="0.141795912165175" calcext:value-type="float">
            <text:p>0.141795912165175</text:p>
          </table:table-cell>
          <table:table-cell table:formula="of:=2*[.G64]*(1/SQRT([.G64]^2-2^2)-1)" office:value-type="float" office:value="1.62195404599896" calcext:value-type="float">
            <text:p>1.62195404599896</text:p>
          </table:table-cell>
          <table:table-cell table:formula="of:=LOG([.J64]/[.G64])" office:value-type="float" office:value="-0.117728944498488" calcext:value-type="float">
            <text:p>-0.117728944498488</text:p>
          </table:table-cell>
          <table:table-cell/>
          <table:table-cell table:formula="of:=SQRT(2*[.G64])*([.G64]-2)^[.$L$1]" office:value-type="float" office:value="5.78757833572264" calcext:value-type="float">
            <text:p>5.78757833572264</text:p>
          </table:table-cell>
          <table:table-cell table:formula="of:=[.J64]-[.M64]+4" office:value-type="float" office:value="-0.165624289723678" calcext:value-type="float">
            <text:p>-0.165624289723678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0.529689859161901" calcext:value-type="float">
            <text:p>0.529689859161901</text:p>
          </table:table-cell>
          <table:table-cell table:formula="of:=2*[.A65]*(1/SQRT([.A65]^2-0.1^2)-1)" office:value-type="float" office:value="0.528264385269507" calcext:value-type="float">
            <text:p>0.528264385269507</text:p>
          </table:table-cell>
          <table:table-cell table:formula="of:=[.B65]/[.C65]" office:value-type="float" office:value="1.00269840998588" calcext:value-type="float">
            <text:p>1.00269840998588</text:p>
          </table:table-cell>
          <table:table-cell/>
          <table:table-cell table:formula="of:=LOG([.G65]-2)" office:value-type="float" office:value="-0.889410289700751" calcext:value-type="float">
            <text:p>-0.889410289700751</text:p>
          </table:table-cell>
          <table:table-cell office:value-type="float" office:value="2.129" calcext:value-type="float">
            <text:p>2.129</text:p>
          </table:table-cell>
          <table:table-cell office:value-type="float" office:value="1.36135244177139" calcext:value-type="float">
            <text:p>1.36135244177139</text:p>
          </table:table-cell>
          <table:table-cell table:formula="of:=LOG([.H65])" office:value-type="float" office:value="0.133970574653313" calcext:value-type="float">
            <text:p>0.133970574653313</text:p>
          </table:table-cell>
          <table:table-cell table:formula="of:=2*[.G65]*(1/SQRT([.G65]^2-2^2)-1)" office:value-type="float" office:value="1.57629467627116" calcext:value-type="float">
            <text:p>1.57629467627116</text:p>
          </table:table-cell>
          <table:table-cell table:formula="of:=LOG([.J65]/[.G65])" office:value-type="float" office:value="-0.130538252653014" calcext:value-type="float">
            <text:p>-0.130538252653014</text:p>
          </table:table-cell>
          <table:table-cell/>
          <table:table-cell table:formula="of:=SQRT(2*[.G65])*([.G65]-2)^[.$L$1]" office:value-type="float" office:value="5.74523732651529" calcext:value-type="float">
            <text:p>5.74523732651529</text:p>
          </table:table-cell>
          <table:table-cell table:formula="of:=[.J65]-[.M65]+4" office:value-type="float" office:value="-0.168942650244126" calcext:value-type="float">
            <text:p>-0.168942650244126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0.509888369099774" calcext:value-type="float">
            <text:p>0.509888369099774</text:p>
          </table:table-cell>
          <table:table-cell table:formula="of:=2*[.A66]*(1/SQRT([.A66]^2-0.1^2)-1)" office:value-type="float" office:value="0.507777337268761" calcext:value-type="float">
            <text:p>0.507777337268761</text:p>
          </table:table-cell>
          <table:table-cell table:formula="of:=[.B66]/[.C66]" office:value-type="float" office:value="1.00415739670929" calcext:value-type="float">
            <text:p>1.00415739670929</text:p>
          </table:table-cell>
          <table:table-cell/>
          <table:table-cell table:formula="of:=LOG([.G66]-2)" office:value-type="float" office:value="-0.882728704344235" calcext:value-type="float">
            <text:p>-0.882728704344235</text:p>
          </table:table-cell>
          <table:table-cell office:value-type="float" office:value="2.131" calcext:value-type="float">
            <text:p>2.131</text:p>
          </table:table-cell>
          <table:table-cell office:value-type="float" office:value="1.33660057919343" calcext:value-type="float">
            <text:p>1.33660057919343</text:p>
          </table:table-cell>
          <table:table-cell table:formula="of:=LOG([.H66])" office:value-type="float" office:value="0.126001644981941" calcext:value-type="float">
            <text:p>0.126001644981941</text:p>
          </table:table-cell>
          <table:table-cell table:formula="of:=2*[.G66]*(1/SQRT([.G66]^2-2^2)-1)" office:value-type="float" office:value="1.5316225796172" calcext:value-type="float">
            <text:p>1.5316225796172</text:p>
          </table:table-cell>
          <table:table-cell table:formula="of:=LOG([.J66]/[.G66])" office:value-type="float" office:value="-0.143431689498157" calcext:value-type="float">
            <text:p>-0.143431689498157</text:p>
          </table:table-cell>
          <table:table-cell/>
          <table:table-cell table:formula="of:=SQRT(2*[.G66])*([.G66]-2)^[.$L$1]" office:value-type="float" office:value="5.70388912453934" calcext:value-type="float">
            <text:p>5.70388912453934</text:p>
          </table:table-cell>
          <table:table-cell table:formula="of:=[.J66]-[.M66]+4" office:value-type="float" office:value="-0.172266544922139" calcext:value-type="float">
            <text:p>-0.172266544922139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0.490086879037647" calcext:value-type="float">
            <text:p>0.490086879037647</text:p>
          </table:table-cell>
          <table:table-cell table:formula="of:=2*[.A67]*(1/SQRT([.A67]^2-0.1^2)-1)" office:value-type="float" office:value="0.487309596186683" calcext:value-type="float">
            <text:p>0.487309596186683</text:p>
          </table:table-cell>
          <table:table-cell table:formula="of:=[.B67]/[.C67]" office:value-type="float" office:value="1.00569921641744" calcext:value-type="float">
            <text:p>1.00569921641744</text:p>
          </table:table-cell>
          <table:table-cell/>
          <table:table-cell table:formula="of:=LOG([.G67]-2)" office:value-type="float" office:value="-0.876148359032914" calcext:value-type="float">
            <text:p>-0.876148359032914</text:p>
          </table:table-cell>
          <table:table-cell office:value-type="float" office:value="2.133" calcext:value-type="float">
            <text:p>2.133</text:p>
          </table:table-cell>
          <table:table-cell office:value-type="float" office:value="1.31184871661607" calcext:value-type="float">
            <text:p>1.31184871661607</text:p>
          </table:table-cell>
          <table:table-cell table:formula="of:=LOG([.H67])" office:value-type="float" office:value="0.117883754759859" calcext:value-type="float">
            <text:p>0.117883754759859</text:p>
          </table:table-cell>
          <table:table-cell table:formula="of:=2*[.G67]*(1/SQRT([.G67]^2-2^2)-1)" office:value-type="float" office:value="1.48790024109231" calcext:value-type="float">
            <text:p>1.48790024109231</text:p>
          </table:table-cell>
          <table:table-cell table:formula="of:=LOG([.J67]/[.G67])" office:value-type="float" office:value="-0.156417041306431" calcext:value-type="float">
            <text:p>-0.156417041306431</text:p>
          </table:table-cell>
          <table:table-cell/>
          <table:table-cell table:formula="of:=SQRT(2*[.G67])*([.G67]-2)^[.$L$1]" office:value-type="float" office:value="5.66349609074861" calcext:value-type="float">
            <text:p>5.66349609074861</text:p>
          </table:table-cell>
          <table:table-cell table:formula="of:=[.J67]-[.M67]+4" office:value-type="float" office:value="-0.175595849656305" calcext:value-type="float">
            <text:p>-0.175595849656305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0.47028538897552" calcext:value-type="float">
            <text:p>0.47028538897552</text:p>
          </table:table-cell>
          <table:table-cell table:formula="of:=2*[.A68]*(1/SQRT([.A68]^2-0.1^2)-1)" office:value-type="float" office:value="0.466860150760302" calcext:value-type="float">
            <text:p>0.466860150760302</text:p>
          </table:table-cell>
          <table:table-cell table:formula="of:=[.B68]/[.C68]" office:value-type="float" office:value="1.00733675429278" calcext:value-type="float">
            <text:p>1.00733675429278</text:p>
          </table:table-cell>
          <table:table-cell/>
          <table:table-cell table:formula="of:=LOG([.G68]-2)" office:value-type="float" office:value="-0.869666231504994" calcext:value-type="float">
            <text:p>-0.869666231504994</text:p>
          </table:table-cell>
          <table:table-cell office:value-type="float" office:value="2.135" calcext:value-type="float">
            <text:p>2.135</text:p>
          </table:table-cell>
          <table:table-cell office:value-type="float" office:value="1.28709685403812" calcext:value-type="float">
            <text:p>1.28709685403812</text:p>
          </table:table-cell>
          <table:table-cell table:formula="of:=LOG([.H68])" office:value-type="float" office:value="0.109611228793772" calcext:value-type="float">
            <text:p>0.109611228793772</text:p>
          </table:table-cell>
          <table:table-cell table:formula="of:=2*[.G68]*(1/SQRT([.G68]^2-2^2)-1)" office:value-type="float" office:value="1.44509210384097" calcext:value-type="float">
            <text:p>1.44509210384097</text:p>
          </table:table-cell>
          <table:table-cell table:formula="of:=LOG([.J68]/[.G68])" office:value-type="float" office:value="-0.169502351358338" calcext:value-type="float">
            <text:p>-0.169502351358338</text:p>
          </table:table-cell>
          <table:table-cell/>
          <table:table-cell table:formula="of:=SQRT(2*[.G68])*([.G68]-2)^[.$L$1]" office:value-type="float" office:value="5.62402254881946" calcext:value-type="float">
            <text:p>5.62402254881946</text:p>
          </table:table-cell>
          <table:table-cell table:formula="of:=[.J68]-[.M68]+4" office:value-type="float" office:value="-0.178930444978485" calcext:value-type="float">
            <text:p>-0.178930444978485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0.450483898913393" calcext:value-type="float">
            <text:p>0.450483898913393</text:p>
          </table:table-cell>
          <table:table-cell table:formula="of:=2*[.A69]*(1/SQRT([.A69]^2-0.1^2)-1)" office:value-type="float" office:value="0.446428055338136" calcext:value-type="float">
            <text:p>0.446428055338136</text:p>
          </table:table-cell>
          <table:table-cell table:formula="of:=[.B69]/[.C69]" office:value-type="float" office:value="1.00908510011134" calcext:value-type="float">
            <text:p>1.00908510011134</text:p>
          </table:table-cell>
          <table:table-cell/>
          <table:table-cell table:formula="of:=LOG([.G69]-2)" office:value-type="float" office:value="-0.863279432843593" calcext:value-type="float">
            <text:p>-0.863279432843593</text:p>
          </table:table-cell>
          <table:table-cell office:value-type="float" office:value="2.137" calcext:value-type="float">
            <text:p>2.137</text:p>
          </table:table-cell>
          <table:table-cell office:value-type="float" office:value="2.49993812034383" calcext:value-type="float">
            <text:p>2.49993812034383</text:p>
          </table:table-cell>
          <table:table-cell table:formula="of:=LOG([.H69])" office:value-type="float" office:value="0.397929258941712" calcext:value-type="float">
            <text:p>0.397929258941712</text:p>
          </table:table-cell>
          <table:table-cell table:formula="of:=2*[.G69]*(1/SQRT([.G69]^2-2^2)-1)" office:value-type="float" office:value="1.40316443978467" calcext:value-type="float">
            <text:p>1.40316443978467</text:p>
          </table:table-cell>
          <table:table-cell table:formula="of:=LOG([.J69]/[.G69])" office:value-type="float" office:value="-0.182695952271653" calcext:value-type="float">
            <text:p>-0.182695952271653</text:p>
          </table:table-cell>
          <table:table-cell/>
          <table:table-cell table:formula="of:=SQRT(2*[.G69])*([.G69]-2)^[.$L$1]" office:value-type="float" office:value="5.5854346555994" calcext:value-type="float">
            <text:p>5.5854346555994</text:p>
          </table:table-cell>
          <table:table-cell table:formula="of:=[.J69]-[.M69]+4" office:value-type="float" office:value="-0.182270215814729" calcext:value-type="float">
            <text:p>-0.182270215814729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0.430682408851266" calcext:value-type="float">
            <text:p>0.430682408851266</text:p>
          </table:table-cell>
          <table:table-cell table:formula="of:=2*[.A70]*(1/SQRT([.A70]^2-0.1^2)-1)" office:value-type="float" office:value="0.426012424818315" calcext:value-type="float">
            <text:p>0.426012424818315</text:p>
          </table:table-cell>
          <table:table-cell table:formula="of:=[.B70]/[.C70]" office:value-type="float" office:value="1.01096208411044" calcext:value-type="float">
            <text:p>1.01096208411044</text:p>
          </table:table-cell>
          <table:table-cell/>
          <table:table-cell table:formula="of:=LOG([.G70]-2)" office:value-type="float" office:value="-0.856985199745904" calcext:value-type="float">
            <text:p>-0.856985199745904</text:p>
          </table:table-cell>
          <table:table-cell office:value-type="float" office:value="2.139" calcext:value-type="float">
            <text:p>2.139</text:p>
          </table:table-cell>
          <table:table-cell office:value-type="float" office:value="1.21284126630515" calcext:value-type="float">
            <text:p>1.21284126630515</text:p>
          </table:table-cell>
          <table:table-cell table:formula="of:=LOG([.H70])" office:value-type="float" office:value="0.083803965187486" calcext:value-type="float">
            <text:p>0.083803965187486</text:p>
          </table:table-cell>
          <table:table-cell table:formula="of:=2*[.G70]*(1/SQRT([.G70]^2-2^2)-1)" office:value-type="float" office:value="1.36208523059065" calcext:value-type="float">
            <text:p>1.36208523059065</text:p>
          </table:table-cell>
          <table:table-cell table:formula="of:=LOG([.J70]/[.G70])" office:value-type="float" office:value="-0.196006500770754" calcext:value-type="float">
            <text:p>-0.196006500770754</text:p>
          </table:table-cell>
          <table:table-cell/>
          <table:table-cell table:formula="of:=SQRT(2*[.G70])*([.G70]-2)^[.$L$1]" office:value-type="float" office:value="5.54770028185248" calcext:value-type="float">
            <text:p>5.54770028185248</text:p>
          </table:table-cell>
          <table:table-cell table:formula="of:=[.J70]-[.M70]+4" office:value-type="float" office:value="-0.185615051261833" calcext:value-type="float">
            <text:p>-0.185615051261833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0.410880918789143" calcext:value-type="float">
            <text:p>0.410880918789143</text:p>
          </table:table-cell>
          <table:table-cell table:formula="of:=2*[.A71]*(1/SQRT([.A71]^2-0.1^2)-1)" office:value-type="float" office:value="0.405612430038148" calcext:value-type="float">
            <text:p>0.405612430038148</text:p>
          </table:table-cell>
          <table:table-cell table:formula="of:=[.B71]/[.C71]" office:value-type="float" office:value="1.01298897262714" calcext:value-type="float">
            <text:p>1.01298897262714</text:p>
          </table:table-cell>
          <table:table-cell/>
          <table:table-cell table:formula="of:=LOG([.G71]-2)" office:value-type="float" office:value="-0.85078088734462" calcext:value-type="float">
            <text:p>-0.85078088734462</text:p>
          </table:table-cell>
          <table:table-cell office:value-type="float" office:value="2.141" calcext:value-type="float">
            <text:p>2.141</text:p>
          </table:table-cell>
          <table:table-cell office:value-type="float" office:value="1.18808940372776" calcext:value-type="float">
            <text:p>1.18808940372776</text:p>
          </table:table-cell>
          <table:table-cell table:formula="of:=LOG([.H71])" office:value-type="float" office:value="0.0748491225346568" calcext:value-type="float">
            <text:p>0.074849122534657</text:p>
          </table:table-cell>
          <table:table-cell table:formula="of:=2*[.G71]*(1/SQRT([.G71]^2-2^2)-1)" office:value-type="float" office:value="1.32182405796963" calcext:value-type="float">
            <text:p>1.32182405796963</text:p>
          </table:table-cell>
          <table:table-cell table:formula="of:=LOG([.J71]/[.G71])" office:value-type="float" office:value="-0.209443015274951" calcext:value-type="float">
            <text:p>-0.209443015274951</text:p>
          </table:table-cell>
          <table:table-cell/>
          <table:table-cell table:formula="of:=SQRT(2*[.G71])*([.G71]-2)^[.$L$1]" office:value-type="float" office:value="5.51078890234793" calcext:value-type="float">
            <text:p>5.51078890234793</text:p>
          </table:table-cell>
          <table:table-cell table:formula="of:=[.J71]-[.M71]+4" office:value-type="float" office:value="-0.188964844378304" calcext:value-type="float">
            <text:p>-0.188964844378304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391079428727011" calcext:value-type="float">
            <text:p>0.391079428727011</text:p>
          </table:table-cell>
          <table:table-cell table:formula="of:=2*[.A72]*(1/SQRT([.A72]^2-0.1^2)-1)" office:value-type="float" office:value="0.385227293569537" calcext:value-type="float">
            <text:p>0.385227293569537</text:p>
          </table:table-cell>
          <table:table-cell table:formula="of:=[.B72]/[.C72]" office:value-type="float" office:value="1.01519138247773" calcext:value-type="float">
            <text:p>1.01519138247773</text:p>
          </table:table-cell>
          <table:table-cell/>
          <table:table-cell table:formula="of:=LOG([.G72]-2)" office:value-type="float" office:value="-0.844663962534939" calcext:value-type="float">
            <text:p>-0.844663962534939</text:p>
          </table:table-cell>
          <table:table-cell office:value-type="float" office:value="2.143" calcext:value-type="float">
            <text:p>2.143</text:p>
          </table:table-cell>
          <table:table-cell office:value-type="float" office:value="1.16333754114984" calcext:value-type="float">
            <text:p>1.16333754114984</text:p>
          </table:table-cell>
          <table:table-cell table:formula="of:=LOG([.H72])" office:value-type="float" office:value="0.0657057430946906" calcext:value-type="float">
            <text:p>0.065705743094691</text:p>
          </table:table-cell>
          <table:table-cell table:formula="of:=2*[.G72]*(1/SQRT([.G72]^2-2^2)-1)" office:value-type="float" office:value="1.28235200245087" calcext:value-type="float">
            <text:p>1.28235200245087</text:p>
          </table:table-cell>
          <table:table-cell table:formula="of:=LOG([.J72]/[.G72])" office:value-type="float" office:value="-0.22301491673382" calcext:value-type="float">
            <text:p>-0.22301491673382</text:p>
          </table:table-cell>
          <table:table-cell/>
          <table:table-cell table:formula="of:=SQRT(2*[.G72])*([.G72]-2)^[.$L$1]" office:value-type="float" office:value="5.47467149443946" calcext:value-type="float">
            <text:p>5.47467149443946</text:p>
          </table:table-cell>
          <table:table-cell table:formula="of:=[.J72]-[.M72]+4" office:value-type="float" office:value="-0.192319491988588" calcext:value-type="float">
            <text:p>-0.192319491988588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0.371277938664884" calcext:value-type="float">
            <text:p>0.371277938664884</text:p>
          </table:table-cell>
          <table:table-cell table:formula="of:=2*[.A73]*(1/SQRT([.A73]^2-0.1^2)-1)" office:value-type="float" office:value="0.36485628587979" calcext:value-type="float">
            <text:p>0.36485628587979</text:p>
          </table:table-cell>
          <table:table-cell table:formula="of:=[.B73]/[.C73]" office:value-type="float" office:value="1.01760049924756" calcext:value-type="float">
            <text:p>1.01760049924756</text:p>
          </table:table-cell>
          <table:table-cell/>
          <table:table-cell table:formula="of:=LOG([.G73]-2)" office:value-type="float" office:value="-0.838631997765025" calcext:value-type="float">
            <text:p>-0.838631997765025</text:p>
          </table:table-cell>
          <table:table-cell office:value-type="float" office:value="2.145" calcext:value-type="float">
            <text:p>2.145</text:p>
          </table:table-cell>
          <table:table-cell office:value-type="float" office:value="1.13858567857244" calcext:value-type="float">
            <text:p>1.13858567857244</text:p>
          </table:table-cell>
          <table:table-cell table:formula="of:=LOG([.H73])" office:value-type="float" office:value="0.0563657168406449" calcext:value-type="float">
            <text:p>0.056365716840645</text:p>
          </table:table-cell>
          <table:table-cell table:formula="of:=2*[.G73]*(1/SQRT([.G73]^2-2^2)-1)" office:value-type="float" office:value="1.24364154987134" calcext:value-type="float">
            <text:p>1.24364154987134</text:p>
          </table:table-cell>
          <table:table-cell table:formula="of:=LOG([.J73]/[.G73])" office:value-type="float" office:value="-0.236732073195903" calcext:value-type="float">
            <text:p>-0.236732073195903</text:p>
          </table:table-cell>
          <table:table-cell/>
          <table:table-cell table:formula="of:=SQRT(2*[.G73])*([.G73]-2)^[.$L$1]" office:value-type="float" office:value="5.43932044437094" calcext:value-type="float">
            <text:p>5.43932044437094</text:p>
          </table:table-cell>
          <table:table-cell table:formula="of:=[.J73]-[.M73]+4" office:value-type="float" office:value="-0.195678894499606" calcext:value-type="float">
            <text:p>-0.195678894499606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0.351476448602757" calcext:value-type="float">
            <text:p>0.351476448602757</text:p>
          </table:table-cell>
          <table:table-cell table:formula="of:=2*[.A74]*(1/SQRT([.A74]^2-0.1^2)-1)" office:value-type="float" office:value="0.34449872182186" calcext:value-type="float">
            <text:p>0.34449872182186</text:p>
          </table:table-cell>
          <table:table-cell table:formula="of:=[.B74]/[.C74]" office:value-type="float" office:value="1.02025472473162" calcext:value-type="float">
            <text:p>1.02025472473162</text:p>
          </table:table-cell>
          <table:table-cell/>
          <table:table-cell table:formula="of:=LOG([.G74]-2)" office:value-type="float" office:value="-0.832682665251824" calcext:value-type="float">
            <text:p>-0.832682665251824</text:p>
          </table:table-cell>
          <table:table-cell office:value-type="float" office:value="2.147" calcext:value-type="float">
            <text:p>2.147</text:p>
          </table:table-cell>
          <table:table-cell office:value-type="float" office:value="1.11383381599453" calcext:value-type="float">
            <text:p>1.11383381599453</text:p>
          </table:table-cell>
          <table:table-cell table:formula="of:=LOG([.H74])" office:value-type="float" office:value="0.0468203989343177" calcext:value-type="float">
            <text:p>0.046820398934318</text:p>
          </table:table-cell>
          <table:table-cell table:formula="of:=2*[.G74]*(1/SQRT([.G74]^2-2^2)-1)" office:value-type="float" office:value="1.20566650489381" calcext:value-type="float">
            <text:p>1.20566650489381</text:p>
          </table:table-cell>
          <table:table-cell table:formula="of:=LOG([.J74]/[.G74])" office:value-type="float" office:value="-0.250604848666668" calcext:value-type="float">
            <text:p>-0.250604848666668</text:p>
          </table:table-cell>
          <table:table-cell/>
          <table:table-cell table:formula="of:=SQRT(2*[.G74])*([.G74]-2)^[.$L$1]" office:value-type="float" office:value="5.40470946062243" calcext:value-type="float">
            <text:p>5.40470946062243</text:p>
          </table:table-cell>
          <table:table-cell table:formula="of:=[.J74]-[.M74]+4" office:value-type="float" office:value="-0.199042955728612" calcext:value-type="float">
            <text:p>-0.199042955728612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33167495854063" calcext:value-type="float">
            <text:p>0.33167495854063</text:p>
          </table:table-cell>
          <table:table-cell table:formula="of:=2*[.A75]*(1/SQRT([.A75]^2-0.1^2)-1)" office:value-type="float" office:value="0.324153957422003" calcext:value-type="float">
            <text:p>0.324153957422003</text:p>
          </table:table-cell>
          <table:table-cell table:formula="of:=[.B75]/[.C75]" office:value-type="float" office:value="1.02320194138132" calcext:value-type="float">
            <text:p>1.02320194138132</text:p>
          </table:table-cell>
          <table:table-cell/>
          <table:table-cell table:formula="of:=LOG([.G75]-2)" office:value-type="float" office:value="-0.826813731587726" calcext:value-type="float">
            <text:p>-0.826813731587726</text:p>
          </table:table-cell>
          <table:table-cell office:value-type="float" office:value="2.149" calcext:value-type="float">
            <text:p>2.149</text:p>
          </table:table-cell>
          <table:table-cell office:value-type="float" office:value="1.08908195341711" calcext:value-type="float">
            <text:p>1.08908195341711</text:p>
          </table:table-cell>
          <table:table-cell table:formula="of:=LOG([.H75])" office:value-type="float" office:value="0.0370605616452556" calcext:value-type="float">
            <text:p>0.037060561645256</text:p>
          </table:table-cell>
          <table:table-cell table:formula="of:=2*[.G75]*(1/SQRT([.G75]^2-2^2)-1)" office:value-type="float" office:value="1.16840191093822" calcext:value-type="float">
            <text:p>1.16840191093822</text:p>
          </table:table-cell>
          <table:table-cell table:formula="of:=LOG([.J75]/[.G75])" office:value-type="float" office:value="-0.264644156894446" calcext:value-type="float">
            <text:p>-0.264644156894446</text:p>
          </table:table-cell>
          <table:table-cell/>
          <table:table-cell table:formula="of:=SQRT(2*[.G75])*([.G75]-2)^[.$L$1]" office:value-type="float" office:value="5.37081349367976" calcext:value-type="float">
            <text:p>5.37081349367976</text:p>
          </table:table-cell>
          <table:table-cell table:formula="of:=[.J75]-[.M75]+4" office:value-type="float" office:value="-0.202411582741544" calcext:value-type="float">
            <text:p>-0.202411582741544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0.311873468478503" calcext:value-type="float">
            <text:p>0.311873468478503</text:p>
          </table:table-cell>
          <table:table-cell table:formula="of:=2*[.A76]*(1/SQRT([.A76]^2-0.1^2)-1)" office:value-type="float" office:value="0.303821386936295" calcext:value-type="float">
            <text:p>0.303821386936295</text:p>
          </table:table-cell>
          <table:table-cell table:formula="of:=[.B76]/[.C76]" office:value-type="float" office:value="1.02650268180066" calcext:value-type="float">
            <text:p>1.02650268180066</text:p>
          </table:table-cell>
          <table:table-cell/>
          <table:table-cell table:formula="of:=LOG([.G76]-2)" office:value-type="float" office:value="-0.821023052706831" calcext:value-type="float">
            <text:p>-0.821023052706831</text:p>
          </table:table-cell>
          <table:table-cell office:value-type="float" office:value="2.151" calcext:value-type="float">
            <text:p>2.151</text:p>
          </table:table-cell>
          <table:table-cell office:value-type="float" office:value="1.06433009083922" calcext:value-type="float">
            <text:p>1.06433009083922</text:p>
          </table:table-cell>
          <table:table-cell table:formula="of:=LOG([.H76])" office:value-type="float" office:value="0.0270763407385616" calcext:value-type="float">
            <text:p>0.027076340738562</text:p>
          </table:table-cell>
          <table:table-cell table:formula="of:=2*[.G76]*(1/SQRT([.G76]^2-2^2)-1)" office:value-type="float" office:value="1.13182397597179" calcext:value-type="float">
            <text:p>1.13182397597179</text:p>
          </table:table-cell>
          <table:table-cell table:formula="of:=LOG([.J76]/[.G76])" office:value-type="float" office:value="-0.278861520821764" calcext:value-type="float">
            <text:p>-0.278861520821764</text:p>
          </table:table-cell>
          <table:table-cell/>
          <table:table-cell table:formula="of:=SQRT(2*[.G76])*([.G76]-2)^[.$L$1]" office:value-type="float" office:value="5.3376086616729" calcext:value-type="float">
            <text:p>5.3376086616729</text:p>
          </table:table-cell>
          <table:table-cell table:formula="of:=[.J76]-[.M76]+4" office:value-type="float" office:value="-0.205784685701111" calcext:value-type="float">
            <text:p>-0.205784685701111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292071978416376" calcext:value-type="float">
            <text:p>0.292071978416376</text:p>
          </table:table-cell>
          <table:table-cell table:formula="of:=2*[.A77]*(1/SQRT([.A77]^2-0.1^2)-1)" office:value-type="float" office:value="0.283500440150528" calcext:value-type="float">
            <text:p>0.283500440150528</text:p>
          </table:table-cell>
          <table:table-cell table:formula="of:=[.B77]/[.C77]" office:value-type="float" office:value="1.03023465593668" calcext:value-type="float">
            <text:p>1.03023465593668</text:p>
          </table:table-cell>
          <table:table-cell/>
          <table:table-cell table:formula="of:=LOG([.G77]-2)" office:value-type="float" office:value="-0.815308569182401" calcext:value-type="float">
            <text:p>-0.815308569182401</text:p>
          </table:table-cell>
          <table:table-cell office:value-type="float" office:value="2.153" calcext:value-type="float">
            <text:p>2.153</text:p>
          </table:table-cell>
          <table:table-cell office:value-type="float" office:value="1.03957822826179" calcext:value-type="float">
            <text:p>1.03957822826179</text:p>
          </table:table-cell>
          <table:table-cell table:formula="of:=LOG([.H77])" office:value-type="float" office:value="0.0168571755569701" calcext:value-type="float">
            <text:p>0.01685717555697</text:p>
          </table:table-cell>
          <table:table-cell table:formula="of:=2*[.G77]*(1/SQRT([.G77]^2-2^2)-1)" office:value-type="float" office:value="1.09591000365812" calcext:value-type="float">
            <text:p>1.09591000365812</text:p>
          </table:table-cell>
          <table:table-cell table:formula="of:=LOG([.J77]/[.G77])" office:value-type="float" office:value="-0.293269138557853" calcext:value-type="float">
            <text:p>-0.293269138557853</text:p>
          </table:table-cell>
          <table:table-cell/>
          <table:table-cell table:formula="of:=SQRT(2*[.G77])*([.G77]-2)^[.$L$1]" office:value-type="float" office:value="5.305072181382" calcext:value-type="float">
            <text:p>5.305072181382</text:p>
          </table:table-cell>
          <table:table-cell table:formula="of:=[.J77]-[.M77]+4" office:value-type="float" office:value="-0.209162177723882" calcext:value-type="float">
            <text:p>-0.209162177723882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office:value-type="float" office:value="0.272270488354248" calcext:value-type="float">
            <text:p>0.272270488354248</text:p>
          </table:table-cell>
          <table:table-cell table:formula="of:=2*[.A78]*(1/SQRT([.A78]^2-0.1^2)-1)" office:value-type="float" office:value="0.263190579900678" calcext:value-type="float">
            <text:p>0.263190579900678</text:p>
          </table:table-cell>
          <table:table-cell table:formula="of:=[.B78]/[.C78]" office:value-type="float" office:value="1.03449936717719" calcext:value-type="float">
            <text:p>1.03449936717719</text:p>
          </table:table-cell>
          <table:table-cell/>
          <table:table-cell table:formula="of:=LOG([.G78]-2)" office:value-type="float" office:value="-0.809668301829709" calcext:value-type="float">
            <text:p>-0.809668301829709</text:p>
          </table:table-cell>
          <table:table-cell office:value-type="float" office:value="2.155" calcext:value-type="float">
            <text:p>2.155</text:p>
          </table:table-cell>
          <table:table-cell office:value-type="float" office:value="2.00490086879015" calcext:value-type="float">
            <text:p>2.00490086879015</text:p>
          </table:table-cell>
          <table:table-cell table:formula="of:=LOG([.H78])" office:value-type="float" office:value="0.302092904037623" calcext:value-type="float">
            <text:p>0.302092904037623</text:p>
          </table:table-cell>
          <table:table-cell table:formula="of:=2*[.G78]*(1/SQRT([.G78]^2-2^2)-1)" office:value-type="float" office:value="1.06063832941394" calcext:value-type="float">
            <text:p>1.06063832941394</text:p>
          </table:table-cell>
          <table:table-cell table:formula="of:=LOG([.J78]/[.G78])" office:value-type="float" office:value="-0.307879956869605" calcext:value-type="float">
            <text:p>-0.307879956869605</text:p>
          </table:table-cell>
          <table:table-cell/>
          <table:table-cell table:formula="of:=SQRT(2*[.G78])*([.G78]-2)^[.$L$1]" office:value-type="float" office:value="5.27318230415972" calcext:value-type="float">
            <text:p>5.27318230415972</text:p>
          </table:table-cell>
          <table:table-cell table:formula="of:=[.J78]-[.M78]+4" office:value-type="float" office:value="-0.212543974745783" calcext:value-type="float">
            <text:p>-0.212543974745783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252468998292121" calcext:value-type="float">
            <text:p>0.252468998292121</text:p>
          </table:table-cell>
          <table:table-cell table:formula="of:=2*[.A79]*(1/SQRT([.A79]^2-0.1^2)-1)" office:value-type="float" office:value="0.242891299793535" calcext:value-type="float">
            <text:p>0.242891299793535</text:p>
          </table:table-cell>
          <table:table-cell table:formula="of:=[.B79]/[.C79]" office:value-type="float" office:value="1.03943203608663" calcext:value-type="float">
            <text:p>1.03943203608663</text:p>
          </table:table-cell>
          <table:table-cell/>
          <table:table-cell table:formula="of:=LOG([.G79]-2)" office:value-type="float" office:value="-0.804100347590766" calcext:value-type="float">
            <text:p>-0.804100347590766</text:p>
          </table:table-cell>
          <table:table-cell office:value-type="float" office:value="2.157" calcext:value-type="float">
            <text:p>2.157</text:p>
          </table:table-cell>
          <table:table-cell office:value-type="float" office:value="0.965322640528806" calcext:value-type="float">
            <text:p>0.965322640528806</text:p>
          </table:table-cell>
          <table:table-cell table:formula="of:=LOG([.H79])" office:value-type="float" office:value="-0.0153275078144307" calcext:value-type="float">
            <text:p>-0.015327507814431</text:p>
          </table:table-cell>
          <table:table-cell table:formula="of:=2*[.G79]*(1/SQRT([.G79]^2-2^2)-1)" office:value-type="float" office:value="1.02598826096555" calcext:value-type="float">
            <text:p>1.02598826096555</text:p>
          </table:table-cell>
          <table:table-cell table:formula="of:=LOG([.J79]/[.G79])" office:value-type="float" office:value="-0.322707753358961" calcext:value-type="float">
            <text:p>-0.322707753358961</text:p>
          </table:table-cell>
          <table:table-cell/>
          <table:table-cell table:formula="of:=SQRT(2*[.G79])*([.G79]-2)^[.$L$1]" office:value-type="float" office:value="5.24191825636087" calcext:value-type="float">
            <text:p>5.24191825636087</text:p>
          </table:table-cell>
          <table:table-cell table:formula="of:=[.J79]-[.M79]+4" office:value-type="float" office:value="-0.215929995395326" calcext:value-type="float">
            <text:p>-0.215929995395326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0.232667508229994" calcext:value-type="float">
            <text:p>0.232667508229994</text:p>
          </table:table-cell>
          <table:table-cell table:formula="of:=2*[.A80]*(1/SQRT([.A80]^2-0.1^2)-1)" office:value-type="float" office:value="0.222602122109186" calcext:value-type="float">
            <text:p>0.222602122109186</text:p>
          </table:table-cell>
          <table:table-cell table:formula="of:=[.B80]/[.C80]" office:value-type="float" office:value="1.04521693695207" calcext:value-type="float">
            <text:p>1.04521693695207</text:p>
          </table:table-cell>
          <table:table-cell/>
          <table:table-cell table:formula="of:=LOG([.G80]-2)" office:value-type="float" office:value="-0.798602875679549" calcext:value-type="float">
            <text:p>-0.798602875679549</text:p>
          </table:table-cell>
          <table:table-cell office:value-type="float" office:value="2.159" calcext:value-type="float">
            <text:p>2.159</text:p>
          </table:table-cell>
          <table:table-cell office:value-type="float" office:value="0.940570777950936" calcext:value-type="float">
            <text:p>0.940570777950936</text:p>
          </table:table-cell>
          <table:table-cell table:formula="of:=LOG([.H80])" office:value-type="float" office:value="-0.026608518224216" calcext:value-type="float">
            <text:p>-0.026608518224216</text:p>
          </table:table-cell>
          <table:table-cell table:formula="of:=2*[.G80]*(1/SQRT([.G80]^2-2^2)-1)" office:value-type="float" office:value="0.991940023035592" calcext:value-type="float">
            <text:p>0.991940023035592</text:p>
          </table:table-cell>
          <table:table-cell table:formula="of:=LOG([.J80]/[.G80])" office:value-type="float" office:value="-0.33776722870036" calcext:value-type="float">
            <text:p>-0.33776722870036</text:p>
          </table:table-cell>
          <table:table-cell/>
          <table:table-cell table:formula="of:=SQRT(2*[.G80])*([.G80]-2)^[.$L$1]" office:value-type="float" office:value="5.2112601839097" calcext:value-type="float">
            <text:p>5.2112601839097</text:p>
          </table:table-cell>
          <table:table-cell table:formula="of:=[.J80]-[.M80]+4" office:value-type="float" office:value="-0.219320160874108" calcext:value-type="float">
            <text:p>-0.219320160874108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0.212866018167867" calcext:value-type="float">
            <text:p>0.212866018167867</text:p>
          </table:table-cell>
          <table:table-cell table:formula="of:=2*[.A81]*(1/SQRT([.A81]^2-0.1^2)-1)" office:value-type="float" office:value="0.202322595868904" calcext:value-type="float">
            <text:p>0.202322595868904</text:p>
          </table:table-cell>
          <table:table-cell table:formula="of:=[.B81]/[.C81]" office:value-type="float" office:value="1.05211193665088" calcext:value-type="float">
            <text:p>1.05211193665088</text:p>
          </table:table-cell>
          <table:table-cell/>
          <table:table-cell table:formula="of:=LOG([.G81]-2)" office:value-type="float" office:value="-0.79317412396815" calcext:value-type="float">
            <text:p>-0.79317412396815</text:p>
          </table:table-cell>
          <table:table-cell office:value-type="float" office:value="2.161" calcext:value-type="float">
            <text:p>2.161</text:p>
          </table:table-cell>
          <table:table-cell office:value-type="float" office:value="0.915818915373483" calcext:value-type="float">
            <text:p>0.915818915373483</text:p>
          </table:table-cell>
          <table:table-cell table:formula="of:=LOG([.H81])" office:value-type="float" office:value="-0.0381903907739348" calcext:value-type="float">
            <text:p>-0.038190390773935</text:p>
          </table:table-cell>
          <table:table-cell table:formula="of:=2*[.G81]*(1/SQRT([.G81]^2-2^2)-1)" office:value-type="float" office:value="0.958474705825251" calcext:value-type="float">
            <text:p>0.958474705825251</text:p>
          </table:table-cell>
          <table:table-cell table:formula="of:=LOG([.J81]/[.G81])" office:value-type="float" office:value="-0.353074110561664" calcext:value-type="float">
            <text:p>-0.353074110561664</text:p>
          </table:table-cell>
          <table:table-cell/>
          <table:table-cell table:formula="of:=SQRT(2*[.G81])*([.G81]-2)^[.$L$1]" office:value-type="float" office:value="5.18118910066931" calcext:value-type="float">
            <text:p>5.18118910066931</text:p>
          </table:table-cell>
          <table:table-cell table:formula="of:=[.J81]-[.M81]+4" office:value-type="float" office:value="-0.222714394844055" calcext:value-type="float">
            <text:p>-0.222714394844055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0.19306452810574" calcext:value-type="float">
            <text:p>0.19306452810574</text:p>
          </table:table-cell>
          <table:table-cell table:formula="of:=2*[.A82]*(1/SQRT([.A82]^2-0.1^2)-1)" office:value-type="float" office:value="0.182052295053676" calcext:value-type="float">
            <text:p>0.182052295053676</text:p>
          </table:table-cell>
          <table:table-cell table:formula="of:=[.B82]/[.C82]" office:value-type="float" office:value="1.06048939426343" calcext:value-type="float">
            <text:p>1.06048939426343</text:p>
          </table:table-cell>
          <table:table-cell/>
          <table:table-cell table:formula="of:=LOG([.G82]-2)" office:value-type="float" office:value="-0.787812395596043" calcext:value-type="float">
            <text:p>-0.787812395596043</text:p>
          </table:table-cell>
          <table:table-cell office:value-type="float" office:value="2.163" calcext:value-type="float">
            <text:p>2.163</text:p>
          </table:table-cell>
          <table:table-cell office:value-type="float" office:value="0.891067052795623" calcext:value-type="float">
            <text:p>0.891067052795623</text:p>
          </table:table-cell>
          <table:table-cell table:formula="of:=LOG([.H82])" office:value-type="float" office:value="-0.0500896140737391" calcext:value-type="float">
            <text:p>-0.050089614073739</text:p>
          </table:table-cell>
          <table:table-cell table:formula="of:=2*[.G82]*(1/SQRT([.G82]^2-2^2)-1)" office:value-type="float" office:value="0.925574216988152" calcext:value-type="float">
            <text:p>0.925574216988152</text:p>
          </table:table-cell>
          <table:table-cell table:formula="of:=LOG([.J82]/[.G82])" office:value-type="float" office:value="-0.368645271135556" calcext:value-type="float">
            <text:p>-0.368645271135556</text:p>
          </table:table-cell>
          <table:table-cell/>
          <table:table-cell table:formula="of:=SQRT(2*[.G82])*([.G82]-2)^[.$L$1]" office:value-type="float" office:value="5.15168684030906" calcext:value-type="float">
            <text:p>5.15168684030906</text:p>
          </table:table-cell>
          <table:table-cell table:formula="of:=[.J82]-[.M82]+4" office:value-type="float" office:value="-0.226112623320905" calcext:value-type="float">
            <text:p>-0.226112623320905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0.173263038043613" calcext:value-type="float">
            <text:p>0.173263038043613</text:p>
          </table:table-cell>
          <table:table-cell table:formula="of:=2*[.A83]*(1/SQRT([.A83]^2-0.1^2)-1)" office:value-type="float" office:value="0.161790816960036" calcext:value-type="float">
            <text:p>0.161790816960036</text:p>
          </table:table-cell>
          <table:table-cell table:formula="of:=[.B83]/[.C83]" office:value-type="float" office:value="1.07090773938307" calcext:value-type="float">
            <text:p>1.07090773938307</text:p>
          </table:table-cell>
          <table:table-cell/>
          <table:table-cell table:formula="of:=LOG([.G83]-2)" office:value-type="float" office:value="-0.782516055786094" calcext:value-type="float">
            <text:p>-0.782516055786094</text:p>
          </table:table-cell>
          <table:table-cell office:value-type="float" office:value="2.165" calcext:value-type="float">
            <text:p>2.165</text:p>
          </table:table-cell>
          <table:table-cell office:value-type="float" office:value="0.866315190218159" calcext:value-type="float">
            <text:p>0.866315190218159</text:p>
          </table:table-cell>
          <table:table-cell table:formula="of:=LOG([.H83])" office:value-type="float" office:value="-0.0623240704906544" calcext:value-type="float">
            <text:p>-0.062324070490654</text:p>
          </table:table-cell>
          <table:table-cell table:formula="of:=2*[.G83]*(1/SQRT([.G83]^2-2^2)-1)" office:value-type="float" office:value="0.893221236819553" calcext:value-type="float">
            <text:p>0.893221236819553</text:p>
          </table:table-cell>
          <table:table-cell table:formula="of:=LOG([.J83]/[.G83])" office:value-type="float" office:value="-0.384498860580285" calcext:value-type="float">
            <text:p>-0.384498860580285</text:p>
          </table:table-cell>
          <table:table-cell/>
          <table:table-cell table:formula="of:=SQRT(2*[.G83])*([.G83]-2)^[.$L$1]" office:value-type="float" office:value="5.12273601139315" calcext:value-type="float">
            <text:p>5.12273601139315</text:p>
          </table:table-cell>
          <table:table-cell table:formula="of:=[.J83]-[.M83]+4" office:value-type="float" office:value="-0.2295147745736" calcext:value-type="float">
            <text:p>-0.2295147745736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0.153461547981487" calcext:value-type="float">
            <text:p>0.153461547981487</text:p>
          </table:table-cell>
          <table:table-cell table:formula="of:=2*[.A84]*(1/SQRT([.A84]^2-0.1^2)-1)" office:value-type="float" office:value="0.141537780681235" calcext:value-type="float">
            <text:p>0.141537780681235</text:p>
          </table:table-cell>
          <table:table-cell table:formula="of:=[.B84]/[.C84]" office:value-type="float" office:value="1.0842444133493" calcext:value-type="float">
            <text:p>1.0842444133493</text:p>
          </table:table-cell>
          <table:table-cell/>
          <table:table-cell table:formula="of:=LOG([.G84]-2)" office:value-type="float" office:value="-0.777283528852417" calcext:value-type="float">
            <text:p>-0.777283528852417</text:p>
          </table:table-cell>
          <table:table-cell office:value-type="float" office:value="2.167" calcext:value-type="float">
            <text:p>2.167</text:p>
          </table:table-cell>
          <table:table-cell office:value-type="float" office:value="0.841563327640311" calcext:value-type="float">
            <text:p>0.841563327640311</text:p>
          </table:table-cell>
          <table:table-cell table:formula="of:=LOG([.H84])" office:value-type="float" office:value="-0.0749131977987711" calcext:value-type="float">
            <text:p>-0.074913197798771</text:p>
          </table:table-cell>
          <table:table-cell table:formula="of:=2*[.G84]*(1/SQRT([.G84]^2-2^2)-1)" office:value-type="float" office:value="0.861399176409812" calcext:value-type="float">
            <text:p>0.861399176409812</text:p>
          </table:table-cell>
          <table:table-cell table:formula="of:=LOG([.J84]/[.G84])" office:value-type="float" office:value="-0.400654459125237" calcext:value-type="float">
            <text:p>-0.400654459125237</text:p>
          </table:table-cell>
          <table:table-cell/>
          <table:table-cell table:formula="of:=SQRT(2*[.G84])*([.G84]-2)^[.$L$1]" office:value-type="float" office:value="5.09431995543893" calcext:value-type="float">
            <text:p>5.09431995543893</text:p>
          </table:table-cell>
          <table:table-cell table:formula="of:=[.J84]-[.M84]+4" office:value-type="float" office:value="-0.232920779029114" calcext:value-type="float">
            <text:p>-0.232920779029114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0.133660057919358" calcext:value-type="float">
            <text:p>0.133660057919358</text:p>
          </table:table-cell>
          <table:table-cell table:formula="of:=2*[.A85]*(1/SQRT([.A85]^2-0.1^2)-1)" office:value-type="float" office:value="0.121292825702894" calcext:value-type="float">
            <text:p>0.121292825702894</text:p>
          </table:table-cell>
          <table:table-cell table:formula="of:=[.B85]/[.C85]" office:value-type="float" office:value="1.10196177840524" calcext:value-type="float">
            <text:p>1.10196177840524</text:p>
          </table:table-cell>
          <table:table-cell/>
          <table:table-cell table:formula="of:=LOG([.G85]-2)" office:value-type="float" office:value="-0.772113295386326" calcext:value-type="float">
            <text:p>-0.772113295386326</text:p>
          </table:table-cell>
          <table:table-cell office:value-type="float" office:value="2.169" calcext:value-type="float">
            <text:p>2.169</text:p>
          </table:table-cell>
          <table:table-cell office:value-type="float" office:value="0.816811465062836" calcext:value-type="float">
            <text:p>0.816811465062836</text:p>
          </table:table-cell>
          <table:table-cell table:formula="of:=LOG([.H85])" office:value-type="float" office:value="-0.0878781749630423" calcext:value-type="float">
            <text:p>-0.087878174963042</text:p>
          </table:table-cell>
          <table:table-cell table:formula="of:=2*[.G85]*(1/SQRT([.G85]^2-2^2)-1)" office:value-type="float" office:value="0.830092138533033" calcext:value-type="float">
            <text:p>0.830092138533033</text:p>
          </table:table-cell>
          <table:table-cell table:formula="of:=LOG([.J85]/[.G85])" office:value-type="float" office:value="-0.417133251161519" calcext:value-type="float">
            <text:p>-0.417133251161519</text:p>
          </table:table-cell>
          <table:table-cell/>
          <table:table-cell table:formula="of:=SQRT(2*[.G85])*([.G85]-2)^[.$L$1]" office:value-type="float" office:value="5.06642270771542" calcext:value-type="float">
            <text:p>5.06642270771542</text:p>
          </table:table-cell>
          <table:table-cell table:formula="of:=[.J85]-[.M85]+4" office:value-type="float" office:value="-0.236330569182384" calcext:value-type="float">
            <text:p>-0.236330569182384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0.113858567857231" calcext:value-type="float">
            <text:p>0.113858567857231</text:p>
          </table:table-cell>
          <table:table-cell table:formula="of:=2*[.A86]*(1/SQRT([.A86]^2-0.1^2)-1)" office:value-type="float" office:value="0.101055610603379" calcext:value-type="float">
            <text:p>0.101055610603379</text:p>
          </table:table-cell>
          <table:table-cell table:formula="of:=[.B86]/[.C86]" office:value-type="float" office:value="1.12669219628092" calcext:value-type="float">
            <text:p>1.12669219628092</text:p>
          </table:table-cell>
          <table:table-cell/>
          <table:table-cell table:formula="of:=LOG([.G86]-2)" office:value-type="float" office:value="-0.767003889607847" calcext:value-type="float">
            <text:p>-0.767003889607847</text:p>
          </table:table-cell>
          <table:table-cell office:value-type="float" office:value="2.171" calcext:value-type="float">
            <text:p>2.171</text:p>
          </table:table-cell>
          <table:table-cell office:value-type="float" office:value="0.792059602484998" calcext:value-type="float">
            <text:p>0.792059602484998</text:p>
          </table:table-cell>
          <table:table-cell table:formula="of:=LOG([.H86])" office:value-type="float" office:value="-0.101242136521121" calcext:value-type="float">
            <text:p>-0.101242136521121</text:p>
          </table:table-cell>
          <table:table-cell table:formula="of:=2*[.G86]*(1/SQRT([.G86]^2-2^2)-1)" office:value-type="float" office:value="0.799284881062306" calcext:value-type="float">
            <text:p>0.799284881062306</text:p>
          </table:table-cell>
          <table:table-cell table:formula="of:=LOG([.J86]/[.G86])" office:value-type="float" office:value="-0.433958225339182" calcext:value-type="float">
            <text:p>-0.433958225339182</text:p>
          </table:table-cell>
          <table:table-cell/>
          <table:table-cell table:formula="of:=SQRT(2*[.G86])*([.G86]-2)^[.$L$1]" office:value-type="float" office:value="5.03902896057337" calcext:value-type="float">
            <text:p>5.03902896057337</text:p>
          </table:table-cell>
          <table:table-cell table:formula="of:=[.J86]-[.M86]+4" office:value-type="float" office:value="-0.23974407951106" calcext:value-type="float">
            <text:p>-0.23974407951106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0.094057077795104" calcext:value-type="float">
            <text:p>0.094057077795104</text:p>
          </table:table-cell>
          <table:table-cell table:formula="of:=2*[.A87]*(1/SQRT([.A87]^2-0.1^2)-1)" office:value-type="float" office:value="0.0808258118500276" calcext:value-type="float">
            <text:p>0.080825811850028</text:p>
          </table:table-cell>
          <table:table-cell table:formula="of:=[.B87]/[.C87]" office:value-type="float" office:value="1.16370099652852" calcext:value-type="float">
            <text:p>1.16370099652852</text:p>
          </table:table-cell>
          <table:table-cell/>
          <table:table-cell table:formula="of:=LOG([.G87]-2)" office:value-type="float" office:value="-0.761953896871204" calcext:value-type="float">
            <text:p>-0.761953896871204</text:p>
          </table:table-cell>
          <table:table-cell office:value-type="float" office:value="2.173" calcext:value-type="float">
            <text:p>2.173</text:p>
          </table:table-cell>
          <table:table-cell office:value-type="float" office:value="0.767307739907513" calcext:value-type="float">
            <text:p>0.767307739907513</text:p>
          </table:table-cell>
          <table:table-cell table:formula="of:=LOG([.H87])" office:value-type="float" office:value="-0.115030421006657" calcext:value-type="float">
            <text:p>-0.115030421006657</text:p>
          </table:table-cell>
          <table:table-cell table:formula="of:=2*[.G87]*(1/SQRT([.G87]^2-2^2)-1)" office:value-type="float" office:value="0.768962782720828" calcext:value-type="float">
            <text:p>0.768962782720828</text:p>
          </table:table-cell>
          <table:table-cell table:formula="of:=LOG([.J87]/[.G87])" office:value-type="float" office:value="-0.451154405569958" calcext:value-type="float">
            <text:p>-0.451154405569958</text:p>
          </table:table-cell>
          <table:table-cell/>
          <table:table-cell table:formula="of:=SQRT(2*[.G87])*([.G87]-2)^[.$L$1]" office:value-type="float" office:value="5.0121240291155" calcext:value-type="float">
            <text:p>5.0121240291155</text:p>
          </table:table-cell>
          <table:table-cell table:formula="of:=[.J87]-[.M87]+4" office:value-type="float" office:value="-0.243161246394672" calcext:value-type="float">
            <text:p>-0.243161246394672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0.0742555877329768" calcext:value-type="float">
            <text:p>0.074255587732977</text:p>
          </table:table-cell>
          <table:table-cell table:formula="of:=2*[.A88]*(1/SQRT([.A88]^2-0.1^2)-1)" office:value-type="float" office:value="0.0606031226832216" calcext:value-type="float">
            <text:p>0.060603122683222</text:p>
          </table:table-cell>
          <table:table-cell table:formula="of:=[.B88]/[.C88]" office:value-type="float" office:value="1.22527659376759" calcext:value-type="float">
            <text:p>1.22527659376759</text:p>
          </table:table-cell>
          <table:table-cell/>
          <table:table-cell table:formula="of:=LOG([.G88]-2)" office:value-type="float" office:value="-0.756961951313706" calcext:value-type="float">
            <text:p>-0.756961951313706</text:p>
          </table:table-cell>
          <table:table-cell office:value-type="float" office:value="2.175" calcext:value-type="float">
            <text:p>2.175</text:p>
          </table:table-cell>
          <table:table-cell office:value-type="float" office:value="0.742555877329686" calcext:value-type="float">
            <text:p>0.742555877329686</text:p>
          </table:table-cell>
          <table:table-cell table:formula="of:=LOG([.H88])" office:value-type="float" office:value="-0.129270860121364" calcext:value-type="float">
            <text:p>-0.129270860121364</text:p>
          </table:table-cell>
          <table:table-cell table:formula="of:=2*[.G88]*(1/SQRT([.G88]^2-2^2)-1)" office:value-type="float" office:value="0.739111810994878" calcext:value-type="float">
            <text:p>0.739111810994878</text:p>
          </table:table-cell>
          <table:table-cell table:formula="of:=LOG([.J88]/[.G88])" office:value-type="float" office:value="-0.468749118937817" calcext:value-type="float">
            <text:p>-0.468749118937817</text:p>
          </table:table-cell>
          <table:table-cell/>
          <table:table-cell table:formula="of:=SQRT(2*[.G88])*([.G88]-2)^[.$L$1]" office:value-type="float" office:value="4.9856938190329" calcext:value-type="float">
            <text:p>4.9856938190329</text:p>
          </table:table-cell>
          <table:table-cell table:formula="of:=[.J88]-[.M88]+4" office:value-type="float" office:value="-0.246582008038024" calcext:value-type="float">
            <text:p>-0.246582008038024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0.0544540976708497" calcext:value-type="float">
            <text:p>0.05445409767085</text:p>
          </table:table-cell>
          <table:table-cell table:formula="of:=2*[.A89]*(1/SQRT([.A89]^2-0.1^2)-1)" office:value-type="float" office:value="0.0403872520810385" calcext:value-type="float">
            <text:p>0.040387252081039</text:p>
          </table:table-cell>
          <table:table-cell table:formula="of:=[.B89]/[.C89]" office:value-type="float" office:value="1.34829915047416" calcext:value-type="float">
            <text:p>1.34829915047416</text:p>
          </table:table-cell>
          <table:table-cell/>
          <table:table-cell table:formula="of:=LOG([.G89]-2)" office:value-type="float" office:value="-0.752026733638193" calcext:value-type="float">
            <text:p>-0.752026733638193</text:p>
          </table:table-cell>
          <table:table-cell office:value-type="float" office:value="2.177" calcext:value-type="float">
            <text:p>2.177</text:p>
          </table:table-cell>
          <table:table-cell office:value-type="float" office:value="0.717804014752189" calcext:value-type="float">
            <text:p>0.717804014752189</text:p>
          </table:table-cell>
          <table:table-cell table:formula="of:=LOG([.H89])" office:value-type="float" office:value="-0.143994116941974" calcext:value-type="float">
            <text:p>-0.143994116941974</text:p>
          </table:table-cell>
          <table:table-cell table:formula="of:=2*[.G89]*(1/SQRT([.G89]^2-2^2)-1)" office:value-type="float" office:value="0.709718492049079" calcext:value-type="float">
            <text:p>0.709718492049079</text:p>
          </table:table-cell>
          <table:table-cell table:formula="of:=LOG([.J89]/[.G89])" office:value-type="float" office:value="-0.486772307917819" calcext:value-type="float">
            <text:p>-0.486772307917819</text:p>
          </table:table-cell>
          <table:table-cell/>
          <table:table-cell table:formula="of:=SQRT(2*[.G89])*([.G89]-2)^[.$L$1]" office:value-type="float" office:value="4.9597247964476" calcext:value-type="float">
            <text:p>4.9597247964476</text:p>
          </table:table-cell>
          <table:table-cell table:formula="of:=[.J89]-[.M89]+4" office:value-type="float" office:value="-0.250006304398519" calcext:value-type="float">
            <text:p>-0.250006304398519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0346526076087225" calcext:value-type="float">
            <text:p>0.034652607608723</text:p>
          </table:table-cell>
          <table:table-cell table:formula="of:=2*[.A90]*(1/SQRT([.A90]^2-0.1^2)-1)" office:value-type="float" office:value="0.0201779237978796" calcext:value-type="float">
            <text:p>0.02017792379788</text:p>
          </table:table-cell>
          <table:table-cell table:formula="of:=[.B90]/[.C90]" office:value-type="float" office:value="1.71735248660043" calcext:value-type="float">
            <text:p>1.71735248660043</text:p>
          </table:table-cell>
          <table:table-cell/>
          <table:table-cell table:formula="of:=LOG([.G90]-2)" office:value-type="float" office:value="-0.747146969020107" calcext:value-type="float">
            <text:p>-0.747146969020107</text:p>
          </table:table-cell>
          <table:table-cell office:value-type="float" office:value="2.179" calcext:value-type="float">
            <text:p>2.179</text:p>
          </table:table-cell>
          <table:table-cell office:value-type="float" office:value="0.693052152174374" calcext:value-type="float">
            <text:p>0.693052152174374</text:p>
          </table:table-cell>
          <table:table-cell table:formula="of:=LOG([.H90])" office:value-type="float" office:value="-0.159234083498807" calcext:value-type="float">
            <text:p>-0.159234083498807</text:p>
          </table:table-cell>
          <table:table-cell table:formula="of:=2*[.G90]*(1/SQRT([.G90]^2-2^2)-1)" office:value-type="float" office:value="0.680769882498239" calcext:value-type="float">
            <text:p>0.680769882498239</text:p>
          </table:table-cell>
          <table:table-cell table:formula="of:=LOG([.J90]/[.G90])" office:value-type="float" office:value="-0.505256896087098" calcext:value-type="float">
            <text:p>-0.505256896087098</text:p>
          </table:table-cell>
          <table:table-cell/>
          <table:table-cell table:formula="of:=SQRT(2*[.G90])*([.G90]-2)^[.$L$1]" office:value-type="float" office:value="4.93420395961535" calcext:value-type="float">
            <text:p>4.93420395961535</text:p>
          </table:table-cell>
          <table:table-cell table:formula="of:=[.J90]-[.M90]+4" office:value-type="float" office:value="-0.253434077117113" calcext:value-type="float">
            <text:p>-0.253434077117113</text:p>
          </table:table-cell>
        </table:table-row>
        <table:table-row table:style-name="ro1">
          <table:table-cell table:number-columns-repeated="5"/>
          <table:table-cell table:formula="of:=LOG([.G91]-2)" office:value-type="float" office:value="-0.742321425130815" calcext:value-type="float">
            <text:p>-0.742321425130815</text:p>
          </table:table-cell>
          <table:table-cell office:value-type="float" office:value="2.181" calcext:value-type="float">
            <text:p>2.181</text:p>
          </table:table-cell>
          <table:table-cell office:value-type="float" office:value="0.668300289596866" calcext:value-type="float">
            <text:p>0.668300289596866</text:p>
          </table:table-cell>
          <table:table-cell table:formula="of:=LOG([.H91])" office:value-type="float" office:value="-0.175028350681942" calcext:value-type="float">
            <text:p>-0.175028350681942</text:p>
          </table:table-cell>
          <table:table-cell table:formula="of:=2*[.G91]*(1/SQRT([.G91]^2-2^2)-1)" office:value-type="float" office:value="0.652253542901622" calcext:value-type="float">
            <text:p>0.652253542901622</text:p>
          </table:table-cell>
          <table:table-cell table:formula="of:=LOG([.J91]/[.G91])" office:value-type="float" office:value="-0.524239218805376" calcext:value-type="float">
            <text:p>-0.524239218805376</text:p>
          </table:table-cell>
          <table:table-cell/>
          <table:table-cell table:formula="of:=SQRT(2*[.G91])*([.G91]-2)^[.$L$1]" office:value-type="float" office:value="4.90911881235443" calcext:value-type="float">
            <text:p>4.90911881235443</text:p>
          </table:table-cell>
          <table:table-cell table:formula="of:=[.J91]-[.M91]+4" office:value-type="float" office:value="-0.256865269452806" calcext:value-type="float">
            <text:p>-0.256865269452806</text:p>
          </table:table-cell>
        </table:table-row>
        <table:table-row table:style-name="ro1">
          <table:table-cell table:number-columns-repeated="5"/>
          <table:table-cell table:formula="of:=LOG([.G92]-2)" office:value-type="float" office:value="-0.737548910269571" calcext:value-type="float">
            <text:p>-0.737548910269571</text:p>
          </table:table-cell>
          <table:table-cell office:value-type="float" office:value="2.183" calcext:value-type="float">
            <text:p>2.183</text:p>
          </table:table-cell>
          <table:table-cell office:value-type="float" office:value="0.643548427019061" calcext:value-type="float">
            <text:p>0.643548427019061</text:p>
          </table:table-cell>
          <table:table-cell table:formula="of:=LOG([.H92])" office:value-type="float" office:value="-0.191418766870208" calcext:value-type="float">
            <text:p>-0.191418766870208</text:p>
          </table:table-cell>
          <table:table-cell table:formula="of:=2*[.G92]*(1/SQRT([.G92]^2-2^2)-1)" office:value-type="float" office:value="0.624157512857166" calcext:value-type="float">
            <text:p>0.624157512857166</text:p>
          </table:table-cell>
          <table:table-cell table:formula="of:=LOG([.J92]/[.G92])" office:value-type="float" office:value="-0.543759533314611" calcext:value-type="float">
            <text:p>-0.543759533314611</text:p>
          </table:table-cell>
          <table:table-cell/>
          <table:table-cell table:formula="of:=SQRT(2*[.G92])*([.G92]-2)^[.$L$1]" office:value-type="float" office:value="4.88445733907747" calcext:value-type="float">
            <text:p>4.88445733907747</text:p>
          </table:table-cell>
          <table:table-cell table:formula="of:=[.J92]-[.M92]+4" office:value-type="float" office:value="-0.260299826220306" calcext:value-type="float">
            <text:p>-0.260299826220306</text:p>
          </table:table-cell>
        </table:table-row>
        <table:table-row table:style-name="ro1">
          <table:table-cell table:number-columns-repeated="5"/>
          <table:table-cell table:formula="of:=LOG([.G93]-2)" office:value-type="float" office:value="-0.732828271596986" calcext:value-type="float">
            <text:p>-0.732828271596986</text:p>
          </table:table-cell>
          <table:table-cell office:value-type="float" office:value="2.185" calcext:value-type="float">
            <text:p>2.185</text:p>
          </table:table-cell>
          <table:table-cell office:value-type="float" office:value="0.618796564441542" calcext:value-type="float">
            <text:p>0.618796564441542</text:p>
          </table:table-cell>
          <table:table-cell table:formula="of:=LOG([.H93])" office:value-type="float" office:value="-0.208452106168892" calcext:value-type="float">
            <text:p>-0.208452106168892</text:p>
          </table:table-cell>
          <table:table-cell table:formula="of:=2*[.G93]*(1/SQRT([.G93]^2-2^2)-1)" office:value-type="float" office:value="0.596470287582521" calcext:value-type="float">
            <text:p>0.596470287582521</text:p>
          </table:table-cell>
          <table:table-cell table:formula="of:=LOG([.J93]/[.G93])" office:value-type="float" office:value="-0.563862626594877" calcext:value-type="float">
            <text:p>-0.563862626594877</text:p>
          </table:table-cell>
          <table:table-cell/>
          <table:table-cell table:formula="of:=SQRT(2*[.G93])*([.G93]-2)^[.$L$1]" office:value-type="float" office:value="4.86020798131331" calcext:value-type="float">
            <text:p>4.86020798131331</text:p>
          </table:table-cell>
          <table:table-cell table:formula="of:=[.J93]-[.M93]+4" office:value-type="float" office:value="-0.26373769373079" calcext:value-type="float">
            <text:p>-0.26373769373079</text:p>
          </table:table-cell>
        </table:table-row>
        <table:table-row table:style-name="ro1">
          <table:table-cell table:number-columns-repeated="5"/>
          <table:table-cell table:formula="of:=LOG([.G94]-2)" office:value-type="float" office:value="-0.728158393463501" calcext:value-type="float">
            <text:p>-0.728158393463501</text:p>
          </table:table-cell>
          <table:table-cell office:value-type="float" office:value="2.187" calcext:value-type="float">
            <text:p>2.187</text:p>
          </table:table-cell>
          <table:table-cell office:value-type="float" office:value="0.594044701863749" calcext:value-type="float">
            <text:p>0.594044701863749</text:p>
          </table:table-cell>
          <table:table-cell table:formula="of:=LOG([.H94])" office:value-type="float" office:value="-0.22618087312942" calcext:value-type="float">
            <text:p>-0.22618087312942</text:p>
          </table:table-cell>
          <table:table-cell table:formula="of:=2*[.G94]*(1/SQRT([.G94]^2-2^2)-1)" office:value-type="float" office:value="0.569180795879382" calcext:value-type="float">
            <text:p>0.569180795879382</text:p>
          </table:table-cell>
          <table:table-cell table:formula="of:=LOG([.J94]/[.G94])" office:value-type="float" office:value="-0.584598544443929" calcext:value-type="float">
            <text:p>-0.584598544443929</text:p>
          </table:table-cell>
          <table:table-cell/>
          <table:table-cell table:formula="of:=SQRT(2*[.G94])*([.G94]-2)^[.$L$1]" office:value-type="float" office:value="4.83635961561491" calcext:value-type="float">
            <text:p>4.83635961561491</text:p>
          </table:table-cell>
          <table:table-cell table:formula="of:=[.J94]-[.M94]+4" office:value-type="float" office:value="-0.26717881973553" calcext:value-type="float">
            <text:p>-0.26717881973553</text:p>
          </table:table-cell>
        </table:table-row>
        <table:table-row table:style-name="ro1">
          <table:table-cell table:number-columns-repeated="5"/>
          <table:table-cell table:formula="of:=LOG([.G95]-2)" office:value-type="float" office:value="-0.723538195826756" calcext:value-type="float">
            <text:p>-0.723538195826756</text:p>
          </table:table-cell>
          <table:table-cell office:value-type="float" office:value="2.189" calcext:value-type="float">
            <text:p>2.189</text:p>
          </table:table-cell>
          <table:table-cell office:value-type="float" office:value="0.569292839286219" calcext:value-type="float">
            <text:p>0.569292839286219</text:p>
          </table:table-cell>
          <table:table-cell table:formula="of:=LOG([.H95])" office:value-type="float" office:value="-0.244664278823337" calcext:value-type="float">
            <text:p>-0.244664278823337</text:p>
          </table:table-cell>
          <table:table-cell table:formula="of:=2*[.G95]*(1/SQRT([.G95]^2-2^2)-1)" office:value-type="float" office:value="0.542278379385464" calcext:value-type="float">
            <text:p>0.542278379385464</text:p>
          </table:table-cell>
          <table:table-cell table:formula="of:=LOG([.J95]/[.G95])" office:value-type="float" office:value="-0.606023472088718" calcext:value-type="float">
            <text:p>-0.606023472088718</text:p>
          </table:table-cell>
          <table:table-cell/>
          <table:table-cell table:formula="of:=SQRT(2*[.G95])*([.G95]-2)^[.$L$1]" office:value-type="float" office:value="4.81290153275767" calcext:value-type="float">
            <text:p>4.81290153275767</text:p>
          </table:table-cell>
          <table:table-cell table:formula="of:=[.J95]-[.M95]+4" office:value-type="float" office:value="-0.270623153372209" calcext:value-type="float">
            <text:p>-0.270623153372209</text:p>
          </table:table-cell>
        </table:table-row>
        <table:table-row table:style-name="ro1">
          <table:table-cell table:number-columns-repeated="5"/>
          <table:table-cell table:formula="of:=LOG([.G96]-2)" office:value-type="float" office:value="-0.718966632752273" calcext:value-type="float">
            <text:p>-0.718966632752273</text:p>
          </table:table-cell>
          <table:table-cell office:value-type="float" office:value="2.191" calcext:value-type="float">
            <text:p>2.191</text:p>
          </table:table-cell>
          <table:table-cell office:value-type="float" office:value="0.544540976708436" calcext:value-type="float">
            <text:p>0.544540976708436</text:p>
          </table:table-cell>
          <table:table-cell table:formula="of:=LOG([.H96])" office:value-type="float" office:value="-0.26396943401882" calcext:value-type="float">
            <text:p>-0.26396943401882</text:p>
          </table:table-cell>
          <table:table-cell table:formula="of:=2*[.G96]*(1/SQRT([.G96]^2-2^2)-1)" office:value-type="float" office:value="0.515752773026301" calcext:value-type="float">
            <text:p>0.515752773026301</text:p>
          </table:table-cell>
          <table:table-cell table:formula="of:=LOG([.J96]/[.G96])" office:value-type="float" office:value="-0.628200805856315" calcext:value-type="float">
            <text:p>-0.628200805856315</text:p>
          </table:table-cell>
          <table:table-cell/>
          <table:table-cell table:formula="of:=SQRT(2*[.G96])*([.G96]-2)^[.$L$1]" office:value-type="float" office:value="4.78982341814011" calcext:value-type="float">
            <text:p>4.78982341814011</text:p>
          </table:table-cell>
          <table:table-cell table:formula="of:=[.J96]-[.M96]+4" office:value-type="float" office:value="-0.274070645113805" calcext:value-type="float">
            <text:p>-0.274070645113805</text:p>
          </table:table-cell>
        </table:table-row>
        <table:table-row table:style-name="ro1">
          <table:table-cell table:number-columns-repeated="5"/>
          <table:table-cell table:formula="of:=LOG([.G97]-2)" office:value-type="float" office:value="-0.714442690992226" calcext:value-type="float">
            <text:p>-0.714442690992226</text:p>
          </table:table-cell>
          <table:table-cell office:value-type="float" office:value="2.193" calcext:value-type="float">
            <text:p>2.193</text:p>
          </table:table-cell>
          <table:table-cell office:value-type="float" office:value="0.519789114130896" calcext:value-type="float">
            <text:p>0.519789114130896</text:p>
          </table:table-cell>
          <table:table-cell table:formula="of:=LOG([.H97])" office:value-type="float" office:value="-0.28417282010701" calcext:value-type="float">
            <text:p>-0.28417282010701</text:p>
          </table:table-cell>
          <table:table-cell table:formula="of:=2*[.G97]*(1/SQRT([.G97]^2-2^2)-1)" office:value-type="float" office:value="0.489594086585636" calcext:value-type="float">
            <text:p>0.489594086585636</text:p>
          </table:table-cell>
          <table:table-cell table:formula="of:=LOG([.J97]/[.G97])" office:value-type="float" office:value="-0.651202468003124" calcext:value-type="float">
            <text:p>-0.651202468003124</text:p>
          </table:table-cell>
          <table:table-cell/>
          <table:table-cell table:formula="of:=SQRT(2*[.G97])*([.G97]-2)^[.$L$1]" office:value-type="float" office:value="4.76711533330549" calcext:value-type="float">
            <text:p>4.76711533330549</text:p>
          </table:table-cell>
          <table:table-cell table:formula="of:=[.J97]-[.M97]+4" office:value-type="float" office:value="-0.277521246719848" calcext:value-type="float">
            <text:p>-0.277521246719848</text:p>
          </table:table-cell>
        </table:table-row>
        <table:table-row table:style-name="ro1">
          <table:table-cell table:number-columns-repeated="5"/>
          <table:table-cell table:formula="of:=LOG([.G98]-2)" office:value-type="float" office:value="-0.709965388637482" calcext:value-type="float">
            <text:p>-0.709965388637482</text:p>
          </table:table-cell>
          <table:table-cell office:value-type="float" office:value="2.195" calcext:value-type="float">
            <text:p>2.195</text:p>
          </table:table-cell>
          <table:table-cell office:value-type="float" office:value="0.495037251553124" calcext:value-type="float">
            <text:p>0.495037251553124</text:p>
          </table:table-cell>
          <table:table-cell table:formula="of:=LOG([.H98])" office:value-type="float" office:value="-0.305362119177045" calcext:value-type="float">
            <text:p>-0.305362119177045</text:p>
          </table:table-cell>
          <table:table-cell table:formula="of:=2*[.G98]*(1/SQRT([.G98]^2-2^2)-1)" office:value-type="float" office:value="0.463792787319675" calcext:value-type="float">
            <text:p>0.463792787319675</text:p>
          </table:table-cell>
          <table:table-cell table:formula="of:=LOG([.J98]/[.G98])" office:value-type="float" office:value="-0.675110534160651" calcext:value-type="float">
            <text:p>-0.675110534160651</text:p>
          </table:table-cell>
          <table:table-cell/>
          <table:table-cell table:formula="of:=SQRT(2*[.G98])*([.G98]-2)^[.$L$1]" office:value-type="float" office:value="4.74476769850965" calcext:value-type="float">
            <text:p>4.74476769850965</text:p>
          </table:table-cell>
          <table:table-cell table:formula="of:=[.J98]-[.M98]+4" office:value-type="float" office:value="-0.280974911189972" calcext:value-type="float">
            <text:p>-0.280974911189972</text:p>
          </table:table-cell>
        </table:table-row>
        <table:table-row table:style-name="ro1">
          <table:table-cell table:number-columns-repeated="5"/>
          <table:table-cell table:formula="of:=LOG([.G99]-2)" office:value-type="float" office:value="-0.705533773838407" calcext:value-type="float">
            <text:p>-0.705533773838407</text:p>
          </table:table-cell>
          <table:table-cell office:value-type="float" office:value="2.197" calcext:value-type="float">
            <text:p>2.197</text:p>
          </table:table-cell>
          <table:table-cell office:value-type="float" office:value="0.470285388975572" calcext:value-type="float">
            <text:p>0.470285388975572</text:p>
          </table:table-cell>
          <table:table-cell table:formula="of:=LOG([.H99])" office:value-type="float" office:value="-0.327638513888101" calcext:value-type="float">
            <text:p>-0.327638513888101</text:p>
          </table:table-cell>
          <table:table-cell table:formula="of:=2*[.G99]*(1/SQRT([.G99]^2-2^2)-1)" office:value-type="float" office:value="0.438339683545954" calcext:value-type="float">
            <text:p>0.438339683545954</text:p>
          </table:table-cell>
          <table:table-cell table:formula="of:=LOG([.J99]/[.G99])" office:value-type="float" office:value="-0.700019267158905" calcext:value-type="float">
            <text:p>-0.700019267158905</text:p>
          </table:table-cell>
          <table:table-cell/>
          <table:table-cell table:formula="of:=SQRT(2*[.G99])*([.G99]-2)^[.$L$1]" office:value-type="float" office:value="4.72277127626553" calcext:value-type="float">
            <text:p>4.72277127626553</text:p>
          </table:table-cell>
          <table:table-cell table:formula="of:=[.J99]-[.M99]+4" office:value-type="float" office:value="-0.28443159271958" calcext:value-type="float">
            <text:p>-0.28443159271958</text:p>
          </table:table-cell>
        </table:table-row>
        <table:table-row table:style-name="ro1">
          <table:table-cell table:number-columns-repeated="5"/>
          <table:table-cell table:formula="of:=LOG([.G100]-2)" office:value-type="float" office:value="-0.701146923590294" calcext:value-type="float">
            <text:p>-0.701146923590294</text:p>
          </table:table-cell>
          <table:table-cell office:value-type="float" office:value="2.199" calcext:value-type="float">
            <text:p>2.199</text:p>
          </table:table-cell>
          <table:table-cell office:value-type="float" office:value="0.445533526397812" calcext:value-type="float">
            <text:p>0.445533526397812</text:p>
          </table:table-cell>
          <table:table-cell table:formula="of:=LOG([.H100])" office:value-type="float" office:value="-0.35111960973772" calcext:value-type="float">
            <text:p>-0.35111960973772</text:p>
          </table:table-cell>
          <table:table-cell table:formula="of:=2*[.G100]*(1/SQRT([.G100]^2-2^2)-1)" office:value-type="float" office:value="0.413225909143069" calcext:value-type="float">
            <text:p>0.413225909143069</text:p>
          </table:table-cell>
          <table:table-cell table:formula="of:=LOG([.J100]/[.G100])" office:value-type="float" office:value="-0.726037685523121" calcext:value-type="float">
            <text:p>-0.726037685523121</text:p>
          </table:table-cell>
          <table:table-cell/>
          <table:table-cell table:formula="of:=SQRT(2*[.G100])*([.G100]-2)^[.$L$1]" office:value-type="float" office:value="4.70111715580061" calcext:value-type="float">
            <text:p>4.70111715580061</text:p>
          </table:table-cell>
          <table:table-cell table:formula="of:=[.J100]-[.M100]+4" office:value-type="float" office:value="-0.287891246657543" calcext:value-type="float">
            <text:p>-0.287891246657543</text:p>
          </table:table-cell>
        </table:table-row>
        <table:table-row table:style-name="ro1">
          <table:table-cell table:number-columns-repeated="5"/>
          <table:table-cell table:formula="of:=LOG([.G101]-2)" office:value-type="float" office:value="-0.696803942579511" calcext:value-type="float">
            <text:p>-0.696803942579511</text:p>
          </table:table-cell>
          <table:table-cell office:value-type="float" office:value="2.201" calcext:value-type="float">
            <text:p>2.201</text:p>
          </table:table-cell>
          <table:table-cell office:value-type="float" office:value="0.420781663820249" calcext:value-type="float">
            <text:p>0.420781663820249</text:p>
          </table:table-cell>
          <table:table-cell table:formula="of:=LOG([.H101])" office:value-type="float" office:value="-0.375943193462656" calcext:value-type="float">
            <text:p>-0.375943193462656</text:p>
          </table:table-cell>
          <table:table-cell table:formula="of:=2*[.G101]*(1/SQRT([.G101]^2-2^2)-1)" office:value-type="float" office:value="0.388442908902001" calcext:value-type="float">
            <text:p>0.388442908902001</text:p>
          </table:table-cell>
          <table:table-cell table:formula="of:=LOG([.J101]/[.G101])" office:value-type="float" office:value="-0.753292844823887" calcext:value-type="float">
            <text:p>-0.753292844823887</text:p>
          </table:table-cell>
          <table:table-cell/>
          <table:table-cell table:formula="of:=SQRT(2*[.G101])*([.G101]-2)^[.$L$1]" office:value-type="float" office:value="4.67979673836779" calcext:value-type="float">
            <text:p>4.67979673836779</text:p>
          </table:table-cell>
          <table:table-cell table:formula="of:=[.J101]-[.M101]+4" office:value-type="float" office:value="-0.291353829465789" calcext:value-type="float">
            <text:p>-0.291353829465789</text:p>
          </table:table-cell>
        </table:table-row>
        <table:table-row table:style-name="ro1">
          <table:table-cell table:number-columns-repeated="5"/>
          <table:table-cell table:formula="of:=LOG([.G102]-2)" office:value-type="float" office:value="-0.692503962086787" calcext:value-type="float">
            <text:p>-0.692503962086787</text:p>
          </table:table-cell>
          <table:table-cell office:value-type="float" office:value="2.203" calcext:value-type="float">
            <text:p>2.203</text:p>
          </table:table-cell>
          <table:table-cell office:value-type="float" office:value="0.396029801242499" calcext:value-type="float">
            <text:p>0.396029801242499</text:p>
          </table:table-cell>
          <table:table-cell table:formula="of:=LOG([.H102])" office:value-type="float" office:value="-0.402272132185102" calcext:value-type="float">
            <text:p>-0.402272132185102</text:p>
          </table:table-cell>
          <table:table-cell table:formula="of:=2*[.G102]*(1/SQRT([.G102]^2-2^2)-1)" office:value-type="float" office:value="0.363982424674438" calcext:value-type="float">
            <text:p>0.363982424674438</text:p>
          </table:table-cell>
          <table:table-cell table:formula="of:=LOG([.J102]/[.G102])" office:value-type="float" office:value="-0.781934083422555" calcext:value-type="float">
            <text:p>-0.781934083422555</text:p>
          </table:table-cell>
          <table:table-cell/>
          <table:table-cell table:formula="of:=SQRT(2*[.G102])*([.G102]-2)^[.$L$1]" office:value-type="float" office:value="4.65880172335516" calcext:value-type="float">
            <text:p>4.65880172335516</text:p>
          </table:table-cell>
          <table:table-cell table:formula="of:=[.J102]-[.M102]+4" office:value-type="float" office:value="-0.294819298680717" calcext:value-type="float">
            <text:p>-0.294819298680717</text:p>
          </table:table-cell>
        </table:table-row>
        <table:table-row table:style-name="ro1">
          <table:table-cell table:number-columns-repeated="5"/>
          <table:table-cell table:formula="of:=LOG([.G103]-2)" office:value-type="float" office:value="-0.688246138944245" calcext:value-type="float">
            <text:p>-0.688246138944245</text:p>
          </table:table-cell>
          <table:table-cell office:value-type="float" office:value="2.205" calcext:value-type="float">
            <text:p>2.205</text:p>
          </table:table-cell>
          <table:table-cell office:value-type="float" office:value="0.371277938664925" calcext:value-type="float">
            <text:p>0.371277938664925</text:p>
          </table:table-cell>
          <table:table-cell table:formula="of:=LOG([.H103])" office:value-type="float" office:value="-0.430300855785249" calcext:value-type="float">
            <text:p>-0.430300855785249</text:p>
          </table:table-cell>
          <table:table-cell table:formula="of:=2*[.G103]*(1/SQRT([.G103]^2-2^2)-1)" office:value-type="float" office:value="0.33983648226726" calcext:value-type="float">
            <text:p>0.33983648226726</text:p>
          </table:table-cell>
          <table:table-cell table:formula="of:=LOG([.J103]/[.G103])" office:value-type="float" office:value="-0.812138594206441" calcext:value-type="float">
            <text:p>-0.812138594206441</text:p>
          </table:table-cell>
          <table:table-cell/>
          <table:table-cell table:formula="of:=SQRT(2*[.G103])*([.G103]-2)^[.$L$1]" office:value-type="float" office:value="4.63812409514355" calcext:value-type="float">
            <text:p>4.63812409514355</text:p>
          </table:table-cell>
          <table:table-cell table:formula="of:=[.J103]-[.M103]+4" office:value-type="float" office:value="-0.298287612876294" calcext:value-type="float">
            <text:p>-0.298287612876294</text:p>
          </table:table-cell>
        </table:table-row>
        <table:table-row table:style-name="ro1">
          <table:table-cell table:number-columns-repeated="5"/>
          <table:table-cell table:formula="of:=LOG([.G104]-2)" office:value-type="float" office:value="-0.684029654543082" calcext:value-type="float">
            <text:p>-0.684029654543082</text:p>
          </table:table-cell>
          <table:table-cell office:value-type="float" office:value="2.207" calcext:value-type="float">
            <text:p>2.207</text:p>
          </table:table-cell>
          <table:table-cell office:value-type="float" office:value="0.346526076087187" calcext:value-type="float">
            <text:p>0.346526076087187</text:p>
          </table:table-cell>
          <table:table-cell table:formula="of:=LOG([.H104])" office:value-type="float" office:value="-0.460264079162788" calcext:value-type="float">
            <text:p>-0.460264079162788</text:p>
          </table:table-cell>
          <table:table-cell table:formula="of:=2*[.G104]*(1/SQRT([.G104]^2-2^2)-1)" office:value-type="float" office:value="0.31599737903628" calcext:value-type="float">
            <text:p>0.31599737903628</text:p>
          </table:table-cell>
          <table:table-cell table:formula="of:=LOG([.J104]/[.G104])" office:value-type="float" office:value="-0.844118852678698" calcext:value-type="float">
            <text:p>-0.844118852678698</text:p>
          </table:table-cell>
          <table:table-cell/>
          <table:table-cell table:formula="of:=SQRT(2*[.G104])*([.G104]-2)^[.$L$1]" office:value-type="float" office:value="4.61775611066507" calcext:value-type="float">
            <text:p>4.61775611066507</text:p>
          </table:table-cell>
          <table:table-cell table:formula="of:=[.J104]-[.M104]+4" office:value-type="float" office:value="-0.301758731628786" calcext:value-type="float">
            <text:p>-0.301758731628786</text:p>
          </table:table-cell>
        </table:table-row>
        <table:table-row table:style-name="ro1">
          <table:table-cell table:number-columns-repeated="5"/>
          <table:table-cell table:formula="of:=LOG([.G105]-2)" office:value-type="float" office:value="-0.679853713888946" calcext:value-type="float">
            <text:p>-0.679853713888946</text:p>
          </table:table-cell>
          <table:table-cell office:value-type="float" office:value="2.209" calcext:value-type="float">
            <text:p>2.209</text:p>
          </table:table-cell>
          <table:table-cell office:value-type="float" office:value="0.321774213509602" calcext:value-type="float">
            <text:p>0.321774213509602</text:p>
          </table:table-cell>
          <table:table-cell table:formula="of:=LOG([.H105])" office:value-type="float" office:value="-0.492448762534093" calcext:value-type="float">
            <text:p>-0.492448762534093</text:p>
          </table:table-cell>
          <table:table-cell table:formula="of:=2*[.G105]*(1/SQRT([.G105]^2-2^2)-1)" office:value-type="float" office:value="0.292457672135482" calcext:value-type="float">
            <text:p>0.292457672135482</text:p>
          </table:table-cell>
          <table:table-cell table:formula="of:=LOG([.J105]/[.G105])" office:value-type="float" office:value="-0.878132697036858" calcext:value-type="float">
            <text:p>-0.878132697036858</text:p>
          </table:table-cell>
          <table:table-cell/>
          <table:table-cell table:formula="of:=SQRT(2*[.G105])*([.G105]-2)^[.$L$1]" office:value-type="float" office:value="4.59769028761847" calcext:value-type="float">
            <text:p>4.59769028761847</text:p>
          </table:table-cell>
          <table:table-cell table:formula="of:=[.J105]-[.M105]+4" office:value-type="float" office:value="-0.30523261548299" calcext:value-type="float">
            <text:p>-0.30523261548299</text:p>
          </table:table-cell>
        </table:table-row>
        <table:table-row table:style-name="ro1">
          <table:table-cell table:number-columns-repeated="5"/>
          <table:table-cell table:formula="of:=LOG([.G106]-2)" office:value-type="float" office:value="-0.675717544702308" calcext:value-type="float">
            <text:p>-0.675717544702308</text:p>
          </table:table-cell>
          <table:table-cell office:value-type="float" office:value="2.211" calcext:value-type="float">
            <text:p>2.211</text:p>
          </table:table-cell>
          <table:table-cell office:value-type="float" office:value="0" calcext:value-type="float">
            <text:p>0</text:p>
          </table:table-cell>
          <table:table-cell table:formula="of:=LOG([.H106])" office:value-type="string" office:string-value="" calcext:value-type="error">
            <text:p>Err:502</text:p>
          </table:table-cell>
          <table:table-cell table:formula="of:=2*[.G106]*(1/SQRT([.G106]^2-2^2)-1)" office:value-type="float" office:value="0.269210167381325" calcext:value-type="float">
            <text:p>0.269210167381325</text:p>
          </table:table-cell>
          <table:table-cell table:formula="of:=LOG([.J106]/[.G106])" office:value-type="float" office:value="-0.914497284522242" calcext:value-type="float">
            <text:p>-0.914497284522242</text:p>
          </table:table-cell>
          <table:table-cell/>
          <table:table-cell table:formula="of:=SQRT(2*[.G106])*([.G106]-2)^[.$L$1]" office:value-type="float" office:value="4.57791939330128" calcext:value-type="float">
            <text:p>4.57791939330128</text:p>
          </table:table-cell>
          <table:table-cell table:formula="of:=[.J106]-[.M106]+4" office:value-type="float" office:value="-0.308709225919959" calcext:value-type="float">
            <text:p>-0.308709225919959</text:p>
          </table:table-cell>
        </table:table-row>
        <table:table-row table:style-name="ro1">
          <table:table-cell table:number-columns-repeated="5"/>
          <table:table-cell table:formula="of:=LOG([.G107]-2)" office:value-type="float" office:value="-0.671620396561262" calcext:value-type="float">
            <text:p>-0.671620396561262</text:p>
          </table:table-cell>
          <table:table-cell office:value-type="float" office:value="2.213" calcext:value-type="float">
            <text:p>2.213</text:p>
          </table:table-cell>
          <table:table-cell office:value-type="float" office:value="0.29702235093194" calcext:value-type="float">
            <text:p>0.29702235093194</text:p>
          </table:table-cell>
          <table:table-cell table:formula="of:=LOG([.H107])" office:value-type="float" office:value="-0.527210868793306" calcext:value-type="float">
            <text:p>-0.527210868793306</text:p>
          </table:table-cell>
          <table:table-cell table:formula="of:=2*[.G107]*(1/SQRT([.G107]^2-2^2)-1)" office:value-type="float" office:value="0.246247908694356" calcext:value-type="float">
            <text:p>0.246247908694356</text:p>
          </table:table-cell>
          <table:table-cell table:formula="of:=LOG([.J107]/[.G107])" office:value-type="float" office:value="-0.953608863067691" calcext:value-type="float">
            <text:p>-0.953608863067691</text:p>
          </table:table-cell>
          <table:table-cell/>
          <table:table-cell table:formula="of:=SQRT(2*[.G107])*([.G107]-2)^[.$L$1]" office:value-type="float" office:value="4.55843643402041" calcext:value-type="float">
            <text:p>4.55843643402041</text:p>
          </table:table-cell>
          <table:table-cell table:formula="of:=[.J107]-[.M107]+4" office:value-type="float" office:value="-0.312188525326052" calcext:value-type="float">
            <text:p>-0.312188525326052</text:p>
          </table:table-cell>
        </table:table-row>
        <table:table-row table:style-name="ro1">
          <table:table-cell table:number-columns-repeated="5"/>
          <table:table-cell table:formula="of:=LOG([.G108]-2)" office:value-type="float" office:value="-0.667561540084395" calcext:value-type="float">
            <text:p>-0.667561540084395</text:p>
          </table:table-cell>
          <table:table-cell office:value-type="float" office:value="2.215" calcext:value-type="float">
            <text:p>2.215</text:p>
          </table:table-cell>
          <table:table-cell office:value-type="float" office:value="0.272270488354218" calcext:value-type="float">
            <text:p>0.272270488354218</text:p>
          </table:table-cell>
          <table:table-cell table:formula="of:=LOG([.H108])" office:value-type="float" office:value="-0.564999429682801" calcext:value-type="float">
            <text:p>-0.564999429682801</text:p>
          </table:table-cell>
          <table:table-cell table:formula="of:=2*[.G108]*(1/SQRT([.G108]^2-2^2)-1)" office:value-type="float" office:value="0.223564168083219" calcext:value-type="float">
            <text:p>0.223564168083219</text:p>
          </table:table-cell>
          <table:table-cell table:formula="of:=LOG([.J108]/[.G108])" office:value-type="float" office:value="-0.995971532644976" calcext:value-type="float">
            <text:p>-0.995971532644976</text:p>
          </table:table-cell>
          <table:table-cell/>
          <table:table-cell table:formula="of:=SQRT(2*[.G108])*([.G108]-2)^[.$L$1]" office:value-type="float" office:value="4.53923464504653" calcext:value-type="float">
            <text:p>4.53923464504653</text:p>
          </table:table-cell>
          <table:table-cell table:formula="of:=[.J108]-[.M108]+4" office:value-type="float" office:value="-0.315670476963311" calcext:value-type="float">
            <text:p>-0.315670476963311</text:p>
          </table:table-cell>
        </table:table-row>
        <table:table-row table:style-name="ro1">
          <table:table-cell table:number-columns-repeated="5"/>
          <table:table-cell table:formula="of:=LOG([.G109]-2)" office:value-type="float" office:value="-0.66354026615147" calcext:value-type="float">
            <text:p>-0.66354026615147</text:p>
          </table:table-cell>
          <table:table-cell office:value-type="float" office:value="2.217" calcext:value-type="float">
            <text:p>2.217</text:p>
          </table:table-cell>
          <table:table-cell office:value-type="float" office:value="0.247518625776617" calcext:value-type="float">
            <text:p>0.247518625776617</text:p>
          </table:table-cell>
          <table:table-cell table:formula="of:=LOG([.H109])" office:value-type="float" office:value="-0.60639211484093" calcext:value-type="float">
            <text:p>-0.60639211484093</text:p>
          </table:table-cell>
          <table:table-cell table:formula="of:=2*[.G109]*(1/SQRT([.G109]^2-2^2)-1)" office:value-type="float" office:value="0.201152436138303" calcext:value-type="float">
            <text:p>0.201152436138303</text:p>
          </table:table-cell>
          <table:table-cell table:formula="of:=LOG([.J109]/[.G109])" office:value-type="float" office:value="-1.04224039647559" calcext:value-type="float">
            <text:p>-1.04224039647559</text:p>
          </table:table-cell>
          <table:table-cell/>
          <table:table-cell table:formula="of:=SQRT(2*[.G109])*([.G109]-2)^[.$L$1]" office:value-type="float" office:value="4.52030748107939" calcext:value-type="float">
            <text:p>4.52030748107939</text:p>
          </table:table-cell>
          <table:table-cell table:formula="of:=[.J109]-[.M109]+4" office:value-type="float" office:value="-0.319155044941087" calcext:value-type="float">
            <text:p>-0.319155044941087</text:p>
          </table:table-cell>
        </table:table-row>
        <table:table-row table:style-name="ro1">
          <table:table-cell table:number-columns-repeated="5"/>
          <table:table-cell table:formula="of:=LOG([.G110]-2)" office:value-type="float" office:value="-0.659555885159882" calcext:value-type="float">
            <text:p>-0.659555885159882</text:p>
          </table:table-cell>
          <table:table-cell office:value-type="float" office:value="2.219" calcext:value-type="float">
            <text:p>2.219</text:p>
          </table:table-cell>
          <table:table-cell office:value-type="float" office:value="0.222766763198906" calcext:value-type="float">
            <text:p>0.222766763198906</text:p>
          </table:table-cell>
          <table:table-cell table:formula="of:=LOG([.H110])" office:value-type="float" office:value="-0.652149605401701" calcext:value-type="float">
            <text:p>-0.652149605401701</text:p>
          </table:table-cell>
          <table:table-cell table:formula="of:=2*[.G110]*(1/SQRT([.G110]^2-2^2)-1)" office:value-type="float" office:value="0.17900641300484" calcext:value-type="float">
            <text:p>0.17900641300484</text:p>
          </table:table-cell>
          <table:table-cell table:formula="of:=LOG([.J110]/[.G110])" office:value-type="float" office:value="-1.09328871213075" calcext:value-type="float">
            <text:p>-1.09328871213075</text:p>
          </table:table-cell>
          <table:table-cell/>
          <table:table-cell table:formula="of:=SQRT(2*[.G110])*([.G110]-2)^[.$L$1]" office:value-type="float" office:value="4.50164860719364" calcext:value-type="float">
            <text:p>4.50164860719364</text:p>
          </table:table-cell>
          <table:table-cell table:formula="of:=[.J110]-[.M110]+4" office:value-type="float" office:value="-0.322642194188797" calcext:value-type="float">
            <text:p>-0.322642194188797</text:p>
          </table:table-cell>
        </table:table-row>
        <table:table-row table:style-name="ro1">
          <table:table-cell table:number-columns-repeated="5"/>
          <table:table-cell table:formula="of:=LOG([.G111]-2)" office:value-type="float" office:value="-0.655607726314889" calcext:value-type="float">
            <text:p>-0.655607726314889</text:p>
          </table:table-cell>
          <table:table-cell office:value-type="float" office:value="2.221" calcext:value-type="float">
            <text:p>2.221</text:p>
          </table:table-cell>
          <table:table-cell office:value-type="float" office:value="0.198014900621294" calcext:value-type="float">
            <text:p>0.198014900621294</text:p>
          </table:table-cell>
          <table:table-cell table:formula="of:=LOG([.H111])" office:value-type="float" office:value="-0.703302127848985" calcext:value-type="float">
            <text:p>-0.703302127848985</text:p>
          </table:table-cell>
          <table:table-cell table:formula="of:=2*[.G111]*(1/SQRT([.G111]^2-2^2)-1)" office:value-type="float" office:value="0.157119999806994" calcext:value-type="float">
            <text:p>0.157119999806994</text:p>
          </table:table-cell>
          <table:table-cell table:formula="of:=LOG([.J111]/[.G111])" office:value-type="float" office:value="-1.15031708863909" calcext:value-type="float">
            <text:p>-1.15031708863909</text:p>
          </table:table-cell>
          <table:table-cell/>
          <table:table-cell table:formula="of:=SQRT(2*[.G111])*([.G111]-2)^[.$L$1]" office:value-type="float" office:value="4.48325189023684" calcext:value-type="float">
            <text:p>4.48325189023684</text:p>
          </table:table-cell>
          <table:table-cell table:formula="of:=[.J111]-[.M111]+4" office:value-type="float" office:value="-0.326131890429847" calcext:value-type="float">
            <text:p>-0.326131890429847</text:p>
          </table:table-cell>
        </table:table-row>
        <table:table-row table:style-name="ro1">
          <table:table-cell table:number-columns-repeated="5"/>
          <table:table-cell table:formula="of:=LOG([.G112]-2)" office:value-type="float" office:value="-0.65169513695184" calcext:value-type="float">
            <text:p>-0.65169513695184</text:p>
          </table:table-cell>
          <table:table-cell office:value-type="float" office:value="2.223" calcext:value-type="float">
            <text:p>2.223</text:p>
          </table:table-cell>
          <table:table-cell office:value-type="float" office:value="0.173263038043593" calcext:value-type="float">
            <text:p>0.173263038043593</text:p>
          </table:table-cell>
          <table:table-cell table:formula="of:=LOG([.H112])" office:value-type="float" office:value="-0.76129407482677" calcext:value-type="float">
            <text:p>-0.76129407482677</text:p>
          </table:table-cell>
          <table:table-cell table:formula="of:=2*[.G112]*(1/SQRT([.G112]^2-2^2)-1)" office:value-type="float" office:value="0.135487290496713" calcext:value-type="float">
            <text:p>0.135487290496713</text:p>
          </table:table-cell>
          <table:table-cell table:formula="of:=LOG([.J112]/[.G112])" office:value-type="float" office:value="-1.21504090495001" calcext:value-type="float">
            <text:p>-1.21504090495001</text:p>
          </table:table-cell>
          <table:table-cell/>
          <table:table-cell table:formula="of:=SQRT(2*[.G112])*([.G112]-2)^[.$L$1]" office:value-type="float" office:value="4.46511139065329" calcext:value-type="float">
            <text:p>4.46511139065329</text:p>
          </table:table-cell>
          <table:table-cell table:formula="of:=[.J112]-[.M112]+4" office:value-type="float" office:value="-0.329624100156572" calcext:value-type="float">
            <text:p>-0.329624100156572</text:p>
          </table:table-cell>
        </table:table-row>
        <table:table-row table:style-name="ro1">
          <table:table-cell table:number-columns-repeated="5"/>
          <table:table-cell table:formula="of:=LOG([.G113]-2)" office:value-type="float" office:value="-0.647817481888637" calcext:value-type="float">
            <text:p>-0.647817481888637</text:p>
          </table:table-cell>
          <table:table-cell office:value-type="float" office:value="2.225" calcext:value-type="float">
            <text:p>2.225</text:p>
          </table:table-cell>
          <table:table-cell office:value-type="float" office:value="0.14851117546597" calcext:value-type="float">
            <text:p>0.14851117546597</text:p>
          </table:table-cell>
          <table:table-cell table:formula="of:=LOG([.H113])" office:value-type="float" office:value="-0.828240864457287" calcext:value-type="float">
            <text:p>-0.828240864457287</text:p>
          </table:table-cell>
          <table:table-cell table:formula="of:=2*[.G113]*(1/SQRT([.G113]^2-2^2)-1)" office:value-type="float" office:value="0.114102564102563" calcext:value-type="float">
            <text:p>0.114102564102563</text:p>
          </table:table-cell>
          <table:table-cell table:formula="of:=LOG([.J113]/[.G113])" office:value-type="float" office:value="-1.29003461136252" calcext:value-type="float">
            <text:p>-1.29003461136252</text:p>
          </table:table-cell>
          <table:table-cell/>
          <table:table-cell table:formula="of:=SQRT(2*[.G113])*([.G113]-2)^[.$L$1]" office:value-type="float" office:value="4.44722135470878" calcext:value-type="float">
            <text:p>4.44722135470878</text:p>
          </table:table-cell>
          <table:table-cell table:formula="of:=[.J113]-[.M113]+4" office:value-type="float" office:value="-0.333118790606214" calcext:value-type="float">
            <text:p>-0.333118790606214</text:p>
          </table:table-cell>
        </table:table-row>
        <table:table-row table:style-name="ro1">
          <table:table-cell table:number-columns-repeated="5"/>
          <table:table-cell table:formula="of:=LOG([.G114]-2)" office:value-type="float" office:value="-0.643974142806878" calcext:value-type="float">
            <text:p>-0.643974142806878</text:p>
          </table:table-cell>
          <table:table-cell office:value-type="float" office:value="2.227" calcext:value-type="float">
            <text:p>2.227</text:p>
          </table:table-cell>
          <table:table-cell office:value-type="float" office:value="0.123759312888281" calcext:value-type="float">
            <text:p>0.123759312888281</text:p>
          </table:table-cell>
          <table:table-cell table:formula="of:=LOG([.H114])" office:value-type="float" office:value="-0.907422110505007" calcext:value-type="float">
            <text:p>-0.907422110505007</text:p>
          </table:table-cell>
          <table:table-cell table:formula="of:=2*[.G114]*(1/SQRT([.G114]^2-2^2)-1)" office:value-type="float" office:value="0.0929602773557202" calcext:value-type="float">
            <text:p>0.09296027735572</text:p>
          </table:table-cell>
          <table:table-cell table:formula="of:=LOG([.J114]/[.G114])" office:value-type="float" office:value="-1.37942280622747" calcext:value-type="float">
            <text:p>-1.37942280622747</text:p>
          </table:table-cell>
          <table:table-cell/>
          <table:table-cell table:formula="of:=SQRT(2*[.G114])*([.G114]-2)^[.$L$1]" office:value-type="float" office:value="4.42957620709356" calcext:value-type="float">
            <text:p>4.42957620709356</text:p>
          </table:table-cell>
          <table:table-cell table:formula="of:=[.J114]-[.M114]+4" office:value-type="float" office:value="-0.336615929737838" calcext:value-type="float">
            <text:p>-0.336615929737838</text:p>
          </table:table-cell>
        </table:table-row>
        <table:table-row table:style-name="ro1">
          <table:table-cell table:number-columns-repeated="5"/>
          <table:table-cell table:formula="of:=LOG([.G115]-2)" office:value-type="float" office:value="-0.640164517660112" calcext:value-type="float">
            <text:p>-0.640164517660112</text:p>
          </table:table-cell>
          <table:table-cell office:value-type="float" office:value="2.229" calcext:value-type="float">
            <text:p>2.229</text:p>
          </table:table-cell>
          <table:table-cell office:value-type="float" office:value="0.0990074503106468" calcext:value-type="float">
            <text:p>0.099007450310647</text:p>
          </table:table-cell>
          <table:table-cell table:formula="of:=LOG([.H115])" office:value-type="float" office:value="-1.00433212351297" calcext:value-type="float">
            <text:p>-1.00433212351297</text:p>
          </table:table-cell>
          <table:table-cell table:formula="of:=2*[.G115]*(1/SQRT([.G115]^2-2^2)-1)" office:value-type="float" office:value="0.0720550576714906" calcext:value-type="float">
            <text:p>0.072055057671491</text:p>
          </table:table-cell>
          <table:table-cell table:formula="of:=LOG([.J115]/[.G115])" office:value-type="float" office:value="-1.49044559836522" calcext:value-type="float">
            <text:p>-1.49044559836522</text:p>
          </table:table-cell>
          <table:table-cell/>
          <table:table-cell table:formula="of:=SQRT(2*[.G115])*([.G115]-2)^[.$L$1]" office:value-type="float" office:value="4.41217054388166" calcext:value-type="float">
            <text:p>4.41217054388166</text:p>
          </table:table-cell>
          <table:table-cell table:formula="of:=[.J115]-[.M115]+4" office:value-type="float" office:value="-0.340115486210165" calcext:value-type="float">
            <text:p>-0.340115486210165</text:p>
          </table:table-cell>
        </table:table-row>
        <table:table-row table:style-name="ro1">
          <table:table-cell table:number-columns-repeated="5"/>
          <table:table-cell table:formula="of:=LOG([.G116]-2)" office:value-type="float" office:value="-0.636388020107856" calcext:value-type="float">
            <text:p>-0.636388020107856</text:p>
          </table:table-cell>
          <table:table-cell office:value-type="float" office:value="2.231" calcext:value-type="float">
            <text:p>2.231</text:p>
          </table:table-cell>
          <table:table-cell office:value-type="float" office:value="0.0742555877329686" calcext:value-type="float">
            <text:p>0.074255587732969</text:p>
          </table:table-cell>
          <table:table-cell table:formula="of:=LOG([.H116])" office:value-type="float" office:value="-1.12927086012136" calcext:value-type="float">
            <text:p>-1.12927086012136</text:p>
          </table:table-cell>
          <table:table-cell table:formula="of:=2*[.G116]*(1/SQRT([.G116]^2-2^2)-1)" office:value-type="float" office:value="0.0513816964664036" calcext:value-type="float">
            <text:p>0.051381696466404</text:p>
          </table:table-cell>
          <table:table-cell table:formula="of:=LOG([.J116]/[.G116])" office:value-type="float" office:value="-1.63769113104182" calcext:value-type="float">
            <text:p>-1.63769113104182</text:p>
          </table:table-cell>
          <table:table-cell/>
          <table:table-cell table:formula="of:=SQRT(2*[.G116])*([.G116]-2)^[.$L$1]" office:value-type="float" office:value="4.39499912582669" calcext:value-type="float">
            <text:p>4.39499912582669</text:p>
          </table:table-cell>
          <table:table-cell table:formula="of:=[.J116]-[.M116]+4" office:value-type="float" office:value="-0.343617429360282" calcext:value-type="float">
            <text:p>-0.343617429360282</text:p>
          </table:table-cell>
        </table:table-row>
        <table:table-row table:style-name="ro1">
          <table:table-cell table:number-columns-repeated="5"/>
          <table:table-cell table:formula="of:=LOG([.G117]-2)" office:value-type="float" office:value="-0.632644078973981" calcext:value-type="float">
            <text:p>-0.632644078973981</text:p>
          </table:table-cell>
          <table:table-cell office:value-type="float" office:value="2.233" calcext:value-type="float">
            <text:p>2.233</text:p>
          </table:table-cell>
          <table:table-cell office:value-type="float" office:value="0.0495037251553234" calcext:value-type="float">
            <text:p>0.049503725155323</text:p>
          </table:table-cell>
          <table:table-cell table:formula="of:=LOG([.H117])" office:value-type="float" office:value="-1.30536211917695" calcext:value-type="float">
            <text:p>-1.30536211917695</text:p>
          </table:table-cell>
          <table:table-cell table:formula="of:=2*[.G117]*(1/SQRT([.G117]^2-2^2)-1)" office:value-type="float" office:value="0.030935142791989" calcext:value-type="float">
            <text:p>0.030935142791989</text:p>
          </table:table-cell>
          <table:table-cell table:formula="of:=LOG([.J117]/[.G117])" office:value-type="float" office:value="-1.85843659807247" calcext:value-type="float">
            <text:p>-1.85843659807247</text:p>
          </table:table-cell>
          <table:table-cell/>
          <table:table-cell table:formula="of:=SQRT(2*[.G117])*([.G117]-2)^[.$L$1]" office:value-type="float" office:value="4.37805687197516" calcext:value-type="float">
            <text:p>4.37805687197516</text:p>
          </table:table-cell>
          <table:table-cell table:formula="of:=[.J117]-[.M117]+4" office:value-type="float" office:value="-0.34712172918317" calcext:value-type="float">
            <text:p>-0.34712172918317</text:p>
          </table:table-cell>
        </table:table-row>
        <table:table-row table:style-name="ro1">
          <table:table-cell table:number-columns-repeated="5"/>
          <table:table-cell table:formula="of:=LOG([.G118]-2)" office:value-type="float" office:value="-0.628932137728264" calcext:value-type="float">
            <text:p>-0.628932137728264</text:p>
          </table:table-cell>
          <table:table-cell office:value-type="float" office:value="2.235" calcext:value-type="float">
            <text:p>2.235</text:p>
          </table:table-cell>
          <table:table-cell office:value-type="float" office:value="0" calcext:value-type="float">
            <text:p>0</text:p>
          </table:table-cell>
          <table:table-cell table:formula="of:=LOG([.H118])" office:value-type="string" office:string-value="" calcext:value-type="error">
            <text:p>Err:502</text:p>
          </table:table-cell>
          <table:table-cell table:formula="of:=2*[.G118]*(1/SQRT([.G118]^2-2^2)-1)" office:value-type="float" office:value="0.0107104972677675" calcext:value-type="float">
            <text:p>0.010710497267768</text:p>
          </table:table-cell>
          <table:table-cell table:formula="of:=LOG([.J118]/[.G118])" office:value-type="float" office:value="-2.31946789271135" calcext:value-type="float">
            <text:p>-2.31946789271135</text:p>
          </table:table-cell>
          <table:table-cell/>
          <table:table-cell table:formula="of:=SQRT(2*[.G118])*([.G118]-2)^[.$L$1]" office:value-type="float" office:value="4.36133885357979" calcext:value-type="float">
            <text:p>4.36133885357979</text:p>
          </table:table-cell>
          <table:table-cell table:formula="of:=[.J118]-[.M118]+4" office:value-type="float" office:value="-0.350628356312024" calcext:value-type="float">
            <text:p>-0.350628356312024</text:p>
          </table:table-cell>
        </table:table-row>
        <table:table-row table:style-name="ro1">
          <table:table-cell table:number-columns-repeated="5"/>
          <table:table-cell table:formula="of:=LOG([.G119]-2)" office:value-type="float" office:value="-0.625251653989896" calcext:value-type="float">
            <text:p>-0.625251653989896</text:p>
          </table:table-cell>
          <table:table-cell office:value-type="float" office:value="2.237" calcext:value-type="float">
            <text:p>2.237</text:p>
          </table:table-cell>
          <table:table-cell office:value-type="float" office:value="0.0247518625776617" calcext:value-type="float">
            <text:p>0.024751862577662</text:p>
          </table:table-cell>
          <table:table-cell table:formula="of:=LOG([.H119])" office:value-type="float" office:value="-1.60639211484093" calcext:value-type="float">
            <text:p>-1.60639211484093</text:p>
          </table:table-cell>
          <table:table-cell table:formula="of:=2*[.G119]*(1/SQRT([.G119]^2-2^2)-1)" office:value-type="float" office:value="-0.00929699370312745" calcext:value-type="float">
            <text:p>-0.009296993703127</text:p>
          </table:table-cell>
          <table:table-cell table:formula="of:=LOG([.J119]/[.G119])" office:value-type="string" office:string-value="" calcext:value-type="error">
            <text:p>Err:502</text:p>
          </table:table-cell>
          <table:table-cell/>
          <table:table-cell table:formula="of:=SQRT(2*[.G119])*([.G119]-2)^[.$L$1]" office:value-type="float" office:value="4.34484028829619" calcext:value-type="float">
            <text:p>4.34484028829619</text:p>
          </table:table-cell>
          <table:table-cell table:formula="of:=[.J119]-[.M119]+4" office:value-type="float" office:value="-0.354137281999312" calcext:value-type="float">
            <text:p>-0.354137281999312</text:p>
          </table:table-cell>
        </table:table-row>
      </table:table>
      <table:table table:name="Sheet3" table:style-name="ta1">
        <table:shapes>
          <draw:frame draw:z-index="0" draw:style-name="gr1" draw:text-style-name="P1" svg:width="276.35pt" svg:height="155.45pt" svg:x="276.8pt" svg:y="44.42pt">
            <draw:object draw:notify-on-update-of-ranges="Sheet3.E1:Sheet3.E91 Sheet3.F1:Sheet3.F91 Sheet3.E1:Sheet3.E91 Sheet3.G1:Sheet3.G91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1" draw:text-style-name="P1" svg:width="453.51pt" svg:height="255.09pt" svg:x="594.2pt" svg:y="2.83pt">
            <draw:object draw:notify-on-update-of-ranges="Sheet3.I1:Sheet3.I91 Sheet3.J1:Sheet3.J91 Sheet3.I1:Sheet3.I91 Sheet3.K1:Sheet3.K9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0445533526397862" calcext:value-type="float">
            <text:p>0.044553352639786</text:p>
          </table:table-cell>
          <table:table-cell table:number-columns-repeated="2"/>
          <table:table-cell office:value-type="float" office:value="0.105" calcext:value-type="float">
            <text:p>0.105</text:p>
          </table:table-cell>
          <table:table-cell office:value-type="float" office:value="1.67322591024975" calcext:value-type="float">
            <text:p>1.67322591024975</text:p>
          </table:table-cell>
          <table:table-cell office:value-type="float" office:value="1.67106323329765" calcext:value-type="float">
            <text:p>1.67106323329765</text:p>
          </table:table-cell>
          <table:table-cell/>
          <table:table-cell office:value-type="float" office:value="0.105" calcext:value-type="float">
            <text:p>0.105</text:p>
          </table:table-cell>
          <table:table-cell office:value-type="float" office:value="8.09138387663672" calcext:value-type="float">
            <text:p>8.09138387663672</text:p>
          </table:table-cell>
          <table:table-cell office:value-type="float" office:value="8.14891667862386" calcext:value-type="float">
            <text:p>8.14891667862386</text:p>
          </table:table-cell>
        </table:table-row>
        <table:table-row table:style-name="ro1">
          <table:table-cell office:value-type="float" office:value="0.115" calcext:value-type="float">
            <text:p>0.115</text:p>
          </table:table-cell>
          <table:table-cell office:value-type="float" office:value="0.0643548427019133" calcext:value-type="float">
            <text:p>0.064354842701913</text:p>
          </table:table-cell>
          <table:table-cell table:number-columns-repeated="2"/>
          <table:table-cell office:value-type="float" office:value="0.115" calcext:value-type="float">
            <text:p>0.115</text:p>
          </table:table-cell>
          <table:table-cell office:value-type="float" office:value="3.24991955644662" calcext:value-type="float">
            <text:p>3.24991955644662</text:p>
          </table:table-cell>
          <table:table-cell office:value-type="float" office:value="3.26265714506462" calcext:value-type="float">
            <text:p>3.26265714506462</text:p>
          </table:table-cell>
          <table:table-cell/>
          <table:table-cell office:value-type="float" office:value="0.115" calcext:value-type="float">
            <text:p>0.115</text:p>
          </table:table-cell>
          <table:table-cell office:value-type="float" office:value="4.17811440310883" calcext:value-type="float">
            <text:p>4.17811440310883</text:p>
          </table:table-cell>
          <table:table-cell office:value-type="float" office:value="4.11253738921204" calcext:value-type="float">
            <text:p>4.11253738921204</text:p>
          </table:table-cell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0.0891067052795722" calcext:value-type="float">
            <text:p>0.089106705279572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  <table:table-cell office:value-type="float" office:value="4.44295933268979" calcext:value-type="float">
            <text:p>4.44295933268979</text:p>
          </table:table-cell>
          <table:table-cell office:value-type="float" office:value="4.4591119303319" calcext:value-type="float">
            <text:p>4.4591119303319</text:p>
          </table:table-cell>
          <table:table-cell/>
          <table:table-cell office:value-type="float" office:value="0.125" calcext:value-type="float">
            <text:p>0.125</text:p>
          </table:table-cell>
          <table:table-cell office:value-type="float" office:value="3.2226925076112" calcext:value-type="float">
            <text:p>3.2226925076112</text:p>
          </table:table-cell>
          <table:table-cell office:value-type="float" office:value="3.18760278584122" calcext:value-type="float">
            <text:p>3.18760278584122</text:p>
          </table:table-cell>
        </table:table-row>
        <table:table-row table:style-name="ro1">
          <table:table-cell office:value-type="float" office:value="0.135" calcext:value-type="float">
            <text:p>0.135</text:p>
          </table:table-cell>
          <table:table-cell office:value-type="float" office:value="0.101482636568402" calcext:value-type="float">
            <text:p>0.101482636568402</text:p>
          </table:table-cell>
          <table:table-cell table:number-columns-repeated="2"/>
          <table:table-cell office:value-type="float" office:value="0.135" calcext:value-type="float">
            <text:p>0.135</text:p>
          </table:table-cell>
          <table:table-cell office:value-type="float" office:value="4.74493205613722" calcext:value-type="float">
            <text:p>4.74493205613722</text:p>
          </table:table-cell>
          <table:table-cell office:value-type="float" office:value="4.73835829626604" calcext:value-type="float">
            <text:p>4.73835829626604</text:p>
          </table:table-cell>
          <table:table-cell/>
          <table:table-cell office:value-type="float" office:value="0.135" calcext:value-type="float">
            <text:p>0.135</text:p>
          </table:table-cell>
          <table:table-cell office:value-type="float" office:value="2.82666270636865" calcext:value-type="float">
            <text:p>2.82666270636865</text:p>
          </table:table-cell>
          <table:table-cell office:value-type="float" office:value="2.80129358395602" calcext:value-type="float">
            <text:p>2.80129358395602</text:p>
          </table:table-cell>
        </table:table-row>
        <table:table-row table:style-name="ro1">
          <table:table-cell office:value-type="float" office:value="0.145" calcext:value-type="float">
            <text:p>0.145</text:p>
          </table:table-cell>
          <table:table-cell office:value-type="float" office:value="0.123759312888295" calcext:value-type="float">
            <text:p>0.123759312888295</text:p>
          </table:table-cell>
          <table:table-cell table:number-columns-repeated="2"/>
          <table:table-cell office:value-type="float" office:value="0.145" calcext:value-type="float">
            <text:p>0.145</text:p>
          </table:table-cell>
          <table:table-cell office:value-type="float" office:value="3.3167495854063" calcext:value-type="float">
            <text:p>3.3167495854063</text:p>
          </table:table-cell>
          <table:table-cell office:value-type="float" office:value="3.3355040231344" calcext:value-type="float">
            <text:p>3.3355040231344</text:p>
          </table:table-cell>
          <table:table-cell/>
          <table:table-cell office:value-type="float" office:value="0.145" calcext:value-type="float">
            <text:p>0.145</text:p>
          </table:table-cell>
          <table:table-cell office:value-type="float" office:value="2.44053365015717" calcext:value-type="float">
            <text:p>2.44053365015717</text:p>
          </table:table-cell>
          <table:table-cell office:value-type="float" office:value="2.51873599629143" calcext:value-type="float">
            <text:p>2.51873599629143</text:p>
          </table:table-cell>
        </table:table-row>
        <table:table-row table:style-name="ro1">
          <table:table-cell office:value-type="float" office:value="0.155" calcext:value-type="float">
            <text:p>0.155</text:p>
          </table:table-cell>
          <table:table-cell office:value-type="float" office:value="0.13861043043489" calcext:value-type="float">
            <text:p>0.13861043043489</text:p>
          </table:table-cell>
          <table:table-cell table:number-columns-repeated="2"/>
          <table:table-cell office:value-type="float" office:value="0.155" calcext:value-type="float">
            <text:p>0.155</text:p>
          </table:table-cell>
          <table:table-cell office:value-type="float" office:value="2.85636494146185" calcext:value-type="float">
            <text:p>2.85636494146185</text:p>
          </table:table-cell>
          <table:table-cell office:value-type="float" office:value="2.83882076356774" calcext:value-type="float">
            <text:p>2.83882076356774</text:p>
          </table:table-cell>
          <table:table-cell/>
          <table:table-cell office:value-type="float" office:value="0.155" calcext:value-type="float">
            <text:p>0.155</text:p>
          </table:table-cell>
          <table:table-cell office:value-type="float" office:value="2.13361055419421" calcext:value-type="float">
            <text:p>2.13361055419421</text:p>
          </table:table-cell>
          <table:table-cell office:value-type="float" office:value="2.33993002284743" calcext:value-type="float">
            <text:p>2.33993002284743</text:p>
          </table:table-cell>
        </table:table-row>
        <table:table-row table:style-name="ro1">
          <table:table-cell office:value-type="float" office:value="0.165" calcext:value-type="float">
            <text:p>0.165</text:p>
          </table:table-cell>
          <table:table-cell office:value-type="float" office:value="0.155936734239252" calcext:value-type="float">
            <text:p>0.155936734239252</text:p>
          </table:table-cell>
          <table:table-cell table:number-columns-repeated="2"/>
          <table:table-cell office:value-type="float" office:value="0.165" calcext:value-type="float">
            <text:p>0.165</text:p>
          </table:table-cell>
          <table:table-cell office:value-type="float" office:value="2.54449147298334" calcext:value-type="float">
            <text:p>2.54449147298334</text:p>
          </table:table-cell>
          <table:table-cell office:value-type="float" office:value="2.56509310051765" calcext:value-type="float">
            <text:p>2.56509310051765</text:p>
          </table:table-cell>
          <table:table-cell/>
          <table:table-cell office:value-type="float" office:value="0.165" calcext:value-type="float">
            <text:p>0.165</text:p>
          </table:table-cell>
          <table:table-cell office:value-type="float" office:value="2.59894557065419" calcext:value-type="float">
            <text:p>2.59894557065419</text:p>
          </table:table-cell>
          <table:table-cell office:value-type="float" office:value="2.15670908709617" calcext:value-type="float">
            <text:p>2.15670908709617</text:p>
          </table:table-cell>
        </table:table-row>
        <table:table-row table:style-name="ro1">
          <table:table-cell office:value-type="float" office:value="0.175" calcext:value-type="float">
            <text:p>0.175</text:p>
          </table:table-cell>
          <table:table-cell office:value-type="float" office:value="0.165837479270315" calcext:value-type="float">
            <text:p>0.165837479270315</text:p>
          </table:table-cell>
          <table:table-cell table:number-columns-repeated="2"/>
          <table:table-cell office:value-type="float" office:value="0.175" calcext:value-type="float">
            <text:p>0.175</text:p>
          </table:table-cell>
          <table:table-cell office:value-type="float" office:value="2.37617880745527" calcext:value-type="float">
            <text:p>2.37617880745527</text:p>
          </table:table-cell>
          <table:table-cell office:value-type="float" office:value="2.37745720245914" calcext:value-type="float">
            <text:p>2.37745720245914</text:p>
          </table:table-cell>
          <table:table-cell/>
          <table:table-cell office:value-type="float" office:value="0.175" calcext:value-type="float">
            <text:p>0.175</text:p>
          </table:table-cell>
          <table:table-cell office:value-type="float" office:value="1.70787851785847" calcext:value-type="float">
            <text:p>1.70787851785847</text:p>
          </table:table-cell>
          <table:table-cell office:value-type="float" office:value="2.11697442633084" calcext:value-type="float">
            <text:p>2.11697442633084</text:p>
          </table:table-cell>
        </table:table-row>
        <table:table-row table:style-name="ro1">
          <table:table-cell office:value-type="float" office:value="0.185" calcext:value-type="float">
            <text:p>0.185</text:p>
          </table:table-cell>
          <table:table-cell office:value-type="float" office:value="0.188114155590208" calcext:value-type="float">
            <text:p>0.188114155590208</text:p>
          </table:table-cell>
          <table:table-cell table:number-columns-repeated="2"/>
          <table:table-cell office:value-type="float" office:value="0.185" calcext:value-type="float">
            <text:p>0.185</text:p>
          </table:table-cell>
          <table:table-cell office:value-type="float" office:value="2.21776688695824" calcext:value-type="float">
            <text:p>2.21776688695824</text:p>
          </table:table-cell>
          <table:table-cell office:value-type="float" office:value="2.22293352170506" calcext:value-type="float">
            <text:p>2.22293352170506</text:p>
          </table:table-cell>
          <table:table-cell/>
          <table:table-cell office:value-type="float" office:value="0.185" calcext:value-type="float">
            <text:p>0.185</text:p>
          </table:table-cell>
          <table:table-cell office:value-type="float" office:value="2.31182396475335" calcext:value-type="float">
            <text:p>2.31182396475335</text:p>
          </table:table-cell>
          <table:table-cell office:value-type="float" office:value="2.10593702056269" calcext:value-type="float">
            <text:p>2.10593702056269</text:p>
          </table:table-cell>
        </table:table-row>
        <table:table-row table:style-name="ro1">
          <table:table-cell office:value-type="float" office:value="0.195" calcext:value-type="float">
            <text:p>0.195</text:p>
          </table:table-cell>
          <table:table-cell office:value-type="float" office:value="0.215341204425633" calcext:value-type="float">
            <text:p>0.215341204425633</text:p>
          </table:table-cell>
          <table:table-cell table:number-columns-repeated="2"/>
          <table:table-cell office:value-type="float" office:value="0.195" calcext:value-type="float">
            <text:p>0.195</text:p>
          </table:table-cell>
          <table:table-cell office:value-type="float" office:value="2.1484616717408" calcext:value-type="float">
            <text:p>2.1484616717408</text:p>
          </table:table-cell>
          <table:table-cell office:value-type="float" office:value="2.14125671902076" calcext:value-type="float">
            <text:p>2.14125671902076</text:p>
          </table:table-cell>
          <table:table-cell/>
          <table:table-cell office:value-type="float" office:value="0.195" calcext:value-type="float">
            <text:p>0.195</text:p>
          </table:table-cell>
          <table:table-cell office:value-type="float" office:value="1.87124081087102" calcext:value-type="float">
            <text:p>1.87124081087102</text:p>
          </table:table-cell>
          <table:table-cell office:value-type="float" office:value="1.80351210251542" calcext:value-type="float">
            <text:p>1.80351210251542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0.212866018167867" calcext:value-type="float">
            <text:p>0.212866018167867</text:p>
          </table:table-cell>
          <table:table-cell table:number-columns-repeated="2"/>
          <table:table-cell office:value-type="float" office:value="0.205" calcext:value-type="float">
            <text:p>0.205</text:p>
          </table:table-cell>
          <table:table-cell office:value-type="float" office:value="2.0247023588525" calcext:value-type="float">
            <text:p>2.0247023588525</text:p>
          </table:table-cell>
          <table:table-cell office:value-type="float" office:value="2.02426021787839" calcext:value-type="float">
            <text:p>2.02426021787839</text:p>
          </table:table-cell>
          <table:table-cell/>
          <table:table-cell office:value-type="float" office:value="0.205" calcext:value-type="float">
            <text:p>0.205</text:p>
          </table:table-cell>
          <table:table-cell office:value-type="float" office:value="1.63857330264102" calcext:value-type="float">
            <text:p>1.63857330264102</text:p>
          </table:table-cell>
          <table:table-cell office:value-type="float" office:value="2.04192006710743" calcext:value-type="float">
            <text:p>2.04192006710743</text:p>
          </table:table-cell>
        </table:table-row>
        <table:table-row table:style-name="ro1">
          <table:table-cell office:value-type="float" office:value="0.215" calcext:value-type="float">
            <text:p>0.215</text:p>
          </table:table-cell>
          <table:table-cell office:value-type="float" office:value="0.242568253261058" calcext:value-type="float">
            <text:p>0.242568253261058</text:p>
          </table:table-cell>
          <table:table-cell table:number-columns-repeated="2"/>
          <table:table-cell office:value-type="float" office:value="0.215" calcext:value-type="float">
            <text:p>0.215</text:p>
          </table:table-cell>
          <table:table-cell office:value-type="float" office:value="1.945496398604" calcext:value-type="float">
            <text:p>1.945496398604</text:p>
          </table:table-cell>
          <table:table-cell office:value-type="float" office:value="1.96686570788402" calcext:value-type="float">
            <text:p>1.96686570788402</text:p>
          </table:table-cell>
          <table:table-cell/>
          <table:table-cell office:value-type="float" office:value="0.215" calcext:value-type="float">
            <text:p>0.215</text:p>
          </table:table-cell>
          <table:table-cell office:value-type="float" office:value="2.04945422143017" calcext:value-type="float">
            <text:p>2.04945422143017</text:p>
          </table:table-cell>
          <table:table-cell office:value-type="float" office:value="1.75936247944284" calcext:value-type="float">
            <text:p>1.75936247944284</text:p>
          </table:table-cell>
        </table:table-row>
        <table:table-row table:style-name="ro1">
          <table:table-cell office:value-type="float" office:value="0.225" calcext:value-type="float">
            <text:p>0.225</text:p>
          </table:table-cell>
          <table:table-cell office:value-type="float" office:value="0.242568253261058" calcext:value-type="float">
            <text:p>0.242568253261058</text:p>
          </table:table-cell>
          <table:table-cell table:number-columns-repeated="2"/>
          <table:table-cell office:value-type="float" office:value="0.225" calcext:value-type="float">
            <text:p>0.225</text:p>
          </table:table-cell>
          <table:table-cell office:value-type="float" office:value="1.88609192841761" calcext:value-type="float">
            <text:p>1.88609192841761</text:p>
          </table:table-cell>
          <table:table-cell office:value-type="float" office:value="1.89401882981424" calcext:value-type="float">
            <text:p>1.89401882981424</text:p>
          </table:table-cell>
          <table:table-cell/>
          <table:table-cell office:value-type="float" office:value="0.225" calcext:value-type="float">
            <text:p>0.225</text:p>
          </table:table-cell>
          <table:table-cell office:value-type="float" office:value="1.96034751615059" calcext:value-type="float">
            <text:p>1.96034751615059</text:p>
          </table:table-cell>
          <table:table-cell office:value-type="float" office:value="1.70638293175572" calcext:value-type="float">
            <text:p>1.70638293175572</text:p>
          </table:table-cell>
        </table:table-row>
        <table:table-row table:style-name="ro1">
          <table:table-cell office:value-type="float" office:value="0.235" calcext:value-type="float">
            <text:p>0.235</text:p>
          </table:table-cell>
          <table:table-cell office:value-type="float" office:value="0.267320115838717" calcext:value-type="float">
            <text:p>0.267320115838717</text:p>
          </table:table-cell>
          <table:table-cell table:number-columns-repeated="2"/>
          <table:table-cell office:value-type="float" office:value="0.235" calcext:value-type="float">
            <text:p>0.235</text:p>
          </table:table-cell>
          <table:table-cell office:value-type="float" office:value="1.86629043835548" calcext:value-type="float">
            <text:p>1.86629043835548</text:p>
          </table:table-cell>
          <table:table-cell office:value-type="float" office:value="1.83220935751261" calcext:value-type="float">
            <text:p>1.83220935751261</text:p>
          </table:table-cell>
          <table:table-cell/>
          <table:table-cell office:value-type="float" office:value="0.235" calcext:value-type="float">
            <text:p>0.235</text:p>
          </table:table-cell>
          <table:table-cell office:value-type="float" office:value="1.56926808742358" calcext:value-type="float">
            <text:p>1.56926808742358</text:p>
          </table:table-cell>
          <table:table-cell office:value-type="float" office:value="1.98673303826668" calcext:value-type="float">
            <text:p>1.98673303826668</text:p>
          </table:table-cell>
        </table:table-row>
        <table:table-row table:style-name="ro1">
          <table:table-cell office:value-type="float" office:value="0.245" calcext:value-type="float">
            <text:p>0.245</text:p>
          </table:table-cell>
          <table:table-cell office:value-type="float" office:value="0.292071978416376" calcext:value-type="float">
            <text:p>0.292071978416376</text:p>
          </table:table-cell>
          <table:table-cell table:number-columns-repeated="2"/>
          <table:table-cell office:value-type="float" office:value="0.245" calcext:value-type="float">
            <text:p>0.245</text:p>
          </table:table-cell>
          <table:table-cell office:value-type="float" office:value="1.77718373307592" calcext:value-type="float">
            <text:p>1.77718373307592</text:p>
          </table:table-cell>
          <table:table-cell office:value-type="float" office:value="1.79909714020817" calcext:value-type="float">
            <text:p>1.79909714020817</text:p>
          </table:table-cell>
          <table:table-cell/>
          <table:table-cell office:value-type="float" office:value="0.245" calcext:value-type="float">
            <text:p>0.245</text:p>
          </table:table-cell>
          <table:table-cell office:value-type="float" office:value="1.54946659736145" calcext:value-type="float">
            <text:p>1.54946659736145</text:p>
          </table:table-cell>
          <table:table-cell office:value-type="float" office:value="1.54965176984802" calcext:value-type="float">
            <text:p>1.54965176984802</text:p>
          </table:table-cell>
        </table:table-row>
        <table:table-row table:style-name="ro1">
          <table:table-cell office:value-type="float" office:value="0.255" calcext:value-type="float">
            <text:p>0.255</text:p>
          </table:table-cell>
          <table:table-cell table:style-name="ce1" office:value-type="float" office:value="0.30692309596297" calcext:value-type="float">
            <text:p>3.07E-01</text:p>
          </table:table-cell>
          <table:table-cell table:number-columns-repeated="2"/>
          <table:table-cell office:value-type="float" office:value="0.255" calcext:value-type="float">
            <text:p>0.255</text:p>
          </table:table-cell>
          <table:table-cell office:value-type="float" office:value="1.76233261552932" calcext:value-type="float">
            <text:p>1.76233261552932</text:p>
          </table:table-cell>
          <table:table-cell office:value-type="float" office:value="1.73949514906016" calcext:value-type="float">
            <text:p>1.73949514906016</text:p>
          </table:table-cell>
          <table:table-cell/>
          <table:table-cell office:value-type="float" office:value="0.255" calcext:value-type="float">
            <text:p>0.255</text:p>
          </table:table-cell>
          <table:table-cell office:value-type="float" office:value="1.52966510729932" calcext:value-type="float">
            <text:p>1.52966510729932</text:p>
          </table:table-cell>
          <table:table-cell office:value-type="float" office:value="1.52978443946535" calcext:value-type="float">
            <text:p>1.52978443946535</text:p>
          </table:table-cell>
        </table:table-row>
        <table:table-row table:style-name="ro1">
          <table:table-cell office:value-type="float" office:value="0.265" calcext:value-type="float">
            <text:p>0.265</text:p>
          </table:table-cell>
          <table:table-cell office:value-type="float" office:value="0.306923095962971" calcext:value-type="float">
            <text:p>0.306923095962971</text:p>
          </table:table-cell>
          <table:table-cell table:number-columns-repeated="2"/>
          <table:table-cell office:value-type="float" office:value="0.265" calcext:value-type="float">
            <text:p>0.265</text:p>
          </table:table-cell>
          <table:table-cell office:value-type="float" office:value="1.67322591024974" calcext:value-type="float">
            <text:p>1.67322591024974</text:p>
          </table:table-cell>
          <table:table-cell office:value-type="float" office:value="1.70638293175572" calcext:value-type="float">
            <text:p>1.70638293175572</text:p>
          </table:table-cell>
          <table:table-cell/>
          <table:table-cell office:value-type="float" office:value="0.265" calcext:value-type="float">
            <text:p>0.265</text:p>
          </table:table-cell>
          <table:table-cell office:value-type="float" office:value="1.95044677111953" calcext:value-type="float">
            <text:p>1.95044677111953</text:p>
          </table:table-cell>
          <table:table-cell office:value-type="float" office:value="1.80351210251542" calcext:value-type="float">
            <text:p>1.80351210251542</text:p>
          </table:table-cell>
        </table:table-row>
        <table:table-row table:style-name="ro1">
          <table:table-cell office:value-type="float" office:value="0.275" calcext:value-type="float">
            <text:p>0.275</text:p>
          </table:table-cell>
          <table:table-cell office:value-type="float" office:value="0.336625331056164" calcext:value-type="float">
            <text:p>0.336625331056164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office:value-type="float" office:value="1.62372218509443" calcext:value-type="float">
            <text:p>1.62372218509443</text:p>
          </table:table-cell>
          <table:table-cell office:value-type="float" office:value="1.64457345945409" calcext:value-type="float">
            <text:p>1.64457345945409</text:p>
          </table:table-cell>
          <table:table-cell/>
          <table:table-cell office:value-type="float" office:value="0.275" calcext:value-type="float">
            <text:p>0.275</text:p>
          </table:table-cell>
          <table:table-cell office:value-type="float" office:value="1.78708447810698" calcext:value-type="float">
            <text:p>1.78708447810698</text:p>
          </table:table-cell>
          <table:table-cell office:value-type="float" office:value="1.68872308252668" calcext:value-type="float">
            <text:p>1.68872308252668</text:p>
          </table:table-cell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float" office:value="0.344050889829459" calcext:value-type="float">
            <text:p>0.344050889829459</text:p>
          </table:table-cell>
          <table:table-cell table:number-columns-repeated="2"/>
          <table:table-cell office:value-type="float" office:value="0.285" calcext:value-type="float">
            <text:p>0.285</text:p>
          </table:table-cell>
          <table:table-cell office:value-type="float" office:value="1.64847404767209" calcext:value-type="float">
            <text:p>1.64847404767209</text:p>
          </table:table-cell>
          <table:table-cell office:value-type="float" office:value="1.62912109137868" calcext:value-type="float">
            <text:p>1.62912109137868</text:p>
          </table:table-cell>
          <table:table-cell/>
          <table:table-cell office:value-type="float" office:value="0.285" calcext:value-type="float">
            <text:p>0.285</text:p>
          </table:table-cell>
          <table:table-cell office:value-type="float" office:value="1.46035989208188" calcext:value-type="float">
            <text:p>1.46035989208188</text:p>
          </table:table-cell>
          <table:table-cell office:value-type="float" office:value="1.46356000485646" calcext:value-type="float">
            <text:p>1.46356000485646</text:p>
          </table:table-cell>
        </table:table-row>
        <table:table-row table:style-name="ro1">
          <table:table-cell office:value-type="float" office:value="0.295" calcext:value-type="float">
            <text:p>0.295</text:p>
          </table:table-cell>
          <table:table-cell office:value-type="float" office:value="0.358902007376057" calcext:value-type="float">
            <text:p>0.358902007376057</text:p>
          </table:table-cell>
          <table:table-cell table:number-columns-repeated="2"/>
          <table:table-cell office:value-type="float" office:value="0.295" calcext:value-type="float">
            <text:p>0.295</text:p>
          </table:table-cell>
          <table:table-cell office:value-type="float" office:value="1.6187718125789" calcext:value-type="float">
            <text:p>1.6187718125789</text:p>
          </table:table-cell>
          <table:table-cell office:value-type="float" office:value="1.60704627984238" calcext:value-type="float">
            <text:p>1.60704627984238</text:p>
          </table:table-cell>
          <table:table-cell/>
          <table:table-cell office:value-type="float" office:value="0.295" calcext:value-type="float">
            <text:p>0.295</text:p>
          </table:table-cell>
          <table:table-cell office:value-type="float" office:value="1.44055840201975" calcext:value-type="float">
            <text:p>1.44055840201975</text:p>
          </table:table-cell>
          <table:table-cell office:value-type="float" office:value="1.44369267447379" calcext:value-type="float">
            <text:p>1.44369267447379</text:p>
          </table:table-cell>
        </table:table-row>
        <table:table-row table:style-name="ro1">
          <table:table-cell office:value-type="float" office:value="0.305" calcext:value-type="float">
            <text:p>0.305</text:p>
          </table:table-cell>
          <table:table-cell office:value-type="float" office:value="0.378703497438182" calcext:value-type="float">
            <text:p>0.378703497438182</text:p>
          </table:table-cell>
          <table:table-cell table:number-columns-repeated="2"/>
          <table:table-cell office:value-type="float" office:value="0.305" calcext:value-type="float">
            <text:p>0.305</text:p>
          </table:table-cell>
          <table:table-cell office:value-type="float" office:value="1.5395658523304" calcext:value-type="float">
            <text:p>1.5395658523304</text:p>
          </table:table-cell>
          <table:table-cell office:value-type="float" office:value="1.54523680754076" calcext:value-type="float">
            <text:p>1.54523680754076</text:p>
          </table:table-cell>
          <table:table-cell/>
          <table:table-cell office:value-type="float" office:value="0.305" calcext:value-type="float">
            <text:p>0.305</text:p>
          </table:table-cell>
          <table:table-cell office:value-type="float" office:value="1.42075691195763" calcext:value-type="float">
            <text:p>1.42075691195763</text:p>
          </table:table-cell>
          <table:table-cell office:value-type="float" office:value="1.42382534409113" calcext:value-type="float">
            <text:p>1.42382534409113</text:p>
          </table:table-cell>
        </table:table-row>
        <table:table-row table:style-name="ro1">
          <table:table-cell office:value-type="float" office:value="0.315" calcext:value-type="float">
            <text:p>0.315</text:p>
          </table:table-cell>
          <table:table-cell office:value-type="float" office:value="0.396029801242543" calcext:value-type="float">
            <text:p>0.396029801242543</text:p>
          </table:table-cell>
          <table:table-cell table:number-columns-repeated="2"/>
          <table:table-cell office:value-type="float" office:value="0.315" calcext:value-type="float">
            <text:p>0.315</text:p>
          </table:table-cell>
          <table:table-cell office:value-type="float" office:value="1.51976436226826" calcext:value-type="float">
            <text:p>1.51976436226826</text:p>
          </table:table-cell>
          <table:table-cell office:value-type="float" office:value="1.52536947715809" calcext:value-type="float">
            <text:p>1.52536947715809</text:p>
          </table:table-cell>
          <table:table-cell/>
          <table:table-cell office:value-type="float" office:value="0.315" calcext:value-type="float">
            <text:p>0.315</text:p>
          </table:table-cell>
          <table:table-cell office:value-type="float" office:value="1.4009554218955" calcext:value-type="float">
            <text:p>1.4009554218955</text:p>
          </table:table-cell>
          <table:table-cell office:value-type="float" office:value="1.67106323329764" calcext:value-type="float">
            <text:p>1.67106323329764</text:p>
          </table:table-cell>
        </table:table-row>
        <table:table-row table:style-name="ro1">
          <table:table-cell office:value-type="float" office:value="0.325" calcext:value-type="float">
            <text:p>0.325</text:p>
          </table:table-cell>
          <table:table-cell office:value-type="float" office:value="0.410880918789139" calcext:value-type="float">
            <text:p>0.410880918789139</text:p>
          </table:table-cell>
          <table:table-cell table:number-columns-repeated="2"/>
          <table:table-cell office:value-type="float" office:value="0.325" calcext:value-type="float">
            <text:p>0.325</text:p>
          </table:table-cell>
          <table:table-cell office:value-type="float" office:value="1.50491324472166" calcext:value-type="float">
            <text:p>1.50491324472166</text:p>
          </table:table-cell>
          <table:table-cell office:value-type="float" office:value="1.49887970331453" calcext:value-type="float">
            <text:p>1.49887970331453</text:p>
          </table:table-cell>
          <table:table-cell/>
          <table:table-cell office:value-type="float" office:value="0.325" calcext:value-type="float">
            <text:p>0.325</text:p>
          </table:table-cell>
          <table:table-cell office:value-type="float" office:value="1.38115393183337" calcext:value-type="float">
            <text:p>1.38115393183337</text:p>
          </table:table-cell>
          <table:table-cell office:value-type="float" office:value="1.57393406253794" calcext:value-type="float">
            <text:p>1.57393406253794</text:p>
          </table:table-cell>
        </table:table-row>
        <table:table-row table:style-name="ro1">
          <table:table-cell office:value-type="float" office:value="0.335" calcext:value-type="float">
            <text:p>0.335</text:p>
          </table:table-cell>
          <table:table-cell office:value-type="float" office:value="0.420781663820202" calcext:value-type="float">
            <text:p>0.420781663820202</text:p>
          </table:table-cell>
          <table:table-cell table:number-columns-repeated="2"/>
          <table:table-cell office:value-type="float" office:value="0.335" calcext:value-type="float">
            <text:p>0.335</text:p>
          </table:table-cell>
          <table:table-cell office:value-type="float" office:value="1.47521100962848" calcext:value-type="float">
            <text:p>1.47521100962848</text:p>
          </table:table-cell>
          <table:table-cell office:value-type="float" office:value="1.43927771216654" calcext:value-type="float">
            <text:p>1.43927771216654</text:p>
          </table:table-cell>
          <table:table-cell/>
          <table:table-cell office:value-type="float" office:value="0.335" calcext:value-type="float">
            <text:p>0.335</text:p>
          </table:table-cell>
          <table:table-cell office:value-type="float" office:value="1.36135244177125" calcext:value-type="float">
            <text:p>1.36135244177125</text:p>
          </table:table-cell>
          <table:table-cell office:value-type="float" office:value="1.35760090948224" calcext:value-type="float">
            <text:p>1.35760090948224</text:p>
          </table:table-cell>
        </table:table-row>
        <table:table-row table:style-name="ro1">
          <table:table-cell office:value-type="float" office:value="0.345" calcext:value-type="float">
            <text:p>0.345</text:p>
          </table:table-cell>
          <table:table-cell office:value-type="float" office:value="0.443058340140095" calcext:value-type="float">
            <text:p>0.443058340140095</text:p>
          </table:table-cell>
          <table:table-cell table:number-columns-repeated="2"/>
          <table:table-cell office:value-type="float" office:value="0.345" calcext:value-type="float">
            <text:p>0.345</text:p>
          </table:table-cell>
          <table:table-cell office:value-type="float" office:value="1.43560802950422" calcext:value-type="float">
            <text:p>1.43560802950422</text:p>
          </table:table-cell>
          <table:table-cell office:value-type="float" office:value="1.44148519332016" calcext:value-type="float">
            <text:p>1.44148519332016</text:p>
          </table:table-cell>
          <table:table-cell/>
          <table:table-cell office:value-type="float" office:value="0.345" calcext:value-type="float">
            <text:p>0.345</text:p>
          </table:table-cell>
          <table:table-cell office:value-type="float" office:value="1.56431771490805" calcext:value-type="float">
            <text:p>1.56431771490805</text:p>
          </table:table-cell>
          <table:table-cell office:value-type="float" office:value="1.33773357909957" calcext:value-type="float">
            <text:p>1.33773357909957</text:p>
          </table:table-cell>
        </table:table-row>
        <table:table-row table:style-name="ro1">
          <table:table-cell office:value-type="float" office:value="0.355" calcext:value-type="float">
            <text:p>0.355</text:p>
          </table:table-cell>
          <table:table-cell office:value-type="float" office:value="0.443058340140095" calcext:value-type="float">
            <text:p>0.443058340140095</text:p>
          </table:table-cell>
          <table:table-cell table:number-columns-repeated="2"/>
          <table:table-cell office:value-type="float" office:value="0.355" calcext:value-type="float">
            <text:p>0.355</text:p>
          </table:table-cell>
          <table:table-cell office:value-type="float" office:value="1.37125318680231" calcext:value-type="float">
            <text:p>1.37125318680231</text:p>
          </table:table-cell>
          <table:table-cell office:value-type="float" office:value="1.42161786293749" calcext:value-type="float">
            <text:p>1.42161786293749</text:p>
          </table:table-cell>
          <table:table-cell/>
          <table:table-cell office:value-type="float" office:value="0.355" calcext:value-type="float">
            <text:p>0.355</text:p>
          </table:table-cell>
          <table:table-cell office:value-type="float" office:value="1.73758075295166" calcext:value-type="float">
            <text:p>1.73758075295166</text:p>
          </table:table-cell>
          <table:table-cell office:value-type="float" office:value="1.3178662487169" calcext:value-type="float">
            <text:p>1.3178662487169</text:p>
          </table:table-cell>
        </table:table-row>
        <table:table-row table:style-name="ro1">
          <table:table-cell office:value-type="float" office:value="0.365" calcext:value-type="float">
            <text:p>0.365</text:p>
          </table:table-cell>
          <table:table-cell office:value-type="float" office:value="0.490086879037647" calcext:value-type="float">
            <text:p>0.490086879037647</text:p>
          </table:table-cell>
          <table:table-cell table:number-columns-repeated="2"/>
          <table:table-cell office:value-type="float" office:value="0.365" calcext:value-type="float">
            <text:p>0.365</text:p>
          </table:table-cell>
          <table:table-cell office:value-type="float" office:value="1.35640206925571" calcext:value-type="float">
            <text:p>1.35640206925571</text:p>
          </table:table-cell>
          <table:table-cell office:value-type="float" office:value="1.39512808909394" calcext:value-type="float">
            <text:p>1.39512808909394</text:p>
          </table:table-cell>
          <table:table-cell/>
          <table:table-cell office:value-type="float" office:value="0.365" calcext:value-type="float">
            <text:p>0.365</text:p>
          </table:table-cell>
          <table:table-cell office:value-type="float" office:value="1.30689834410039" calcext:value-type="float">
            <text:p>1.30689834410039</text:p>
          </table:table-cell>
          <table:table-cell office:value-type="float" office:value="1.29799891833423" calcext:value-type="float">
            <text:p>1.29799891833423</text:p>
          </table:table-cell>
        </table:table-row>
        <table:table-row table:style-name="ro1">
          <table:table-cell office:value-type="float" office:value="0.375" calcext:value-type="float">
            <text:p>0.375</text:p>
          </table:table-cell>
          <table:table-cell office:value-type="float" office:value="0.482661320264349" calcext:value-type="float">
            <text:p>0.482661320264349</text:p>
          </table:table-cell>
          <table:table-cell table:number-columns-repeated="2"/>
          <table:table-cell office:value-type="float" office:value="0.375" calcext:value-type="float">
            <text:p>0.375</text:p>
          </table:table-cell>
          <table:table-cell office:value-type="float" office:value="1.33660057919358" calcext:value-type="float">
            <text:p>1.33660057919358</text:p>
          </table:table-cell>
          <table:table-cell office:value-type="float" office:value="1.34656350371409" calcext:value-type="float">
            <text:p>1.34656350371409</text:p>
          </table:table-cell>
          <table:table-cell/>
          <table:table-cell office:value-type="float" office:value="0.375" calcext:value-type="float">
            <text:p>0.375</text:p>
          </table:table-cell>
          <table:table-cell office:value-type="float" office:value="1.27224573649167" calcext:value-type="float">
            <text:p>1.27224573649167</text:p>
          </table:table-cell>
          <table:table-cell office:value-type="float" office:value="1.27813158795157" calcext:value-type="float">
            <text:p>1.27813158795157</text:p>
          </table:table-cell>
        </table:table-row>
        <table:table-row table:style-name="ro1">
          <table:table-cell office:value-type="float" office:value="0.385" calcext:value-type="float">
            <text:p>0.385</text:p>
          </table:table-cell>
          <table:table-cell office:value-type="float" office:value="0.514838741615306" calcext:value-type="float">
            <text:p>0.514838741615306</text:p>
          </table:table-cell>
          <table:table-cell table:number-columns-repeated="2"/>
          <table:table-cell office:value-type="float" office:value="0.385" calcext:value-type="float">
            <text:p>0.385</text:p>
          </table:table-cell>
          <table:table-cell office:value-type="float" office:value="1.33660057919358" calcext:value-type="float">
            <text:p>1.33660057919358</text:p>
          </table:table-cell>
          <table:table-cell office:value-type="float" office:value="1.32448869217779" calcext:value-type="float">
            <text:p>1.32448869217779</text:p>
          </table:table-cell>
          <table:table-cell/>
          <table:table-cell office:value-type="float" office:value="0.385" calcext:value-type="float">
            <text:p>0.385</text:p>
          </table:table-cell>
          <table:table-cell office:value-type="float" office:value="1.25244424642954" calcext:value-type="float">
            <text:p>1.25244424642954</text:p>
          </table:table-cell>
          <table:table-cell office:value-type="float" office:value="1.34435602256046" calcext:value-type="float">
            <text:p>1.34435602256046</text:p>
          </table:table-cell>
        </table:table-row>
        <table:table-row table:style-name="ro1">
          <table:table-cell office:value-type="float" office:value="0.395" calcext:value-type="float">
            <text:p>0.395</text:p>
          </table:table-cell>
          <table:table-cell office:value-type="float" office:value="0.507413182842014" calcext:value-type="float">
            <text:p>0.507413182842014</text:p>
          </table:table-cell>
          <table:table-cell table:number-columns-repeated="2"/>
          <table:table-cell office:value-type="float" office:value="0.395" calcext:value-type="float">
            <text:p>0.395</text:p>
          </table:table-cell>
          <table:table-cell office:value-type="float" office:value="1.32669983416252" calcext:value-type="float">
            <text:p>1.32669983416252</text:p>
          </table:table-cell>
          <table:table-cell office:value-type="float" office:value="1.30241388064149" calcext:value-type="float">
            <text:p>1.30241388064149</text:p>
          </table:table-cell>
          <table:table-cell/>
          <table:table-cell office:value-type="float" office:value="0.395" calcext:value-type="float">
            <text:p>0.395</text:p>
          </table:table-cell>
          <table:table-cell office:value-type="float" office:value="1.23264275636742" calcext:value-type="float">
            <text:p>1.23264275636742</text:p>
          </table:table-cell>
          <table:table-cell office:value-type="float" office:value="1.48342733523912" calcext:value-type="float">
            <text:p>1.48342733523912</text:p>
          </table:table-cell>
        </table:table-row>
        <table:table-row table:style-name="ro1">
          <table:table-cell office:value-type="float" office:value="0.405" calcext:value-type="float">
            <text:p>0.405</text:p>
          </table:table-cell>
          <table:table-cell office:value-type="float" office:value="0.534640231677433" calcext:value-type="float">
            <text:p>0.534640231677433</text:p>
          </table:table-cell>
          <table:table-cell table:number-columns-repeated="2"/>
          <table:table-cell office:value-type="float" office:value="0.405" calcext:value-type="float">
            <text:p>0.405</text:p>
          </table:table-cell>
          <table:table-cell office:value-type="float" office:value="1.30689834410039" calcext:value-type="float">
            <text:p>1.30689834410039</text:p>
          </table:table-cell>
          <table:table-cell office:value-type="float" office:value="1.28254655025883" calcext:value-type="float">
            <text:p>1.28254655025883</text:p>
          </table:table-cell>
          <table:table-cell/>
          <table:table-cell office:value-type="float" office:value="0.405" calcext:value-type="float">
            <text:p>0.405</text:p>
          </table:table-cell>
          <table:table-cell office:value-type="float" office:value="1.21284126630529" calcext:value-type="float">
            <text:p>1.21284126630529</text:p>
          </table:table-cell>
          <table:table-cell office:value-type="float" office:value="1.28916899371972" calcext:value-type="float">
            <text:p>1.28916899371972</text:p>
          </table:table-cell>
        </table:table-row>
        <table:table-row table:style-name="ro1">
          <table:table-cell office:value-type="float" office:value="0.415" calcext:value-type="float">
            <text:p>0.415</text:p>
          </table:table-cell>
          <table:table-cell office:value-type="float" office:value="0.544540976708497" calcext:value-type="float">
            <text:p>0.544540976708497</text:p>
          </table:table-cell>
          <table:table-cell table:number-columns-repeated="2"/>
          <table:table-cell office:value-type="float" office:value="0.415" calcext:value-type="float">
            <text:p>0.415</text:p>
          </table:table-cell>
          <table:table-cell office:value-type="float" office:value="1.28214648152273" calcext:value-type="float">
            <text:p>1.28214648152273</text:p>
          </table:table-cell>
          <table:table-cell office:value-type="float" office:value="1.2582642575689" calcext:value-type="float">
            <text:p>1.2582642575689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1.19303977624316" calcext:value-type="float">
            <text:p>1.19303977624316</text:p>
          </table:table-cell>
          <table:table-cell office:value-type="float" office:value="1.19203982296001" calcext:value-type="float">
            <text:p>1.19203982296001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74243211801688" calcext:value-type="float">
            <text:p>0.574243211801688</text:p>
          </table:table-cell>
          <table:table-cell table:number-columns-repeated="2"/>
          <table:table-cell office:value-type="float" office:value="0.425" calcext:value-type="float">
            <text:p>0.425</text:p>
          </table:table-cell>
          <table:table-cell office:value-type="float" office:value="1.21284126630529" calcext:value-type="float">
            <text:p>1.21284126630529</text:p>
          </table:table-cell>
          <table:table-cell office:value-type="float" office:value="1.20969967218905" calcext:value-type="float">
            <text:p>1.20969967218905</text:p>
          </table:table-cell>
          <table:table-cell/>
          <table:table-cell office:value-type="float" office:value="0.425" calcext:value-type="float">
            <text:p>0.425</text:p>
          </table:table-cell>
          <table:table-cell office:value-type="float" office:value="1.17323828618103" calcext:value-type="float">
            <text:p>1.17323828618103</text:p>
          </table:table-cell>
          <table:table-cell office:value-type="float" office:value="1.17217249257734" calcext:value-type="float">
            <text:p>1.17217249257734</text:p>
          </table:table-cell>
        </table:table-row>
        <table:table-row table:style-name="ro1">
          <table:table-cell office:value-type="float" office:value="0.435" calcext:value-type="float">
            <text:p>0.435</text:p>
          </table:table-cell>
          <table:table-cell office:value-type="float" office:value="0.584143956832751" calcext:value-type="float">
            <text:p>0.584143956832751</text:p>
          </table:table-cell>
          <table:table-cell table:number-columns-repeated="2"/>
          <table:table-cell office:value-type="float" office:value="0.435" calcext:value-type="float">
            <text:p>0.435</text:p>
          </table:table-cell>
          <table:table-cell office:value-type="float" office:value="1.19799014875869" calcext:value-type="float">
            <text:p>1.19799014875869</text:p>
          </table:table-cell>
          <table:table-cell office:value-type="float" office:value="1.19424730411364" calcext:value-type="float">
            <text:p>1.19424730411364</text:p>
          </table:table-cell>
          <table:table-cell/>
          <table:table-cell office:value-type="float" office:value="0.435" calcext:value-type="float">
            <text:p>0.435</text:p>
          </table:table-cell>
          <table:table-cell office:value-type="float" office:value="1.15343679611891" calcext:value-type="float">
            <text:p>1.15343679611891</text:p>
          </table:table-cell>
          <table:table-cell office:value-type="float" office:value="1.15230516219468" calcext:value-type="float">
            <text:p>1.15230516219468</text:p>
          </table:table-cell>
        </table:table-row>
        <table:table-row table:style-name="ro1">
          <table:table-cell office:value-type="float" office:value="0.445" calcext:value-type="float">
            <text:p>0.445</text:p>
          </table:table-cell>
          <table:table-cell office:value-type="float" office:value="0.606420633152644" calcext:value-type="float">
            <text:p>0.606420633152644</text:p>
          </table:table-cell>
          <table:table-cell table:number-columns-repeated="2"/>
          <table:table-cell office:value-type="float" office:value="0.445" calcext:value-type="float">
            <text:p>0.445</text:p>
          </table:table-cell>
          <table:table-cell office:value-type="float" office:value="1.17818865869657" calcext:value-type="float">
            <text:p>1.17818865869657</text:p>
          </table:table-cell>
          <table:table-cell office:value-type="float" office:value="1.18983234180638" calcext:value-type="float">
            <text:p>1.18983234180638</text:p>
          </table:table-cell>
          <table:table-cell/>
          <table:table-cell office:value-type="float" office:value="0.445" calcext:value-type="float">
            <text:p>0.445</text:p>
          </table:table-cell>
          <table:table-cell office:value-type="float" office:value="1.13363530605678" calcext:value-type="float">
            <text:p>1.13363530605678</text:p>
          </table:table-cell>
          <table:table-cell office:value-type="float" office:value="1.13243783181201" calcext:value-type="float">
            <text:p>1.13243783181201</text:p>
          </table:table-cell>
        </table:table-row>
        <table:table-row table:style-name="ro1">
          <table:table-cell office:value-type="float" office:value="0.455" calcext:value-type="float">
            <text:p>0.455</text:p>
          </table:table-cell>
          <table:table-cell office:value-type="float" office:value="0.596519888121581" calcext:value-type="float">
            <text:p>0.596519888121581</text:p>
          </table:table-cell>
          <table:table-cell table:number-columns-repeated="2"/>
          <table:table-cell office:value-type="float" office:value="0.455" calcext:value-type="float">
            <text:p>0.455</text:p>
          </table:table-cell>
          <table:table-cell office:value-type="float" office:value="1.15343679611892" calcext:value-type="float">
            <text:p>1.15343679611892</text:p>
          </table:table-cell>
          <table:table-cell office:value-type="float" office:value="1.1677575302701" calcext:value-type="float">
            <text:p>1.1677575302701</text:p>
          </table:table-cell>
          <table:table-cell/>
          <table:table-cell office:value-type="float" office:value="0.455" calcext:value-type="float">
            <text:p>0.455</text:p>
          </table:table-cell>
          <table:table-cell office:value-type="float" office:value="1.11383381599466" calcext:value-type="float">
            <text:p>1.11383381599466</text:p>
          </table:table-cell>
          <table:table-cell office:value-type="float" office:value="1.11257050142936" calcext:value-type="float">
            <text:p>1.11257050142936</text:p>
          </table:table-cell>
        </table:table-row>
        <table:table-row table:style-name="ro1">
          <table:table-cell office:value-type="float" office:value="0.465" calcext:value-type="float">
            <text:p>0.465</text:p>
          </table:table-cell>
          <table:table-cell office:value-type="float" office:value="0.626222123214771" calcext:value-type="float">
            <text:p>0.626222123214771</text:p>
          </table:table-cell>
          <table:table-cell table:number-columns-repeated="2"/>
          <table:table-cell office:value-type="float" office:value="0.465" calcext:value-type="float">
            <text:p>0.465</text:p>
          </table:table-cell>
          <table:table-cell office:value-type="float" office:value="1.13363530605678" calcext:value-type="float">
            <text:p>1.13363530605678</text:p>
          </table:table-cell>
          <table:table-cell office:value-type="float" office:value="1.14789019988742" calcext:value-type="float">
            <text:p>1.14789019988742</text:p>
          </table:table-cell>
          <table:table-cell/>
          <table:table-cell office:value-type="float" office:value="0.465" calcext:value-type="float">
            <text:p>0.465</text:p>
          </table:table-cell>
          <table:table-cell office:value-type="float" office:value="1.09403232593253" calcext:value-type="float">
            <text:p>1.09403232593253</text:p>
          </table:table-cell>
          <table:table-cell office:value-type="float" office:value="1.09270317104668" calcext:value-type="float">
            <text:p>1.09270317104668</text:p>
          </table:table-cell>
        </table:table-row>
        <table:table-row table:style-name="ro1">
          <table:table-cell office:value-type="float" office:value="0.475" calcext:value-type="float">
            <text:p>0.475</text:p>
          </table:table-cell>
          <table:table-cell office:value-type="float" office:value="0.641073240761367" calcext:value-type="float">
            <text:p>0.641073240761367</text:p>
          </table:table-cell>
          <table:table-cell table:number-columns-repeated="2"/>
          <table:table-cell office:value-type="float" office:value="0.475" calcext:value-type="float">
            <text:p>0.475</text:p>
          </table:table-cell>
          <table:table-cell office:value-type="float" office:value="1.11878418851018" calcext:value-type="float">
            <text:p>1.11878418851018</text:p>
          </table:table-cell>
          <table:table-cell office:value-type="float" office:value="1.12802286950475" calcext:value-type="float">
            <text:p>1.12802286950475</text:p>
          </table:table-cell>
          <table:table-cell/>
          <table:table-cell office:value-type="float" office:value="0.475" calcext:value-type="float">
            <text:p>0.475</text:p>
          </table:table-cell>
          <table:table-cell office:value-type="float" office:value="1.0742308358704" calcext:value-type="float">
            <text:p>1.0742308358704</text:p>
          </table:table-cell>
          <table:table-cell office:value-type="float" office:value="1.07283584066401" calcext:value-type="float">
            <text:p>1.07283584066401</text:p>
          </table:table-cell>
        </table:table-row>
        <table:table-row table:style-name="ro1">
          <table:table-cell office:value-type="float" office:value="0.485" calcext:value-type="float">
            <text:p>0.485</text:p>
          </table:table-cell>
          <table:table-cell office:value-type="float" office:value="0.668300289596792" calcext:value-type="float">
            <text:p>0.668300289596792</text:p>
          </table:table-cell>
          <table:table-cell table:number-columns-repeated="2"/>
          <table:table-cell office:value-type="float" office:value="0.485" calcext:value-type="float">
            <text:p>0.485</text:p>
          </table:table-cell>
          <table:table-cell office:value-type="float" office:value="1.09403232593253" calcext:value-type="float">
            <text:p>1.09403232593253</text:p>
          </table:table-cell>
          <table:table-cell office:value-type="float" office:value="1.10374057681482" calcext:value-type="float">
            <text:p>1.10374057681482</text:p>
          </table:table-cell>
          <table:table-cell/>
          <table:table-cell office:value-type="float" office:value="0.485" calcext:value-type="float">
            <text:p>0.485</text:p>
          </table:table-cell>
          <table:table-cell office:value-type="float" office:value="1.05442934580827" calcext:value-type="float">
            <text:p>1.05442934580827</text:p>
          </table:table-cell>
          <table:table-cell office:value-type="float" office:value="1.05296851028134" calcext:value-type="float">
            <text:p>1.05296851028134</text:p>
          </table:table-cell>
        </table:table-row>
        <table:table-row table:style-name="ro1">
          <table:table-cell office:value-type="float" office:value="0.495" calcext:value-type="float">
            <text:p>0.495</text:p>
          </table:table-cell>
          <table:table-cell office:value-type="float" office:value="0.688101779658926" calcext:value-type="float">
            <text:p>0.688101779658926</text:p>
          </table:table-cell>
          <table:table-cell table:number-columns-repeated="2"/>
          <table:table-cell office:value-type="float" office:value="0.495" calcext:value-type="float">
            <text:p>0.495</text:p>
          </table:table-cell>
          <table:table-cell office:value-type="float" office:value="1.0742308358704" calcext:value-type="float">
            <text:p>1.0742308358704</text:p>
          </table:table-cell>
          <table:table-cell office:value-type="float" office:value="1.05959095374223" calcext:value-type="float">
            <text:p>1.05959095374223</text:p>
          </table:table-cell>
          <table:table-cell/>
          <table:table-cell office:value-type="float" office:value="0.495" calcext:value-type="float">
            <text:p>0.495</text:p>
          </table:table-cell>
          <table:table-cell office:value-type="float" office:value="1.03462785574614" calcext:value-type="float">
            <text:p>1.03462785574614</text:p>
          </table:table-cell>
          <table:table-cell office:value-type="float" office:value="1.03310117989868" calcext:value-type="float">
            <text:p>1.03310117989868</text:p>
          </table:table-cell>
        </table:table-row>
        <table:table-row table:style-name="ro1">
          <table:table-cell office:value-type="float" office:value="0.505" calcext:value-type="float">
            <text:p>0.505</text:p>
          </table:table-cell>
          <table:table-cell office:value-type="float" office:value="0.688101779658919" calcext:value-type="float">
            <text:p>0.688101779658919</text:p>
          </table:table-cell>
          <table:table-cell table:number-columns-repeated="2"/>
          <table:table-cell office:value-type="float" office:value="0.505" calcext:value-type="float">
            <text:p>0.505</text:p>
          </table:table-cell>
          <table:table-cell office:value-type="float" office:value="1.05442934580827" calcext:value-type="float">
            <text:p>1.05442934580827</text:p>
          </table:table-cell>
          <table:table-cell office:value-type="float" office:value="1.03751614220593" calcext:value-type="float">
            <text:p>1.03751614220593</text:p>
          </table:table-cell>
          <table:table-cell/>
          <table:table-cell office:value-type="float" office:value="0.505" calcext:value-type="float">
            <text:p>0.505</text:p>
          </table:table-cell>
          <table:table-cell office:value-type="float" office:value="1.01482636568402" calcext:value-type="float">
            <text:p>1.01482636568402</text:p>
          </table:table-cell>
          <table:table-cell office:value-type="float" office:value="1.01323384951601" calcext:value-type="float">
            <text:p>1.01323384951601</text:p>
          </table:table-cell>
        </table:table-row>
        <table:table-row table:style-name="ro1">
          <table:table-cell office:value-type="float" office:value="0.515" calcext:value-type="float">
            <text:p>0.515</text:p>
          </table:table-cell>
          <table:table-cell office:value-type="float" office:value="0.690576965916685" calcext:value-type="float">
            <text:p>0.690576965916685</text:p>
          </table:table-cell>
          <table:table-cell table:number-columns-repeated="2"/>
          <table:table-cell office:value-type="float" office:value="0.515" calcext:value-type="float">
            <text:p>0.515</text:p>
          </table:table-cell>
          <table:table-cell office:value-type="float" office:value="1.03462785574614" calcext:value-type="float">
            <text:p>1.03462785574614</text:p>
          </table:table-cell>
          <table:table-cell office:value-type="float" office:value="1.01764881182327" calcext:value-type="float">
            <text:p>1.01764881182327</text:p>
          </table:table-cell>
          <table:table-cell/>
          <table:table-cell office:value-type="float" office:value="0.515" calcext:value-type="float">
            <text:p>0.515</text:p>
          </table:table-cell>
          <table:table-cell office:value-type="float" office:value="1.1682879136655" calcext:value-type="float">
            <text:p>1.1682879136655</text:p>
          </table:table-cell>
          <table:table-cell office:value-type="float" office:value="1.10815553912208" calcext:value-type="float">
            <text:p>1.10815553912208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720279201009875" calcext:value-type="float">
            <text:p>0.720279201009875</text:p>
          </table:table-cell>
          <table:table-cell table:number-columns-repeated="2"/>
          <table:table-cell office:value-type="float" office:value="0.525" calcext:value-type="float">
            <text:p>0.525</text:p>
          </table:table-cell>
          <table:table-cell office:value-type="float" office:value="1.01482636568402" calcext:value-type="float">
            <text:p>1.01482636568402</text:p>
          </table:table-cell>
          <table:table-cell office:value-type="float" office:value="0.999988962594231" calcext:value-type="float">
            <text:p>0.999988962594231</text:p>
          </table:table-cell>
          <table:table-cell/>
          <table:table-cell office:value-type="float" office:value="0.525" calcext:value-type="float">
            <text:p>0.525</text:p>
          </table:table-cell>
          <table:table-cell office:value-type="float" office:value="1.24749387391401" calcext:value-type="float">
            <text:p>1.24749387391401</text:p>
          </table:table-cell>
          <table:table-cell office:value-type="float" office:value="1.15672012450194" calcext:value-type="float">
            <text:p>1.15672012450194</text:p>
          </table:table-cell>
        </table:table-row>
        <table:table-row table:style-name="ro1">
          <table:table-cell office:value-type="float" office:value="0.535" calcext:value-type="float">
            <text:p>0.535</text:p>
          </table:table-cell>
          <table:table-cell office:value-type="float" office:value="0.7475062498453" calcext:value-type="float">
            <text:p>0.7475062498453</text:p>
          </table:table-cell>
          <table:table-cell table:number-columns-repeated="2"/>
          <table:table-cell office:value-type="float" office:value="0.535" calcext:value-type="float">
            <text:p>0.535</text:p>
          </table:table-cell>
          <table:table-cell office:value-type="float" office:value="0.970273013044231" calcext:value-type="float">
            <text:p>0.970273013044231</text:p>
          </table:table-cell>
          <table:table-cell office:value-type="float" office:value="0.977914151057934" calcext:value-type="float">
            <text:p>0.977914151057934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0.980173758075294" calcext:value-type="float">
            <text:p>0.980173758075294</text:p>
          </table:table-cell>
          <table:table-cell office:value-type="float" office:value="0.969084226443416" calcext:value-type="float">
            <text:p>0.969084226443416</text:p>
          </table:table-cell>
        </table:table-row>
        <table:table-row table:style-name="ro1">
          <table:table-cell office:value-type="float" office:value="0.545" calcext:value-type="float">
            <text:p>0.545</text:p>
          </table:table-cell>
          <table:table-cell office:value-type="float" office:value="0.745031063587534" calcext:value-type="float">
            <text:p>0.745031063587534</text:p>
          </table:table-cell>
          <table:table-cell table:number-columns-repeated="2"/>
          <table:table-cell office:value-type="float" office:value="0.545" calcext:value-type="float">
            <text:p>0.545</text:p>
          </table:table-cell>
          <table:table-cell office:value-type="float" office:value="0.935620405435508" calcext:value-type="float">
            <text:p>0.935620405435508</text:p>
          </table:table-cell>
          <table:table-cell office:value-type="float" office:value="0.958046820675268" calcext:value-type="float">
            <text:p>0.958046820675268</text:p>
          </table:table-cell>
          <table:table-cell/>
          <table:table-cell office:value-type="float" office:value="0.545" calcext:value-type="float">
            <text:p>0.545</text:p>
          </table:table-cell>
          <table:table-cell office:value-type="float" office:value="0.925719660404445" calcext:value-type="float">
            <text:p>0.925719660404445</text:p>
          </table:table-cell>
          <table:table-cell office:value-type="float" office:value="0.927142084524453" calcext:value-type="float">
            <text:p>0.927142084524453</text:p>
          </table:table-cell>
        </table:table-row>
        <table:table-row table:style-name="ro1">
          <table:table-cell office:value-type="float" office:value="0.555" calcext:value-type="float">
            <text:p>0.555</text:p>
          </table:table-cell>
          <table:table-cell office:value-type="float" office:value="0.772258112422959" calcext:value-type="float">
            <text:p>0.772258112422959</text:p>
          </table:table-cell>
          <table:table-cell table:number-columns-repeated="2"/>
          <table:table-cell office:value-type="float" office:value="0.555" calcext:value-type="float">
            <text:p>0.555</text:p>
          </table:table-cell>
          <table:table-cell office:value-type="float" office:value="0.915818915373381" calcext:value-type="float">
            <text:p>0.915818915373381</text:p>
          </table:table-cell>
          <table:table-cell office:value-type="float" office:value="0.938179490292601" calcext:value-type="float">
            <text:p>0.938179490292601</text:p>
          </table:table-cell>
          <table:table-cell/>
          <table:table-cell office:value-type="float" office:value="0.555" calcext:value-type="float">
            <text:p>0.555</text:p>
          </table:table-cell>
          <table:table-cell office:value-type="float" office:value="0.905918170342317" calcext:value-type="float">
            <text:p>0.905918170342317</text:p>
          </table:table-cell>
          <table:table-cell office:value-type="float" office:value="0.907274754141786" calcext:value-type="float">
            <text:p>0.907274754141786</text:p>
          </table:table-cell>
        </table:table-row>
        <table:table-row table:style-name="ro1">
          <table:table-cell office:value-type="float" office:value="0.565" calcext:value-type="float">
            <text:p>0.565</text:p>
          </table:table-cell>
          <table:table-cell table:style-name="ce1" office:value-type="float" office:value="0.777208484938491" calcext:value-type="float">
            <text:p>7.77E-01</text:p>
          </table:table-cell>
          <table:table-cell table:number-columns-repeated="2"/>
          <table:table-cell office:value-type="float" office:value="0.565" calcext:value-type="float">
            <text:p>0.565</text:p>
          </table:table-cell>
          <table:table-cell office:value-type="float" office:value="0.896017425311254" calcext:value-type="float">
            <text:p>0.896017425311254</text:p>
          </table:table-cell>
          <table:table-cell office:value-type="float" office:value="0.918312159909934" calcext:value-type="float">
            <text:p>0.918312159909934</text:p>
          </table:table-cell>
          <table:table-cell/>
          <table:table-cell office:value-type="float" office:value="0.565" calcext:value-type="float">
            <text:p>0.565</text:p>
          </table:table-cell>
          <table:table-cell office:value-type="float" office:value="0.88611668028019" calcext:value-type="float">
            <text:p>0.88611668028019</text:p>
          </table:table-cell>
          <table:table-cell office:value-type="float" office:value="0.887407423759119" calcext:value-type="float">
            <text:p>0.887407423759119</text:p>
          </table:table-cell>
        </table:table-row>
        <table:table-row table:style-name="ro1">
          <table:table-cell office:value-type="float" office:value="0.575" calcext:value-type="float">
            <text:p>0.575</text:p>
          </table:table-cell>
          <table:table-cell office:value-type="float" office:value="0.816811465062745" calcext:value-type="float">
            <text:p>0.816811465062745</text:p>
          </table:table-cell>
          <table:table-cell table:number-columns-repeated="2"/>
          <table:table-cell office:value-type="float" office:value="0.575" calcext:value-type="float">
            <text:p>0.575</text:p>
          </table:table-cell>
          <table:table-cell office:value-type="float" office:value="0.876215935249136" calcext:value-type="float">
            <text:p>0.876215935249136</text:p>
          </table:table-cell>
          <table:table-cell office:value-type="float" office:value="0.898444829527277" calcext:value-type="float">
            <text:p>0.898444829527277</text:p>
          </table:table-cell>
          <table:table-cell/>
          <table:table-cell office:value-type="float" office:value="0.575" calcext:value-type="float">
            <text:p>0.575</text:p>
          </table:table-cell>
          <table:table-cell office:value-type="float" office:value="0.866315190218073" calcext:value-type="float">
            <text:p>0.866315190218073</text:p>
          </table:table-cell>
          <table:table-cell office:value-type="float" office:value="0.867540093376462" calcext:value-type="float">
            <text:p>0.867540093376462</text:p>
          </table:table-cell>
        </table:table-row>
        <table:table-row table:style-name="ro1">
          <table:table-cell office:value-type="float" office:value="0.585" calcext:value-type="float">
            <text:p>0.585</text:p>
          </table:table-cell>
          <table:table-cell office:value-type="float" office:value="0.799485161258384" calcext:value-type="float">
            <text:p>0.799485161258384</text:p>
          </table:table-cell>
          <table:table-cell table:number-columns-repeated="2"/>
          <table:table-cell office:value-type="float" office:value="0.585" calcext:value-type="float">
            <text:p>0.585</text:p>
          </table:table-cell>
          <table:table-cell office:value-type="float" office:value="0.856414445187" calcext:value-type="float">
            <text:p>0.856414445187</text:p>
          </table:table-cell>
          <table:table-cell office:value-type="float" office:value="0.874162536837341" calcext:value-type="float">
            <text:p>0.874162536837341</text:p>
          </table:table-cell>
          <table:table-cell/>
          <table:table-cell office:value-type="float" office:value="0.585" calcext:value-type="float">
            <text:p>0.585</text:p>
          </table:table-cell>
          <table:table-cell office:value-type="float" office:value="0.846513700155936" calcext:value-type="float">
            <text:p>0.846513700155936</text:p>
          </table:table-cell>
          <table:table-cell office:value-type="float" office:value="0.847672762993785" calcext:value-type="float">
            <text:p>0.847672762993785</text:p>
          </table:table-cell>
        </table:table-row>
        <table:table-row table:style-name="ro1">
          <table:table-cell office:value-type="float" office:value="0.595" calcext:value-type="float">
            <text:p>0.595</text:p>
          </table:table-cell>
          <table:table-cell office:value-type="float" office:value="0.84403851389817" calcext:value-type="float">
            <text:p>0.84403851389817</text:p>
          </table:table-cell>
          <table:table-cell table:number-columns-repeated="2"/>
          <table:table-cell office:value-type="float" office:value="0.595" calcext:value-type="float">
            <text:p>0.595</text:p>
          </table:table-cell>
          <table:table-cell office:value-type="float" office:value="0.836612955124872" calcext:value-type="float">
            <text:p>0.836612955124872</text:p>
          </table:table-cell>
          <table:table-cell office:value-type="float" office:value="0.834427876072007" calcext:value-type="float">
            <text:p>0.834427876072007</text:p>
          </table:table-cell>
          <table:table-cell/>
          <table:table-cell office:value-type="float" office:value="0.595" calcext:value-type="float">
            <text:p>0.595</text:p>
          </table:table-cell>
          <table:table-cell office:value-type="float" office:value="0.826712210093809" calcext:value-type="float">
            <text:p>0.826712210093809</text:p>
          </table:table-cell>
          <table:table-cell office:value-type="float" office:value="0.827805432611118" calcext:value-type="float">
            <text:p>0.827805432611118</text:p>
          </table:table-cell>
        </table:table-row>
        <table:table-row table:style-name="ro1">
          <table:table-cell office:value-type="float" office:value="0.605" calcext:value-type="float">
            <text:p>0.605</text:p>
          </table:table-cell>
          <table:table-cell office:value-type="float" office:value="0.826712210093818" calcext:value-type="float">
            <text:p>0.826712210093818</text:p>
          </table:table-cell>
          <table:table-cell table:number-columns-repeated="2"/>
          <table:table-cell office:value-type="float" office:value="0.605" calcext:value-type="float">
            <text:p>0.605</text:p>
          </table:table-cell>
          <table:table-cell office:value-type="float" office:value="0.821761837578277" calcext:value-type="float">
            <text:p>0.821761837578277</text:p>
          </table:table-cell>
          <table:table-cell office:value-type="float" office:value="0.81676802684297" calcext:value-type="float">
            <text:p>0.81676802684297</text:p>
          </table:table-cell>
          <table:table-cell/>
          <table:table-cell office:value-type="float" office:value="0.605" calcext:value-type="float">
            <text:p>0.605</text:p>
          </table:table-cell>
          <table:table-cell office:value-type="float" office:value="0.806910720031682" calcext:value-type="float">
            <text:p>0.806910720031682</text:p>
          </table:table-cell>
          <table:table-cell office:value-type="float" office:value="0.807938102228452" calcext:value-type="float">
            <text:p>0.807938102228452</text:p>
          </table:table-cell>
        </table:table-row>
        <table:table-row table:style-name="ro1">
          <table:table-cell office:value-type="float" office:value="0.615" calcext:value-type="float">
            <text:p>0.615</text:p>
          </table:table-cell>
          <table:table-cell office:value-type="float" office:value="0.888591866537956" calcext:value-type="float">
            <text:p>0.888591866537956</text:p>
          </table:table-cell>
          <table:table-cell table:number-columns-repeated="2"/>
          <table:table-cell office:value-type="float" office:value="0.615" calcext:value-type="float">
            <text:p>0.615</text:p>
          </table:table-cell>
          <table:table-cell office:value-type="float" office:value="0.816811465062745" calcext:value-type="float">
            <text:p>0.816811465062745</text:p>
          </table:table-cell>
          <table:table-cell office:value-type="float" office:value="0.807938102228452" calcext:value-type="float">
            <text:p>0.807938102228452</text:p>
          </table:table-cell>
          <table:table-cell/>
          <table:table-cell office:value-type="float" office:value="0.615" calcext:value-type="float">
            <text:p>0.615</text:p>
          </table:table-cell>
          <table:table-cell office:value-type="float" office:value="0.787109229969555" calcext:value-type="float">
            <text:p>0.787109229969555</text:p>
          </table:table-cell>
          <table:table-cell office:value-type="float" office:value="0.788070771845785" calcext:value-type="float">
            <text:p>0.788070771845785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871265562733595" calcext:value-type="float">
            <text:p>0.871265562733595</text:p>
          </table:table-cell>
          <table:table-cell table:number-columns-repeated="2"/>
          <table:table-cell office:value-type="float" office:value="0.625" calcext:value-type="float">
            <text:p>0.625</text:p>
          </table:table-cell>
          <table:table-cell office:value-type="float" office:value="0.797009975000618" calcext:value-type="float">
            <text:p>0.797009975000618</text:p>
          </table:table-cell>
          <table:table-cell office:value-type="float" office:value="0.788070771845785" calcext:value-type="float">
            <text:p>0.788070771845785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767307739907427" calcext:value-type="float">
            <text:p>0.767307739907427</text:p>
          </table:table-cell>
          <table:table-cell office:value-type="float" office:value="0.768203441463118" calcext:value-type="float">
            <text:p>0.768203441463118</text:p>
          </table:table-cell>
        </table:table-row>
        <table:table-row table:style-name="ro1">
          <table:table-cell office:value-type="float" office:value="0.635" calcext:value-type="float">
            <text:p>0.635</text:p>
          </table:table-cell>
          <table:table-cell office:value-type="float" office:value="0.878691121506893" calcext:value-type="float">
            <text:p>0.878691121506893</text:p>
          </table:table-cell>
          <table:table-cell table:number-columns-repeated="2"/>
          <table:table-cell office:value-type="float" office:value="0.635" calcext:value-type="float">
            <text:p>0.635</text:p>
          </table:table-cell>
          <table:table-cell office:value-type="float" office:value="0.777208484938491" calcext:value-type="float">
            <text:p>0.777208484938491</text:p>
          </table:table-cell>
          <table:table-cell office:value-type="float" office:value="0.770410922616747" calcext:value-type="float">
            <text:p>0.770410922616747</text:p>
          </table:table-cell>
          <table:table-cell/>
          <table:table-cell office:value-type="float" office:value="0.635" calcext:value-type="float">
            <text:p>0.635</text:p>
          </table:table-cell>
          <table:table-cell office:value-type="float" office:value="0.7475062498453" calcext:value-type="float">
            <text:p>0.7475062498453</text:p>
          </table:table-cell>
          <table:table-cell office:value-type="float" office:value="0.748336111080451" calcext:value-type="float">
            <text:p>0.748336111080451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0.920769287888913" calcext:value-type="float">
            <text:p>0.920769287888913</text:p>
          </table:table-cell>
          <table:table-cell table:number-columns-repeated="2"/>
          <table:table-cell office:value-type="float" office:value="0.645" calcext:value-type="float">
            <text:p>0.645</text:p>
          </table:table-cell>
          <table:table-cell office:value-type="float" office:value="0.757406994876364" calcext:value-type="float">
            <text:p>0.757406994876364</text:p>
          </table:table-cell>
          <table:table-cell office:value-type="float" office:value="0.748336111080451" calcext:value-type="float">
            <text:p>0.748336111080451</text:p>
          </table:table-cell>
          <table:table-cell/>
          <table:table-cell office:value-type="float" office:value="0.645" calcext:value-type="float">
            <text:p>0.645</text:p>
          </table:table-cell>
          <table:table-cell office:value-type="float" office:value="0.727704759783173" calcext:value-type="float">
            <text:p>0.727704759783173</text:p>
          </table:table-cell>
          <table:table-cell office:value-type="float" office:value="0.728468780697784" calcext:value-type="float">
            <text:p>0.728468780697784</text:p>
          </table:table-cell>
        </table:table-row>
        <table:table-row table:style-name="ro1">
          <table:table-cell office:value-type="float" office:value="0.655" calcext:value-type="float">
            <text:p>0.655</text:p>
          </table:table-cell>
          <table:table-cell office:value-type="float" office:value="0.905918170342317" calcext:value-type="float">
            <text:p>0.905918170342317</text:p>
          </table:table-cell>
          <table:table-cell table:number-columns-repeated="2"/>
          <table:table-cell office:value-type="float" office:value="0.655" calcext:value-type="float">
            <text:p>0.655</text:p>
          </table:table-cell>
          <table:table-cell office:value-type="float" office:value="0.742555877329768" calcext:value-type="float">
            <text:p>0.742555877329768</text:p>
          </table:table-cell>
          <table:table-cell office:value-type="float" office:value="0.728468780697784" calcext:value-type="float">
            <text:p>0.728468780697784</text:p>
          </table:table-cell>
          <table:table-cell/>
          <table:table-cell office:value-type="float" office:value="0.655" calcext:value-type="float">
            <text:p>0.655</text:p>
          </table:table-cell>
          <table:table-cell office:value-type="float" office:value="0.707903269721046" calcext:value-type="float">
            <text:p>0.707903269721046</text:p>
          </table:table-cell>
          <table:table-cell office:value-type="float" office:value="0.708601450315117" calcext:value-type="float">
            <text:p>0.708601450315117</text:p>
          </table:table-cell>
        </table:table-row>
        <table:table-row table:style-name="ro1">
          <table:table-cell office:value-type="float" office:value="0.665" calcext:value-type="float">
            <text:p>0.665</text:p>
          </table:table-cell>
          <table:table-cell office:value-type="float" office:value="0.962847454270933" calcext:value-type="float">
            <text:p>0.962847454270933</text:p>
          </table:table-cell>
          <table:table-cell table:number-columns-repeated="2"/>
          <table:table-cell office:value-type="float" office:value="0.665" calcext:value-type="float">
            <text:p>0.665</text:p>
          </table:table-cell>
          <table:table-cell office:value-type="float" office:value="0.71780401475211" calcext:value-type="float">
            <text:p>0.71780401475211</text:p>
          </table:table-cell>
          <table:table-cell office:value-type="float" office:value="0.708601450315117" calcext:value-type="float">
            <text:p>0.708601450315117</text:p>
          </table:table-cell>
          <table:table-cell/>
          <table:table-cell office:value-type="float" office:value="0.665" calcext:value-type="float">
            <text:p>0.665</text:p>
          </table:table-cell>
          <table:table-cell office:value-type="float" office:value="0.688101779658919" calcext:value-type="float">
            <text:p>0.688101779658919</text:p>
          </table:table-cell>
          <table:table-cell office:value-type="float" office:value="0.68873411993245" calcext:value-type="float">
            <text:p>0.68873411993245</text:p>
          </table:table-cell>
        </table:table-row>
        <table:table-row table:style-name="ro1">
          <table:table-cell office:value-type="float" office:value="0.675" calcext:value-type="float">
            <text:p>0.675</text:p>
          </table:table-cell>
          <table:table-cell office:value-type="float" office:value="0.950471522982104" calcext:value-type="float">
            <text:p>0.950471522982104</text:p>
          </table:table-cell>
          <table:table-cell table:number-columns-repeated="2"/>
          <table:table-cell office:value-type="float" office:value="0.675" calcext:value-type="float">
            <text:p>0.675</text:p>
          </table:table-cell>
          <table:table-cell office:value-type="float" office:value="0.69800252468999" calcext:value-type="float">
            <text:p>0.69800252468999</text:p>
          </table:table-cell>
          <table:table-cell office:value-type="float" office:value="0.688734119932458" calcext:value-type="float">
            <text:p>0.688734119932458</text:p>
          </table:table-cell>
          <table:table-cell/>
          <table:table-cell office:value-type="float" office:value="0.675" calcext:value-type="float">
            <text:p>0.675</text:p>
          </table:table-cell>
          <table:table-cell office:value-type="float" office:value="0.668300289596799" calcext:value-type="float">
            <text:p>0.668300289596799</text:p>
          </table:table-cell>
          <table:table-cell office:value-type="float" office:value="0.668866789549791" calcext:value-type="float">
            <text:p>0.668866789549791</text:p>
          </table:table-cell>
        </table:table-row>
        <table:table-row table:style-name="ro1">
          <table:table-cell office:value-type="float" office:value="0.685" calcext:value-type="float">
            <text:p>0.685</text:p>
          </table:table-cell>
          <table:table-cell office:value-type="float" office:value="0.967797826786476" calcext:value-type="float">
            <text:p>0.967797826786476</text:p>
          </table:table-cell>
          <table:table-cell table:number-columns-repeated="2"/>
          <table:table-cell office:value-type="float" office:value="0.685" calcext:value-type="float">
            <text:p>0.685</text:p>
          </table:table-cell>
          <table:table-cell office:value-type="float" office:value="0.678201034627855" calcext:value-type="float">
            <text:p>0.678201034627855</text:p>
          </table:table-cell>
          <table:table-cell office:value-type="float" office:value="0.668866789549784" calcext:value-type="float">
            <text:p>0.668866789549784</text:p>
          </table:table-cell>
          <table:table-cell/>
          <table:table-cell office:value-type="float" office:value="0.685" calcext:value-type="float">
            <text:p>0.685</text:p>
          </table:table-cell>
          <table:table-cell office:value-type="float" office:value="0.648498799534664" calcext:value-type="float">
            <text:p>0.648498799534664</text:p>
          </table:table-cell>
          <table:table-cell office:value-type="float" office:value="0.648999459167117" calcext:value-type="float">
            <text:p>0.648999459167117</text:p>
          </table:table-cell>
        </table:table-row>
        <table:table-row table:style-name="ro1">
          <table:table-cell office:value-type="float" office:value="0.695" calcext:value-type="float">
            <text:p>0.695</text:p>
          </table:table-cell>
          <table:table-cell office:value-type="float" office:value="0.972748199301997" calcext:value-type="float">
            <text:p>0.972748199301997</text:p>
          </table:table-cell>
          <table:table-cell table:number-columns-repeated="2"/>
          <table:table-cell office:value-type="float" office:value="0.695" calcext:value-type="float">
            <text:p>0.695</text:p>
          </table:table-cell>
          <table:table-cell office:value-type="float" office:value="0.658399544565728" calcext:value-type="float">
            <text:p>0.658399544565728</text:p>
          </table:table-cell>
          <table:table-cell office:value-type="float" office:value="0.648999459167117" calcext:value-type="float">
            <text:p>0.648999459167117</text:p>
          </table:table-cell>
          <table:table-cell/>
          <table:table-cell office:value-type="float" office:value="0.695" calcext:value-type="float">
            <text:p>0.695</text:p>
          </table:table-cell>
          <table:table-cell office:value-type="float" office:value="0.628697309472537" calcext:value-type="float">
            <text:p>0.628697309472537</text:p>
          </table:table-cell>
          <table:table-cell office:value-type="float" office:value="0.62913212878445" calcext:value-type="float">
            <text:p>0.62913212878445</text:p>
          </table:table-cell>
        </table:table-row>
        <table:table-row table:style-name="ro1">
          <table:table-cell office:value-type="float" office:value="0.705" calcext:value-type="float">
            <text:p>0.705</text:p>
          </table:table-cell>
          <table:table-cell office:value-type="float" office:value="1.00492562065295" calcext:value-type="float">
            <text:p>1.00492562065295</text:p>
          </table:table-cell>
          <table:table-cell table:number-columns-repeated="2"/>
          <table:table-cell office:value-type="float" office:value="0.705" calcext:value-type="float">
            <text:p>0.705</text:p>
          </table:table-cell>
          <table:table-cell office:value-type="float" office:value="0.633647681988069" calcext:value-type="float">
            <text:p>0.633647681988069</text:p>
          </table:table-cell>
          <table:table-cell office:value-type="float" office:value="0.62913212878445" calcext:value-type="float">
            <text:p>0.62913212878445</text:p>
          </table:table-cell>
          <table:table-cell/>
          <table:table-cell office:value-type="float" office:value="0.705" calcext:value-type="float">
            <text:p>0.705</text:p>
          </table:table-cell>
          <table:table-cell office:value-type="float" office:value="0.60889581941041" calcext:value-type="float">
            <text:p>0.60889581941041</text:p>
          </table:table-cell>
          <table:table-cell office:value-type="float" office:value="0.609264798401783" calcext:value-type="float">
            <text:p>0.609264798401783</text:p>
          </table:table-cell>
        </table:table-row>
        <table:table-row table:style-name="ro1">
          <table:table-cell office:value-type="float" office:value="0.715" calcext:value-type="float">
            <text:p>0.715</text:p>
          </table:table-cell>
          <table:table-cell office:value-type="float" office:value="1.01730155194178" calcext:value-type="float">
            <text:p>1.01730155194178</text:p>
          </table:table-cell>
          <table:table-cell table:number-columns-repeated="2"/>
          <table:table-cell office:value-type="float" office:value="0.715" calcext:value-type="float">
            <text:p>0.715</text:p>
          </table:table-cell>
          <table:table-cell office:value-type="float" office:value="0.618796564441474" calcext:value-type="float">
            <text:p>0.618796564441474</text:p>
          </table:table-cell>
          <table:table-cell office:value-type="float" office:value="0.609264798401783" calcext:value-type="float">
            <text:p>0.609264798401783</text:p>
          </table:table-cell>
          <table:table-cell/>
          <table:table-cell office:value-type="float" office:value="0.715" calcext:value-type="float">
            <text:p>0.715</text:p>
          </table:table-cell>
          <table:table-cell office:value-type="float" office:value="0.589094329348283" calcext:value-type="float">
            <text:p>0.589094329348283</text:p>
          </table:table-cell>
          <table:table-cell office:value-type="float" office:value="0.589397468019116" calcext:value-type="float">
            <text:p>0.589397468019116</text:p>
          </table:table-cell>
        </table:table-row>
        <table:table-row table:style-name="ro1">
          <table:table-cell office:value-type="float" office:value="0.725" calcext:value-type="float">
            <text:p>0.725</text:p>
          </table:table-cell>
          <table:table-cell office:value-type="float" office:value="1.05195415955051" calcext:value-type="float">
            <text:p>1.05195415955051</text:p>
          </table:table-cell>
          <table:table-cell table:number-columns-repeated="2"/>
          <table:table-cell office:value-type="float" office:value="0.725" calcext:value-type="float">
            <text:p>0.725</text:p>
          </table:table-cell>
          <table:table-cell office:value-type="float" office:value="0.598995074379347" calcext:value-type="float">
            <text:p>0.598995074379347</text:p>
          </table:table-cell>
          <table:table-cell office:value-type="float" office:value="0.589397468019116" calcext:value-type="float">
            <text:p>0.589397468019116</text:p>
          </table:table-cell>
          <table:table-cell/>
          <table:table-cell office:value-type="float" office:value="0.725" calcext:value-type="float">
            <text:p>0.725</text:p>
          </table:table-cell>
          <table:table-cell office:value-type="float" office:value="0.569292839286156" calcext:value-type="float">
            <text:p>0.569292839286156</text:p>
          </table:table-cell>
          <table:table-cell office:value-type="float" office:value="0.569530137636449" calcext:value-type="float">
            <text:p>0.569530137636449</text:p>
          </table:table-cell>
        </table:table-row>
        <table:table-row table:style-name="ro1">
          <table:table-cell office:value-type="float" office:value="0.735" calcext:value-type="float">
            <text:p>0.735</text:p>
          </table:table-cell>
          <table:table-cell office:value-type="float" office:value="1.03215266948838" calcext:value-type="float">
            <text:p>1.03215266948838</text:p>
          </table:table-cell>
          <table:table-cell table:number-columns-repeated="2"/>
          <table:table-cell office:value-type="float" office:value="0.735" calcext:value-type="float">
            <text:p>0.735</text:p>
          </table:table-cell>
          <table:table-cell office:value-type="float" office:value="0.579193584317219" calcext:value-type="float">
            <text:p>0.579193584317219</text:p>
          </table:table-cell>
          <table:table-cell office:value-type="float" office:value="0.56732265648282" calcext:value-type="float">
            <text:p>0.56732265648282</text:p>
          </table:table-cell>
          <table:table-cell/>
          <table:table-cell office:value-type="float" office:value="0.735" calcext:value-type="float">
            <text:p>0.735</text:p>
          </table:table-cell>
          <table:table-cell office:value-type="float" office:value="0.549491349224029" calcext:value-type="float">
            <text:p>0.549491349224029</text:p>
          </table:table-cell>
          <table:table-cell office:value-type="float" office:value="0.549662807253783" calcext:value-type="float">
            <text:p>0.549662807253783</text:p>
          </table:table-cell>
        </table:table-row>
        <table:table-row table:style-name="ro1">
          <table:table-cell office:value-type="float" office:value="0.745" calcext:value-type="float">
            <text:p>0.745</text:p>
          </table:table-cell>
          <table:table-cell office:value-type="float" office:value="1.08413158090146" calcext:value-type="float">
            <text:p>1.08413158090146</text:p>
          </table:table-cell>
          <table:table-cell table:number-columns-repeated="2"/>
          <table:table-cell office:value-type="float" office:value="0.745" calcext:value-type="float">
            <text:p>0.745</text:p>
          </table:table-cell>
          <table:table-cell office:value-type="float" office:value="0.539590604192965" calcext:value-type="float">
            <text:p>0.539590604192965</text:p>
          </table:table-cell>
          <table:table-cell office:value-type="float" office:value="0.536417920332005" calcext:value-type="float">
            <text:p>0.536417920332005</text:p>
          </table:table-cell>
          <table:table-cell/>
          <table:table-cell office:value-type="float" office:value="0.745" calcext:value-type="float">
            <text:p>0.745</text:p>
          </table:table-cell>
          <table:table-cell office:value-type="float" office:value="0.529689859161901" calcext:value-type="float">
            <text:p>0.529689859161901</text:p>
          </table:table-cell>
          <table:table-cell office:value-type="float" office:value="0.529795476871116" calcext:value-type="float">
            <text:p>0.529795476871116</text:p>
          </table:table-cell>
        </table:table-row>
        <table:table-row table:style-name="ro1">
          <table:table-cell office:value-type="float" office:value="0.755" calcext:value-type="float">
            <text:p>0.755</text:p>
          </table:table-cell>
          <table:table-cell office:value-type="float" office:value="1.05195415955051" calcext:value-type="float">
            <text:p>1.05195415955051</text:p>
          </table:table-cell>
          <table:table-cell table:number-columns-repeated="2"/>
          <table:table-cell office:value-type="float" office:value="0.755" calcext:value-type="float">
            <text:p>0.755</text:p>
          </table:table-cell>
          <table:table-cell office:value-type="float" office:value="0.509888369099774" calcext:value-type="float">
            <text:p>0.509888369099774</text:p>
          </table:table-cell>
          <table:table-cell office:value-type="float" office:value="0.509928146488449" calcext:value-type="float">
            <text:p>0.509928146488449</text:p>
          </table:table-cell>
          <table:table-cell/>
          <table:table-cell office:value-type="float" office:value="0.755" calcext:value-type="float">
            <text:p>0.755</text:p>
          </table:table-cell>
          <table:table-cell office:value-type="float" office:value="0.509888369099774" calcext:value-type="float">
            <text:p>0.509888369099774</text:p>
          </table:table-cell>
          <table:table-cell office:value-type="float" office:value="0.509928146488449" calcext:value-type="float">
            <text:p>0.509928146488449</text:p>
          </table:table-cell>
        </table:table-row>
        <table:table-row table:style-name="ro1">
          <table:table-cell office:value-type="float" office:value="0.765" calcext:value-type="float">
            <text:p>0.765</text:p>
          </table:table-cell>
          <table:table-cell office:value-type="float" office:value="1.09650751219029" calcext:value-type="float">
            <text:p>1.09650751219029</text:p>
          </table:table-cell>
          <table:table-cell table:number-columns-repeated="2"/>
          <table:table-cell office:value-type="float" office:value="0.765" calcext:value-type="float">
            <text:p>0.765</text:p>
          </table:table-cell>
          <table:table-cell office:value-type="float" office:value="0.490086879037647" calcext:value-type="float">
            <text:p>0.490086879037647</text:p>
          </table:table-cell>
          <table:table-cell office:value-type="float" office:value="0.490060816105782" calcext:value-type="float">
            <text:p>0.490060816105782</text:p>
          </table:table-cell>
          <table:table-cell/>
          <table:table-cell office:value-type="float" office:value="0.765" calcext:value-type="float">
            <text:p>0.765</text:p>
          </table:table-cell>
          <table:table-cell office:value-type="float" office:value="0.490086879037647" calcext:value-type="float">
            <text:p>0.490086879037647</text:p>
          </table:table-cell>
          <table:table-cell office:value-type="float" office:value="0.490060816105782" calcext:value-type="float">
            <text:p>0.490060816105782</text:p>
          </table:table-cell>
        </table:table-row>
        <table:table-row table:style-name="ro1">
          <table:table-cell office:value-type="float" office:value="0.775" calcext:value-type="float">
            <text:p>0.775</text:p>
          </table:table-cell>
          <table:table-cell office:value-type="float" office:value="1.12373456102572" calcext:value-type="float">
            <text:p>1.12373456102572</text:p>
          </table:table-cell>
          <table:table-cell table:number-columns-repeated="2"/>
          <table:table-cell office:value-type="float" office:value="0.775" calcext:value-type="float">
            <text:p>0.775</text:p>
          </table:table-cell>
          <table:table-cell office:value-type="float" office:value="0.47028538897552" calcext:value-type="float">
            <text:p>0.47028538897552</text:p>
          </table:table-cell>
          <table:table-cell office:value-type="float" office:value="0.470193485723115" calcext:value-type="float">
            <text:p>0.470193485723115</text:p>
          </table:table-cell>
          <table:table-cell/>
          <table:table-cell office:value-type="float" office:value="0.775" calcext:value-type="float">
            <text:p>0.775</text:p>
          </table:table-cell>
          <table:table-cell office:value-type="float" office:value="0.47028538897552" calcext:value-type="float">
            <text:p>0.47028538897552</text:p>
          </table:table-cell>
          <table:table-cell office:value-type="float" office:value="0.551870288407412" calcext:value-type="float">
            <text:p>0.551870288407412</text:p>
          </table:table-cell>
        </table:table-row>
        <table:table-row table:style-name="ro1">
          <table:table-cell office:value-type="float" office:value="0.785" calcext:value-type="float">
            <text:p>0.785</text:p>
          </table:table-cell>
          <table:table-cell office:value-type="float" office:value="1.13611049231455" calcext:value-type="float">
            <text:p>1.13611049231455</text:p>
          </table:table-cell>
          <table:table-cell table:number-columns-repeated="2"/>
          <table:table-cell office:value-type="float" office:value="0.785" calcext:value-type="float">
            <text:p>0.785</text:p>
          </table:table-cell>
          <table:table-cell office:value-type="float" office:value="0.450483898913393" calcext:value-type="float">
            <text:p>0.450483898913393</text:p>
          </table:table-cell>
          <table:table-cell office:value-type="float" office:value="0.450326155340448" calcext:value-type="float">
            <text:p>0.450326155340448</text:p>
          </table:table-cell>
          <table:table-cell/>
          <table:table-cell office:value-type="float" office:value="0.785" calcext:value-type="float">
            <text:p>0.785</text:p>
          </table:table-cell>
          <table:table-cell office:value-type="float" office:value="0.450483898913393" calcext:value-type="float">
            <text:p>0.450483898913393</text:p>
          </table:table-cell>
          <table:table-cell office:value-type="float" office:value="0.514343108795708" calcext:value-type="float">
            <text:p>0.514343108795708</text:p>
          </table:table-cell>
        </table:table-row>
        <table:table-row table:style-name="ro1">
          <table:table-cell office:value-type="float" office:value="0.795" calcext:value-type="float">
            <text:p>0.795</text:p>
          </table:table-cell>
          <table:table-cell office:value-type="float" office:value="1.12373456102573" calcext:value-type="float">
            <text:p>1.12373456102573</text:p>
          </table:table-cell>
          <table:table-cell table:number-columns-repeated="2"/>
          <table:table-cell office:value-type="float" office:value="0.795" calcext:value-type="float">
            <text:p>0.795</text:p>
          </table:table-cell>
          <table:table-cell office:value-type="float" office:value="0.430682408851266" calcext:value-type="float">
            <text:p>0.430682408851266</text:p>
          </table:table-cell>
          <table:table-cell office:value-type="float" office:value="0.430458824957782" calcext:value-type="float">
            <text:p>0.430458824957782</text:p>
          </table:table-cell>
          <table:table-cell/>
          <table:table-cell office:value-type="float" office:value="0.795" calcext:value-type="float">
            <text:p>0.795</text:p>
          </table:table-cell>
          <table:table-cell office:value-type="float" office:value="0.430682408851266" calcext:value-type="float">
            <text:p>0.430682408851266</text:p>
          </table:table-cell>
          <table:table-cell office:value-type="float" office:value="0.423836381496893" calcext:value-type="float">
            <text:p>0.423836381496893</text:p>
          </table:table-cell>
        </table:table-row>
        <table:table-row table:style-name="ro1">
          <table:table-cell office:value-type="float" office:value="0.805" calcext:value-type="float">
            <text:p>0.805</text:p>
          </table:table-cell>
          <table:table-cell office:value-type="float" office:value="1.1757134724388" calcext:value-type="float">
            <text:p>1.1757134724388</text:p>
          </table:table-cell>
          <table:table-cell table:number-columns-repeated="2"/>
          <table:table-cell office:value-type="float" office:value="0.805" calcext:value-type="float">
            <text:p>0.805</text:p>
          </table:table-cell>
          <table:table-cell office:value-type="float" office:value="0.410880918789143" calcext:value-type="float">
            <text:p>0.410880918789143</text:p>
          </table:table-cell>
          <table:table-cell office:value-type="float" office:value="0.410591494575119" calcext:value-type="float">
            <text:p>0.410591494575119</text:p>
          </table:table-cell>
          <table:table-cell/>
          <table:table-cell office:value-type="float" office:value="0.805" calcext:value-type="float">
            <text:p>0.805</text:p>
          </table:table-cell>
          <table:table-cell office:value-type="float" office:value="0.410880918789143" calcext:value-type="float">
            <text:p>0.410880918789143</text:p>
          </table:table-cell>
          <table:table-cell office:value-type="float" office:value="0.40396905111423" calcext:value-type="float">
            <text:p>0.40396905111423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1.15838716863444" calcext:value-type="float">
            <text:p>1.15838716863444</text:p>
          </table:table-cell>
          <table:table-cell table:number-columns-repeated="2"/>
          <table:table-cell office:value-type="float" office:value="0.815" calcext:value-type="float">
            <text:p>0.815</text:p>
          </table:table-cell>
          <table:table-cell office:value-type="float" office:value="0.391079428727011" calcext:value-type="float">
            <text:p>0.391079428727011</text:p>
          </table:table-cell>
          <table:table-cell office:value-type="float" office:value="0.390724164192448" calcext:value-type="float">
            <text:p>0.390724164192448</text:p>
          </table:table-cell>
          <table:table-cell/>
          <table:table-cell office:value-type="float" office:value="0.815" calcext:value-type="float">
            <text:p>0.815</text:p>
          </table:table-cell>
          <table:table-cell office:value-type="float" office:value="0.391079428727011" calcext:value-type="float">
            <text:p>0.391079428727011</text:p>
          </table:table-cell>
          <table:table-cell office:value-type="float" office:value="0.384101720731559" calcext:value-type="float">
            <text:p>0.384101720731559</text:p>
          </table:table-cell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float" office:value="1.1831390312121" calcext:value-type="float">
            <text:p>1.1831390312121</text:p>
          </table:table-cell>
          <table:table-cell table:number-columns-repeated="2"/>
          <table:table-cell office:value-type="float" office:value="0.825" calcext:value-type="float">
            <text:p>0.825</text:p>
          </table:table-cell>
          <table:table-cell office:value-type="float" office:value="0.371277938664884" calcext:value-type="float">
            <text:p>0.371277938664884</text:p>
          </table:table-cell>
          <table:table-cell office:value-type="float" office:value="0.370856833809781" calcext:value-type="float">
            <text:p>0.370856833809781</text:p>
          </table:table-cell>
          <table:table-cell/>
          <table:table-cell office:value-type="float" office:value="0.825" calcext:value-type="float">
            <text:p>0.825</text:p>
          </table:table-cell>
          <table:table-cell office:value-type="float" office:value="0.371277938664884" calcext:value-type="float">
            <text:p>0.371277938664884</text:p>
          </table:table-cell>
          <table:table-cell office:value-type="float" office:value="0.364234390348892" calcext:value-type="float">
            <text:p>0.364234390348892</text:p>
          </table:table-cell>
        </table:table-row>
        <table:table-row table:style-name="ro1">
          <table:table-cell office:value-type="float" office:value="0.835" calcext:value-type="float">
            <text:p>0.835</text:p>
          </table:table-cell>
          <table:table-cell office:value-type="float" office:value="1.21036608004752" calcext:value-type="float">
            <text:p>1.21036608004752</text:p>
          </table:table-cell>
          <table:table-cell table:number-columns-repeated="2"/>
          <table:table-cell office:value-type="float" office:value="0.835" calcext:value-type="float">
            <text:p>0.835</text:p>
          </table:table-cell>
          <table:table-cell office:value-type="float" office:value="0.351476448602757" calcext:value-type="float">
            <text:p>0.351476448602757</text:p>
          </table:table-cell>
          <table:table-cell office:value-type="float" office:value="0.350989503427114" calcext:value-type="float">
            <text:p>0.350989503427114</text:p>
          </table:table-cell>
          <table:table-cell/>
          <table:table-cell office:value-type="float" office:value="0.835" calcext:value-type="float">
            <text:p>0.835</text:p>
          </table:table-cell>
          <table:table-cell office:value-type="float" office:value="0.351476448602757" calcext:value-type="float">
            <text:p>0.351476448602757</text:p>
          </table:table-cell>
          <table:table-cell office:value-type="float" office:value="0.344367059966225" calcext:value-type="float">
            <text:p>0.344367059966225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1.23759312888295" calcext:value-type="float">
            <text:p>1.23759312888295</text:p>
          </table:table-cell>
          <table:table-cell table:number-columns-repeated="2"/>
          <table:table-cell office:value-type="float" office:value="0.845" calcext:value-type="float">
            <text:p>0.845</text:p>
          </table:table-cell>
          <table:table-cell office:value-type="float" office:value="0.33167495854063" calcext:value-type="float">
            <text:p>0.33167495854063</text:p>
          </table:table-cell>
          <table:table-cell office:value-type="float" office:value="0.331122173044447" calcext:value-type="float">
            <text:p>0.331122173044447</text:p>
          </table:table-cell>
          <table:table-cell/>
          <table:table-cell office:value-type="float" office:value="0.845" calcext:value-type="float">
            <text:p>0.845</text:p>
          </table:table-cell>
          <table:table-cell office:value-type="float" office:value="0.33167495854063" calcext:value-type="float">
            <text:p>0.33167495854063</text:p>
          </table:table-cell>
          <table:table-cell office:value-type="float" office:value="0.324499729583558" calcext:value-type="float">
            <text:p>0.324499729583558</text:p>
          </table:table-cell>
        </table:table-row>
        <table:table-row table:style-name="ro1">
          <table:table-cell office:value-type="float" office:value="0.855" calcext:value-type="float">
            <text:p>0.855</text:p>
          </table:table-cell>
          <table:table-cell office:value-type="float" office:value="1.22026682507859" calcext:value-type="float">
            <text:p>1.22026682507859</text:p>
          </table:table-cell>
          <table:table-cell table:number-columns-repeated="2"/>
          <table:table-cell office:value-type="float" office:value="0.855" calcext:value-type="float">
            <text:p>0.855</text:p>
          </table:table-cell>
          <table:table-cell office:value-type="float" office:value="0.311873468478503" calcext:value-type="float">
            <text:p>0.311873468478503</text:p>
          </table:table-cell>
          <table:table-cell office:value-type="float" office:value="0.31125484266178" calcext:value-type="float">
            <text:p>0.31125484266178</text:p>
          </table:table-cell>
          <table:table-cell/>
          <table:table-cell office:value-type="float" office:value="0.855" calcext:value-type="float">
            <text:p>0.855</text:p>
          </table:table-cell>
          <table:table-cell office:value-type="float" office:value="0.311873468478503" calcext:value-type="float">
            <text:p>0.311873468478503</text:p>
          </table:table-cell>
          <table:table-cell office:value-type="float" office:value="0.304632399200892" calcext:value-type="float">
            <text:p>0.304632399200892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1.25739461894507" calcext:value-type="float">
            <text:p>1.25739461894507</text:p>
          </table:table-cell>
          <table:table-cell table:number-columns-repeated="2"/>
          <table:table-cell office:value-type="float" office:value="0.865" calcext:value-type="float">
            <text:p>0.865</text:p>
          </table:table-cell>
          <table:table-cell office:value-type="float" office:value="0.292071978416376" calcext:value-type="float">
            <text:p>0.292071978416376</text:p>
          </table:table-cell>
          <table:table-cell office:value-type="float" office:value="0.291387512279114" calcext:value-type="float">
            <text:p>0.291387512279114</text:p>
          </table:table-cell>
          <table:table-cell/>
          <table:table-cell office:value-type="float" office:value="0.865" calcext:value-type="float">
            <text:p>0.865</text:p>
          </table:table-cell>
          <table:table-cell office:value-type="float" office:value="0.292071978416376" calcext:value-type="float">
            <text:p>0.292071978416376</text:p>
          </table:table-cell>
          <table:table-cell office:value-type="float" office:value="0.284765068818225" calcext:value-type="float">
            <text:p>0.284765068818225</text:p>
          </table:table-cell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1" office:value-type="float" office:value="1.25491943268731" calcext:value-type="float">
            <text:p>1.25E+00</text:p>
          </table:table-cell>
          <table:table-cell table:number-columns-repeated="2"/>
          <table:table-cell office:value-type="float" office:value="0.875" calcext:value-type="float">
            <text:p>0.875</text:p>
          </table:table-cell>
          <table:table-cell office:value-type="float" office:value="0.272270488354248" calcext:value-type="float">
            <text:p>0.272270488354248</text:p>
          </table:table-cell>
          <table:table-cell office:value-type="float" office:value="0.271520181896447" calcext:value-type="float">
            <text:p>0.271520181896447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272270488354248" calcext:value-type="float">
            <text:p>0.272270488354248</text:p>
          </table:table-cell>
          <table:table-cell office:value-type="float" office:value="0.264897738435558" calcext:value-type="float">
            <text:p>0.264897738435558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1.2697705502339" calcext:value-type="float">
            <text:p>1.2697705502339</text:p>
          </table:table-cell>
          <table:table-cell table:number-columns-repeated="2"/>
          <table:table-cell office:value-type="float" office:value="0.885" calcext:value-type="float">
            <text:p>0.885</text:p>
          </table:table-cell>
          <table:table-cell office:value-type="float" office:value="0.252468998292121" calcext:value-type="float">
            <text:p>0.252468998292121</text:p>
          </table:table-cell>
          <table:table-cell office:value-type="float" office:value="0.25165285151378" calcext:value-type="float">
            <text:p>0.25165285151378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float" office:value="0.252468998292121" calcext:value-type="float">
            <text:p>0.252468998292121</text:p>
          </table:table-cell>
          <table:table-cell office:value-type="float" office:value="0.245030408052891" calcext:value-type="float">
            <text:p>0.245030408052891</text:p>
          </table:table-cell>
        </table:table-row>
        <table:table-row table:style-name="ro1">
          <table:table-cell office:value-type="float" office:value="0.895" calcext:value-type="float">
            <text:p>0.895</text:p>
          </table:table-cell>
          <table:table-cell office:value-type="float" office:value="1.321749461647" calcext:value-type="float">
            <text:p>1.321749461647</text:p>
          </table:table-cell>
          <table:table-cell table:number-columns-repeated="2"/>
          <table:table-cell office:value-type="float" office:value="0.895" calcext:value-type="float">
            <text:p>0.895</text:p>
          </table:table-cell>
          <table:table-cell office:value-type="float" office:value="0.232667508229994" calcext:value-type="float">
            <text:p>0.232667508229994</text:p>
          </table:table-cell>
          <table:table-cell office:value-type="float" office:value="0.231785521131113" calcext:value-type="float">
            <text:p>0.231785521131113</text:p>
          </table:table-cell>
          <table:table-cell/>
          <table:table-cell office:value-type="float" office:value="0.895" calcext:value-type="float">
            <text:p>0.895</text:p>
          </table:table-cell>
          <table:table-cell office:value-type="float" office:value="0.232667508229994" calcext:value-type="float">
            <text:p>0.232667508229994</text:p>
          </table:table-cell>
          <table:table-cell office:value-type="float" office:value="0.225163077670224" calcext:value-type="float">
            <text:p>0.225163077670224</text:p>
          </table:table-cell>
        </table:table-row>
        <table:table-row table:style-name="ro1">
          <table:table-cell office:value-type="float" office:value="0.905" calcext:value-type="float">
            <text:p>0.905</text:p>
          </table:table-cell>
          <table:table-cell office:value-type="float" office:value="1.29699759906933" calcext:value-type="float">
            <text:p>1.29699759906933</text:p>
          </table:table-cell>
          <table:table-cell table:number-columns-repeated="2"/>
          <table:table-cell office:value-type="float" office:value="0.905" calcext:value-type="float">
            <text:p>0.905</text:p>
          </table:table-cell>
          <table:table-cell office:value-type="float" office:value="0.212866018167867" calcext:value-type="float">
            <text:p>0.212866018167867</text:p>
          </table:table-cell>
          <table:table-cell office:value-type="float" office:value="0.211918190748446" calcext:value-type="float">
            <text:p>0.211918190748446</text:p>
          </table:table-cell>
          <table:table-cell/>
          <table:table-cell office:value-type="float" office:value="0.905" calcext:value-type="float">
            <text:p>0.905</text:p>
          </table:table-cell>
          <table:table-cell office:value-type="float" office:value="0.212866018167867" calcext:value-type="float">
            <text:p>0.212866018167867</text:p>
          </table:table-cell>
          <table:table-cell office:value-type="float" office:value="0.205295747287557" calcext:value-type="float">
            <text:p>0.205295747287557</text:p>
          </table:table-cell>
        </table:table-row>
        <table:table-row table:style-name="ro1">
          <table:table-cell office:value-type="float" office:value="0.915" calcext:value-type="float">
            <text:p>0.915</text:p>
          </table:table-cell>
          <table:table-cell office:value-type="float" office:value="1.35145169674018" calcext:value-type="float">
            <text:p>1.35145169674018</text:p>
          </table:table-cell>
          <table:table-cell table:number-columns-repeated="2"/>
          <table:table-cell office:value-type="float" office:value="0.915" calcext:value-type="float">
            <text:p>0.915</text:p>
          </table:table-cell>
          <table:table-cell office:value-type="float" office:value="0.19306452810574" calcext:value-type="float">
            <text:p>0.19306452810574</text:p>
          </table:table-cell>
          <table:table-cell office:value-type="float" office:value="0.192050860365779" calcext:value-type="float">
            <text:p>0.192050860365779</text:p>
          </table:table-cell>
          <table:table-cell/>
          <table:table-cell office:value-type="float" office:value="0.915" calcext:value-type="float">
            <text:p>0.915</text:p>
          </table:table-cell>
          <table:table-cell office:value-type="float" office:value="0.19306452810574" calcext:value-type="float">
            <text:p>0.19306452810574</text:p>
          </table:table-cell>
          <table:table-cell office:value-type="float" office:value="0.185428416904891" calcext:value-type="float">
            <text:p>0.185428416904891</text:p>
          </table:table-cell>
        </table:table-row>
        <table:table-row table:style-name="ro1">
          <table:table-cell office:value-type="float" office:value="0.925" calcext:value-type="float">
            <text:p>0.925</text:p>
          </table:table-cell>
          <table:table-cell office:value-type="float" office:value="1.31927427538922" calcext:value-type="float">
            <text:p>1.31927427538922</text:p>
          </table:table-cell>
          <table:table-cell table:number-columns-repeated="2"/>
          <table:table-cell office:value-type="float" office:value="0.925" calcext:value-type="float">
            <text:p>0.925</text:p>
          </table:table-cell>
          <table:table-cell office:value-type="float" office:value="0.173263038043613" calcext:value-type="float">
            <text:p>0.173263038043613</text:p>
          </table:table-cell>
          <table:table-cell office:value-type="float" office:value="0.172183529983113" calcext:value-type="float">
            <text:p>0.172183529983113</text:p>
          </table:table-cell>
          <table:table-cell/>
          <table:table-cell office:value-type="float" office:value="0.925" calcext:value-type="float">
            <text:p>0.925</text:p>
          </table:table-cell>
          <table:table-cell office:value-type="float" office:value="0.173263038043613" calcext:value-type="float">
            <text:p>0.173263038043613</text:p>
          </table:table-cell>
          <table:table-cell office:value-type="float" office:value="0.165561086522224" calcext:value-type="float">
            <text:p>0.165561086522224</text:p>
          </table:table-cell>
        </table:table-row>
        <table:table-row table:style-name="ro1">
          <table:table-cell office:value-type="float" office:value="0.935" calcext:value-type="float">
            <text:p>0.935</text:p>
          </table:table-cell>
          <table:table-cell office:value-type="float" office:value="1.37372837306007" calcext:value-type="float">
            <text:p>1.37372837306007</text:p>
          </table:table-cell>
          <table:table-cell table:number-columns-repeated="2"/>
          <table:table-cell office:value-type="float" office:value="0.935" calcext:value-type="float">
            <text:p>0.935</text:p>
          </table:table-cell>
          <table:table-cell office:value-type="float" office:value="0.153461547981487" calcext:value-type="float">
            <text:p>0.153461547981487</text:p>
          </table:table-cell>
          <table:table-cell office:value-type="float" office:value="0.152316199600447" calcext:value-type="float">
            <text:p>0.152316199600447</text:p>
          </table:table-cell>
          <table:table-cell/>
          <table:table-cell office:value-type="float" office:value="0.935" calcext:value-type="float">
            <text:p>0.935</text:p>
          </table:table-cell>
          <table:table-cell office:value-type="float" office:value="0.153461547981487" calcext:value-type="float">
            <text:p>0.153461547981487</text:p>
          </table:table-cell>
          <table:table-cell office:value-type="float" office:value="0.145693756139558" calcext:value-type="float">
            <text:p>0.145693756139558</text:p>
          </table:table-cell>
        </table:table-row>
        <table:table-row table:style-name="ro1">
          <table:table-cell office:value-type="float" office:value="0.945" calcext:value-type="float">
            <text:p>0.945</text:p>
          </table:table-cell>
          <table:table-cell office:value-type="float" office:value="1.36630281428677" calcext:value-type="float">
            <text:p>1.36630281428677</text:p>
          </table:table-cell>
          <table:table-cell table:number-columns-repeated="2"/>
          <table:table-cell office:value-type="float" office:value="0.945" calcext:value-type="float">
            <text:p>0.945</text:p>
          </table:table-cell>
          <table:table-cell office:value-type="float" office:value="0.133660057919358" calcext:value-type="float">
            <text:p>0.133660057919358</text:p>
          </table:table-cell>
          <table:table-cell office:value-type="float" office:value="0.132448869217779" calcext:value-type="float">
            <text:p>0.132448869217779</text:p>
          </table:table-cell>
          <table:table-cell/>
          <table:table-cell office:value-type="float" office:value="0.945" calcext:value-type="float">
            <text:p>0.945</text:p>
          </table:table-cell>
          <table:table-cell office:value-type="float" office:value="0.133660057919358" calcext:value-type="float">
            <text:p>0.133660057919358</text:p>
          </table:table-cell>
          <table:table-cell office:value-type="float" office:value="0.12582642575689" calcext:value-type="float">
            <text:p>0.12582642575689</text:p>
          </table:table-cell>
        </table:table-row>
        <table:table-row table:style-name="ro1">
          <table:table-cell office:value-type="float" office:value="0.955" calcext:value-type="float">
            <text:p>0.955</text:p>
          </table:table-cell>
          <table:table-cell office:value-type="float" office:value="1.39848023563773" calcext:value-type="float">
            <text:p>1.39848023563773</text:p>
          </table:table-cell>
          <table:table-cell table:number-columns-repeated="2"/>
          <table:table-cell office:value-type="float" office:value="0.955" calcext:value-type="float">
            <text:p>0.955</text:p>
          </table:table-cell>
          <table:table-cell office:value-type="float" office:value="0.113858567857231" calcext:value-type="float">
            <text:p>0.113858567857231</text:p>
          </table:table-cell>
          <table:table-cell office:value-type="float" office:value="0.112581538835112" calcext:value-type="float">
            <text:p>0.112581538835112</text:p>
          </table:table-cell>
          <table:table-cell/>
          <table:table-cell office:value-type="float" office:value="0.955" calcext:value-type="float">
            <text:p>0.955</text:p>
          </table:table-cell>
          <table:table-cell office:value-type="float" office:value="0.113858567857231" calcext:value-type="float">
            <text:p>0.113858567857231</text:p>
          </table:table-cell>
          <table:table-cell office:value-type="float" office:value="0.105959095374223" calcext:value-type="float">
            <text:p>0.105959095374223</text:p>
          </table:table-cell>
        </table:table-row>
        <table:table-row table:style-name="ro1">
          <table:table-cell office:value-type="float" office:value="0.965" calcext:value-type="float">
            <text:p>0.965</text:p>
          </table:table-cell>
          <table:table-cell office:value-type="float" office:value="1.41085616692656" calcext:value-type="float">
            <text:p>1.41085616692656</text:p>
          </table:table-cell>
          <table:table-cell table:number-columns-repeated="2"/>
          <table:table-cell office:value-type="float" office:value="0.965" calcext:value-type="float">
            <text:p>0.965</text:p>
          </table:table-cell>
          <table:table-cell office:value-type="float" office:value="0.094057077795104" calcext:value-type="float">
            <text:p>0.094057077795104</text:p>
          </table:table-cell>
          <table:table-cell office:value-type="float" office:value="0.0927142084524453" calcext:value-type="float">
            <text:p>0.092714208452445</text:p>
          </table:table-cell>
          <table:table-cell/>
          <table:table-cell office:value-type="float" office:value="0.965" calcext:value-type="float">
            <text:p>0.965</text:p>
          </table:table-cell>
          <table:table-cell office:value-type="float" office:value="0.094057077795104" calcext:value-type="float">
            <text:p>0.094057077795104</text:p>
          </table:table-cell>
          <table:table-cell office:value-type="float" office:value="0.0860917649915563" calcext:value-type="float">
            <text:p>0.086091764991556</text:p>
          </table:table-cell>
        </table:table-row>
        <table:table-row table:style-name="ro1">
          <table:table-cell office:value-type="float" office:value="0.975" calcext:value-type="float">
            <text:p>0.975</text:p>
          </table:table-cell>
          <table:table-cell office:value-type="float" office:value="1.41333135318433" calcext:value-type="float">
            <text:p>1.41333135318433</text:p>
          </table:table-cell>
          <table:table-cell table:number-columns-repeated="2"/>
          <table:table-cell office:value-type="float" office:value="0.975" calcext:value-type="float">
            <text:p>0.975</text:p>
          </table:table-cell>
          <table:table-cell office:value-type="float" office:value="0.0742555877329768" calcext:value-type="float">
            <text:p>0.074255587732977</text:p>
          </table:table-cell>
          <table:table-cell office:value-type="float" office:value="0.0728468780697784" calcext:value-type="float">
            <text:p>0.072846878069778</text:p>
          </table:table-cell>
          <table:table-cell/>
          <table:table-cell office:value-type="float" office:value="0.975" calcext:value-type="float">
            <text:p>0.975</text:p>
          </table:table-cell>
          <table:table-cell office:value-type="float" office:value="0.0742555877329768" calcext:value-type="float">
            <text:p>0.074255587732977</text:p>
          </table:table-cell>
          <table:table-cell office:value-type="float" office:value="0.0662244346088895" calcext:value-type="float">
            <text:p>0.06622443460889</text:p>
          </table:table-cell>
        </table:table-row>
        <table:table-row table:style-name="ro1">
          <table:table-cell office:value-type="float" office:value="0.985" calcext:value-type="float">
            <text:p>0.985</text:p>
          </table:table-cell>
          <table:table-cell office:value-type="float" office:value="1.43560802950422" calcext:value-type="float">
            <text:p>1.43560802950422</text:p>
          </table:table-cell>
          <table:table-cell table:number-columns-repeated="2"/>
          <table:table-cell office:value-type="float" office:value="0.985" calcext:value-type="float">
            <text:p>0.985</text:p>
          </table:table-cell>
          <table:table-cell office:value-type="float" office:value="0.0544540976708497" calcext:value-type="float">
            <text:p>0.05445409767085</text:p>
          </table:table-cell>
          <table:table-cell office:value-type="float" office:value="0.0529795476871116" calcext:value-type="float">
            <text:p>0.052979547687112</text:p>
          </table:table-cell>
          <table:table-cell/>
          <table:table-cell office:value-type="float" office:value="0.985" calcext:value-type="float">
            <text:p>0.985</text:p>
          </table:table-cell>
          <table:table-cell office:value-type="float" office:value="0.0544540976708497" calcext:value-type="float">
            <text:p>0.05445409767085</text:p>
          </table:table-cell>
          <table:table-cell office:value-type="float" office:value="0.0463571042262226" calcext:value-type="float">
            <text:p>0.046357104226223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1.45788470582411" calcext:value-type="float">
            <text:p>1.45788470582411</text:p>
          </table:table-cell>
          <table:table-cell table:number-columns-repeated="2"/>
          <table:table-cell office:value-type="float" office:value="0.995" calcext:value-type="float">
            <text:p>0.995</text:p>
          </table:table-cell>
          <table:table-cell office:value-type="float" office:value="0.0346526076087225" calcext:value-type="float">
            <text:p>0.034652607608723</text:p>
          </table:table-cell>
          <table:table-cell office:value-type="float" office:value="0.0331122173044447" calcext:value-type="float">
            <text:p>0.033112217304445</text:p>
          </table:table-cell>
          <table:table-cell/>
          <table:table-cell office:value-type="float" office:value="0.995" calcext:value-type="float">
            <text:p>0.995</text:p>
          </table:table-cell>
          <table:table-cell office:value-type="float" office:value="0.0346526076087225" calcext:value-type="float">
            <text:p>0.034652607608723</text:p>
          </table:table-cell>
          <table:table-cell office:value-type="float" office:value="0.0264897738435558" calcext:value-type="float">
            <text:p>0.026489773843556</text:p>
          </table:table-cell>
        </table:table-row>
        <table:table-row table:style-name="ro1">
          <table:table-cell office:value-type="float" office:value="1.005" calcext:value-type="float">
            <text:p>1.005</text:p>
          </table:table-cell>
          <table:table-cell office:value-type="float" office:value="1.46531026459743" calcext:value-type="float">
            <text:p>1.46531026459743</text:p>
          </table:table-cell>
          <table:table-cell table:number-columns-repeated="2"/>
          <table:table-cell office:value-type="float" office:value="1.005" calcext:value-type="float">
            <text:p>1.005</text:p>
          </table:table-cell>
          <table:table-cell office:value-type="float" office:value="0.0148511175465954" calcext:value-type="float">
            <text:p>0.014851117546595</text:p>
          </table:table-cell>
          <table:table-cell office:value-type="float" office:value="0.0132448869217779" calcext:value-type="float">
            <text:p>0.013244886921778</text:p>
          </table:table-cell>
          <table:table-cell/>
          <table:table-cell office:value-type="float" office:value="1.005" calcext:value-type="float">
            <text:p>1.005</text:p>
          </table:table-cell>
          <table:table-cell office:value-type="float" office:value="0.0148511175465954" calcext:value-type="float">
            <text:p>0.014851117546595</text:p>
          </table:table-cell>
          <table:table-cell office:value-type="float" office:value="0.00662244346088895" calcext:value-type="float">
            <text:p>0.006622443460889</text:p>
          </table:table-cell>
        </table:table-row>
        <table:table-row table:style-name="ro1">
          <table:table-cell office:value-type="float" office:value="1.015" calcext:value-type="float">
            <text:p>1.015</text:p>
          </table:table-cell>
          <table:table-cell office:value-type="float" office:value="1.43560802950422" calcext:value-type="float">
            <text:p>1.43560802950422</text:p>
          </table:table-cell>
          <table:table-cell table:number-columns-repeated="9"/>
        </table:table-row>
        <table:table-row table:style-name="ro1">
          <table:table-cell office:value-type="float" office:value="1.025" calcext:value-type="float">
            <text:p>1.025</text:p>
          </table:table-cell>
          <table:table-cell office:value-type="float" office:value="1.38362911809114" calcext:value-type="float">
            <text:p>1.38362911809114</text:p>
          </table:table-cell>
          <table:table-cell table:number-columns-repeated="9"/>
        </table:table-row>
        <table:table-row table:style-name="ro1">
          <table:table-cell office:value-type="float" office:value="1.035" calcext:value-type="float">
            <text:p>1.035</text:p>
          </table:table-cell>
          <table:table-cell office:value-type="float" office:value="1.34155095170912" calcext:value-type="float">
            <text:p>1.34155095170912</text:p>
          </table:table-cell>
          <table:table-cell table:number-columns-repeated="9"/>
        </table:table-row>
        <table:table-row table:style-name="ro1">
          <table:table-cell office:value-type="float" office:value="1.045" calcext:value-type="float">
            <text:p>1.045</text:p>
          </table:table-cell>
          <table:table-cell office:value-type="float" office:value="1.33660057919358" calcext:value-type="float">
            <text:p>1.33660057919358</text:p>
          </table:table-cell>
          <table:table-cell table:number-columns-repeated="9"/>
        </table:table-row>
        <table:table-row table:style-name="ro1">
          <table:table-cell office:value-type="float" office:value="1.055" calcext:value-type="float">
            <text:p>1.055</text:p>
          </table:table-cell>
          <table:table-cell office:value-type="float" office:value="1.31184871661592" calcext:value-type="float">
            <text:p>1.31184871661592</text:p>
          </table:table-cell>
          <table:table-cell table:number-columns-repeated="9"/>
        </table:table-row>
        <table:table-row table:style-name="ro1">
          <table:table-cell office:value-type="float" office:value="1.065" calcext:value-type="float">
            <text:p>1.065</text:p>
          </table:table-cell>
          <table:table-cell office:value-type="float" office:value="1.29699759906933" calcext:value-type="float">
            <text:p>1.29699759906933</text:p>
          </table:table-cell>
          <table:table-cell table:number-columns-repeated="9"/>
        </table:table-row>
        <table:table-row table:style-name="ro1">
          <table:table-cell office:value-type="float" office:value="1.075" calcext:value-type="float">
            <text:p>1.075</text:p>
          </table:table-cell>
          <table:table-cell office:value-type="float" office:value="1.25986980520284" calcext:value-type="float">
            <text:p>1.25986980520284</text:p>
          </table:table-cell>
          <table:table-cell table:number-columns-repeated="9"/>
        </table:table-row>
        <table:table-row table:style-name="ro1">
          <table:table-cell office:value-type="float" office:value="1.085" calcext:value-type="float">
            <text:p>1.085</text:p>
          </table:table-cell>
          <table:table-cell office:value-type="float" office:value="1.29452241281156" calcext:value-type="float">
            <text:p>1.29452241281156</text:p>
          </table:table-cell>
          <table:table-cell table:number-columns-repeated="9"/>
        </table:table-row>
        <table:table-row table:style-name="ro1">
          <table:table-cell office:value-type="float" office:value="1.095" calcext:value-type="float">
            <text:p>1.095</text:p>
          </table:table-cell>
          <table:table-cell office:value-type="float" office:value="1.24749387391401" calcext:value-type="float">
            <text:p>1.24749387391401</text:p>
          </table:table-cell>
          <table:table-cell table:number-columns-repeated="9"/>
        </table:table-row>
        <table:table-row table:style-name="ro1">
          <table:table-cell office:value-type="float" office:value="1.105" calcext:value-type="float">
            <text:p>1.105</text:p>
          </table:table-cell>
          <table:table-cell office:value-type="float" office:value="1.18808940372763" calcext:value-type="float">
            <text:p>1.18808940372763</text:p>
          </table:table-cell>
          <table:table-cell table:number-columns-repeated="9"/>
        </table:table-row>
        <table:table-row table:style-name="ro1">
          <table:table-cell office:value-type="float" office:value="1.115" calcext:value-type="float">
            <text:p>1.115</text:p>
          </table:table-cell>
          <table:table-cell office:value-type="float" office:value="1.0668052770971" calcext:value-type="float">
            <text:p>1.0668052770971</text:p>
          </table:table-cell>
          <table:table-cell table:number-columns-repeated="9"/>
        </table:table-row>
        <table:table-row table:style-name="ro1">
          <table:table-cell office:value-type="float" office:value="1.125" calcext:value-type="float">
            <text:p>1.125</text:p>
          </table:table-cell>
          <table:table-cell office:value-type="float" office:value="1.00492562065295" calcext:value-type="float">
            <text:p>1.00492562065295</text:p>
          </table:table-cell>
          <table:table-cell table:number-columns-repeated="9"/>
        </table:table-row>
        <table:table-row table:style-name="ro1">
          <table:table-cell office:value-type="float" office:value="1.135" calcext:value-type="float">
            <text:p>1.135</text:p>
          </table:table-cell>
          <table:table-cell office:value-type="float" office:value="0.945521150466572" calcext:value-type="float">
            <text:p>0.945521150466572</text:p>
          </table:table-cell>
          <table:table-cell table:number-columns-repeated="9"/>
        </table:table-row>
        <table:table-row table:style-name="ro1">
          <table:table-cell office:value-type="float" office:value="1.145" calcext:value-type="float">
            <text:p>1.145</text:p>
          </table:table-cell>
          <table:table-cell office:value-type="float" office:value="0.928194846662211" calcext:value-type="float">
            <text:p>0.928194846662211</text:p>
          </table:table-cell>
          <table:table-cell table:number-columns-repeated="9"/>
        </table:table-row>
        <table:table-row table:style-name="ro1">
          <table:table-cell office:value-type="float" office:value="1.155" calcext:value-type="float">
            <text:p>1.155</text:p>
          </table:table-cell>
          <table:table-cell office:value-type="float" office:value="0.834137768867107" calcext:value-type="float">
            <text:p>0.834137768867107</text:p>
          </table:table-cell>
          <table:table-cell table:number-columns-repeated="9"/>
        </table:table-row>
        <table:table-row table:style-name="ro1">
          <table:table-cell office:value-type="float" office:value="1.165" calcext:value-type="float">
            <text:p>1.165</text:p>
          </table:table-cell>
          <table:table-cell office:value-type="float" office:value="0.809385906289448" calcext:value-type="float">
            <text:p>0.809385906289448</text:p>
          </table:table-cell>
          <table:table-cell table:number-columns-repeated="9"/>
        </table:table-row>
        <table:table-row table:style-name="ro1">
          <table:table-cell office:value-type="float" office:value="1.175" calcext:value-type="float">
            <text:p>1.175</text:p>
          </table:table-cell>
          <table:table-cell office:value-type="float" office:value="0.774733298680725" calcext:value-type="float">
            <text:p>0.774733298680725</text:p>
          </table:table-cell>
          <table:table-cell table:number-columns-repeated="9"/>
        </table:table-row>
        <table:table-row table:style-name="ro1">
          <table:table-cell office:value-type="float" office:value="1.185" calcext:value-type="float">
            <text:p>1.185</text:p>
          </table:table-cell>
          <table:table-cell table:style-name="ce1" office:value-type="float" office:value="0.757406994876364" calcext:value-type="float">
            <text:p>7.57E-01</text:p>
          </table:table-cell>
          <table:table-cell table:number-columns-repeated="9"/>
        </table:table-row>
        <table:table-row table:style-name="ro1">
          <table:table-cell office:value-type="float" office:value="1.195" calcext:value-type="float">
            <text:p>1.195</text:p>
          </table:table-cell>
          <table:table-cell office:value-type="float" office:value="0.712853642236578" calcext:value-type="float">
            <text:p>0.712853642236578</text:p>
          </table:table-cell>
          <table:table-cell table:number-columns-repeated="9"/>
        </table:table-row>
        <table:table-row table:style-name="ro1">
          <table:table-cell office:value-type="float" office:value="1.205" calcext:value-type="float">
            <text:p>1.205</text:p>
          </table:table-cell>
          <table:table-cell office:value-type="float" office:value="0.673250662112323" calcext:value-type="float">
            <text:p>0.673250662112323</text:p>
          </table:table-cell>
          <table:table-cell table:number-columns-repeated="9"/>
        </table:table-row>
        <table:table-row table:style-name="ro1">
          <table:table-cell office:value-type="float" office:value="1.215" calcext:value-type="float">
            <text:p>1.215</text:p>
          </table:table-cell>
          <table:table-cell office:value-type="float" office:value="0.636122868245835" calcext:value-type="float">
            <text:p>0.636122868245835</text:p>
          </table:table-cell>
          <table:table-cell table:number-columns-repeated="9"/>
        </table:table-row>
        <table:table-row table:style-name="ro1">
          <table:table-cell office:value-type="float" office:value="1.225" calcext:value-type="float">
            <text:p>1.225</text:p>
          </table:table-cell>
          <table:table-cell office:value-type="float" office:value="0.606420633152644" calcext:value-type="float">
            <text:p>0.606420633152644</text:p>
          </table:table-cell>
          <table:table-cell table:number-columns-repeated="9"/>
        </table:table-row>
        <table:table-row table:style-name="ro1">
          <table:table-cell office:value-type="float" office:value="1.235" calcext:value-type="float">
            <text:p>1.235</text:p>
          </table:table-cell>
          <table:table-cell office:value-type="float" office:value="0.598995074379347" calcext:value-type="float">
            <text:p>0.598995074379347</text:p>
          </table:table-cell>
          <table:table-cell table:number-columns-repeated="9"/>
        </table:table-row>
        <table:table-row table:style-name="ro1">
          <table:table-cell office:value-type="float" office:value="1.245" calcext:value-type="float">
            <text:p>1.245</text:p>
          </table:table-cell>
          <table:table-cell office:value-type="float" office:value="0.56681765302839" calcext:value-type="float">
            <text:p>0.56681765302839</text:p>
          </table:table-cell>
          <table:table-cell table:number-columns-repeated="9"/>
        </table:table-row>
        <table:table-row table:style-name="ro1">
          <table:table-cell office:value-type="float" office:value="1.255" calcext:value-type="float">
            <text:p>1.255</text:p>
          </table:table-cell>
          <table:table-cell office:value-type="float" office:value="0.532165045419667" calcext:value-type="float">
            <text:p>0.532165045419667</text:p>
          </table:table-cell>
          <table:table-cell table:number-columns-repeated="9"/>
        </table:table-row>
        <table:table-row table:style-name="ro1">
          <table:table-cell office:value-type="float" office:value="1.265" calcext:value-type="float">
            <text:p>1.265</text:p>
          </table:table-cell>
          <table:table-cell office:value-type="float" office:value="0.497512437810945" calcext:value-type="float">
            <text:p>0.497512437810945</text:p>
          </table:table-cell>
          <table:table-cell table:number-columns-repeated="9"/>
        </table:table-row>
        <table:table-row table:style-name="ro1">
          <table:table-cell office:value-type="float" office:value="1.275" calcext:value-type="float">
            <text:p>1.275</text:p>
          </table:table-cell>
          <table:table-cell office:value-type="float" office:value="0.472760575233296" calcext:value-type="float">
            <text:p>0.472760575233296</text:p>
          </table:table-cell>
          <table:table-cell table:number-columns-repeated="9"/>
        </table:table-row>
        <table:table-row table:style-name="ro1">
          <table:table-cell office:value-type="float" office:value="1.285" calcext:value-type="float">
            <text:p>1.285</text:p>
          </table:table-cell>
          <table:table-cell office:value-type="float" office:value="0.445533526397861" calcext:value-type="float">
            <text:p>0.445533526397861</text:p>
          </table:table-cell>
          <table:table-cell table:number-columns-repeated="9"/>
        </table:table-row>
        <table:table-row table:style-name="ro1">
          <table:table-cell office:value-type="float" office:value="1.295" calcext:value-type="float">
            <text:p>1.295</text:p>
          </table:table-cell>
          <table:table-cell office:value-type="float" office:value="0.438107967624563" calcext:value-type="float">
            <text:p>0.438107967624563</text:p>
          </table:table-cell>
          <table:table-cell table:number-columns-repeated="9"/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0.403455360015841" calcext:value-type="float">
            <text:p>0.403455360015841</text:p>
          </table:table-cell>
          <table:table-cell table:number-columns-repeated="9"/>
        </table:table-row>
        <table:table-row table:style-name="ro1">
          <table:table-cell office:value-type="float" office:value="1.315" calcext:value-type="float">
            <text:p>1.315</text:p>
          </table:table-cell>
          <table:table-cell office:value-type="float" office:value="0.378703497438182" calcext:value-type="float">
            <text:p>0.378703497438182</text:p>
          </table:table-cell>
          <table:table-cell table:number-columns-repeated="9"/>
        </table:table-row>
        <table:table-row table:style-name="ro1">
          <table:table-cell office:value-type="float" office:value="1.325" calcext:value-type="float">
            <text:p>1.325</text:p>
          </table:table-cell>
          <table:table-cell office:value-type="float" office:value="0.353951634860523" calcext:value-type="float">
            <text:p>0.353951634860523</text:p>
          </table:table-cell>
          <table:table-cell table:number-columns-repeated="9"/>
        </table:table-row>
        <table:table-row table:style-name="ro1">
          <table:table-cell office:value-type="float" office:value="1.335" calcext:value-type="float">
            <text:p>1.335</text:p>
          </table:table-cell>
          <table:table-cell office:value-type="float" office:value="0.316823840994035" calcext:value-type="float">
            <text:p>0.316823840994035</text:p>
          </table:table-cell>
          <table:table-cell table:number-columns-repeated="9"/>
        </table:table-row>
        <table:table-row table:style-name="ro1">
          <table:table-cell office:value-type="float" office:value="1.345" calcext:value-type="float">
            <text:p>1.345</text:p>
          </table:table-cell>
          <table:table-cell office:value-type="float" office:value="0.314348654736269" calcext:value-type="float">
            <text:p>0.314348654736269</text:p>
          </table:table-cell>
          <table:table-cell table:number-columns-repeated="9"/>
        </table:table-row>
        <table:table-row table:style-name="ro1">
          <table:table-cell office:value-type="float" office:value="1.355" calcext:value-type="float">
            <text:p>1.355</text:p>
          </table:table-cell>
          <table:table-cell office:value-type="float" office:value="0.28959679215861" calcext:value-type="float">
            <text:p>0.28959679215861</text:p>
          </table:table-cell>
          <table:table-cell table:number-columns-repeated="9"/>
        </table:table-row>
        <table:table-row table:style-name="ro1">
          <table:table-cell office:value-type="float" office:value="1.365" calcext:value-type="float">
            <text:p>1.365</text:p>
          </table:table-cell>
          <table:table-cell office:value-type="float" office:value="0.269795302096483" calcext:value-type="float">
            <text:p>0.269795302096483</text:p>
          </table:table-cell>
          <table:table-cell table:number-columns-repeated="9"/>
        </table:table-row>
        <table:table-row table:style-name="ro1">
          <table:table-cell office:value-type="float" office:value="1.375" calcext:value-type="float">
            <text:p>1.375</text:p>
          </table:table-cell>
          <table:table-cell office:value-type="float" office:value="0.240093067003292" calcext:value-type="float">
            <text:p>0.240093067003292</text:p>
          </table:table-cell>
          <table:table-cell table:number-columns-repeated="9"/>
        </table:table-row>
        <table:table-row table:style-name="ro1">
          <table:table-cell office:value-type="float" office:value="1.385" calcext:value-type="float">
            <text:p>1.385</text:p>
          </table:table-cell>
          <table:table-cell office:value-type="float" office:value="0.220291576941165" calcext:value-type="float">
            <text:p>0.220291576941165</text:p>
          </table:table-cell>
          <table:table-cell table:number-columns-repeated="9"/>
        </table:table-row>
        <table:table-row table:style-name="ro1">
          <table:table-cell office:value-type="float" office:value="1.395" calcext:value-type="float">
            <text:p>1.395</text:p>
          </table:table-cell>
          <table:table-cell office:value-type="float" office:value="0.18068859681691" calcext:value-type="float">
            <text:p>0.18068859681691</text:p>
          </table:table-cell>
          <table:table-cell table:number-columns-repeated="9"/>
        </table:table-row>
        <table:table-row table:style-name="ro1">
          <table:table-cell office:value-type="float" office:value="1.405" calcext:value-type="float">
            <text:p>1.405</text:p>
          </table:table-cell>
          <table:table-cell office:value-type="float" office:value="0.18068859681691" calcext:value-type="float">
            <text:p>0.18068859681691</text:p>
          </table:table-cell>
          <table:table-cell table:number-columns-repeated="9"/>
        </table:table-row>
        <table:table-row table:style-name="ro1">
          <table:table-cell office:value-type="float" office:value="1.415" calcext:value-type="float">
            <text:p>1.415</text:p>
          </table:table-cell>
          <table:table-cell office:value-type="float" office:value="0.158411920497017" calcext:value-type="float">
            <text:p>0.158411920497017</text:p>
          </table:table-cell>
          <table:table-cell table:number-columns-repeated="9"/>
        </table:table-row>
        <table:table-row table:style-name="ro1">
          <table:table-cell office:value-type="float" office:value="1.425" calcext:value-type="float">
            <text:p>1.425</text:p>
          </table:table-cell>
          <table:table-cell office:value-type="float" office:value="0.133660057919358" calcext:value-type="float">
            <text:p>0.133660057919358</text:p>
          </table:table-cell>
          <table:table-cell table:number-columns-repeated="9"/>
        </table:table-row>
        <table:table-row table:style-name="ro1">
          <table:table-cell office:value-type="float" office:value="1.435" calcext:value-type="float">
            <text:p>1.435</text:p>
          </table:table-cell>
          <table:table-cell office:value-type="float" office:value="0.113858567857231" calcext:value-type="float">
            <text:p>0.113858567857231</text:p>
          </table:table-cell>
          <table:table-cell table:number-columns-repeated="9"/>
        </table:table-row>
        <table:table-row table:style-name="ro1">
          <table:table-cell office:value-type="float" office:value="1.445" calcext:value-type="float">
            <text:p>1.445</text:p>
          </table:table-cell>
          <table:table-cell office:value-type="float" office:value="0.0866315190218063" calcext:value-type="float">
            <text:p>0.086631519021806</text:p>
          </table:table-cell>
          <table:table-cell table:number-columns-repeated="9"/>
        </table:table-row>
        <table:table-row table:style-name="ro1">
          <table:table-cell office:value-type="float" office:value="1.455" calcext:value-type="float">
            <text:p>1.455</text:p>
          </table:table-cell>
          <table:table-cell office:value-type="float" office:value="0.0742555877329768" calcext:value-type="float">
            <text:p>0.074255587732977</text:p>
          </table:table-cell>
          <table:table-cell table:number-columns-repeated="9"/>
        </table:table-row>
        <table:table-row table:style-name="ro1">
          <table:table-cell office:value-type="float" office:value="1.465" calcext:value-type="float">
            <text:p>1.465</text:p>
          </table:table-cell>
          <table:table-cell office:value-type="float" office:value="0.0519789114130838" calcext:value-type="float">
            <text:p>0.051978911413084</text:p>
          </table:table-cell>
          <table:table-cell table:number-columns-repeated="9"/>
        </table:table-row>
        <table:table-row table:style-name="ro1">
          <table:table-cell office:value-type="float" office:value="1.475" calcext:value-type="float">
            <text:p>1.475</text:p>
          </table:table-cell>
          <table:table-cell office:value-type="float" office:value="0.0297022350931907" calcext:value-type="float">
            <text:p>0.029702235093191</text:p>
          </table:table-cell>
          <table:table-cell table:number-columns-repeated="9"/>
        </table:table-row>
        <table:table-row table:style-name="ro1">
          <table:table-cell office:value-type="float" office:value="1.485" calcext:value-type="float">
            <text:p>1.485</text:p>
          </table:table-cell>
          <table:table-cell office:value-type="float" office:value="0.00742555877329768" calcext:value-type="float">
            <text:p>0.007425558773298</text:p>
          </table:table-cell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15">
          <table:table-cell table:number-columns-repeated="11"/>
        </table:table-row>
        <table:table-row table:style-name="ro1" table:number-rows-repeated="15">
          <table:table-cell table:style-name="ce1"/>
          <table:table-cell table:number-columns-repeated="10"/>
        </table:table-row>
        <table:table-row table:style-name="ro1">
          <table:table-cell table:style-name="ce1" table:number-columns-repeated="2"/>
          <table:table-cell table:number-columns-repeated="9"/>
        </table:table-row>
        <table:table-row table:style-name="ro1" table:number-rows-repeated="15">
          <table:table-cell table:style-name="ce1"/>
          <table:table-cell table:number-columns-repeated="10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  <table:table-row table:style-name="ro1" table:number-rows-repeated="30">
          <table:table-cell table:number-columns-repeated="11"/>
        </table:table-row>
        <table:table-row table:style-name="ro1">
          <table:table-cell/>
          <table:table-cell table:style-name="ce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6:51:05.353114914</meta:creation-date>
    <dc:date>2018-03-01T12:38:54.616081927</dc:date>
    <meta:editing-duration>PT15H14M56S</meta:editing-duration>
    <meta:editing-cycles>3</meta:editing-cycles>
    <meta:generator>LibreOffice/6.0.0.3$Linux_X86_64 LibreOffice_project/64a0f66915f38c6217de274f0aa8e15618924765</meta:generator>
    <meta:document-statistic meta:table-count="3" meta:cell-count="2484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Sheet2.G1:Sheet2.G119 Sheet2.J1:Sheet2.J119" svg:x="0.32cm" svg:y="0.18cm" svg:width="12.561cm" svg:height="8.64cm">
          <chartooo:coordinate-region svg:x="1.047cm" svg:y="0.379cm" svg:width="11.59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J1:Sheet2.J119" chart:class="chart:scatter">
            <chart:domain table:cell-range-address="Sheet2.G1:Sheet2.G119"/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1">
                <text:p>2.001</text:p>
                <draw:g>
                  <svg:desc>Sheet2.G1:Sheet2.G119</svg:desc>
                </draw:g>
              </table:table-cell>
              <table:table-cell office:value-type="float" office:value="59.2672678157241">
                <text:p>59.2672678157241</text:p>
                <draw:g>
                  <svg:desc>Sheet2.J1:Sheet2.J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3">
                <text:p>2.003</text:p>
              </table:table-cell>
              <table:table-cell office:value-type="float" office:value="32.5499035283108">
                <text:p>32.5499035283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5">
                <text:p>2.005</text:p>
              </table:table-cell>
              <table:table-cell office:value-type="float" office:value="24.327276658837">
                <text:p>24.327276658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07">
                <text:p>2.007</text:p>
              </table:table-cell>
              <table:table-cell office:value-type="float" office:value="19.9532759898036">
                <text:p>19.9532759898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9">
                <text:p>2.009</text:p>
              </table:table-cell>
              <table:table-cell office:value-type="float" office:value="17.1349357157185">
                <text:p>17.1349357157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1">
                <text:p>2.011</text:p>
              </table:table-cell>
              <table:table-cell office:value-type="float" office:value="15.1258224896357">
                <text:p>15.1258224896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13">
                <text:p>2.013</text:p>
              </table:table-cell>
              <table:table-cell office:value-type="float" office:value="13.6005580067133">
                <text:p>13.6005580067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15">
                <text:p>2.015</text:p>
              </table:table-cell>
              <table:table-cell office:value-type="float" office:value="12.3916443347401">
                <text:p>12.3916443347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17">
                <text:p>2.017</text:p>
              </table:table-cell>
              <table:table-cell office:value-type="float" office:value="11.4029151601283">
                <text:p>11.4029151601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19">
                <text:p>2.019</text:p>
              </table:table-cell>
              <table:table-cell office:value-type="float" office:value="10.5747014385992">
                <text:p>10.5747014385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21">
                <text:p>2.021</text:p>
              </table:table-cell>
              <table:table-cell office:value-type="float" office:value="9.86775963335233">
                <text:p>9.86775963335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23">
                <text:p>2.023</text:p>
              </table:table-cell>
              <table:table-cell office:value-type="float" office:value="9.25508118179804">
                <text:p>9.25508118179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5">
                <text:p>2.025</text:p>
              </table:table-cell>
              <table:table-cell office:value-type="float" office:value="8.71738858107343">
                <text:p>8.71738858107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27">
                <text:p>2.027</text:p>
              </table:table-cell>
              <table:table-cell office:value-type="float" office:value="8.24050498764113">
                <text:p>8.24050498764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29">
                <text:p>2.029</text:p>
              </table:table-cell>
              <table:table-cell office:value-type="float" office:value="7.81374091271343">
                <text:p>7.81374091271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1">
                <text:p>2.031</text:p>
              </table:table-cell>
              <table:table-cell office:value-type="float" office:value="7.4288636952981">
                <text:p>7.4288636952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3">
                <text:p>2.033</text:p>
              </table:table-cell>
              <table:table-cell office:value-type="float" office:value="7.07941626439059">
                <text:p>7.07941626439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5">
                <text:p>2.035</text:p>
              </table:table-cell>
              <table:table-cell office:value-type="float" office:value="6.76025338518563">
                <text:p>6.76025338518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37">
                <text:p>2.037</text:p>
              </table:table-cell>
              <table:table-cell office:value-type="float" office:value="6.46721782953978">
                <text:p>6.46721782953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39">
                <text:p>2.039</text:p>
              </table:table-cell>
              <table:table-cell office:value-type="float" office:value="6.19690916843121">
                <text:p>6.19690916843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41">
                <text:p>2.041</text:p>
              </table:table-cell>
              <table:table-cell office:value-type="float" office:value="5.94651542419021">
                <text:p>5.94651542419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43">
                <text:p>2.043</text:p>
              </table:table-cell>
              <table:table-cell office:value-type="float" office:value="5.7136883358879">
                <text:p>5.7136883358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45">
                <text:p>2.045</text:p>
              </table:table-cell>
              <table:table-cell office:value-type="float" office:value="5.4964494853088">
                <text:p>5.4964494853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47">
                <text:p>2.047</text:p>
              </table:table-cell>
              <table:table-cell office:value-type="float" office:value="5.2931186484255">
                <text:p>5.2931186484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49">
                <text:p>2.049</text:p>
              </table:table-cell>
              <table:table-cell office:value-type="float" office:value="5.10225841021566">
                <text:p>5.10225841021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51">
                <text:p>2.051</text:p>
              </table:table-cell>
              <table:table-cell office:value-type="float" office:value="4.92263085300985">
                <text:p>4.92263085300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3">
                <text:p>2.053</text:p>
              </table:table-cell>
              <table:table-cell office:value-type="float" office:value="4.75316332655018">
                <text:p>4.75316332655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55">
                <text:p>2.055</text:p>
              </table:table-cell>
              <table:table-cell office:value-type="float" office:value="4.59292113196035">
                <text:p>4.59292113196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57">
                <text:p>2.057</text:p>
              </table:table-cell>
              <table:table-cell office:value-type="float" office:value="4.44108552774178">
                <text:p>4.44108552774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59">
                <text:p>2.059</text:p>
              </table:table-cell>
              <table:table-cell office:value-type="float" office:value="4.29693587434823">
                <text:p>4.29693587434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61">
                <text:p>2.061</text:p>
              </table:table-cell>
              <table:table-cell office:value-type="float" office:value="4.15983502749292">
                <text:p>4.159835027492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63">
                <text:p>2.063</text:p>
              </table:table-cell>
              <table:table-cell office:value-type="float" office:value="4.02921730403102">
                <text:p>4.02921730403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65">
                <text:p>2.065</text:p>
              </table:table-cell>
              <table:table-cell office:value-type="float" office:value="3.9045785015994">
                <text:p>3.9045785015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7">
                <text:p>2.067</text:p>
              </table:table-cell>
              <table:table-cell office:value-type="float" office:value="3.78546757028631">
                <text:p>3.78546757028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69">
                <text:p>2.069</text:p>
              </table:table-cell>
              <table:table-cell office:value-type="float" office:value="3.67147962262306">
                <text:p>3.67147962262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71">
                <text:p>2.071</text:p>
              </table:table-cell>
              <table:table-cell office:value-type="float" office:value="3.56225003497031">
                <text:p>3.56225003497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73">
                <text:p>2.073</text:p>
              </table:table-cell>
              <table:table-cell office:value-type="float" office:value="3.45744944448857">
                <text:p>3.457449444488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75">
                <text:p>2.075</text:p>
              </table:table-cell>
              <table:table-cell office:value-type="float" office:value="3.35677948532582">
                <text:p>3.356779485325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77">
                <text:p>2.077</text:p>
              </table:table-cell>
              <table:table-cell office:value-type="float" office:value="3.25996913833319">
                <text:p>3.25996913833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79">
                <text:p>2.079</text:p>
              </table:table-cell>
              <table:table-cell office:value-type="float" office:value="3.16677159264624">
                <text:p>3.16677159264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81">
                <text:p>2.081</text:p>
              </table:table-cell>
              <table:table-cell office:value-type="float" office:value="3.07696153642459">
                <text:p>3.07696153642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83">
                <text:p>2.083</text:p>
              </table:table-cell>
              <table:table-cell office:value-type="float" office:value="2.9903328090855">
                <text:p>2.9903328090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85">
                <text:p>2.085</text:p>
              </table:table-cell>
              <table:table-cell office:value-type="float" office:value="2.90669635938614">
                <text:p>2.90669635938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87">
                <text:p>2.087</text:p>
              </table:table-cell>
              <table:table-cell office:value-type="float" office:value="2.8258784633619">
                <text:p>2.8258784633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89">
                <text:p>2.089</text:p>
              </table:table-cell>
              <table:table-cell office:value-type="float" office:value="2.74771916392857">
                <text:p>2.74771916392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91">
                <text:p>2.091</text:p>
              </table:table-cell>
              <table:table-cell office:value-type="float" office:value="2.67207090028826">
                <text:p>2.67207090028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93">
                <text:p>2.093</text:p>
              </table:table-cell>
              <table:table-cell office:value-type="float" office:value="2.59879730044913">
                <text:p>2.598797300449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95">
                <text:p>2.095</text:p>
              </table:table-cell>
              <table:table-cell office:value-type="float" office:value="2.52777211440621">
                <text:p>2.52777211440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97">
                <text:p>2.097</text:p>
              </table:table-cell>
              <table:table-cell office:value-type="float" office:value="2.45887826902368">
                <text:p>2.45887826902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99">
                <text:p>2.099</text:p>
              </table:table-cell>
              <table:table-cell office:value-type="float" office:value="2.39200702854648">
                <text:p>2.39200702854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01">
                <text:p>2.101</text:p>
              </table:table-cell>
              <table:table-cell office:value-type="float" office:value="2.32705724707004">
                <text:p>2.32705724707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03">
                <text:p>2.103</text:p>
              </table:table-cell>
              <table:table-cell office:value-type="float" office:value="2.26393470129761">
                <text:p>2.263934701297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05">
                <text:p>2.105</text:p>
              </table:table-cell>
              <table:table-cell office:value-type="float" office:value="2.2025514935918">
                <text:p>2.20255149359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07">
                <text:p>2.107</text:p>
              </table:table-cell>
              <table:table-cell office:value-type="float" office:value="2.142825516734">
                <text:p>2.142825516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09">
                <text:p>2.109</text:p>
              </table:table-cell>
              <table:table-cell office:value-type="float" office:value="2.08467997299388">
                <text:p>2.084679972993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11">
                <text:p>2.111</text:p>
              </table:table-cell>
              <table:table-cell office:value-type="float" office:value="2.02804294111532">
                <text:p>2.02804294111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13">
                <text:p>2.113</text:p>
              </table:table-cell>
              <table:table-cell office:value-type="float" office:value="1.97284698567852">
                <text:p>1.97284698567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15">
                <text:p>2.115</text:p>
              </table:table-cell>
              <table:table-cell office:value-type="float" office:value="1.91902880402358">
                <text:p>1.919028804023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17">
                <text:p>2.117</text:p>
              </table:table-cell>
              <table:table-cell office:value-type="float" office:value="1.86652890654181">
                <text:p>1.866528906541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19">
                <text:p>2.119</text:p>
              </table:table-cell>
              <table:table-cell office:value-type="float" office:value="1.81529132667146">
                <text:p>1.815291326671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21">
                <text:p>2.121</text:p>
              </table:table-cell>
              <table:table-cell office:value-type="float" office:value="1.76526335739132">
                <text:p>1.76526335739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23">
                <text:p>2.123</text:p>
              </table:table-cell>
              <table:table-cell office:value-type="float" office:value="1.71639531139822">
                <text:p>1.71639531139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25">
                <text:p>2.125</text:p>
              </table:table-cell>
              <table:table-cell office:value-type="float" office:value="1.66864030249373">
                <text:p>1.668640302493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27">
                <text:p>2.127</text:p>
              </table:table-cell>
              <table:table-cell office:value-type="float" office:value="1.62195404599896">
                <text:p>1.62195404599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29">
                <text:p>2.129</text:p>
              </table:table-cell>
              <table:table-cell office:value-type="float" office:value="1.57629467627116">
                <text:p>1.576294676271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31">
                <text:p>2.131</text:p>
              </table:table-cell>
              <table:table-cell office:value-type="float" office:value="1.5316225796172">
                <text:p>1.5316225796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33">
                <text:p>2.133</text:p>
              </table:table-cell>
              <table:table-cell office:value-type="float" office:value="1.48790024109231">
                <text:p>1.48790024109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35">
                <text:p>2.135</text:p>
              </table:table-cell>
              <table:table-cell office:value-type="float" office:value="1.44509210384097">
                <text:p>1.445092103840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37">
                <text:p>2.137</text:p>
              </table:table-cell>
              <table:table-cell office:value-type="float" office:value="1.40316443978467">
                <text:p>1.403164439784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39">
                <text:p>2.139</text:p>
              </table:table-cell>
              <table:table-cell office:value-type="float" office:value="1.36208523059065">
                <text:p>1.36208523059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41">
                <text:p>2.141</text:p>
              </table:table-cell>
              <table:table-cell office:value-type="float" office:value="1.32182405796963">
                <text:p>1.32182405796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43">
                <text:p>2.143</text:p>
              </table:table-cell>
              <table:table-cell office:value-type="float" office:value="1.28235200245087">
                <text:p>1.282352002450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45">
                <text:p>2.145</text:p>
              </table:table-cell>
              <table:table-cell office:value-type="float" office:value="1.24364154987134">
                <text:p>1.24364154987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47">
                <text:p>2.147</text:p>
              </table:table-cell>
              <table:table-cell office:value-type="float" office:value="1.20566650489381">
                <text:p>1.20566650489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49">
                <text:p>2.149</text:p>
              </table:table-cell>
              <table:table-cell office:value-type="float" office:value="1.16840191093822">
                <text:p>1.168401910938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51">
                <text:p>2.151</text:p>
              </table:table-cell>
              <table:table-cell office:value-type="float" office:value="1.13182397597179">
                <text:p>1.131823975971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53">
                <text:p>2.153</text:p>
              </table:table-cell>
              <table:table-cell office:value-type="float" office:value="1.09591000365812">
                <text:p>1.09591000365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5">
                <text:p>2.155</text:p>
              </table:table-cell>
              <table:table-cell office:value-type="float" office:value="1.06063832941394">
                <text:p>1.06063832941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57">
                <text:p>2.157</text:p>
              </table:table-cell>
              <table:table-cell office:value-type="float" office:value="1.02598826096555">
                <text:p>1.02598826096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59">
                <text:p>2.159</text:p>
              </table:table-cell>
              <table:table-cell office:value-type="float" office:value="0.991940023035592">
                <text:p>0.9919400230355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61">
                <text:p>2.161</text:p>
              </table:table-cell>
              <table:table-cell office:value-type="float" office:value="0.958474705825251">
                <text:p>0.958474705825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63">
                <text:p>2.163</text:p>
              </table:table-cell>
              <table:table-cell office:value-type="float" office:value="0.925574216988152">
                <text:p>0.925574216988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65">
                <text:p>2.165</text:p>
              </table:table-cell>
              <table:table-cell office:value-type="float" office:value="0.893221236819553">
                <text:p>0.8932212368195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67">
                <text:p>2.167</text:p>
              </table:table-cell>
              <table:table-cell office:value-type="float" office:value="0.861399176409812">
                <text:p>0.8613991764098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69">
                <text:p>2.169</text:p>
              </table:table-cell>
              <table:table-cell office:value-type="float" office:value="0.830092138533033">
                <text:p>0.8300921385330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71">
                <text:p>2.171</text:p>
              </table:table-cell>
              <table:table-cell office:value-type="float" office:value="0.799284881062306">
                <text:p>0.799284881062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73">
                <text:p>2.173</text:p>
              </table:table-cell>
              <table:table-cell office:value-type="float" office:value="0.768962782720828">
                <text:p>0.768962782720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75">
                <text:p>2.175</text:p>
              </table:table-cell>
              <table:table-cell office:value-type="float" office:value="0.739111810994878">
                <text:p>0.7391118109948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77">
                <text:p>2.177</text:p>
              </table:table-cell>
              <table:table-cell office:value-type="float" office:value="0.709718492049079">
                <text:p>0.7097184920490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79">
                <text:p>2.179</text:p>
              </table:table-cell>
              <table:table-cell office:value-type="float" office:value="0.680769882498239">
                <text:p>0.6807698824982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81">
                <text:p>2.181</text:p>
              </table:table-cell>
              <table:table-cell office:value-type="float" office:value="0.652253542901622">
                <text:p>0.652253542901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83">
                <text:p>2.183</text:p>
              </table:table-cell>
              <table:table-cell office:value-type="float" office:value="0.624157512857166">
                <text:p>0.624157512857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85">
                <text:p>2.185</text:p>
              </table:table-cell>
              <table:table-cell office:value-type="float" office:value="0.596470287582521">
                <text:p>0.5964702875825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87">
                <text:p>2.187</text:p>
              </table:table-cell>
              <table:table-cell office:value-type="float" office:value="0.569180795879382">
                <text:p>0.569180795879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89">
                <text:p>2.189</text:p>
              </table:table-cell>
              <table:table-cell office:value-type="float" office:value="0.542278379385464">
                <text:p>0.542278379385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91">
                <text:p>2.191</text:p>
              </table:table-cell>
              <table:table-cell office:value-type="float" office:value="0.515752773026301">
                <text:p>0.5157527730263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93">
                <text:p>2.193</text:p>
              </table:table-cell>
              <table:table-cell office:value-type="float" office:value="0.489594086585636">
                <text:p>0.4895940865856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95">
                <text:p>2.195</text:p>
              </table:table-cell>
              <table:table-cell office:value-type="float" office:value="0.463792787319675">
                <text:p>0.4637927873196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97">
                <text:p>2.197</text:p>
              </table:table-cell>
              <table:table-cell office:value-type="float" office:value="0.438339683545954">
                <text:p>0.438339683545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99">
                <text:p>2.199</text:p>
              </table:table-cell>
              <table:table-cell office:value-type="float" office:value="0.413225909143069">
                <text:p>0.4132259091430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01">
                <text:p>2.201</text:p>
              </table:table-cell>
              <table:table-cell office:value-type="float" office:value="0.388442908902001">
                <text:p>0.388442908902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03">
                <text:p>2.203</text:p>
              </table:table-cell>
              <table:table-cell office:value-type="float" office:value="0.363982424674438">
                <text:p>0.363982424674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05">
                <text:p>2.205</text:p>
              </table:table-cell>
              <table:table-cell office:value-type="float" office:value="0.33983648226726">
                <text:p>0.339836482267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07">
                <text:p>2.207</text:p>
              </table:table-cell>
              <table:table-cell office:value-type="float" office:value="0.31599737903628">
                <text:p>0.315997379036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09">
                <text:p>2.209</text:p>
              </table:table-cell>
              <table:table-cell office:value-type="float" office:value="0.292457672135482">
                <text:p>0.2924576721354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11">
                <text:p>2.211</text:p>
              </table:table-cell>
              <table:table-cell office:value-type="float" office:value="0.269210167381325">
                <text:p>0.2692101673813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13">
                <text:p>2.213</text:p>
              </table:table-cell>
              <table:table-cell office:value-type="float" office:value="0.246247908694356">
                <text:p>0.246247908694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15">
                <text:p>2.215</text:p>
              </table:table-cell>
              <table:table-cell office:value-type="float" office:value="0.223564168083219">
                <text:p>0.2235641680832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17">
                <text:p>2.217</text:p>
              </table:table-cell>
              <table:table-cell office:value-type="float" office:value="0.201152436138303">
                <text:p>0.2011524361383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19">
                <text:p>2.219</text:p>
              </table:table-cell>
              <table:table-cell office:value-type="float" office:value="0.17900641300484">
                <text:p>0.179006413004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21">
                <text:p>2.221</text:p>
              </table:table-cell>
              <table:table-cell office:value-type="float" office:value="0.157119999806994">
                <text:p>0.157119999806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3">
                <text:p>2.223</text:p>
              </table:table-cell>
              <table:table-cell office:value-type="float" office:value="0.135487290496713">
                <text:p>0.135487290496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25">
                <text:p>2.225</text:p>
              </table:table-cell>
              <table:table-cell office:value-type="float" office:value="0.114102564102563">
                <text:p>0.1141025641025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27">
                <text:p>2.227</text:p>
              </table:table-cell>
              <table:table-cell office:value-type="float" office:value="0.0929602773557202">
                <text:p>0.09296027735572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29">
                <text:p>2.229</text:p>
              </table:table-cell>
              <table:table-cell office:value-type="float" office:value="0.0720550576714906">
                <text:p>0.07205505767149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31">
                <text:p>2.231</text:p>
              </table:table-cell>
              <table:table-cell office:value-type="float" office:value="0.0513816964664036">
                <text:p>0.05138169646640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33">
                <text:p>2.233</text:p>
              </table:table-cell>
              <table:table-cell office:value-type="float" office:value="0.030935142791989">
                <text:p>0.0309351427919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35">
                <text:p>2.235</text:p>
              </table:table-cell>
              <table:table-cell office:value-type="float" office:value="0.0107104972677675">
                <text:p>0.0107104972677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37">
                <text:p>2.237</text:p>
              </table:table-cell>
              <table:table-cell office:value-type="float" office:value="-0.00929699370312745">
                <text:p>-0.00929699370312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5cm" svg:height="5.485cm" xlink:href=".." xlink:type="simple" chart:class="chart:scatter" chart:style-name="ch1">
        <chart:legend chart:legend-position="end" svg:x="6.871cm" svg:y="2.194cm" style:legend-expansion="high" chart:style-name="ch2"/>
        <chart:plot-area chart:style-name="ch3" table:cell-range-address="Sheet3.E1:Sheet3.G91" svg:x="0.195cm" svg:y="0.109cm" svg:width="6.481cm" svg:height="5.267cm">
          <chartooo:coordinate-region svg:x="0.922cm" svg:y="0.308cm" svg:width="5.514cm" svg:height="4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F1:Sheet3.F91" chart:class="chart:scatter">
            <chart:domain table:cell-range-address="Sheet3.E1:Sheet3.E91"/>
            <chart:data-point chart:repeated="91"/>
          </chart:series>
          <chart:series chart:style-name="ch7" chart:values-cell-range-address="Sheet3.G1:Sheet3.G91" chart:class="chart:scatter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">
                <text:p>0.105</text:p>
                <draw:g>
                  <svg:desc>Sheet3.E1:Sheet3.E91</svg:desc>
                </draw:g>
              </table:table-cell>
              <table:table-cell office:value-type="float" office:value="1.67322591024975">
                <text:p>1.67322591024975</text:p>
                <draw:g>
                  <svg:desc>Sheet3.F1:Sheet3.F91</svg:desc>
                </draw:g>
              </table:table-cell>
              <table:table-cell office:value-type="float" office:value="1.67106323329765">
                <text:p>1.67106323329765</text:p>
                <draw:g>
                  <svg:desc>Sheet3.G1:Sheet3.G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">
                <text:p>0.115</text:p>
              </table:table-cell>
              <table:table-cell office:value-type="float" office:value="3.24991955644662">
                <text:p>3.24991955644662</text:p>
              </table:table-cell>
              <table:table-cell office:value-type="float" office:value="3.26265714506462">
                <text:p>3.262657145064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4.44295933268979">
                <text:p>4.44295933268979</text:p>
              </table:table-cell>
              <table:table-cell office:value-type="float" office:value="4.4591119303319">
                <text:p>4.45911193033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">
                <text:p>0.135</text:p>
              </table:table-cell>
              <table:table-cell office:value-type="float" office:value="4.74493205613722">
                <text:p>4.74493205613722</text:p>
              </table:table-cell>
              <table:table-cell office:value-type="float" office:value="4.73835829626604">
                <text:p>4.738358296266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5">
                <text:p>0.145</text:p>
              </table:table-cell>
              <table:table-cell office:value-type="float" office:value="3.3167495854063">
                <text:p>3.3167495854063</text:p>
              </table:table-cell>
              <table:table-cell office:value-type="float" office:value="3.3355040231344">
                <text:p>3.3355040231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5">
                <text:p>0.155</text:p>
              </table:table-cell>
              <table:table-cell office:value-type="float" office:value="2.85636494146185">
                <text:p>2.85636494146185</text:p>
              </table:table-cell>
              <table:table-cell office:value-type="float" office:value="2.83882076356774">
                <text:p>2.838820763567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5">
                <text:p>0.165</text:p>
              </table:table-cell>
              <table:table-cell office:value-type="float" office:value="2.54449147298334">
                <text:p>2.54449147298334</text:p>
              </table:table-cell>
              <table:table-cell office:value-type="float" office:value="2.56509310051765">
                <text:p>2.565093100517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2.37617880745527">
                <text:p>2.37617880745527</text:p>
              </table:table-cell>
              <table:table-cell office:value-type="float" office:value="2.37745720245914">
                <text:p>2.377457202459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5">
                <text:p>0.185</text:p>
              </table:table-cell>
              <table:table-cell office:value-type="float" office:value="2.21776688695824">
                <text:p>2.21776688695824</text:p>
              </table:table-cell>
              <table:table-cell office:value-type="float" office:value="2.22293352170506">
                <text:p>2.222933521705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">
                <text:p>0.195</text:p>
              </table:table-cell>
              <table:table-cell office:value-type="float" office:value="2.1484616717408">
                <text:p>2.1484616717408</text:p>
              </table:table-cell>
              <table:table-cell office:value-type="float" office:value="2.14125671902076">
                <text:p>2.14125671902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5">
                <text:p>0.205</text:p>
              </table:table-cell>
              <table:table-cell office:value-type="float" office:value="2.0247023588525">
                <text:p>2.0247023588525</text:p>
              </table:table-cell>
              <table:table-cell office:value-type="float" office:value="2.02426021787839">
                <text:p>2.024260217878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">
                <text:p>0.215</text:p>
              </table:table-cell>
              <table:table-cell office:value-type="float" office:value="1.945496398604">
                <text:p>1.945496398604</text:p>
              </table:table-cell>
              <table:table-cell office:value-type="float" office:value="1.96686570788402">
                <text:p>1.966865707884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">
                <text:p>0.225</text:p>
              </table:table-cell>
              <table:table-cell office:value-type="float" office:value="1.88609192841761">
                <text:p>1.88609192841761</text:p>
              </table:table-cell>
              <table:table-cell office:value-type="float" office:value="1.89401882981424">
                <text:p>1.894018829814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5">
                <text:p>0.235</text:p>
              </table:table-cell>
              <table:table-cell office:value-type="float" office:value="1.86629043835548">
                <text:p>1.86629043835548</text:p>
              </table:table-cell>
              <table:table-cell office:value-type="float" office:value="1.83220935751261">
                <text:p>1.832209357512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">
                <text:p>0.245</text:p>
              </table:table-cell>
              <table:table-cell office:value-type="float" office:value="1.77718373307592">
                <text:p>1.77718373307592</text:p>
              </table:table-cell>
              <table:table-cell office:value-type="float" office:value="1.79909714020817">
                <text:p>1.799097140208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">
                <text:p>0.255</text:p>
              </table:table-cell>
              <table:table-cell office:value-type="float" office:value="1.76233261552932">
                <text:p>1.76233261552932</text:p>
              </table:table-cell>
              <table:table-cell office:value-type="float" office:value="1.73949514906016">
                <text:p>1.739495149060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5">
                <text:p>0.265</text:p>
              </table:table-cell>
              <table:table-cell office:value-type="float" office:value="1.67322591024974">
                <text:p>1.67322591024974</text:p>
              </table:table-cell>
              <table:table-cell office:value-type="float" office:value="1.70638293175572">
                <text:p>1.706382931755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5">
                <text:p>0.275</text:p>
              </table:table-cell>
              <table:table-cell office:value-type="float" office:value="1.62372218509443">
                <text:p>1.62372218509443</text:p>
              </table:table-cell>
              <table:table-cell office:value-type="float" office:value="1.64457345945409">
                <text:p>1.64457345945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5">
                <text:p>0.285</text:p>
              </table:table-cell>
              <table:table-cell office:value-type="float" office:value="1.64847404767209">
                <text:p>1.64847404767209</text:p>
              </table:table-cell>
              <table:table-cell office:value-type="float" office:value="1.62912109137868">
                <text:p>1.629121091378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5">
                <text:p>0.295</text:p>
              </table:table-cell>
              <table:table-cell office:value-type="float" office:value="1.6187718125789">
                <text:p>1.6187718125789</text:p>
              </table:table-cell>
              <table:table-cell office:value-type="float" office:value="1.60704627984238">
                <text:p>1.607046279842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5">
                <text:p>0.305</text:p>
              </table:table-cell>
              <table:table-cell office:value-type="float" office:value="1.5395658523304">
                <text:p>1.5395658523304</text:p>
              </table:table-cell>
              <table:table-cell office:value-type="float" office:value="1.54523680754076">
                <text:p>1.54523680754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">
                <text:p>0.315</text:p>
              </table:table-cell>
              <table:table-cell office:value-type="float" office:value="1.51976436226826">
                <text:p>1.51976436226826</text:p>
              </table:table-cell>
              <table:table-cell office:value-type="float" office:value="1.52536947715809">
                <text:p>1.525369477158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5">
                <text:p>0.325</text:p>
              </table:table-cell>
              <table:table-cell office:value-type="float" office:value="1.50491324472166">
                <text:p>1.50491324472166</text:p>
              </table:table-cell>
              <table:table-cell office:value-type="float" office:value="1.49887970331453">
                <text:p>1.498879703314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5">
                <text:p>0.335</text:p>
              </table:table-cell>
              <table:table-cell office:value-type="float" office:value="1.47521100962848">
                <text:p>1.47521100962848</text:p>
              </table:table-cell>
              <table:table-cell office:value-type="float" office:value="1.43927771216654">
                <text:p>1.439277712166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5">
                <text:p>0.345</text:p>
              </table:table-cell>
              <table:table-cell office:value-type="float" office:value="1.43560802950422">
                <text:p>1.43560802950422</text:p>
              </table:table-cell>
              <table:table-cell office:value-type="float" office:value="1.44148519332016">
                <text:p>1.441485193320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5">
                <text:p>0.355</text:p>
              </table:table-cell>
              <table:table-cell office:value-type="float" office:value="1.37125318680231">
                <text:p>1.37125318680231</text:p>
              </table:table-cell>
              <table:table-cell office:value-type="float" office:value="1.42161786293749">
                <text:p>1.421617862937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5">
                <text:p>0.365</text:p>
              </table:table-cell>
              <table:table-cell office:value-type="float" office:value="1.35640206925571">
                <text:p>1.35640206925571</text:p>
              </table:table-cell>
              <table:table-cell office:value-type="float" office:value="1.39512808909394">
                <text:p>1.39512808909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5">
                <text:p>0.375</text:p>
              </table:table-cell>
              <table:table-cell office:value-type="float" office:value="1.33660057919358">
                <text:p>1.33660057919358</text:p>
              </table:table-cell>
              <table:table-cell office:value-type="float" office:value="1.34656350371409">
                <text:p>1.346563503714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5">
                <text:p>0.385</text:p>
              </table:table-cell>
              <table:table-cell office:value-type="float" office:value="1.33660057919358">
                <text:p>1.33660057919358</text:p>
              </table:table-cell>
              <table:table-cell office:value-type="float" office:value="1.32448869217779">
                <text:p>1.324488692177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5">
                <text:p>0.395</text:p>
              </table:table-cell>
              <table:table-cell office:value-type="float" office:value="1.32669983416252">
                <text:p>1.32669983416252</text:p>
              </table:table-cell>
              <table:table-cell office:value-type="float" office:value="1.30241388064149">
                <text:p>1.302413880641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5">
                <text:p>0.405</text:p>
              </table:table-cell>
              <table:table-cell office:value-type="float" office:value="1.30689834410039">
                <text:p>1.30689834410039</text:p>
              </table:table-cell>
              <table:table-cell office:value-type="float" office:value="1.28254655025883">
                <text:p>1.28254655025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5">
                <text:p>0.415</text:p>
              </table:table-cell>
              <table:table-cell office:value-type="float" office:value="1.28214648152273">
                <text:p>1.28214648152273</text:p>
              </table:table-cell>
              <table:table-cell office:value-type="float" office:value="1.2582642575689">
                <text:p>1.2582642575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5">
                <text:p>0.425</text:p>
              </table:table-cell>
              <table:table-cell office:value-type="float" office:value="1.21284126630529">
                <text:p>1.21284126630529</text:p>
              </table:table-cell>
              <table:table-cell office:value-type="float" office:value="1.20969967218905">
                <text:p>1.209699672189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5">
                <text:p>0.435</text:p>
              </table:table-cell>
              <table:table-cell office:value-type="float" office:value="1.19799014875869">
                <text:p>1.19799014875869</text:p>
              </table:table-cell>
              <table:table-cell office:value-type="float" office:value="1.19424730411364">
                <text:p>1.194247304113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5">
                <text:p>0.445</text:p>
              </table:table-cell>
              <table:table-cell office:value-type="float" office:value="1.17818865869657">
                <text:p>1.17818865869657</text:p>
              </table:table-cell>
              <table:table-cell office:value-type="float" office:value="1.18983234180638">
                <text:p>1.189832341806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5">
                <text:p>0.455</text:p>
              </table:table-cell>
              <table:table-cell office:value-type="float" office:value="1.15343679611892">
                <text:p>1.15343679611892</text:p>
              </table:table-cell>
              <table:table-cell office:value-type="float" office:value="1.1677575302701">
                <text:p>1.16775753027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5">
                <text:p>0.465</text:p>
              </table:table-cell>
              <table:table-cell office:value-type="float" office:value="1.13363530605678">
                <text:p>1.13363530605678</text:p>
              </table:table-cell>
              <table:table-cell office:value-type="float" office:value="1.14789019988742">
                <text:p>1.147890199887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5">
                <text:p>0.475</text:p>
              </table:table-cell>
              <table:table-cell office:value-type="float" office:value="1.11878418851018">
                <text:p>1.11878418851018</text:p>
              </table:table-cell>
              <table:table-cell office:value-type="float" office:value="1.12802286950475">
                <text:p>1.128022869504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5">
                <text:p>0.485</text:p>
              </table:table-cell>
              <table:table-cell office:value-type="float" office:value="1.09403232593253">
                <text:p>1.09403232593253</text:p>
              </table:table-cell>
              <table:table-cell office:value-type="float" office:value="1.10374057681482">
                <text:p>1.103740576814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5">
                <text:p>0.495</text:p>
              </table:table-cell>
              <table:table-cell office:value-type="float" office:value="1.0742308358704">
                <text:p>1.0742308358704</text:p>
              </table:table-cell>
              <table:table-cell office:value-type="float" office:value="1.05959095374223">
                <text:p>1.059590953742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5">
                <text:p>0.505</text:p>
              </table:table-cell>
              <table:table-cell office:value-type="float" office:value="1.05442934580827">
                <text:p>1.05442934580827</text:p>
              </table:table-cell>
              <table:table-cell office:value-type="float" office:value="1.03751614220593">
                <text:p>1.037516142205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5">
                <text:p>0.515</text:p>
              </table:table-cell>
              <table:table-cell office:value-type="float" office:value="1.03462785574614">
                <text:p>1.03462785574614</text:p>
              </table:table-cell>
              <table:table-cell office:value-type="float" office:value="1.01764881182327">
                <text:p>1.017648811823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5">
                <text:p>0.525</text:p>
              </table:table-cell>
              <table:table-cell office:value-type="float" office:value="1.01482636568402">
                <text:p>1.01482636568402</text:p>
              </table:table-cell>
              <table:table-cell office:value-type="float" office:value="0.999988962594231">
                <text:p>0.9999889625942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5">
                <text:p>0.535</text:p>
              </table:table-cell>
              <table:table-cell office:value-type="float" office:value="0.970273013044231">
                <text:p>0.970273013044231</text:p>
              </table:table-cell>
              <table:table-cell office:value-type="float" office:value="0.977914151057934">
                <text:p>0.9779141510579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5">
                <text:p>0.545</text:p>
              </table:table-cell>
              <table:table-cell office:value-type="float" office:value="0.935620405435508">
                <text:p>0.935620405435508</text:p>
              </table:table-cell>
              <table:table-cell office:value-type="float" office:value="0.958046820675268">
                <text:p>0.9580468206752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5">
                <text:p>0.555</text:p>
              </table:table-cell>
              <table:table-cell office:value-type="float" office:value="0.915818915373381">
                <text:p>0.915818915373381</text:p>
              </table:table-cell>
              <table:table-cell office:value-type="float" office:value="0.938179490292601">
                <text:p>0.9381794902926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5">
                <text:p>0.565</text:p>
              </table:table-cell>
              <table:table-cell office:value-type="float" office:value="0.896017425311254">
                <text:p>0.896017425311254</text:p>
              </table:table-cell>
              <table:table-cell office:value-type="float" office:value="0.918312159909934">
                <text:p>0.9183121599099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5">
                <text:p>0.575</text:p>
              </table:table-cell>
              <table:table-cell office:value-type="float" office:value="0.876215935249136">
                <text:p>0.876215935249136</text:p>
              </table:table-cell>
              <table:table-cell office:value-type="float" office:value="0.898444829527277">
                <text:p>0.8984448295272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5">
                <text:p>0.585</text:p>
              </table:table-cell>
              <table:table-cell office:value-type="float" office:value="0.856414445187">
                <text:p>0.856414445187</text:p>
              </table:table-cell>
              <table:table-cell office:value-type="float" office:value="0.874162536837341">
                <text:p>0.8741625368373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5">
                <text:p>0.595</text:p>
              </table:table-cell>
              <table:table-cell office:value-type="float" office:value="0.836612955124872">
                <text:p>0.836612955124872</text:p>
              </table:table-cell>
              <table:table-cell office:value-type="float" office:value="0.834427876072007">
                <text:p>0.8344278760720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5">
                <text:p>0.605</text:p>
              </table:table-cell>
              <table:table-cell office:value-type="float" office:value="0.821761837578277">
                <text:p>0.821761837578277</text:p>
              </table:table-cell>
              <table:table-cell office:value-type="float" office:value="0.81676802684297">
                <text:p>0.816768026842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5">
                <text:p>0.615</text:p>
              </table:table-cell>
              <table:table-cell office:value-type="float" office:value="0.816811465062745">
                <text:p>0.816811465062745</text:p>
              </table:table-cell>
              <table:table-cell office:value-type="float" office:value="0.807938102228452">
                <text:p>0.8079381022284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5">
                <text:p>0.625</text:p>
              </table:table-cell>
              <table:table-cell office:value-type="float" office:value="0.797009975000618">
                <text:p>0.797009975000618</text:p>
              </table:table-cell>
              <table:table-cell office:value-type="float" office:value="0.788070771845785">
                <text:p>0.7880707718457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5">
                <text:p>0.635</text:p>
              </table:table-cell>
              <table:table-cell office:value-type="float" office:value="0.777208484938491">
                <text:p>0.777208484938491</text:p>
              </table:table-cell>
              <table:table-cell office:value-type="float" office:value="0.770410922616747">
                <text:p>0.77041092261674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5">
                <text:p>0.645</text:p>
              </table:table-cell>
              <table:table-cell office:value-type="float" office:value="0.757406994876364">
                <text:p>0.757406994876364</text:p>
              </table:table-cell>
              <table:table-cell office:value-type="float" office:value="0.748336111080451">
                <text:p>0.7483361110804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5">
                <text:p>0.655</text:p>
              </table:table-cell>
              <table:table-cell office:value-type="float" office:value="0.742555877329768">
                <text:p>0.742555877329768</text:p>
              </table:table-cell>
              <table:table-cell office:value-type="float" office:value="0.728468780697784">
                <text:p>0.7284687806977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5">
                <text:p>0.665</text:p>
              </table:table-cell>
              <table:table-cell office:value-type="float" office:value="0.71780401475211">
                <text:p>0.71780401475211</text:p>
              </table:table-cell>
              <table:table-cell office:value-type="float" office:value="0.708601450315117">
                <text:p>0.7086014503151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5">
                <text:p>0.675</text:p>
              </table:table-cell>
              <table:table-cell office:value-type="float" office:value="0.69800252468999">
                <text:p>0.69800252468999</text:p>
              </table:table-cell>
              <table:table-cell office:value-type="float" office:value="0.688734119932458">
                <text:p>0.6887341199324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5">
                <text:p>0.685</text:p>
              </table:table-cell>
              <table:table-cell office:value-type="float" office:value="0.678201034627855">
                <text:p>0.678201034627855</text:p>
              </table:table-cell>
              <table:table-cell office:value-type="float" office:value="0.668866789549784">
                <text:p>0.66886678954978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5">
                <text:p>0.695</text:p>
              </table:table-cell>
              <table:table-cell office:value-type="float" office:value="0.658399544565728">
                <text:p>0.658399544565728</text:p>
              </table:table-cell>
              <table:table-cell office:value-type="float" office:value="0.648999459167117">
                <text:p>0.648999459167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5">
                <text:p>0.705</text:p>
              </table:table-cell>
              <table:table-cell office:value-type="float" office:value="0.633647681988069">
                <text:p>0.633647681988069</text:p>
              </table:table-cell>
              <table:table-cell office:value-type="float" office:value="0.62913212878445">
                <text:p>0.629132128784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5">
                <text:p>0.715</text:p>
              </table:table-cell>
              <table:table-cell office:value-type="float" office:value="0.618796564441474">
                <text:p>0.618796564441474</text:p>
              </table:table-cell>
              <table:table-cell office:value-type="float" office:value="0.609264798401783">
                <text:p>0.6092647984017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5">
                <text:p>0.725</text:p>
              </table:table-cell>
              <table:table-cell office:value-type="float" office:value="0.598995074379347">
                <text:p>0.598995074379347</text:p>
              </table:table-cell>
              <table:table-cell office:value-type="float" office:value="0.589397468019116">
                <text:p>0.5893974680191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5">
                <text:p>0.735</text:p>
              </table:table-cell>
              <table:table-cell office:value-type="float" office:value="0.579193584317219">
                <text:p>0.579193584317219</text:p>
              </table:table-cell>
              <table:table-cell office:value-type="float" office:value="0.56732265648282">
                <text:p>0.567322656482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5">
                <text:p>0.745</text:p>
              </table:table-cell>
              <table:table-cell office:value-type="float" office:value="0.539590604192965">
                <text:p>0.539590604192965</text:p>
              </table:table-cell>
              <table:table-cell office:value-type="float" office:value="0.536417920332005">
                <text:p>0.5364179203320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5">
                <text:p>0.755</text:p>
              </table:table-cell>
              <table:table-cell office:value-type="float" office:value="0.509888369099774">
                <text:p>0.509888369099774</text:p>
              </table:table-cell>
              <table:table-cell office:value-type="float" office:value="0.509928146488449">
                <text:p>0.5099281464884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5">
                <text:p>0.765</text:p>
              </table:table-cell>
              <table:table-cell office:value-type="float" office:value="0.490086879037647">
                <text:p>0.490086879037647</text:p>
              </table:table-cell>
              <table:table-cell office:value-type="float" office:value="0.490060816105782">
                <text:p>0.490060816105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5">
                <text:p>0.775</text:p>
              </table:table-cell>
              <table:table-cell office:value-type="float" office:value="0.47028538897552">
                <text:p>0.47028538897552</text:p>
              </table:table-cell>
              <table:table-cell office:value-type="float" office:value="0.470193485723115">
                <text:p>0.4701934857231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5">
                <text:p>0.785</text:p>
              </table:table-cell>
              <table:table-cell office:value-type="float" office:value="0.450483898913393">
                <text:p>0.450483898913393</text:p>
              </table:table-cell>
              <table:table-cell office:value-type="float" office:value="0.450326155340448">
                <text:p>0.4503261553404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5">
                <text:p>0.795</text:p>
              </table:table-cell>
              <table:table-cell office:value-type="float" office:value="0.430682408851266">
                <text:p>0.430682408851266</text:p>
              </table:table-cell>
              <table:table-cell office:value-type="float" office:value="0.430458824957782">
                <text:p>0.4304588249577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5">
                <text:p>0.805</text:p>
              </table:table-cell>
              <table:table-cell office:value-type="float" office:value="0.410880918789143">
                <text:p>0.410880918789143</text:p>
              </table:table-cell>
              <table:table-cell office:value-type="float" office:value="0.410591494575119">
                <text:p>0.4105914945751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5">
                <text:p>0.815</text:p>
              </table:table-cell>
              <table:table-cell office:value-type="float" office:value="0.391079428727011">
                <text:p>0.391079428727011</text:p>
              </table:table-cell>
              <table:table-cell office:value-type="float" office:value="0.390724164192448">
                <text:p>0.3907241641924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5">
                <text:p>0.825</text:p>
              </table:table-cell>
              <table:table-cell office:value-type="float" office:value="0.371277938664884">
                <text:p>0.371277938664884</text:p>
              </table:table-cell>
              <table:table-cell office:value-type="float" office:value="0.370856833809781">
                <text:p>0.3708568338097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5">
                <text:p>0.835</text:p>
              </table:table-cell>
              <table:table-cell office:value-type="float" office:value="0.351476448602757">
                <text:p>0.351476448602757</text:p>
              </table:table-cell>
              <table:table-cell office:value-type="float" office:value="0.350989503427114">
                <text:p>0.3509895034271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5">
                <text:p>0.845</text:p>
              </table:table-cell>
              <table:table-cell office:value-type="float" office:value="0.33167495854063">
                <text:p>0.33167495854063</text:p>
              </table:table-cell>
              <table:table-cell office:value-type="float" office:value="0.331122173044447">
                <text:p>0.331122173044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5">
                <text:p>0.855</text:p>
              </table:table-cell>
              <table:table-cell office:value-type="float" office:value="0.311873468478503">
                <text:p>0.311873468478503</text:p>
              </table:table-cell>
              <table:table-cell office:value-type="float" office:value="0.31125484266178">
                <text:p>0.311254842661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">
                <text:p>0.865</text:p>
              </table:table-cell>
              <table:table-cell office:value-type="float" office:value="0.292071978416376">
                <text:p>0.292071978416376</text:p>
              </table:table-cell>
              <table:table-cell office:value-type="float" office:value="0.291387512279114">
                <text:p>0.2913875122791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">
                <text:p>0.875</text:p>
              </table:table-cell>
              <table:table-cell office:value-type="float" office:value="0.272270488354248">
                <text:p>0.272270488354248</text:p>
              </table:table-cell>
              <table:table-cell office:value-type="float" office:value="0.271520181896447">
                <text:p>0.2715201818964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5">
                <text:p>0.885</text:p>
              </table:table-cell>
              <table:table-cell office:value-type="float" office:value="0.252468998292121">
                <text:p>0.252468998292121</text:p>
              </table:table-cell>
              <table:table-cell office:value-type="float" office:value="0.25165285151378">
                <text:p>0.251652851513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5">
                <text:p>0.895</text:p>
              </table:table-cell>
              <table:table-cell office:value-type="float" office:value="0.232667508229994">
                <text:p>0.232667508229994</text:p>
              </table:table-cell>
              <table:table-cell office:value-type="float" office:value="0.231785521131113">
                <text:p>0.231785521131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5">
                <text:p>0.905</text:p>
              </table:table-cell>
              <table:table-cell office:value-type="float" office:value="0.212866018167867">
                <text:p>0.212866018167867</text:p>
              </table:table-cell>
              <table:table-cell office:value-type="float" office:value="0.211918190748446">
                <text:p>0.211918190748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5">
                <text:p>0.915</text:p>
              </table:table-cell>
              <table:table-cell office:value-type="float" office:value="0.19306452810574">
                <text:p>0.19306452810574</text:p>
              </table:table-cell>
              <table:table-cell office:value-type="float" office:value="0.192050860365779">
                <text:p>0.1920508603657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5">
                <text:p>0.925</text:p>
              </table:table-cell>
              <table:table-cell office:value-type="float" office:value="0.173263038043613">
                <text:p>0.173263038043613</text:p>
              </table:table-cell>
              <table:table-cell office:value-type="float" office:value="0.172183529983113">
                <text:p>0.1721835299831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5">
                <text:p>0.935</text:p>
              </table:table-cell>
              <table:table-cell office:value-type="float" office:value="0.153461547981487">
                <text:p>0.153461547981487</text:p>
              </table:table-cell>
              <table:table-cell office:value-type="float" office:value="0.152316199600447">
                <text:p>0.1523161996004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5">
                <text:p>0.945</text:p>
              </table:table-cell>
              <table:table-cell office:value-type="float" office:value="0.133660057919358">
                <text:p>0.133660057919358</text:p>
              </table:table-cell>
              <table:table-cell office:value-type="float" office:value="0.132448869217779">
                <text:p>0.1324488692177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5">
                <text:p>0.955</text:p>
              </table:table-cell>
              <table:table-cell office:value-type="float" office:value="0.113858567857231">
                <text:p>0.113858567857231</text:p>
              </table:table-cell>
              <table:table-cell office:value-type="float" office:value="0.112581538835112">
                <text:p>0.1125815388351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5">
                <text:p>0.965</text:p>
              </table:table-cell>
              <table:table-cell office:value-type="float" office:value="0.094057077795104">
                <text:p>0.094057077795104</text:p>
              </table:table-cell>
              <table:table-cell office:value-type="float" office:value="0.0927142084524453">
                <text:p>0.0927142084524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5">
                <text:p>0.975</text:p>
              </table:table-cell>
              <table:table-cell office:value-type="float" office:value="0.0742555877329768">
                <text:p>0.0742555877329768</text:p>
              </table:table-cell>
              <table:table-cell office:value-type="float" office:value="0.0728468780697784">
                <text:p>0.07284687806977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5">
                <text:p>0.985</text:p>
              </table:table-cell>
              <table:table-cell office:value-type="float" office:value="0.0544540976708497">
                <text:p>0.0544540976708497</text:p>
              </table:table-cell>
              <table:table-cell office:value-type="float" office:value="0.0529795476871116">
                <text:p>0.0529795476871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5">
                <text:p>0.995</text:p>
              </table:table-cell>
              <table:table-cell office:value-type="float" office:value="0.0346526076087225">
                <text:p>0.0346526076087225</text:p>
              </table:table-cell>
              <table:table-cell office:value-type="float" office:value="0.0331122173044447">
                <text:p>0.03311221730444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5">
                <text:p>1.005</text:p>
              </table:table-cell>
              <table:table-cell office:value-type="float" office:value="0.0148511175465954">
                <text:p>0.0148511175465954</text:p>
              </table:table-cell>
              <table:table-cell office:value-type="float" office:value="0.0132448869217779">
                <text:p>0.013244886921777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64a0f66915f38c6217de274f0aa8e1561892476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A1:Sheet1.A71 Sheet1.C1:Sheet1.C71" svg:x="0.32cm" svg:y="0.18cm" svg:width="12.508cm" svg:height="8.64cm">
          <chartooo:coordinate-region svg:x="1.047cm" svg:y="0.379cm" svg:width="11.5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71" chart:class="chart:scatter">
            <chart:domain table:cell-range-address="Sheet1.A1:Sheet1.A71"/>
            <chart:data-point chart:repeated="7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:Sheet1.A71</svg:desc>
                </draw:g>
              </table:table-cell>
              <table:table-cell office:value-type="float" office:value="0.015707963267949">
                <text:p>0.015707963267949</text:p>
                <draw:g>
                  <svg:desc>Sheet1.C1:Sheet1.C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0471238898038469">
                <text:p>0.0471238898038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0785398163397448">
                <text:p>0.0785398163397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0.109955742875643">
                <text:p>0.109955742875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0.141371669411541">
                <text:p>0.141371669411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">
                <text:p>0.11</text:p>
              </table:table-cell>
              <table:table-cell office:value-type="float" office:value="0.172787595947439">
                <text:p>0.172787595947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">
                <text:p>0.13</text:p>
              </table:table-cell>
              <table:table-cell office:value-type="float" office:value="0.204203522483337">
                <text:p>0.204203522483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  <table:table-cell office:value-type="float" office:value="0.235619449019234">
                <text:p>0.235619449019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0.267035375555132">
                <text:p>0.267035375555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29845130209103">
                <text:p>0.29845130209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">
                <text:p>0.21</text:p>
              </table:table-cell>
              <table:table-cell office:value-type="float" office:value="0.329867228626928">
                <text:p>0.329867228626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">
                <text:p>0.23</text:p>
              </table:table-cell>
              <table:table-cell office:value-type="float" office:value="0.361283155162826">
                <text:p>0.361283155162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">
                <text:p>0.25</text:p>
              </table:table-cell>
              <table:table-cell office:value-type="float" office:value="0.392699081698724">
                <text:p>0.392699081698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">
                <text:p>0.27</text:p>
              </table:table-cell>
              <table:table-cell office:value-type="float" office:value="0.424115008234622">
                <text:p>0.424115008234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">
                <text:p>0.29</text:p>
              </table:table-cell>
              <table:table-cell office:value-type="float" office:value="0.45553093477052">
                <text:p>0.45553093477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">
                <text:p>0.31</text:p>
              </table:table-cell>
              <table:table-cell office:value-type="float" office:value="0.486946861306418">
                <text:p>0.486946861306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">
                <text:p>0.33</text:p>
              </table:table-cell>
              <table:table-cell office:value-type="float" office:value="0.518362787842316">
                <text:p>0.518362787842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">
                <text:p>0.35</text:p>
              </table:table-cell>
              <table:table-cell office:value-type="float" office:value="0.549778714378214">
                <text:p>0.549778714378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">
                <text:p>0.37</text:p>
              </table:table-cell>
              <table:table-cell office:value-type="float" office:value="0.581194640914112">
                <text:p>0.581194640914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">
                <text:p>0.39</text:p>
              </table:table-cell>
              <table:table-cell office:value-type="float" office:value="0.61261056745001">
                <text:p>0.61261056745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">
                <text:p>0.41</text:p>
              </table:table-cell>
              <table:table-cell office:value-type="float" office:value="0.644026493985908">
                <text:p>0.644026493985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">
                <text:p>0.43</text:p>
              </table:table-cell>
              <table:table-cell office:value-type="float" office:value="0.675442420521805">
                <text:p>0.675442420521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">
                <text:p>0.45</text:p>
              </table:table-cell>
              <table:table-cell office:value-type="float" office:value="0.706858347057703">
                <text:p>0.706858347057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">
                <text:p>0.47</text:p>
              </table:table-cell>
              <table:table-cell office:value-type="float" office:value="0.738274273593601">
                <text:p>0.738274273593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">
                <text:p>0.49</text:p>
              </table:table-cell>
              <table:table-cell office:value-type="float" office:value="0.769690200129499">
                <text:p>0.769690200129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">
                <text:p>0.51</text:p>
              </table:table-cell>
              <table:table-cell office:value-type="float" office:value="0.801106126665397">
                <text:p>0.8011061266653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3">
                <text:p>0.53</text:p>
              </table:table-cell>
              <table:table-cell office:value-type="float" office:value="0.832522053201295">
                <text:p>0.832522053201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5">
                <text:p>0.55</text:p>
              </table:table-cell>
              <table:table-cell office:value-type="float" office:value="0.863937979737193">
                <text:p>0.863937979737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">
                <text:p>0.57</text:p>
              </table:table-cell>
              <table:table-cell office:value-type="float" office:value="0.895353906273091">
                <text:p>0.8953539062730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">
                <text:p>0.59</text:p>
              </table:table-cell>
              <table:table-cell office:value-type="float" office:value="0.926769832808989">
                <text:p>0.926769832808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">
                <text:p>0.61</text:p>
              </table:table-cell>
              <table:table-cell office:value-type="float" office:value="0.958185759344887">
                <text:p>0.958185759344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">
                <text:p>0.63</text:p>
              </table:table-cell>
              <table:table-cell office:value-type="float" office:value="0.989601685880785">
                <text:p>0.989601685880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  <table:table-cell office:value-type="float" office:value="1.02101761241668">
                <text:p>1.02101761241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">
                <text:p>0.67</text:p>
              </table:table-cell>
              <table:table-cell office:value-type="float" office:value="1.05243353895258">
                <text:p>1.05243353895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">
                <text:p>0.69</text:p>
              </table:table-cell>
              <table:table-cell office:value-type="float" office:value="1.08384946548848">
                <text:p>1.083849465488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1">
                <text:p>0.71</text:p>
              </table:table-cell>
              <table:table-cell office:value-type="float" office:value="1.11526539202438">
                <text:p>1.115265392024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3">
                <text:p>0.73</text:p>
              </table:table-cell>
              <table:table-cell office:value-type="float" office:value="1.14668131856027">
                <text:p>1.14668131856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">
                <text:p>0.75</text:p>
              </table:table-cell>
              <table:table-cell office:value-type="float" office:value="1.17809724509617">
                <text:p>1.17809724509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7">
                <text:p>0.77</text:p>
              </table:table-cell>
              <table:table-cell office:value-type="float" office:value="1.20951317163207">
                <text:p>1.20951317163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">
                <text:p>0.79</text:p>
              </table:table-cell>
              <table:table-cell office:value-type="float" office:value="1.24092909816797">
                <text:p>1.240929098167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1.27234502470387">
                <text:p>1.27234502470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">
                <text:p>0.83</text:p>
              </table:table-cell>
              <table:table-cell office:value-type="float" office:value="1.30376095123976">
                <text:p>1.30376095123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">
                <text:p>0.85</text:p>
              </table:table-cell>
              <table:table-cell office:value-type="float" office:value="1.33517687777566">
                <text:p>1.335176877775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7">
                <text:p>0.87</text:p>
              </table:table-cell>
              <table:table-cell office:value-type="float" office:value="1.36659280431156">
                <text:p>1.36659280431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">
                <text:p>0.89</text:p>
              </table:table-cell>
              <table:table-cell office:value-type="float" office:value="1.39800873084746">
                <text:p>1.398008730847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">
                <text:p>0.91</text:p>
              </table:table-cell>
              <table:table-cell office:value-type="float" office:value="1.42942465738336">
                <text:p>1.42942465738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">
                <text:p>0.93</text:p>
              </table:table-cell>
              <table:table-cell office:value-type="float" office:value="1.46084058391925">
                <text:p>1.46084058391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">
                <text:p>0.95</text:p>
              </table:table-cell>
              <table:table-cell office:value-type="float" office:value="1.49225651045515">
                <text:p>1.492256510455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">
                <text:p>0.97</text:p>
              </table:table-cell>
              <table:table-cell office:value-type="float" office:value="1.52367243699105">
                <text:p>1.52367243699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">
                <text:p>0.99</text:p>
              </table:table-cell>
              <table:table-cell office:value-type="float" office:value="1.55508836352695">
                <text:p>1.555088363526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1">
                <text:p>1.01</text:p>
              </table:table-cell>
              <table:table-cell office:value-type="float" office:value="1.30201582545868">
                <text:p>1.30201582545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3">
                <text:p>1.03</text:p>
              </table:table-cell>
              <table:table-cell office:value-type="float" office:value="1.11951334610083">
                <text:p>1.119513346100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5">
                <text:p>1.05</text:p>
              </table:table-cell>
              <table:table-cell office:value-type="float" office:value="0.998662399677225">
                <text:p>0.998662399677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7">
                <text:p>1.07</text:p>
              </table:table-cell>
              <table:table-cell office:value-type="float" office:value="0.902388552815265">
                <text:p>0.902388552815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9">
                <text:p>1.09</text:p>
              </table:table-cell>
              <table:table-cell office:value-type="float" office:value="0.820066936575488">
                <text:p>0.820066936575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1">
                <text:p>1.11</text:p>
              </table:table-cell>
              <table:table-cell office:value-type="float" office:value="0.746902550678362">
                <text:p>0.746902550678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">
                <text:p>1.13</text:p>
              </table:table-cell>
              <table:table-cell office:value-type="float" office:value="0.680261854314422">
                <text:p>0.680261854314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5">
                <text:p>1.15</text:p>
              </table:table-cell>
              <table:table-cell office:value-type="float" office:value="0.618522951866317">
                <text:p>0.6185229518663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7">
                <text:p>1.17</text:p>
              </table:table-cell>
              <table:table-cell office:value-type="float" office:value="0.560608188275242">
                <text:p>0.560608188275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">
                <text:p>1.19</text:p>
              </table:table-cell>
              <table:table-cell office:value-type="float" office:value="0.505761567736572">
                <text:p>0.505761567736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">
                <text:p>1.21</text:p>
              </table:table-cell>
              <table:table-cell office:value-type="float" office:value="0.453430622953634">
                <text:p>0.4534306229536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">
                <text:p>1.23</text:p>
              </table:table-cell>
              <table:table-cell office:value-type="float" office:value="0.40319852948388">
                <text:p>0.403198529483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5">
                <text:p>1.25</text:p>
              </table:table-cell>
              <table:table-cell office:value-type="float" office:value="0.35474263651041">
                <text:p>0.35474263651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7">
                <text:p>1.27</text:p>
              </table:table-cell>
              <table:table-cell office:value-type="float" office:value="0.307807875252175">
                <text:p>0.307807875252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9">
                <text:p>1.29</text:p>
              </table:table-cell>
              <table:table-cell office:value-type="float" office:value="0.26218902014581">
                <text:p>0.262189020145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1">
                <text:p>1.31</text:p>
              </table:table-cell>
              <table:table-cell office:value-type="float" office:value="0.217718460523433">
                <text:p>0.217718460523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3">
                <text:p>1.33</text:p>
              </table:table-cell>
              <table:table-cell office:value-type="float" office:value="0.174257533873865">
                <text:p>0.1742575338738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5">
                <text:p>1.35</text:p>
              </table:table-cell>
              <table:table-cell office:value-type="float" office:value="0.131690235721463">
                <text:p>0.1316902357214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7">
                <text:p>1.37</text:p>
              </table:table-cell>
              <table:table-cell office:value-type="float" office:value="0.0899185595226654">
                <text:p>0.08991855952266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9">
                <text:p>1.39</text:p>
              </table:table-cell>
              <table:table-cell office:value-type="float" office:value="0.0488589815019031">
                <text:p>0.04885898150190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1">
                <text:p>1.41</text:p>
              </table:table-cell>
              <table:table-cell office:value-type="float" office:value="0.00843976670863728">
                <text:p>0.00843976670863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64a0f66915f38c6217de274f0aa8e156189247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1cm" svg:y="3.952cm" style:legend-expansion="high" chart:style-name="ch2"/>
        <chart:plot-area chart:style-name="ch3" table:cell-range-address="Sheet1.E1:Sheet1.G21" svg:x="0.32cm" svg:y="0.18cm" svg:width="12.481cm" svg:height="8.64cm">
          <chartooo:coordinate-region svg:x="1.047cm" svg:y="0.379cm" svg:width="11.42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21" chart:class="chart:scatter">
            <chart:domain table:cell-range-address="Sheet1.E1:Sheet1.E21"/>
            <chart:data-point chart:repeated="21"/>
          </chart:series>
          <chart:series chart:style-name="ch7" chart:values-cell-range-address="Sheet1.G1:Sheet1.G2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1">
                <text:p>1.01</text:p>
                <draw:g>
                  <svg:desc>Sheet1.E1:Sheet1.E21</svg:desc>
                </draw:g>
              </table:table-cell>
              <table:table-cell office:value-type="float" office:value="1.36754040741566">
                <text:p>1.36754040741566</text:p>
                <draw:g>
                  <svg:desc>Sheet1.F1:Sheet1.F21</svg:desc>
                </draw:g>
              </table:table-cell>
              <table:table-cell office:value-type="float" office:value="1.30201582545868">
                <text:p>1.30201582545868</text:p>
                <draw:g>
                  <svg:desc>Sheet1.G1:Sheet1.G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1.1249721541546">
                <text:p>1.1249721541546</text:p>
              </table:table-cell>
              <table:table-cell office:value-type="float" office:value="1.11951334610083">
                <text:p>1.11951334610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1.00740080691072">
                <text:p>1.00740080691072</text:p>
              </table:table-cell>
              <table:table-cell office:value-type="float" office:value="0.998662399677225">
                <text:p>0.998662399677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7">
                <text:p>1.07</text:p>
              </table:table-cell>
              <table:table-cell office:value-type="float" office:value="0.899730204697903">
                <text:p>0.899730204697903</text:p>
              </table:table-cell>
              <table:table-cell office:value-type="float" office:value="0.902388552815265">
                <text:p>0.902388552815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9">
                <text:p>1.09</text:p>
              </table:table-cell>
              <table:table-cell office:value-type="float" office:value="0.832900175738224">
                <text:p>0.832900175738224</text:p>
              </table:table-cell>
              <table:table-cell office:value-type="float" office:value="0.820066936575488">
                <text:p>0.8200669365754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1">
                <text:p>1.11</text:p>
              </table:table-cell>
              <table:table-cell office:value-type="float" office:value="0.748743842974183">
                <text:p>0.748743842974183</text:p>
              </table:table-cell>
              <table:table-cell office:value-type="float" office:value="0.746902550678362">
                <text:p>0.746902550678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3">
                <text:p>1.13</text:p>
              </table:table-cell>
              <table:table-cell office:value-type="float" office:value="0.689339372787802">
                <text:p>0.689339372787802</text:p>
              </table:table-cell>
              <table:table-cell office:value-type="float" office:value="0.680261854314422">
                <text:p>0.680261854314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5">
                <text:p>1.15</text:p>
              </table:table-cell>
              <table:table-cell office:value-type="float" office:value="0.622509343828129">
                <text:p>0.622509343828129</text:p>
              </table:table-cell>
              <table:table-cell office:value-type="float" office:value="0.618522951866317">
                <text:p>0.6185229518663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17">
                <text:p>1.17</text:p>
              </table:table-cell>
              <table:table-cell office:value-type="float" office:value="0.559392094255092">
                <text:p>0.559392094255092</text:p>
              </table:table-cell>
              <table:table-cell office:value-type="float" office:value="0.560608188275242">
                <text:p>0.5606081882752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9">
                <text:p>1.19</text:p>
              </table:table-cell>
              <table:table-cell office:value-type="float" office:value="0.518551521001955">
                <text:p>0.518551521001955</text:p>
              </table:table-cell>
              <table:table-cell office:value-type="float" office:value="0.505761567736572">
                <text:p>0.505761567736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1">
                <text:p>1.21</text:p>
              </table:table-cell>
              <table:table-cell office:value-type="float" office:value="0.451721492042276">
                <text:p>0.451721492042276</text:p>
              </table:table-cell>
              <table:table-cell office:value-type="float" office:value="0.453430622953634">
                <text:p>0.4534306229536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3">
                <text:p>1.23</text:p>
              </table:table-cell>
              <table:table-cell office:value-type="float" office:value="0.40716813940249">
                <text:p>0.40716813940249</text:p>
              </table:table-cell>
              <table:table-cell office:value-type="float" office:value="0.40319852948388">
                <text:p>0.403198529483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5">
                <text:p>1.25</text:p>
              </table:table-cell>
              <table:table-cell office:value-type="float" office:value="0.367565159278235">
                <text:p>0.367565159278235</text:p>
              </table:table-cell>
              <table:table-cell office:value-type="float" office:value="0.35474263651041">
                <text:p>0.35474263651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7">
                <text:p>1.27</text:p>
              </table:table-cell>
              <table:table-cell office:value-type="float" office:value="0.308160689091854">
                <text:p>0.308160689091854</text:p>
              </table:table-cell>
              <table:table-cell office:value-type="float" office:value="0.307807875252175">
                <text:p>0.307807875252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29">
                <text:p>1.29</text:p>
              </table:table-cell>
              <table:table-cell office:value-type="float" office:value="0.267320115838717">
                <text:p>0.267320115838717</text:p>
              </table:table-cell>
              <table:table-cell office:value-type="float" office:value="0.26218902014581">
                <text:p>0.262189020145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31">
                <text:p>1.31</text:p>
              </table:table-cell>
              <table:table-cell office:value-type="float" office:value="0.226479542585579">
                <text:p>0.226479542585579</text:p>
              </table:table-cell>
              <table:table-cell office:value-type="float" office:value="0.217718460523433">
                <text:p>0.217718460523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3">
                <text:p>1.33</text:p>
              </table:table-cell>
              <table:table-cell office:value-type="float" office:value="0.17202544491473">
                <text:p>0.17202544491473</text:p>
              </table:table-cell>
              <table:table-cell office:value-type="float" office:value="0.174257533873865">
                <text:p>0.1742575338738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5">
                <text:p>1.35</text:p>
              </table:table-cell>
              <table:table-cell office:value-type="float" office:value="0.142323209821539">
                <text:p>0.142323209821539</text:p>
              </table:table-cell>
              <table:table-cell office:value-type="float" office:value="0.131690235721463">
                <text:p>0.1316902357214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7">
                <text:p>1.37</text:p>
              </table:table-cell>
              <table:table-cell office:value-type="float" office:value="0.100245043439519">
                <text:p>0.100245043439519</text:p>
              </table:table-cell>
              <table:table-cell office:value-type="float" office:value="0.0899185595226654">
                <text:p>0.08991855952266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9">
                <text:p>1.39</text:p>
              </table:table-cell>
              <table:table-cell office:value-type="float" office:value="0.0495037251553179">
                <text:p>0.0495037251553179</text:p>
              </table:table-cell>
              <table:table-cell office:value-type="float" office:value="0.0488589815019031">
                <text:p>0.0488589815019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1">
                <text:p>1.41</text:p>
              </table:table-cell>
              <table:table-cell office:value-type="float" office:value="0.0185638969332444">
                <text:p>0.0185638969332444</text:p>
              </table:table-cell>
              <table:table-cell office:value-type="float" office:value="0.00843976670863728">
                <text:p>0.008439766708637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64a0f66915f38c6217de274f0aa8e156189247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945cm" svg:height="9cm" xlink:href=".." xlink:type="simple" chart:class="chart:scatter" chart:style-name="ch1">
        <chart:legend chart:legend-position="end" svg:x="37.093cm" svg:y="3.952cm" style:legend-expansion="high" chart:style-name="ch2"/>
        <chart:plot-area chart:style-name="ch3" table:cell-range-address="Sheet2.G1:Sheet2.H119 Sheet2.J1:Sheet2.J119" svg:x="0.798cm" svg:y="0.18cm" svg:width="35.497cm" svg:height="8.64cm">
          <chartooo:coordinate-region svg:x="1.525cm" svg:y="0.379cm" svg:width="34.52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1:Sheet2.H119" chart:class="chart:scatter">
            <chart:domain table:cell-range-address="Sheet2.G1:Sheet2.G119"/>
            <chart:data-point chart:repeated="119"/>
          </chart:series>
          <chart:series chart:style-name="ch7" chart:values-cell-range-address="Sheet2.J1:Sheet2.J119" chart:class="chart:scatter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01">
                <text:p>2.001</text:p>
                <draw:g>
                  <svg:desc>Sheet2.G1:Sheet2.G119</svg:desc>
                </draw:g>
              </table:table-cell>
              <table:table-cell office:value-type="float" office:value="83.2776416425428">
                <text:p>83.2776416425428</text:p>
                <draw:g>
                  <svg:desc>Sheet2.H1:Sheet2.H119</svg:desc>
                </draw:g>
              </table:table-cell>
              <table:table-cell office:value-type="float" office:value="59.2672678157241">
                <text:p>59.2672678157241</text:p>
                <draw:g>
                  <svg:desc>Sheet2.J1:Sheet2.J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03">
                <text:p>2.003</text:p>
              </table:table-cell>
              <table:table-cell office:value-type="float" office:value="35.5436746615143">
                <text:p>35.5436746615143</text:p>
              </table:table-cell>
              <table:table-cell office:value-type="float" office:value="32.5499035283108">
                <text:p>32.54990352831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5">
                <text:p>2.005</text:p>
              </table:table-cell>
              <table:table-cell office:value-type="float" office:value="25.6181777678799">
                <text:p>25.6181777678799</text:p>
              </table:table-cell>
              <table:table-cell office:value-type="float" office:value="24.327276658837">
                <text:p>24.3272766588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07">
                <text:p>2.007</text:p>
              </table:table-cell>
              <table:table-cell office:value-type="float" office:value="16.5837479270297">
                <text:p>16.5837479270297</text:p>
              </table:table-cell>
              <table:table-cell office:value-type="float" office:value="19.9532759898036">
                <text:p>19.95327598980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09">
                <text:p>2.009</text:p>
              </table:table-cell>
              <table:table-cell office:value-type="float" office:value="20.1727680007943">
                <text:p>20.1727680007943</text:p>
              </table:table-cell>
              <table:table-cell office:value-type="float" office:value="17.1349357157185">
                <text:p>17.1349357157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11">
                <text:p>2.011</text:p>
              </table:table-cell>
              <table:table-cell office:value-type="float" office:value="11.806638449542">
                <text:p>11.806638449542</text:p>
              </table:table-cell>
              <table:table-cell office:value-type="float" office:value="15.1258224896357">
                <text:p>15.12582248963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13">
                <text:p>2.013</text:p>
              </table:table-cell>
              <table:table-cell office:value-type="float" office:value="15.3956585233056">
                <text:p>15.3956585233056</text:p>
              </table:table-cell>
              <table:table-cell office:value-type="float" office:value="13.6005580067133">
                <text:p>13.60055800671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15">
                <text:p>2.015</text:p>
              </table:table-cell>
              <table:table-cell office:value-type="float" office:value="11.2868493354112">
                <text:p>11.2868493354112</text:p>
              </table:table-cell>
              <table:table-cell office:value-type="float" office:value="12.3916443347401">
                <text:p>12.3916443347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17">
                <text:p>2.017</text:p>
              </table:table-cell>
              <table:table-cell office:value-type="float" office:value="11.0640825722148">
                <text:p>11.0640825722148</text:p>
              </table:table-cell>
              <table:table-cell office:value-type="float" office:value="11.4029151601283">
                <text:p>11.4029151601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19">
                <text:p>2.019</text:p>
              </table:table-cell>
              <table:table-cell office:value-type="float" office:value="10.8413158090134">
                <text:p>10.8413158090134</text:p>
              </table:table-cell>
              <table:table-cell office:value-type="float" office:value="10.5747014385992">
                <text:p>10.5747014385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21">
                <text:p>2.021</text:p>
              </table:table-cell>
              <table:table-cell office:value-type="float" office:value="10.6185490458169">
                <text:p>10.6185490458169</text:p>
              </table:table-cell>
              <table:table-cell office:value-type="float" office:value="9.86775963335233">
                <text:p>9.867759633352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23">
                <text:p>2.023</text:p>
              </table:table-cell>
              <table:table-cell office:value-type="float" office:value="10.3957822826156">
                <text:p>10.3957822826156</text:p>
              </table:table-cell>
              <table:table-cell office:value-type="float" office:value="9.25508118179804">
                <text:p>9.255081181798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5">
                <text:p>2.025</text:p>
              </table:table-cell>
              <table:table-cell office:value-type="float" office:value="6.80676220885697">
                <text:p>6.80676220885697</text:p>
              </table:table-cell>
              <table:table-cell office:value-type="float" office:value="8.71738858107343">
                <text:p>8.71738858107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27">
                <text:p>2.027</text:p>
              </table:table-cell>
              <table:table-cell office:value-type="float" office:value="10.0245043439508">
                <text:p>10.0245043439508</text:p>
              </table:table-cell>
              <table:table-cell office:value-type="float" office:value="8.24050498764113">
                <text:p>8.240504987641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29">
                <text:p>2.029</text:p>
              </table:table-cell>
              <table:table-cell office:value-type="float" office:value="6.55924358308035">
                <text:p>6.55924358308035</text:p>
              </table:table-cell>
              <table:table-cell office:value-type="float" office:value="7.81374091271343">
                <text:p>7.81374091271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1">
                <text:p>2.031</text:p>
              </table:table-cell>
              <table:table-cell office:value-type="float" office:value="6.46023613276827">
                <text:p>6.46023613276827</text:p>
              </table:table-cell>
              <table:table-cell office:value-type="float" office:value="7.4288636952981">
                <text:p>7.4288636952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3">
                <text:p>2.033</text:p>
              </table:table-cell>
              <table:table-cell office:value-type="float" office:value="9.50471522982209">
                <text:p>9.50471522982209</text:p>
              </table:table-cell>
              <table:table-cell office:value-type="float" office:value="7.07941626439059">
                <text:p>7.079416264390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5">
                <text:p>2.035</text:p>
              </table:table-cell>
              <table:table-cell office:value-type="float" office:value="6.21271750699171">
                <text:p>6.21271750699171</text:p>
              </table:table-cell>
              <table:table-cell office:value-type="float" office:value="6.76025338518563">
                <text:p>6.76025338518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37">
                <text:p>2.037</text:p>
              </table:table-cell>
              <table:table-cell office:value-type="float" office:value="6.11371005668244">
                <text:p>6.11371005668244</text:p>
              </table:table-cell>
              <table:table-cell office:value-type="float" office:value="6.46721782953978">
                <text:p>6.4672178295397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039">
                <text:p>2.039</text:p>
              </table:table-cell>
              <table:table-cell office:value-type="float" office:value="6.01470260637046">
                <text:p>6.01470260637046</text:p>
              </table:table-cell>
              <table:table-cell office:value-type="float" office:value="6.19690916843121">
                <text:p>6.196909168431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41">
                <text:p>2.041</text:p>
              </table:table-cell>
              <table:table-cell office:value-type="float" office:value="5.91569515606115">
                <text:p>5.91569515606115</text:p>
              </table:table-cell>
              <table:table-cell office:value-type="float" office:value="5.94651542419021">
                <text:p>5.946515424190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43">
                <text:p>2.043</text:p>
              </table:table-cell>
              <table:table-cell office:value-type="float" office:value="5.81668770574921">
                <text:p>5.81668770574921</text:p>
              </table:table-cell>
              <table:table-cell office:value-type="float" office:value="5.7136883358879">
                <text:p>5.71368833588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45">
                <text:p>2.045</text:p>
              </table:table-cell>
              <table:table-cell office:value-type="float" office:value="5.71768025543985">
                <text:p>5.71768025543985</text:p>
              </table:table-cell>
              <table:table-cell office:value-type="float" office:value="5.4964494853088">
                <text:p>5.4964494853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047">
                <text:p>2.047</text:p>
              </table:table-cell>
              <table:table-cell office:value-type="float" office:value="5.61867280512796">
                <text:p>5.61867280512796</text:p>
              </table:table-cell>
              <table:table-cell office:value-type="float" office:value="5.2931186484255">
                <text:p>5.2931186484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049">
                <text:p>2.049</text:p>
              </table:table-cell>
              <table:table-cell office:value-type="float" office:value="5.51966535481856">
                <text:p>5.51966535481856</text:p>
              </table:table-cell>
              <table:table-cell office:value-type="float" office:value="5.10225841021566">
                <text:p>5.102258410215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51">
                <text:p>2.051</text:p>
              </table:table-cell>
              <table:table-cell office:value-type="float" office:value="2.72270488354218">
                <text:p>2.72270488354218</text:p>
              </table:table-cell>
              <table:table-cell office:value-type="float" office:value="4.92263085300985">
                <text:p>4.922630853009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53">
                <text:p>2.053</text:p>
              </table:table-cell>
              <table:table-cell office:value-type="float" office:value="5.37115417935259">
                <text:p>5.37115417935259</text:p>
              </table:table-cell>
              <table:table-cell office:value-type="float" office:value="4.75316332655018">
                <text:p>4.75316332655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55">
                <text:p>2.055</text:p>
              </table:table-cell>
              <table:table-cell office:value-type="float" office:value="5.27214672904077">
                <text:p>5.27214672904077</text:p>
              </table:table-cell>
              <table:table-cell office:value-type="float" office:value="4.59292113196035">
                <text:p>4.592921131960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57">
                <text:p>2.057</text:p>
              </table:table-cell>
              <table:table-cell office:value-type="float" office:value="5.17313927873129">
                <text:p>5.17313927873129</text:p>
              </table:table-cell>
              <table:table-cell office:value-type="float" office:value="4.44108552774178">
                <text:p>4.441085527741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059">
                <text:p>2.059</text:p>
              </table:table-cell>
              <table:table-cell office:value-type="float" office:value="2.54944184549859">
                <text:p>2.54944184549859</text:p>
              </table:table-cell>
              <table:table-cell office:value-type="float" office:value="4.29693587434823">
                <text:p>4.296935874348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61">
                <text:p>2.061</text:p>
              </table:table-cell>
              <table:table-cell office:value-type="float" office:value="5.02462810326532">
                <text:p>5.02462810326532</text:p>
              </table:table-cell>
              <table:table-cell office:value-type="float" office:value="4.15983502749292">
                <text:p>4.159835027492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063">
                <text:p>2.063</text:p>
              </table:table-cell>
              <table:table-cell office:value-type="float" office:value="2.47518625776562">
                <text:p>2.47518625776562</text:p>
              </table:table-cell>
              <table:table-cell office:value-type="float" office:value="4.02921730403102">
                <text:p>4.02921730403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065">
                <text:p>2.065</text:p>
              </table:table-cell>
              <table:table-cell office:value-type="float" office:value="4.87611692779935">
                <text:p>4.87611692779935</text:p>
              </table:table-cell>
              <table:table-cell office:value-type="float" office:value="3.9045785015994">
                <text:p>3.90457850159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067">
                <text:p>2.067</text:p>
              </table:table-cell>
              <table:table-cell office:value-type="float" office:value="4.77710947748765">
                <text:p>4.77710947748765</text:p>
              </table:table-cell>
              <table:table-cell office:value-type="float" office:value="3.78546757028631">
                <text:p>3.78546757028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069">
                <text:p>2.069</text:p>
              </table:table-cell>
              <table:table-cell office:value-type="float" office:value="2.35142694487786">
                <text:p>2.35142694487786</text:p>
              </table:table-cell>
              <table:table-cell office:value-type="float" office:value="3.67147962262306">
                <text:p>3.67147962262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71">
                <text:p>2.071</text:p>
              </table:table-cell>
              <table:table-cell office:value-type="float" office:value="4.62859830202171">
                <text:p>4.62859830202171</text:p>
              </table:table-cell>
              <table:table-cell office:value-type="float" office:value="3.56225003497031">
                <text:p>3.56225003497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073">
                <text:p>2.073</text:p>
              </table:table-cell>
              <table:table-cell office:value-type="float" office:value="2.27717135714488">
                <text:p>2.27717135714488</text:p>
              </table:table-cell>
              <table:table-cell office:value-type="float" office:value="3.45744944448857">
                <text:p>3.457449444488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075">
                <text:p>2.075</text:p>
              </table:table-cell>
              <table:table-cell office:value-type="float" office:value="4.48008712655577">
                <text:p>4.48008712655577</text:p>
              </table:table-cell>
              <table:table-cell office:value-type="float" office:value="3.35677948532582">
                <text:p>3.356779485325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077">
                <text:p>2.077</text:p>
              </table:table-cell>
              <table:table-cell office:value-type="float" office:value="2.20291576941189">
                <text:p>2.20291576941189</text:p>
              </table:table-cell>
              <table:table-cell office:value-type="float" office:value="3.25996913833319">
                <text:p>3.259969138333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079">
                <text:p>2.079</text:p>
              </table:table-cell>
              <table:table-cell office:value-type="float" office:value="4.33157595108983">
                <text:p>4.33157595108983</text:p>
              </table:table-cell>
              <table:table-cell office:value-type="float" office:value="3.16677159264624">
                <text:p>3.16677159264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081">
                <text:p>2.081</text:p>
              </table:table-cell>
              <table:table-cell office:value-type="float" office:value="2.12866018167891">
                <text:p>2.12866018167891</text:p>
              </table:table-cell>
              <table:table-cell office:value-type="float" office:value="3.07696153642459">
                <text:p>3.07696153642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83">
                <text:p>2.083</text:p>
              </table:table-cell>
              <table:table-cell office:value-type="float" office:value="4.1830647756239">
                <text:p>4.1830647756239</text:p>
              </table:table-cell>
              <table:table-cell office:value-type="float" office:value="2.9903328090855">
                <text:p>2.99033280908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085">
                <text:p>2.085</text:p>
              </table:table-cell>
              <table:table-cell office:value-type="float" office:value="2.05440459394592">
                <text:p>2.05440459394592</text:p>
              </table:table-cell>
              <table:table-cell office:value-type="float" office:value="2.90669635938614">
                <text:p>2.90669635938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087">
                <text:p>2.087</text:p>
              </table:table-cell>
              <table:table-cell office:value-type="float" office:value="2.02965273136781">
                <text:p>2.02965273136781</text:p>
              </table:table-cell>
              <table:table-cell office:value-type="float" office:value="2.8258784633619">
                <text:p>2.82587846336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089">
                <text:p>2.089</text:p>
              </table:table-cell>
              <table:table-cell office:value-type="float" office:value="3.98504987500353">
                <text:p>3.98504987500353</text:p>
              </table:table-cell>
              <table:table-cell office:value-type="float" office:value="2.74771916392857">
                <text:p>2.74771916392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091">
                <text:p>2.091</text:p>
              </table:table-cell>
              <table:table-cell office:value-type="float" office:value="1.95539714363484">
                <text:p>1.95539714363484</text:p>
              </table:table-cell>
              <table:table-cell office:value-type="float" office:value="2.67207090028826">
                <text:p>2.67207090028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93">
                <text:p>2.093</text:p>
              </table:table-cell>
              <table:table-cell office:value-type="float" office:value="3.83653869953756">
                <text:p>3.83653869953756</text:p>
              </table:table-cell>
              <table:table-cell office:value-type="float" office:value="2.59879730044913">
                <text:p>2.598797300449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095">
                <text:p>2.095</text:p>
              </table:table-cell>
              <table:table-cell office:value-type="float" office:value="1.88114155590187">
                <text:p>1.88114155590187</text:p>
              </table:table-cell>
              <table:table-cell office:value-type="float" office:value="2.52777211440621">
                <text:p>2.527772114406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097">
                <text:p>2.097</text:p>
              </table:table-cell>
              <table:table-cell office:value-type="float" office:value="1.85638969332463">
                <text:p>1.85638969332463</text:p>
              </table:table-cell>
              <table:table-cell office:value-type="float" office:value="2.45887826902368">
                <text:p>2.458878269023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99">
                <text:p>2.099</text:p>
              </table:table-cell>
              <table:table-cell office:value-type="float" office:value="3.63852379891546">
                <text:p>3.63852379891546</text:p>
              </table:table-cell>
              <table:table-cell office:value-type="float" office:value="2.39200702854648">
                <text:p>2.392007028546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01">
                <text:p>2.101</text:p>
              </table:table-cell>
              <table:table-cell office:value-type="float" office:value="1.78213410559164">
                <text:p>1.78213410559164</text:p>
              </table:table-cell>
              <table:table-cell office:value-type="float" office:value="2.32705724707004">
                <text:p>2.327057247070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03">
                <text:p>2.103</text:p>
              </table:table-cell>
              <table:table-cell office:value-type="float" office:value="1.75738224301359">
                <text:p>1.75738224301359</text:p>
              </table:table-cell>
              <table:table-cell office:value-type="float" office:value="2.26393470129761">
                <text:p>2.263934701297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05">
                <text:p>2.105</text:p>
              </table:table-cell>
              <table:table-cell office:value-type="float" office:value="1.73263038043632">
                <text:p>1.73263038043632</text:p>
              </table:table-cell>
              <table:table-cell office:value-type="float" office:value="2.2025514935918">
                <text:p>2.20255149359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07">
                <text:p>2.107</text:p>
              </table:table-cell>
              <table:table-cell office:value-type="float" office:value="3.3910051731389">
                <text:p>3.3910051731389</text:p>
              </table:table-cell>
              <table:table-cell office:value-type="float" office:value="2.142825516734">
                <text:p>2.1428255167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109">
                <text:p>2.109</text:p>
              </table:table-cell>
              <table:table-cell office:value-type="float" office:value="1.65837479270333">
                <text:p>1.65837479270333</text:p>
              </table:table-cell>
              <table:table-cell office:value-type="float" office:value="2.08467997299388">
                <text:p>2.084679972993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111">
                <text:p>2.111</text:p>
              </table:table-cell>
              <table:table-cell office:value-type="float" office:value="1.63362293012531">
                <text:p>1.63362293012531</text:p>
              </table:table-cell>
              <table:table-cell office:value-type="float" office:value="2.02804294111532">
                <text:p>2.028042941115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113">
                <text:p>2.113</text:p>
              </table:table-cell>
              <table:table-cell office:value-type="float" office:value="1.60887106754801">
                <text:p>1.60887106754801</text:p>
              </table:table-cell>
              <table:table-cell office:value-type="float" office:value="1.97284698567852">
                <text:p>1.97284698567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15">
                <text:p>2.115</text:p>
              </table:table-cell>
              <table:table-cell office:value-type="float" office:value="3.14348654736234">
                <text:p>3.14348654736234</text:p>
              </table:table-cell>
              <table:table-cell office:value-type="float" office:value="1.91902880402358">
                <text:p>1.919028804023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117">
                <text:p>2.117</text:p>
              </table:table-cell>
              <table:table-cell office:value-type="float" office:value="1.53461547981503">
                <text:p>1.53461547981503</text:p>
              </table:table-cell>
              <table:table-cell office:value-type="float" office:value="1.86652890654181">
                <text:p>1.866528906541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119">
                <text:p>2.119</text:p>
              </table:table-cell>
              <table:table-cell office:value-type="float" office:value="1.50986361723703">
                <text:p>1.50986361723703</text:p>
              </table:table-cell>
              <table:table-cell office:value-type="float" office:value="1.81529132667146">
                <text:p>1.8152913266714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121">
                <text:p>2.121</text:p>
              </table:table-cell>
              <table:table-cell office:value-type="float" office:value="1.4851117546597">
                <text:p>1.4851117546597</text:p>
              </table:table-cell>
              <table:table-cell office:value-type="float" office:value="1.76526335739132">
                <text:p>1.765263357391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23">
                <text:p>2.123</text:p>
              </table:table-cell>
              <table:table-cell office:value-type="float" office:value="2.89596792158577">
                <text:p>2.89596792158577</text:p>
              </table:table-cell>
              <table:table-cell office:value-type="float" office:value="1.71639531139822">
                <text:p>1.716395311398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25">
                <text:p>2.125</text:p>
              </table:table-cell>
              <table:table-cell office:value-type="float" office:value="1.41085616692672">
                <text:p>1.41085616692672</text:p>
              </table:table-cell>
              <table:table-cell office:value-type="float" office:value="1.66864030249373">
                <text:p>1.668640302493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27">
                <text:p>2.127</text:p>
              </table:table-cell>
              <table:table-cell office:value-type="float" office:value="1.38610430434875">
                <text:p>1.38610430434875</text:p>
              </table:table-cell>
              <table:table-cell office:value-type="float" office:value="1.62195404599896">
                <text:p>1.621954045998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29">
                <text:p>2.129</text:p>
              </table:table-cell>
              <table:table-cell office:value-type="float" office:value="1.36135244177139">
                <text:p>1.36135244177139</text:p>
              </table:table-cell>
              <table:table-cell office:value-type="float" office:value="1.57629467627116">
                <text:p>1.576294676271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131">
                <text:p>2.131</text:p>
              </table:table-cell>
              <table:table-cell office:value-type="float" office:value="1.33660057919343">
                <text:p>1.33660057919343</text:p>
              </table:table-cell>
              <table:table-cell office:value-type="float" office:value="1.5316225796172">
                <text:p>1.5316225796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133">
                <text:p>2.133</text:p>
              </table:table-cell>
              <table:table-cell office:value-type="float" office:value="1.31184871661607">
                <text:p>1.31184871661607</text:p>
              </table:table-cell>
              <table:table-cell office:value-type="float" office:value="1.48790024109231">
                <text:p>1.487900241092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135">
                <text:p>2.135</text:p>
              </table:table-cell>
              <table:table-cell office:value-type="float" office:value="1.28709685403812">
                <text:p>1.28709685403812</text:p>
              </table:table-cell>
              <table:table-cell office:value-type="float" office:value="1.44509210384097">
                <text:p>1.445092103840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137">
                <text:p>2.137</text:p>
              </table:table-cell>
              <table:table-cell office:value-type="float" office:value="2.49993812034383">
                <text:p>2.49993812034383</text:p>
              </table:table-cell>
              <table:table-cell office:value-type="float" office:value="1.40316443978467">
                <text:p>1.403164439784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139">
                <text:p>2.139</text:p>
              </table:table-cell>
              <table:table-cell office:value-type="float" office:value="1.21284126630515">
                <text:p>1.21284126630515</text:p>
              </table:table-cell>
              <table:table-cell office:value-type="float" office:value="1.36208523059065">
                <text:p>1.362085230590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141">
                <text:p>2.141</text:p>
              </table:table-cell>
              <table:table-cell office:value-type="float" office:value="1.18808940372776">
                <text:p>1.18808940372776</text:p>
              </table:table-cell>
              <table:table-cell office:value-type="float" office:value="1.32182405796963">
                <text:p>1.321824057969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43">
                <text:p>2.143</text:p>
              </table:table-cell>
              <table:table-cell office:value-type="float" office:value="1.16333754114984">
                <text:p>1.16333754114984</text:p>
              </table:table-cell>
              <table:table-cell office:value-type="float" office:value="1.28235200245087">
                <text:p>1.282352002450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45">
                <text:p>2.145</text:p>
              </table:table-cell>
              <table:table-cell office:value-type="float" office:value="1.13858567857244">
                <text:p>1.13858567857244</text:p>
              </table:table-cell>
              <table:table-cell office:value-type="float" office:value="1.24364154987134">
                <text:p>1.24364154987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147">
                <text:p>2.147</text:p>
              </table:table-cell>
              <table:table-cell office:value-type="float" office:value="1.11383381599453">
                <text:p>1.11383381599453</text:p>
              </table:table-cell>
              <table:table-cell office:value-type="float" office:value="1.20566650489381">
                <text:p>1.205666504893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149">
                <text:p>2.149</text:p>
              </table:table-cell>
              <table:table-cell office:value-type="float" office:value="1.08908195341711">
                <text:p>1.08908195341711</text:p>
              </table:table-cell>
              <table:table-cell office:value-type="float" office:value="1.16840191093822">
                <text:p>1.168401910938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151">
                <text:p>2.151</text:p>
              </table:table-cell>
              <table:table-cell office:value-type="float" office:value="1.06433009083922">
                <text:p>1.06433009083922</text:p>
              </table:table-cell>
              <table:table-cell office:value-type="float" office:value="1.13182397597179">
                <text:p>1.131823975971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153">
                <text:p>2.153</text:p>
              </table:table-cell>
              <table:table-cell office:value-type="float" office:value="1.03957822826179">
                <text:p>1.03957822826179</text:p>
              </table:table-cell>
              <table:table-cell office:value-type="float" office:value="1.09591000365812">
                <text:p>1.095910003658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55">
                <text:p>2.155</text:p>
              </table:table-cell>
              <table:table-cell office:value-type="float" office:value="2.00490086879015">
                <text:p>2.00490086879015</text:p>
              </table:table-cell>
              <table:table-cell office:value-type="float" office:value="1.06063832941394">
                <text:p>1.060638329413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157">
                <text:p>2.157</text:p>
              </table:table-cell>
              <table:table-cell office:value-type="float" office:value="0.965322640528806">
                <text:p>0.965322640528806</text:p>
              </table:table-cell>
              <table:table-cell office:value-type="float" office:value="1.02598826096555">
                <text:p>1.02598826096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159">
                <text:p>2.159</text:p>
              </table:table-cell>
              <table:table-cell office:value-type="float" office:value="0.940570777950936">
                <text:p>0.940570777950936</text:p>
              </table:table-cell>
              <table:table-cell office:value-type="float" office:value="0.991940023035592">
                <text:p>0.9919400230355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161">
                <text:p>2.161</text:p>
              </table:table-cell>
              <table:table-cell office:value-type="float" office:value="0.915818915373483">
                <text:p>0.915818915373483</text:p>
              </table:table-cell>
              <table:table-cell office:value-type="float" office:value="0.958474705825251">
                <text:p>0.9584747058252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163">
                <text:p>2.163</text:p>
              </table:table-cell>
              <table:table-cell office:value-type="float" office:value="0.891067052795623">
                <text:p>0.891067052795623</text:p>
              </table:table-cell>
              <table:table-cell office:value-type="float" office:value="0.925574216988152">
                <text:p>0.9255742169881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165">
                <text:p>2.165</text:p>
              </table:table-cell>
              <table:table-cell office:value-type="float" office:value="0.866315190218159">
                <text:p>0.866315190218159</text:p>
              </table:table-cell>
              <table:table-cell office:value-type="float" office:value="0.893221236819553">
                <text:p>0.8932212368195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167">
                <text:p>2.167</text:p>
              </table:table-cell>
              <table:table-cell office:value-type="float" office:value="0.841563327640311">
                <text:p>0.841563327640311</text:p>
              </table:table-cell>
              <table:table-cell office:value-type="float" office:value="0.861399176409812">
                <text:p>0.8613991764098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169">
                <text:p>2.169</text:p>
              </table:table-cell>
              <table:table-cell office:value-type="float" office:value="0.816811465062836">
                <text:p>0.816811465062836</text:p>
              </table:table-cell>
              <table:table-cell office:value-type="float" office:value="0.830092138533033">
                <text:p>0.8300921385330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171">
                <text:p>2.171</text:p>
              </table:table-cell>
              <table:table-cell office:value-type="float" office:value="0.792059602484998">
                <text:p>0.792059602484998</text:p>
              </table:table-cell>
              <table:table-cell office:value-type="float" office:value="0.799284881062306">
                <text:p>0.7992848810623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173">
                <text:p>2.173</text:p>
              </table:table-cell>
              <table:table-cell office:value-type="float" office:value="0.767307739907513">
                <text:p>0.767307739907513</text:p>
              </table:table-cell>
              <table:table-cell office:value-type="float" office:value="0.768962782720828">
                <text:p>0.7689627827208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175">
                <text:p>2.175</text:p>
              </table:table-cell>
              <table:table-cell office:value-type="float" office:value="0.742555877329686">
                <text:p>0.742555877329686</text:p>
              </table:table-cell>
              <table:table-cell office:value-type="float" office:value="0.739111810994878">
                <text:p>0.7391118109948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177">
                <text:p>2.177</text:p>
              </table:table-cell>
              <table:table-cell office:value-type="float" office:value="0.717804014752189">
                <text:p>0.717804014752189</text:p>
              </table:table-cell>
              <table:table-cell office:value-type="float" office:value="0.709718492049079">
                <text:p>0.7097184920490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179">
                <text:p>2.179</text:p>
              </table:table-cell>
              <table:table-cell office:value-type="float" office:value="0.693052152174374">
                <text:p>0.693052152174374</text:p>
              </table:table-cell>
              <table:table-cell office:value-type="float" office:value="0.680769882498239">
                <text:p>0.6807698824982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.181">
                <text:p>2.181</text:p>
              </table:table-cell>
              <table:table-cell office:value-type="float" office:value="0.668300289596866">
                <text:p>0.668300289596866</text:p>
              </table:table-cell>
              <table:table-cell office:value-type="float" office:value="0.652253542901622">
                <text:p>0.6522535429016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83">
                <text:p>2.183</text:p>
              </table:table-cell>
              <table:table-cell office:value-type="float" office:value="0.643548427019061">
                <text:p>0.643548427019061</text:p>
              </table:table-cell>
              <table:table-cell office:value-type="float" office:value="0.624157512857166">
                <text:p>0.6241575128571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85">
                <text:p>2.185</text:p>
              </table:table-cell>
              <table:table-cell office:value-type="float" office:value="0.618796564441542">
                <text:p>0.618796564441542</text:p>
              </table:table-cell>
              <table:table-cell office:value-type="float" office:value="0.596470287582521">
                <text:p>0.5964702875825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187">
                <text:p>2.187</text:p>
              </table:table-cell>
              <table:table-cell office:value-type="float" office:value="0.594044701863749">
                <text:p>0.594044701863749</text:p>
              </table:table-cell>
              <table:table-cell office:value-type="float" office:value="0.569180795879382">
                <text:p>0.5691807958793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189">
                <text:p>2.189</text:p>
              </table:table-cell>
              <table:table-cell office:value-type="float" office:value="0.569292839286219">
                <text:p>0.569292839286219</text:p>
              </table:table-cell>
              <table:table-cell office:value-type="float" office:value="0.542278379385464">
                <text:p>0.5422783793854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91">
                <text:p>2.191</text:p>
              </table:table-cell>
              <table:table-cell office:value-type="float" office:value="0.544540976708436">
                <text:p>0.544540976708436</text:p>
              </table:table-cell>
              <table:table-cell office:value-type="float" office:value="0.515752773026301">
                <text:p>0.51575277302630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93">
                <text:p>2.193</text:p>
              </table:table-cell>
              <table:table-cell office:value-type="float" office:value="0.519789114130896">
                <text:p>0.519789114130896</text:p>
              </table:table-cell>
              <table:table-cell office:value-type="float" office:value="0.489594086585636">
                <text:p>0.4895940865856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195">
                <text:p>2.195</text:p>
              </table:table-cell>
              <table:table-cell office:value-type="float" office:value="0.495037251553124">
                <text:p>0.495037251553124</text:p>
              </table:table-cell>
              <table:table-cell office:value-type="float" office:value="0.463792787319675">
                <text:p>0.46379278731967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197">
                <text:p>2.197</text:p>
              </table:table-cell>
              <table:table-cell office:value-type="float" office:value="0.470285388975572">
                <text:p>0.470285388975572</text:p>
              </table:table-cell>
              <table:table-cell office:value-type="float" office:value="0.438339683545954">
                <text:p>0.43833968354595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99">
                <text:p>2.199</text:p>
              </table:table-cell>
              <table:table-cell office:value-type="float" office:value="0.445533526397812">
                <text:p>0.445533526397812</text:p>
              </table:table-cell>
              <table:table-cell office:value-type="float" office:value="0.413225909143069">
                <text:p>0.4132259091430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201">
                <text:p>2.201</text:p>
              </table:table-cell>
              <table:table-cell office:value-type="float" office:value="0.420781663820249">
                <text:p>0.420781663820249</text:p>
              </table:table-cell>
              <table:table-cell office:value-type="float" office:value="0.388442908902001">
                <text:p>0.3884429089020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203">
                <text:p>2.203</text:p>
              </table:table-cell>
              <table:table-cell office:value-type="float" office:value="0.396029801242499">
                <text:p>0.396029801242499</text:p>
              </table:table-cell>
              <table:table-cell office:value-type="float" office:value="0.363982424674438">
                <text:p>0.3639824246744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205">
                <text:p>2.205</text:p>
              </table:table-cell>
              <table:table-cell office:value-type="float" office:value="0.371277938664925">
                <text:p>0.371277938664925</text:p>
              </table:table-cell>
              <table:table-cell office:value-type="float" office:value="0.33983648226726">
                <text:p>0.339836482267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207">
                <text:p>2.207</text:p>
              </table:table-cell>
              <table:table-cell office:value-type="float" office:value="0.346526076087187">
                <text:p>0.346526076087187</text:p>
              </table:table-cell>
              <table:table-cell office:value-type="float" office:value="0.31599737903628">
                <text:p>0.315997379036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209">
                <text:p>2.209</text:p>
              </table:table-cell>
              <table:table-cell office:value-type="float" office:value="0.321774213509602">
                <text:p>0.321774213509602</text:p>
              </table:table-cell>
              <table:table-cell office:value-type="float" office:value="0.292457672135482">
                <text:p>0.29245767213548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11">
                <text:p>2.211</text:p>
              </table:table-cell>
              <table:table-cell office:value-type="float" office:value="0">
                <text:p>0</text:p>
              </table:table-cell>
              <table:table-cell office:value-type="float" office:value="0.269210167381325">
                <text:p>0.2692101673813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213">
                <text:p>2.213</text:p>
              </table:table-cell>
              <table:table-cell office:value-type="float" office:value="0.29702235093194">
                <text:p>0.29702235093194</text:p>
              </table:table-cell>
              <table:table-cell office:value-type="float" office:value="0.246247908694356">
                <text:p>0.2462479086943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215">
                <text:p>2.215</text:p>
              </table:table-cell>
              <table:table-cell office:value-type="float" office:value="0.272270488354218">
                <text:p>0.272270488354218</text:p>
              </table:table-cell>
              <table:table-cell office:value-type="float" office:value="0.223564168083219">
                <text:p>0.2235641680832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217">
                <text:p>2.217</text:p>
              </table:table-cell>
              <table:table-cell office:value-type="float" office:value="0.247518625776617">
                <text:p>0.247518625776617</text:p>
              </table:table-cell>
              <table:table-cell office:value-type="float" office:value="0.201152436138303">
                <text:p>0.2011524361383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219">
                <text:p>2.219</text:p>
              </table:table-cell>
              <table:table-cell office:value-type="float" office:value="0.222766763198906">
                <text:p>0.222766763198906</text:p>
              </table:table-cell>
              <table:table-cell office:value-type="float" office:value="0.17900641300484">
                <text:p>0.179006413004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21">
                <text:p>2.221</text:p>
              </table:table-cell>
              <table:table-cell office:value-type="float" office:value="0.198014900621294">
                <text:p>0.198014900621294</text:p>
              </table:table-cell>
              <table:table-cell office:value-type="float" office:value="0.157119999806994">
                <text:p>0.157119999806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3">
                <text:p>2.223</text:p>
              </table:table-cell>
              <table:table-cell office:value-type="float" office:value="0.173263038043593">
                <text:p>0.173263038043593</text:p>
              </table:table-cell>
              <table:table-cell office:value-type="float" office:value="0.135487290496713">
                <text:p>0.1354872904967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25">
                <text:p>2.225</text:p>
              </table:table-cell>
              <table:table-cell office:value-type="float" office:value="0.14851117546597">
                <text:p>0.14851117546597</text:p>
              </table:table-cell>
              <table:table-cell office:value-type="float" office:value="0.114102564102563">
                <text:p>0.1141025641025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27">
                <text:p>2.227</text:p>
              </table:table-cell>
              <table:table-cell office:value-type="float" office:value="0.123759312888281">
                <text:p>0.123759312888281</text:p>
              </table:table-cell>
              <table:table-cell office:value-type="float" office:value="0.0929602773557202">
                <text:p>0.09296027735572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29">
                <text:p>2.229</text:p>
              </table:table-cell>
              <table:table-cell office:value-type="float" office:value="0.0990074503106468">
                <text:p>0.0990074503106468</text:p>
              </table:table-cell>
              <table:table-cell office:value-type="float" office:value="0.0720550576714906">
                <text:p>0.07205505767149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231">
                <text:p>2.231</text:p>
              </table:table-cell>
              <table:table-cell office:value-type="float" office:value="0.0742555877329686">
                <text:p>0.0742555877329686</text:p>
              </table:table-cell>
              <table:table-cell office:value-type="float" office:value="0.0513816964664036">
                <text:p>0.05138169646640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233">
                <text:p>2.233</text:p>
              </table:table-cell>
              <table:table-cell office:value-type="float" office:value="0.0495037251553234">
                <text:p>0.0495037251553234</text:p>
              </table:table-cell>
              <table:table-cell office:value-type="float" office:value="0.030935142791989">
                <text:p>0.0309351427919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235">
                <text:p>2.235</text:p>
              </table:table-cell>
              <table:table-cell office:value-type="float" office:value="0">
                <text:p>0</text:p>
              </table:table-cell>
              <table:table-cell office:value-type="float" office:value="0.0107104972677675">
                <text:p>0.01071049726776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237">
                <text:p>2.237</text:p>
              </table:table-cell>
              <table:table-cell office:value-type="float" office:value="0.0247518625776617">
                <text:p>0.0247518625776617</text:p>
              </table:table-cell>
              <table:table-cell office:value-type="float" office:value="-0.00929699370312745">
                <text:p>-0.009296993703127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64a0f66915f38c6217de274f0aa8e156189247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2.A1:Sheet2.C91" svg:x="0.32cm" svg:y="0.18cm" svg:width="12.508cm" svg:height="8.64cm">
          <chartooo:coordinate-region svg:x="0.756cm" svg:y="0.379cm" svg:width="11.64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91" chart:class="chart:scatter">
            <chart:domain table:cell-range-address="Sheet2.A1:Sheet2.A91"/>
            <chart:data-point chart:repeated="91"/>
          </chart:series>
          <chart:series chart:style-name="ch7" chart:values-cell-range-address="Sheet2.C1:Sheet2.C91" chart:class="chart:scatter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">
                <text:p>0.105</text:p>
                <draw:g>
                  <svg:desc>Sheet2.A1:Sheet2.A91</svg:desc>
                </draw:g>
              </table:table-cell>
              <table:table-cell office:value-type="float" office:value="9.22996955520903">
                <text:p>9.22996955520903</text:p>
                <draw:g>
                  <svg:desc>Sheet2.B1:Sheet2.B91</svg:desc>
                </draw:g>
              </table:table-cell>
              <table:table-cell office:value-type="float" office:value="6.34929799932147">
                <text:p>6.34929799932147</text:p>
                <draw:g>
                  <svg:desc>Sheet2.C1:Sheet2.C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">
                <text:p>0.115</text:p>
              </table:table-cell>
              <table:table-cell office:value-type="float" office:value="3.7523823667731">
                <text:p>3.7523823667731</text:p>
              </table:table-cell>
              <table:table-cell office:value-type="float" office:value="3.82007416909787">
                <text:p>3.820074169097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2.76230786366674">
                <text:p>2.76230786366674</text:p>
              </table:table-cell>
              <table:table-cell office:value-type="float" office:value="3.08333333333333">
                <text:p>3.08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">
                <text:p>0.135</text:p>
              </table:table-cell>
              <table:table-cell office:value-type="float" office:value="2.71775451102695">
                <text:p>2.71775451102695</text:p>
              </table:table-cell>
              <table:table-cell office:value-type="float" office:value="2.70711637066784">
                <text:p>2.70711637066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5">
                <text:p>0.145</text:p>
              </table:table-cell>
              <table:table-cell office:value-type="float" office:value="2.67320115838717">
                <text:p>2.67320115838717</text:p>
              </table:table-cell>
              <table:table-cell office:value-type="float" office:value="2.47190476190476">
                <text:p>2.471904761904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5">
                <text:p>0.155</text:p>
              </table:table-cell>
              <table:table-cell office:value-type="float" office:value="1.75738224301379">
                <text:p>1.75738224301379</text:p>
              </table:table-cell>
              <table:table-cell office:value-type="float" office:value="2.30764205170864">
                <text:p>2.307642051708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5">
                <text:p>0.165</text:p>
              </table:table-cell>
              <table:table-cell office:value-type="float" office:value="2.59894557065419">
                <text:p>2.59894557065419</text:p>
              </table:table-cell>
              <table:table-cell office:value-type="float" office:value="2.18439974860622">
                <text:p>2.18439974860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.70787851785847">
                <text:p>1.70787851785847</text:p>
              </table:table-cell>
              <table:table-cell office:value-type="float" office:value="2.08708718337977">
                <text:p>2.08708718337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5">
                <text:p>0.185</text:p>
              </table:table-cell>
              <table:table-cell office:value-type="float" office:value="2.52468998292121">
                <text:p>2.52468998292121</text:p>
              </table:table-cell>
              <table:table-cell office:value-type="float" office:value="2.00722249495197">
                <text:p>2.007222494951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">
                <text:p>0.195</text:p>
              </table:table-cell>
              <table:table-cell office:value-type="float" office:value="1.65837479270315">
                <text:p>1.65837479270315</text:p>
              </table:table-cell>
              <table:table-cell office:value-type="float" office:value="1.93965599524905">
                <text:p>1.93965599524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5">
                <text:p>0.205</text:p>
              </table:table-cell>
              <table:table-cell office:value-type="float" office:value="1.63857330264102">
                <text:p>1.63857330264102</text:p>
              </table:table-cell>
              <table:table-cell office:value-type="float" office:value="1.88107490053116">
                <text:p>1.88107490053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">
                <text:p>0.215</text:p>
              </table:table-cell>
              <table:table-cell office:value-type="float" office:value="2.42073216009505">
                <text:p>2.42073216009505</text:p>
              </table:table-cell>
              <table:table-cell office:value-type="float" office:value="1.82924983121876">
                <text:p>1.829249831218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">
                <text:p>0.225</text:p>
              </table:table-cell>
              <table:table-cell office:value-type="float" office:value="1.5890695774857">
                <text:p>1.5890695774857</text:p>
              </table:table-cell>
              <table:table-cell office:value-type="float" office:value="1.78262522260575">
                <text:p>1.782625222605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5">
                <text:p>0.235</text:p>
              </table:table-cell>
              <table:table-cell office:value-type="float" office:value="1.56926808742358">
                <text:p>1.56926808742358</text:p>
              </table:table-cell>
              <table:table-cell office:value-type="float" office:value="1.74008292969027">
                <text:p>1.740082929690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">
                <text:p>0.245</text:p>
              </table:table-cell>
              <table:table-cell office:value-type="float" office:value="1.54946659736145">
                <text:p>1.54946659736145</text:p>
              </table:table-cell>
              <table:table-cell office:value-type="float" office:value="1.70079898664849">
                <text:p>1.70079898664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">
                <text:p>0.255</text:p>
              </table:table-cell>
              <table:table-cell office:value-type="float" office:value="2.28707210217569">
                <text:p>2.28707210217569</text:p>
              </table:table-cell>
              <table:table-cell office:value-type="float" office:value="1.66415323722939">
                <text:p>1.664153237229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5">
                <text:p>0.265</text:p>
              </table:table-cell>
              <table:table-cell office:value-type="float" office:value="1.49996287220613">
                <text:p>1.49996287220613</text:p>
              </table:table-cell>
              <table:table-cell office:value-type="float" office:value="1.62967034675243">
                <text:p>1.629670346752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5">
                <text:p>0.275</text:p>
              </table:table-cell>
              <table:table-cell office:value-type="float" office:value="1.48016138214401">
                <text:p>1.48016138214401</text:p>
              </table:table-cell>
              <table:table-cell office:value-type="float" office:value="1.59698016048677">
                <text:p>1.596980160486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5">
                <text:p>0.285</text:p>
              </table:table-cell>
              <table:table-cell office:value-type="float" office:value="1.46035989208188">
                <text:p>1.46035989208188</text:p>
              </table:table-cell>
              <table:table-cell office:value-type="float" office:value="1.56579038334771">
                <text:p>1.565790383347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5">
                <text:p>0.295</text:p>
              </table:table-cell>
              <table:table-cell office:value-type="float" office:value="1.44055840201975">
                <text:p>1.44055840201975</text:p>
              </table:table-cell>
              <table:table-cell office:value-type="float" office:value="1.53586733163596">
                <text:p>1.535867331635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5">
                <text:p>0.305</text:p>
              </table:table-cell>
              <table:table-cell office:value-type="float" office:value="1.42075691195763">
                <text:p>1.42075691195763</text:p>
              </table:table-cell>
              <table:table-cell office:value-type="float" office:value="1.5070221056011">
                <text:p>1.50702210560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">
                <text:p>0.315</text:p>
              </table:table-cell>
              <table:table-cell office:value-type="float" office:value="1.4009554218955">
                <text:p>1.4009554218955</text:p>
              </table:table-cell>
              <table:table-cell office:value-type="float" office:value="1.47910048297756">
                <text:p>1.47910048297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5">
                <text:p>0.325</text:p>
              </table:table-cell>
              <table:table-cell office:value-type="float" office:value="1.38115393183337">
                <text:p>1.38115393183337</text:p>
              </table:table-cell>
              <table:table-cell office:value-type="float" office:value="1.45197541698155">
                <text:p>1.451975416981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5">
                <text:p>0.335</text:p>
              </table:table-cell>
              <table:table-cell office:value-type="float" office:value="1.36135244177125">
                <text:p>1.36135244177125</text:p>
              </table:table-cell>
              <table:table-cell office:value-type="float" office:value="1.42554138943728">
                <text:p>1.425541389437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5">
                <text:p>0.345</text:p>
              </table:table-cell>
              <table:table-cell office:value-type="float" office:value="2.00490086879037">
                <text:p>2.00490086879037</text:p>
              </table:table-cell>
              <table:table-cell office:value-type="float" office:value="1.39971010629825">
                <text:p>1.399710106298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5">
                <text:p>0.355</text:p>
              </table:table-cell>
              <table:table-cell office:value-type="float" office:value="1.31184871661592">
                <text:p>1.31184871661592</text:p>
              </table:table-cell>
              <table:table-cell office:value-type="float" office:value="1.37440717853536">
                <text:p>1.374407178535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5">
                <text:p>0.365</text:p>
              </table:table-cell>
              <table:table-cell office:value-type="float" office:value="1.2920472265538">
                <text:p>1.2920472265538</text:p>
              </table:table-cell>
              <table:table-cell office:value-type="float" office:value="1.34956953580551">
                <text:p>1.34956953580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5">
                <text:p>0.375</text:p>
              </table:table-cell>
              <table:table-cell office:value-type="float" office:value="1.27224573649167">
                <text:p>1.27224573649167</text:p>
              </table:table-cell>
              <table:table-cell office:value-type="float" office:value="1.32514339159822">
                <text:p>1.32514339159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5">
                <text:p>0.385</text:p>
              </table:table-cell>
              <table:table-cell office:value-type="float" office:value="1.25244424642954">
                <text:p>1.25244424642954</text:p>
              </table:table-cell>
              <table:table-cell office:value-type="float" office:value="1.30108262798573">
                <text:p>1.30108262798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5">
                <text:p>0.395</text:p>
              </table:table-cell>
              <table:table-cell office:value-type="float" office:value="1.23264275636742">
                <text:p>1.23264275636742</text:p>
              </table:table-cell>
              <table:table-cell office:value-type="float" office:value="1.27734750287766">
                <text:p>1.277347502877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5">
                <text:p>0.405</text:p>
              </table:table-cell>
              <table:table-cell office:value-type="float" office:value="1.21284126630529">
                <text:p>1.21284126630529</text:p>
              </table:table-cell>
              <table:table-cell office:value-type="float" office:value="1.25390360747726">
                <text:p>1.253903607477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5">
                <text:p>0.415</text:p>
              </table:table-cell>
              <table:table-cell office:value-type="float" office:value="1.19303977624316">
                <text:p>1.19303977624316</text:p>
              </table:table-cell>
              <table:table-cell office:value-type="float" office:value="1.23072101953601">
                <text:p>1.23072101953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5">
                <text:p>0.425</text:p>
              </table:table-cell>
              <table:table-cell office:value-type="float" office:value="1.17323828618103">
                <text:p>1.17323828618103</text:p>
              </table:table-cell>
              <table:table-cell office:value-type="float" office:value="1.20777361107393">
                <text:p>1.207773611073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5">
                <text:p>0.435</text:p>
              </table:table-cell>
              <table:table-cell office:value-type="float" office:value="1.15343679611891">
                <text:p>1.15343679611891</text:p>
              </table:table-cell>
              <table:table-cell office:value-type="float" office:value="1.18503847887873">
                <text:p>1.185038478878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5">
                <text:p>0.445</text:p>
              </table:table-cell>
              <table:table-cell office:value-type="float" office:value="1.13363530605678">
                <text:p>1.13363530605678</text:p>
              </table:table-cell>
              <table:table-cell office:value-type="float" office:value="1.16249547328692">
                <text:p>1.162495473286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5">
                <text:p>0.455</text:p>
              </table:table-cell>
              <table:table-cell office:value-type="float" office:value="1.11383381599466">
                <text:p>1.11383381599466</text:p>
              </table:table-cell>
              <table:table-cell office:value-type="float" office:value="1.14012680615853">
                <text:p>1.14012680615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5">
                <text:p>0.465</text:p>
              </table:table-cell>
              <table:table-cell office:value-type="float" office:value="1.09403232593253">
                <text:p>1.09403232593253</text:p>
              </table:table-cell>
              <table:table-cell office:value-type="float" office:value="1.11791672306139">
                <text:p>1.117916723061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5">
                <text:p>0.475</text:p>
              </table:table-cell>
              <table:table-cell office:value-type="float" office:value="1.0742308358704">
                <text:p>1.0742308358704</text:p>
              </table:table-cell>
              <table:table-cell office:value-type="float" office:value="1.09585122782103">
                <text:p>1.095851227821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5">
                <text:p>0.485</text:p>
              </table:table-cell>
              <table:table-cell office:value-type="float" office:value="1.05442934580827">
                <text:p>1.05442934580827</text:p>
              </table:table-cell>
              <table:table-cell office:value-type="float" office:value="1.07391785001261">
                <text:p>1.07391785001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5">
                <text:p>0.495</text:p>
              </table:table-cell>
              <table:table-cell office:value-type="float" office:value="1.03462785574614">
                <text:p>1.03462785574614</text:p>
              </table:table-cell>
              <table:table-cell office:value-type="float" office:value="1.05210544785095">
                <text:p>1.05210544785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5">
                <text:p>0.505</text:p>
              </table:table-cell>
              <table:table-cell office:value-type="float" office:value="1.51481398975273">
                <text:p>1.51481398975273</text:p>
              </table:table-cell>
              <table:table-cell office:value-type="float" office:value="1.03040404040404">
                <text:p>1.03040404040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5">
                <text:p>0.515</text:p>
              </table:table-cell>
              <table:table-cell office:value-type="float" office:value="0.985124130590826">
                <text:p>0.985124130590826</text:p>
              </table:table-cell>
              <table:table-cell office:value-type="float" office:value="1.00880466421157">
                <text:p>1.008804664211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5">
                <text:p>0.525</text:p>
              </table:table-cell>
              <table:table-cell office:value-type="float" office:value="0.965322640528699">
                <text:p>0.965322640528699</text:p>
              </table:table-cell>
              <table:table-cell office:value-type="float" office:value="0.987299250305197">
                <text:p>0.9872992503051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5">
                <text:p>0.535</text:p>
              </table:table-cell>
              <table:table-cell office:value-type="float" office:value="0.945521150466572">
                <text:p>0.945521150466572</text:p>
              </table:table-cell>
              <table:table-cell office:value-type="float" office:value="0.965880518355945">
                <text:p>0.9658805183559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5">
                <text:p>0.545</text:p>
              </table:table-cell>
              <table:table-cell office:value-type="float" office:value="0.925719660404445">
                <text:p>0.925719660404445</text:p>
              </table:table-cell>
              <table:table-cell office:value-type="float" office:value="0.94454188525755">
                <text:p>0.944541885257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5">
                <text:p>0.555</text:p>
              </table:table-cell>
              <table:table-cell office:value-type="float" office:value="0.905918170342317">
                <text:p>0.905918170342317</text:p>
              </table:table-cell>
              <table:table-cell office:value-type="float" office:value="0.92327738592403">
                <text:p>0.923277385924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5">
                <text:p>0.565</text:p>
              </table:table-cell>
              <table:table-cell office:value-type="float" office:value="0.88611668028019">
                <text:p>0.88611668028019</text:p>
              </table:table-cell>
              <table:table-cell office:value-type="float" office:value="0.902081604459445">
                <text:p>0.9020816044594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5">
                <text:p>0.575</text:p>
              </table:table-cell>
              <table:table-cell office:value-type="float" office:value="0.866315190218073">
                <text:p>0.866315190218073</text:p>
              </table:table-cell>
              <table:table-cell office:value-type="float" office:value="0.8809496141664">
                <text:p>0.88094961416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5">
                <text:p>0.585</text:p>
              </table:table-cell>
              <table:table-cell office:value-type="float" office:value="0.846513700155936">
                <text:p>0.846513700155936</text:p>
              </table:table-cell>
              <table:table-cell office:value-type="float" office:value="0.859876925111695">
                <text:p>0.8598769251116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5">
                <text:p>0.595</text:p>
              </table:table-cell>
              <table:table-cell office:value-type="float" office:value="0.826712210093809">
                <text:p>0.826712210093809</text:p>
              </table:table-cell>
              <table:table-cell office:value-type="float" office:value="0.838859438174006">
                <text:p>0.8388594381740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5">
                <text:p>0.605</text:p>
              </table:table-cell>
              <table:table-cell office:value-type="float" office:value="0.806910720031682">
                <text:p>0.806910720031682</text:p>
              </table:table-cell>
              <table:table-cell office:value-type="float" office:value="0.817893404668496">
                <text:p>0.8178934046684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5">
                <text:p>0.615</text:p>
              </table:table-cell>
              <table:table-cell office:value-type="float" office:value="0.787109229969555">
                <text:p>0.787109229969555</text:p>
              </table:table-cell>
              <table:table-cell office:value-type="float" office:value="0.796975390783723">
                <text:p>0.796975390783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5">
                <text:p>0.625</text:p>
              </table:table-cell>
              <table:table-cell office:value-type="float" office:value="0.767307739907427">
                <text:p>0.767307739907427</text:p>
              </table:table-cell>
              <table:table-cell office:value-type="float" office:value="0.77610224618277">
                <text:p>0.7761022461827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5">
                <text:p>0.635</text:p>
              </table:table-cell>
              <table:table-cell office:value-type="float" office:value="0.7475062498453">
                <text:p>0.7475062498453</text:p>
              </table:table-cell>
              <table:table-cell office:value-type="float" office:value="0.755271076217581">
                <text:p>0.7552710762175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5">
                <text:p>0.645</text:p>
              </table:table-cell>
              <table:table-cell office:value-type="float" office:value="0.727704759783173">
                <text:p>0.727704759783173</text:p>
              </table:table-cell>
              <table:table-cell office:value-type="float" office:value="0.734479217286583">
                <text:p>0.7344792172865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5">
                <text:p>0.655</text:p>
              </table:table-cell>
              <table:table-cell office:value-type="float" office:value="0.707903269721046">
                <text:p>0.707903269721046</text:p>
              </table:table-cell>
              <table:table-cell office:value-type="float" office:value="0.713724214933622">
                <text:p>0.713724214933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5">
                <text:p>0.665</text:p>
              </table:table-cell>
              <table:table-cell office:value-type="float" office:value="0.688101779658919">
                <text:p>0.688101779658919</text:p>
              </table:table-cell>
              <table:table-cell office:value-type="float" office:value="0.693003804343488">
                <text:p>0.693003804343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5">
                <text:p>0.675</text:p>
              </table:table-cell>
              <table:table-cell office:value-type="float" office:value="0.668300289596799">
                <text:p>0.668300289596799</text:p>
              </table:table-cell>
              <table:table-cell office:value-type="float" office:value="0.672315892937473">
                <text:p>0.6723158929374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5">
                <text:p>0.685</text:p>
              </table:table-cell>
              <table:table-cell office:value-type="float" office:value="0.648498799534664">
                <text:p>0.648498799534664</text:p>
              </table:table-cell>
              <table:table-cell office:value-type="float" office:value="0.651658544813304">
                <text:p>0.6516585448133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5">
                <text:p>0.695</text:p>
              </table:table-cell>
              <table:table-cell office:value-type="float" office:value="0.628697309472537">
                <text:p>0.628697309472537</text:p>
              </table:table-cell>
              <table:table-cell office:value-type="float" office:value="0.631029966808381">
                <text:p>0.6310299668083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5">
                <text:p>0.705</text:p>
              </table:table-cell>
              <table:table-cell office:value-type="float" office:value="0.60889581941041">
                <text:p>0.60889581941041</text:p>
              </table:table-cell>
              <table:table-cell office:value-type="float" office:value="0.610428495994785">
                <text:p>0.61042849599478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5">
                <text:p>0.715</text:p>
              </table:table-cell>
              <table:table-cell office:value-type="float" office:value="0.589094329348283">
                <text:p>0.589094329348283</text:p>
              </table:table-cell>
              <table:table-cell office:value-type="float" office:value="0.589852588439658">
                <text:p>0.5898525884396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5">
                <text:p>0.725</text:p>
              </table:table-cell>
              <table:table-cell office:value-type="float" office:value="0.569292839286156">
                <text:p>0.569292839286156</text:p>
              </table:table-cell>
              <table:table-cell office:value-type="float" office:value="0.569300809086095">
                <text:p>0.5693008090860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5">
                <text:p>0.735</text:p>
              </table:table-cell>
              <table:table-cell office:value-type="float" office:value="0.549491349224029">
                <text:p>0.549491349224029</text:p>
              </table:table-cell>
              <table:table-cell office:value-type="float" office:value="0.548771822628161">
                <text:p>0.5487718226281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5">
                <text:p>0.745</text:p>
              </table:table-cell>
              <table:table-cell office:value-type="float" office:value="0.529689859161901">
                <text:p>0.529689859161901</text:p>
              </table:table-cell>
              <table:table-cell office:value-type="float" office:value="0.528264385269507">
                <text:p>0.5282643852695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5">
                <text:p>0.755</text:p>
              </table:table-cell>
              <table:table-cell office:value-type="float" office:value="0.509888369099774">
                <text:p>0.509888369099774</text:p>
              </table:table-cell>
              <table:table-cell office:value-type="float" office:value="0.507777337268761">
                <text:p>0.5077773372687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5">
                <text:p>0.765</text:p>
              </table:table-cell>
              <table:table-cell office:value-type="float" office:value="0.490086879037647">
                <text:p>0.490086879037647</text:p>
              </table:table-cell>
              <table:table-cell office:value-type="float" office:value="0.487309596186683">
                <text:p>0.4873095961866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5">
                <text:p>0.775</text:p>
              </table:table-cell>
              <table:table-cell office:value-type="float" office:value="0.47028538897552">
                <text:p>0.47028538897552</text:p>
              </table:table-cell>
              <table:table-cell office:value-type="float" office:value="0.466860150760302">
                <text:p>0.466860150760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5">
                <text:p>0.785</text:p>
              </table:table-cell>
              <table:table-cell office:value-type="float" office:value="0.450483898913393">
                <text:p>0.450483898913393</text:p>
              </table:table-cell>
              <table:table-cell office:value-type="float" office:value="0.446428055338136">
                <text:p>0.4464280553381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5">
                <text:p>0.795</text:p>
              </table:table-cell>
              <table:table-cell office:value-type="float" office:value="0.430682408851266">
                <text:p>0.430682408851266</text:p>
              </table:table-cell>
              <table:table-cell office:value-type="float" office:value="0.426012424818315">
                <text:p>0.426012424818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5">
                <text:p>0.805</text:p>
              </table:table-cell>
              <table:table-cell office:value-type="float" office:value="0.410880918789143">
                <text:p>0.410880918789143</text:p>
              </table:table-cell>
              <table:table-cell office:value-type="float" office:value="0.405612430038148">
                <text:p>0.4056124300381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5">
                <text:p>0.815</text:p>
              </table:table-cell>
              <table:table-cell office:value-type="float" office:value="0.391079428727011">
                <text:p>0.391079428727011</text:p>
              </table:table-cell>
              <table:table-cell office:value-type="float" office:value="0.385227293569537">
                <text:p>0.3852272935695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5">
                <text:p>0.825</text:p>
              </table:table-cell>
              <table:table-cell office:value-type="float" office:value="0.371277938664884">
                <text:p>0.371277938664884</text:p>
              </table:table-cell>
              <table:table-cell office:value-type="float" office:value="0.36485628587979">
                <text:p>0.364856285879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5">
                <text:p>0.835</text:p>
              </table:table-cell>
              <table:table-cell office:value-type="float" office:value="0.351476448602757">
                <text:p>0.351476448602757</text:p>
              </table:table-cell>
              <table:table-cell office:value-type="float" office:value="0.34449872182186">
                <text:p>0.3444987218218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5">
                <text:p>0.845</text:p>
              </table:table-cell>
              <table:table-cell office:value-type="float" office:value="0.33167495854063">
                <text:p>0.33167495854063</text:p>
              </table:table-cell>
              <table:table-cell office:value-type="float" office:value="0.324153957422003">
                <text:p>0.3241539574220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5">
                <text:p>0.855</text:p>
              </table:table-cell>
              <table:table-cell office:value-type="float" office:value="0.311873468478503">
                <text:p>0.311873468478503</text:p>
              </table:table-cell>
              <table:table-cell office:value-type="float" office:value="0.303821386936295">
                <text:p>0.3038213869362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">
                <text:p>0.865</text:p>
              </table:table-cell>
              <table:table-cell office:value-type="float" office:value="0.292071978416376">
                <text:p>0.292071978416376</text:p>
              </table:table-cell>
              <table:table-cell office:value-type="float" office:value="0.283500440150528">
                <text:p>0.2835004401505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">
                <text:p>0.875</text:p>
              </table:table-cell>
              <table:table-cell office:value-type="float" office:value="0.272270488354248">
                <text:p>0.272270488354248</text:p>
              </table:table-cell>
              <table:table-cell office:value-type="float" office:value="0.263190579900678">
                <text:p>0.2631905799006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5">
                <text:p>0.885</text:p>
              </table:table-cell>
              <table:table-cell office:value-type="float" office:value="0.252468998292121">
                <text:p>0.252468998292121</text:p>
              </table:table-cell>
              <table:table-cell office:value-type="float" office:value="0.242891299793535">
                <text:p>0.2428912997935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5">
                <text:p>0.895</text:p>
              </table:table-cell>
              <table:table-cell office:value-type="float" office:value="0.232667508229994">
                <text:p>0.232667508229994</text:p>
              </table:table-cell>
              <table:table-cell office:value-type="float" office:value="0.222602122109186">
                <text:p>0.222602122109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5">
                <text:p>0.905</text:p>
              </table:table-cell>
              <table:table-cell office:value-type="float" office:value="0.212866018167867">
                <text:p>0.212866018167867</text:p>
              </table:table-cell>
              <table:table-cell office:value-type="float" office:value="0.202322595868904">
                <text:p>0.2023225958689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5">
                <text:p>0.915</text:p>
              </table:table-cell>
              <table:table-cell office:value-type="float" office:value="0.19306452810574">
                <text:p>0.19306452810574</text:p>
              </table:table-cell>
              <table:table-cell office:value-type="float" office:value="0.182052295053676">
                <text:p>0.1820522950536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5">
                <text:p>0.925</text:p>
              </table:table-cell>
              <table:table-cell office:value-type="float" office:value="0.173263038043613">
                <text:p>0.173263038043613</text:p>
              </table:table-cell>
              <table:table-cell office:value-type="float" office:value="0.161790816960036">
                <text:p>0.1617908169600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5">
                <text:p>0.935</text:p>
              </table:table-cell>
              <table:table-cell office:value-type="float" office:value="0.153461547981487">
                <text:p>0.153461547981487</text:p>
              </table:table-cell>
              <table:table-cell office:value-type="float" office:value="0.141537780681235">
                <text:p>0.14153778068123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5">
                <text:p>0.945</text:p>
              </table:table-cell>
              <table:table-cell office:value-type="float" office:value="0.133660057919358">
                <text:p>0.133660057919358</text:p>
              </table:table-cell>
              <table:table-cell office:value-type="float" office:value="0.121292825702894">
                <text:p>0.1212928257028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5">
                <text:p>0.955</text:p>
              </table:table-cell>
              <table:table-cell office:value-type="float" office:value="0.113858567857231">
                <text:p>0.113858567857231</text:p>
              </table:table-cell>
              <table:table-cell office:value-type="float" office:value="0.101055610603379">
                <text:p>0.1010556106033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5">
                <text:p>0.965</text:p>
              </table:table-cell>
              <table:table-cell office:value-type="float" office:value="0.094057077795104">
                <text:p>0.094057077795104</text:p>
              </table:table-cell>
              <table:table-cell office:value-type="float" office:value="0.0808258118500276">
                <text:p>0.08082581185002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5">
                <text:p>0.975</text:p>
              </table:table-cell>
              <table:table-cell office:value-type="float" office:value="0.0742555877329768">
                <text:p>0.0742555877329768</text:p>
              </table:table-cell>
              <table:table-cell office:value-type="float" office:value="0.0606031226832216">
                <text:p>0.06060312268322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5">
                <text:p>0.985</text:p>
              </table:table-cell>
              <table:table-cell office:value-type="float" office:value="0.0544540976708497">
                <text:p>0.0544540976708497</text:p>
              </table:table-cell>
              <table:table-cell office:value-type="float" office:value="0.0403872520810385">
                <text:p>0.04038725208103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5">
                <text:p>0.995</text:p>
              </table:table-cell>
              <table:table-cell office:value-type="float" office:value="0.0346526076087225">
                <text:p>0.0346526076087225</text:p>
              </table:table-cell>
              <table:table-cell office:value-type="float" office:value="0.0201779237978796">
                <text:p>0.02017792379787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64a0f66915f38c6217de274f0aa8e156189247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1.A1:Sheet1.C71" svg:x="0.32cm" svg:y="0.18cm" svg:width="12.508cm" svg:height="8.64cm">
          <chartooo:coordinate-region svg:x="1.047cm" svg:y="0.379cm" svg:width="11.54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1" chart:class="chart:scatter">
            <chart:domain table:cell-range-address="Sheet1.A1:Sheet1.A71"/>
            <chart:data-point chart:repeated="71"/>
          </chart:series>
          <chart:series chart:style-name="ch7" chart:values-cell-range-address="Sheet1.C1:Sheet1.C71" chart:class="chart:scatter"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Sheet1.A1:Sheet1.A71</svg:desc>
                </draw:g>
              </table:table-cell>
              <table:table-cell office:value-type="float" office:value="0.0210390831910101">
                <text:p>0.0210390831910101</text:p>
                <draw:g>
                  <svg:desc>Sheet1.B1:Sheet1.B71</svg:desc>
                </draw:g>
              </table:table-cell>
              <table:table-cell office:value-type="float" office:value="0.015707963267949">
                <text:p>0.015707963267949</text:p>
                <draw:g>
                  <svg:desc>Sheet1.C1:Sheet1.C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0507413182842009">
                <text:p>0.0507413182842009</text:p>
              </table:table-cell>
              <table:table-cell office:value-type="float" office:value="0.0471238898038469">
                <text:p>0.04712388980384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0804435533773917">
                <text:p>0.0804435533773917</text:p>
              </table:table-cell>
              <table:table-cell office:value-type="float" office:value="0.0785398163397448">
                <text:p>0.07853981633974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0.115096160986114">
                <text:p>0.115096160986114</text:p>
              </table:table-cell>
              <table:table-cell office:value-type="float" office:value="0.109955742875643">
                <text:p>0.1099557428756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">
                <text:p>0.09</text:p>
              </table:table-cell>
              <table:table-cell office:value-type="float" office:value="0.147273582337071">
                <text:p>0.147273582337071</text:p>
              </table:table-cell>
              <table:table-cell office:value-type="float" office:value="0.141371669411541">
                <text:p>0.141371669411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">
                <text:p>0.11</text:p>
              </table:table-cell>
              <table:table-cell office:value-type="float" office:value="0.170787851785847">
                <text:p>0.170787851785847</text:p>
              </table:table-cell>
              <table:table-cell office:value-type="float" office:value="0.172787595947439">
                <text:p>0.172787595947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">
                <text:p>0.13</text:p>
              </table:table-cell>
              <table:table-cell office:value-type="float" office:value="0.209153238781218">
                <text:p>0.209153238781218</text:p>
              </table:table-cell>
              <table:table-cell office:value-type="float" office:value="0.204203522483337">
                <text:p>0.2042035224833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">
                <text:p>0.15</text:p>
              </table:table-cell>
              <table:table-cell office:value-type="float" office:value="0.238855473874409">
                <text:p>0.238855473874409</text:p>
              </table:table-cell>
              <table:table-cell office:value-type="float" office:value="0.235619449019234">
                <text:p>0.2356194490192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0.266082522709834">
                <text:p>0.266082522709834</text:p>
              </table:table-cell>
              <table:table-cell office:value-type="float" office:value="0.267035375555132">
                <text:p>0.2670353755551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">
                <text:p>0.19</text:p>
              </table:table-cell>
              <table:table-cell office:value-type="float" office:value="0.305685502834088">
                <text:p>0.305685502834088</text:p>
              </table:table-cell>
              <table:table-cell office:value-type="float" office:value="0.29845130209103">
                <text:p>0.29845130209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">
                <text:p>0.21</text:p>
              </table:table-cell>
              <table:table-cell office:value-type="float" office:value="0.330437365411747">
                <text:p>0.330437365411747</text:p>
              </table:table-cell>
              <table:table-cell office:value-type="float" office:value="0.329867228626928">
                <text:p>0.3298672286269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3">
                <text:p>0.23</text:p>
              </table:table-cell>
              <table:table-cell office:value-type="float" office:value="0.356426821118289">
                <text:p>0.356426821118289</text:p>
              </table:table-cell>
              <table:table-cell office:value-type="float" office:value="0.361283155162826">
                <text:p>0.3612831551628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5">
                <text:p>0.25</text:p>
              </table:table-cell>
              <table:table-cell office:value-type="float" office:value="0.402217766886958">
                <text:p>0.402217766886958</text:p>
              </table:table-cell>
              <table:table-cell office:value-type="float" office:value="0.392699081698724">
                <text:p>0.3926990816987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">
                <text:p>0.27</text:p>
              </table:table-cell>
              <table:table-cell office:value-type="float" office:value="0.422019256949085">
                <text:p>0.422019256949085</text:p>
              </table:table-cell>
              <table:table-cell office:value-type="float" office:value="0.424115008234622">
                <text:p>0.424115008234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9">
                <text:p>0.29</text:p>
              </table:table-cell>
              <table:table-cell office:value-type="float" office:value="0.451721492042277">
                <text:p>0.451721492042277</text:p>
              </table:table-cell>
              <table:table-cell office:value-type="float" office:value="0.45553093477052">
                <text:p>0.455530934770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1">
                <text:p>0.31</text:p>
              </table:table-cell>
              <table:table-cell office:value-type="float" office:value="0.488849285908764">
                <text:p>0.488849285908764</text:p>
              </table:table-cell>
              <table:table-cell office:value-type="float" office:value="0.486946861306418">
                <text:p>0.4869468613064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3">
                <text:p>0.33</text:p>
              </table:table-cell>
              <table:table-cell office:value-type="float" office:value="0.516076334744189">
                <text:p>0.516076334744189</text:p>
              </table:table-cell>
              <table:table-cell office:value-type="float" office:value="0.518362787842316">
                <text:p>0.5183627878423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5">
                <text:p>0.35</text:p>
              </table:table-cell>
              <table:table-cell office:value-type="float" office:value="0.542065790450732">
                <text:p>0.542065790450732</text:p>
              </table:table-cell>
              <table:table-cell office:value-type="float" office:value="0.549778714378214">
                <text:p>0.5497787143782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7">
                <text:p>0.37</text:p>
              </table:table-cell>
              <table:table-cell office:value-type="float" office:value="0.5878567362194">
                <text:p>0.5878567362194</text:p>
              </table:table-cell>
              <table:table-cell office:value-type="float" office:value="0.581194640914112">
                <text:p>0.5811946409141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9">
                <text:p>0.39</text:p>
              </table:table-cell>
              <table:table-cell office:value-type="float" office:value="0.610133412539293">
                <text:p>0.610133412539293</text:p>
              </table:table-cell>
              <table:table-cell office:value-type="float" office:value="0.61261056745001">
                <text:p>0.61261056745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">
                <text:p>0.41</text:p>
              </table:table-cell>
              <table:table-cell office:value-type="float" office:value="0.639835647632486">
                <text:p>0.639835647632486</text:p>
              </table:table-cell>
              <table:table-cell office:value-type="float" office:value="0.644026493985908">
                <text:p>0.6440264939859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3">
                <text:p>0.43</text:p>
              </table:table-cell>
              <table:table-cell office:value-type="float" office:value="0.679438627756738">
                <text:p>0.679438627756738</text:p>
              </table:table-cell>
              <table:table-cell office:value-type="float" office:value="0.675442420521805">
                <text:p>0.675442420521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">
                <text:p>0.45</text:p>
              </table:table-cell>
              <table:table-cell office:value-type="float" office:value="0.701715304076631">
                <text:p>0.701715304076631</text:p>
              </table:table-cell>
              <table:table-cell office:value-type="float" office:value="0.706858347057703">
                <text:p>0.7068583470577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7">
                <text:p>0.47</text:p>
              </table:table-cell>
              <table:table-cell office:value-type="float" office:value="0.732655132298707">
                <text:p>0.732655132298707</text:p>
              </table:table-cell>
              <table:table-cell office:value-type="float" office:value="0.738274273593601">
                <text:p>0.738274273593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">
                <text:p>0.49</text:p>
              </table:table-cell>
              <table:table-cell office:value-type="float" office:value="0.778446078067374">
                <text:p>0.778446078067374</text:p>
              </table:table-cell>
              <table:table-cell office:value-type="float" office:value="0.769690200129499">
                <text:p>0.7696902001294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1">
                <text:p>0.51</text:p>
              </table:table-cell>
              <table:table-cell office:value-type="float" office:value="0.788346823098438">
                <text:p>0.788346823098438</text:p>
              </table:table-cell>
              <table:table-cell office:value-type="float" office:value="0.801106126665397">
                <text:p>0.8011061266653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3">
                <text:p>0.53</text:p>
              </table:table-cell>
              <table:table-cell office:value-type="float" office:value="0.832900175738224">
                <text:p>0.832900175738224</text:p>
              </table:table-cell>
              <table:table-cell office:value-type="float" office:value="0.832522053201295">
                <text:p>0.8325220532012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5">
                <text:p>0.55</text:p>
              </table:table-cell>
              <table:table-cell office:value-type="float" office:value="0.857652038315883">
                <text:p>0.857652038315883</text:p>
              </table:table-cell>
              <table:table-cell office:value-type="float" office:value="0.863937979737193">
                <text:p>0.8639379797371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">
                <text:p>0.57</text:p>
              </table:table-cell>
              <table:table-cell office:value-type="float" office:value="0.897255018440142">
                <text:p>0.897255018440142</text:p>
              </table:table-cell>
              <table:table-cell office:value-type="float" office:value="0.895353906273091">
                <text:p>0.8953539062730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">
                <text:p>0.59</text:p>
              </table:table-cell>
              <table:table-cell office:value-type="float" office:value="0.920769287888913">
                <text:p>0.920769287888913</text:p>
              </table:table-cell>
              <table:table-cell office:value-type="float" office:value="0.926769832808989">
                <text:p>0.9267698328089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1">
                <text:p>0.61</text:p>
              </table:table-cell>
              <table:table-cell office:value-type="float" office:value="0.956659488626518">
                <text:p>0.956659488626518</text:p>
              </table:table-cell>
              <table:table-cell office:value-type="float" office:value="0.958185759344887">
                <text:p>0.9581857593448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3">
                <text:p>0.63</text:p>
              </table:table-cell>
              <table:table-cell office:value-type="float" office:value="0.97398579243088">
                <text:p>0.97398579243088</text:p>
              </table:table-cell>
              <table:table-cell office:value-type="float" office:value="0.989601685880785">
                <text:p>0.9896016858807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5">
                <text:p>0.65</text:p>
              </table:table-cell>
              <table:table-cell office:value-type="float" office:value="1.01358877255513">
                <text:p>1.01358877255513</text:p>
              </table:table-cell>
              <table:table-cell office:value-type="float" office:value="1.02101761241668">
                <text:p>1.021017612416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">
                <text:p>0.67</text:p>
              </table:table-cell>
              <table:table-cell office:value-type="float" office:value="1.05566693893715">
                <text:p>1.05566693893715</text:p>
              </table:table-cell>
              <table:table-cell office:value-type="float" office:value="1.05243353895258">
                <text:p>1.052433538952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9">
                <text:p>0.69</text:p>
              </table:table-cell>
              <table:table-cell office:value-type="float" office:value="1.06928046335487">
                <text:p>1.06928046335487</text:p>
              </table:table-cell>
              <table:table-cell office:value-type="float" office:value="1.08384946548848">
                <text:p>1.083849465488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1">
                <text:p>0.71</text:p>
              </table:table-cell>
              <table:table-cell office:value-type="float" office:value="1.11012103660801">
                <text:p>1.11012103660801</text:p>
              </table:table-cell>
              <table:table-cell office:value-type="float" office:value="1.11526539202438">
                <text:p>1.115265392024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3">
                <text:p>0.73</text:p>
              </table:table-cell>
              <table:table-cell office:value-type="float" office:value="1.14229845795896">
                <text:p>1.14229845795896</text:p>
              </table:table-cell>
              <table:table-cell office:value-type="float" office:value="1.14668131856027">
                <text:p>1.146681318560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5">
                <text:p>0.75</text:p>
              </table:table-cell>
              <table:table-cell office:value-type="float" office:value="1.16705032053662">
                <text:p>1.16705032053662</text:p>
              </table:table-cell>
              <table:table-cell office:value-type="float" office:value="1.17809724509617">
                <text:p>1.178097245096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7">
                <text:p>0.77</text:p>
              </table:table-cell>
              <table:table-cell office:value-type="float" office:value="1.20912848691864">
                <text:p>1.20912848691864</text:p>
              </table:table-cell>
              <table:table-cell office:value-type="float" office:value="1.20951317163207">
                <text:p>1.209513171632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">
                <text:p>0.79</text:p>
              </table:table-cell>
              <table:table-cell office:value-type="float" office:value="1.22892997698077">
                <text:p>1.22892997698077</text:p>
              </table:table-cell>
              <table:table-cell office:value-type="float" office:value="1.24092909816797">
                <text:p>1.240929098167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1">
                <text:p>0.81</text:p>
              </table:table-cell>
              <table:table-cell office:value-type="float" office:value="1.26729536397614">
                <text:p>1.26729536397614</text:p>
              </table:table-cell>
              <table:table-cell office:value-type="float" office:value="1.27234502470387">
                <text:p>1.272345024703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">
                <text:p>0.83</text:p>
              </table:table-cell>
              <table:table-cell office:value-type="float" office:value="1.29576000594045">
                <text:p>1.29576000594045</text:p>
              </table:table-cell>
              <table:table-cell office:value-type="float" office:value="1.30376095123976">
                <text:p>1.3037609512397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">
                <text:p>0.85</text:p>
              </table:table-cell>
              <table:table-cell office:value-type="float" office:value="1.3279374272914">
                <text:p>1.3279374272914</text:p>
              </table:table-cell>
              <table:table-cell office:value-type="float" office:value="1.33517687777566">
                <text:p>1.335176877775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7">
                <text:p>0.87</text:p>
              </table:table-cell>
              <table:table-cell office:value-type="float" office:value="1.35516447612683">
                <text:p>1.35516447612683</text:p>
              </table:table-cell>
              <table:table-cell office:value-type="float" office:value="1.36659280431156">
                <text:p>1.366592804311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9">
                <text:p>0.89</text:p>
              </table:table-cell>
              <table:table-cell office:value-type="float" office:value="1.39476745625108">
                <text:p>1.39476745625108</text:p>
              </table:table-cell>
              <table:table-cell office:value-type="float" office:value="1.39800873084746">
                <text:p>1.398008730847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">
                <text:p>0.91</text:p>
              </table:table-cell>
              <table:table-cell office:value-type="float" office:value="1.42446969134427">
                <text:p>1.42446969134427</text:p>
              </table:table-cell>
              <table:table-cell office:value-type="float" office:value="1.42942465738336">
                <text:p>1.429424657383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">
                <text:p>0.93</text:p>
              </table:table-cell>
              <table:table-cell office:value-type="float" office:value="1.44550877453528">
                <text:p>1.44550877453528</text:p>
              </table:table-cell>
              <table:table-cell office:value-type="float" office:value="1.46084058391925">
                <text:p>1.46084058391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5">
                <text:p>0.95</text:p>
              </table:table-cell>
              <table:table-cell office:value-type="float" office:value="1.4813989752729">
                <text:p>1.4813989752729</text:p>
              </table:table-cell>
              <table:table-cell office:value-type="float" office:value="1.49225651045515">
                <text:p>1.492256510455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7">
                <text:p>0.97</text:p>
              </table:table-cell>
              <table:table-cell office:value-type="float" office:value="1.51110121036608">
                <text:p>1.51110121036608</text:p>
              </table:table-cell>
              <table:table-cell office:value-type="float" office:value="1.52367243699105">
                <text:p>1.52367243699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">
                <text:p>0.99</text:p>
              </table:table-cell>
              <table:table-cell office:value-type="float" office:value="1.5457538179748">
                <text:p>1.5457538179748</text:p>
              </table:table-cell>
              <table:table-cell office:value-type="float" office:value="1.55508836352695">
                <text:p>1.555088363526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01">
                <text:p>1.01</text:p>
              </table:table-cell>
              <table:table-cell office:value-type="float" office:value="1.36754040741566">
                <text:p>1.36754040741566</text:p>
              </table:table-cell>
              <table:table-cell office:value-type="float" office:value="1.30201582545868">
                <text:p>1.302015825458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3">
                <text:p>1.03</text:p>
              </table:table-cell>
              <table:table-cell office:value-type="float" office:value="1.1249721541546">
                <text:p>1.1249721541546</text:p>
              </table:table-cell>
              <table:table-cell office:value-type="float" office:value="1.11951334610083">
                <text:p>1.119513346100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5">
                <text:p>1.05</text:p>
              </table:table-cell>
              <table:table-cell office:value-type="float" office:value="1.00740080691072">
                <text:p>1.00740080691072</text:p>
              </table:table-cell>
              <table:table-cell office:value-type="float" office:value="0.998662399677225">
                <text:p>0.9986623996772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7">
                <text:p>1.07</text:p>
              </table:table-cell>
              <table:table-cell office:value-type="float" office:value="0.899730204697903">
                <text:p>0.899730204697903</text:p>
              </table:table-cell>
              <table:table-cell office:value-type="float" office:value="0.902388552815265">
                <text:p>0.902388552815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9">
                <text:p>1.09</text:p>
              </table:table-cell>
              <table:table-cell office:value-type="float" office:value="0.832900175738224">
                <text:p>0.832900175738224</text:p>
              </table:table-cell>
              <table:table-cell office:value-type="float" office:value="0.820066936575488">
                <text:p>0.8200669365754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1">
                <text:p>1.11</text:p>
              </table:table-cell>
              <table:table-cell office:value-type="float" office:value="0.748743842974183">
                <text:p>0.748743842974183</text:p>
              </table:table-cell>
              <table:table-cell office:value-type="float" office:value="0.746902550678362">
                <text:p>0.7469025506783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3">
                <text:p>1.13</text:p>
              </table:table-cell>
              <table:table-cell office:value-type="float" office:value="0.689339372787802">
                <text:p>0.689339372787802</text:p>
              </table:table-cell>
              <table:table-cell office:value-type="float" office:value="0.680261854314422">
                <text:p>0.680261854314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5">
                <text:p>1.15</text:p>
              </table:table-cell>
              <table:table-cell office:value-type="float" office:value="0.622509343828129">
                <text:p>0.622509343828129</text:p>
              </table:table-cell>
              <table:table-cell office:value-type="float" office:value="0.618522951866317">
                <text:p>0.6185229518663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7">
                <text:p>1.17</text:p>
              </table:table-cell>
              <table:table-cell office:value-type="float" office:value="0.559392094255092">
                <text:p>0.559392094255092</text:p>
              </table:table-cell>
              <table:table-cell office:value-type="float" office:value="0.560608188275242">
                <text:p>0.5606081882752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9">
                <text:p>1.19</text:p>
              </table:table-cell>
              <table:table-cell office:value-type="float" office:value="0.518551521001955">
                <text:p>0.518551521001955</text:p>
              </table:table-cell>
              <table:table-cell office:value-type="float" office:value="0.505761567736572">
                <text:p>0.505761567736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1">
                <text:p>1.21</text:p>
              </table:table-cell>
              <table:table-cell office:value-type="float" office:value="0.451721492042276">
                <text:p>0.451721492042276</text:p>
              </table:table-cell>
              <table:table-cell office:value-type="float" office:value="0.453430622953634">
                <text:p>0.4534306229536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3">
                <text:p>1.23</text:p>
              </table:table-cell>
              <table:table-cell office:value-type="float" office:value="0.40716813940249">
                <text:p>0.40716813940249</text:p>
              </table:table-cell>
              <table:table-cell office:value-type="float" office:value="0.40319852948388">
                <text:p>0.403198529483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5">
                <text:p>1.25</text:p>
              </table:table-cell>
              <table:table-cell office:value-type="float" office:value="0.367565159278235">
                <text:p>0.367565159278235</text:p>
              </table:table-cell>
              <table:table-cell office:value-type="float" office:value="0.35474263651041">
                <text:p>0.35474263651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7">
                <text:p>1.27</text:p>
              </table:table-cell>
              <table:table-cell office:value-type="float" office:value="0.308160689091854">
                <text:p>0.308160689091854</text:p>
              </table:table-cell>
              <table:table-cell office:value-type="float" office:value="0.307807875252175">
                <text:p>0.3078078752521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9">
                <text:p>1.29</text:p>
              </table:table-cell>
              <table:table-cell office:value-type="float" office:value="0.267320115838717">
                <text:p>0.267320115838717</text:p>
              </table:table-cell>
              <table:table-cell office:value-type="float" office:value="0.26218902014581">
                <text:p>0.262189020145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1">
                <text:p>1.31</text:p>
              </table:table-cell>
              <table:table-cell office:value-type="float" office:value="0.226479542585579">
                <text:p>0.226479542585579</text:p>
              </table:table-cell>
              <table:table-cell office:value-type="float" office:value="0.217718460523433">
                <text:p>0.217718460523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3">
                <text:p>1.33</text:p>
              </table:table-cell>
              <table:table-cell office:value-type="float" office:value="0.17202544491473">
                <text:p>0.17202544491473</text:p>
              </table:table-cell>
              <table:table-cell office:value-type="float" office:value="0.174257533873865">
                <text:p>0.1742575338738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5">
                <text:p>1.35</text:p>
              </table:table-cell>
              <table:table-cell office:value-type="float" office:value="0.142323209821539">
                <text:p>0.142323209821539</text:p>
              </table:table-cell>
              <table:table-cell office:value-type="float" office:value="0.131690235721463">
                <text:p>0.1316902357214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7">
                <text:p>1.37</text:p>
              </table:table-cell>
              <table:table-cell office:value-type="float" office:value="0.100245043439519">
                <text:p>0.100245043439519</text:p>
              </table:table-cell>
              <table:table-cell office:value-type="float" office:value="0.0899185595226654">
                <text:p>0.08991855952266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9">
                <text:p>1.39</text:p>
              </table:table-cell>
              <table:table-cell office:value-type="float" office:value="0.0495037251553179">
                <text:p>0.0495037251553179</text:p>
              </table:table-cell>
              <table:table-cell office:value-type="float" office:value="0.0488589815019031">
                <text:p>0.04885898150190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1">
                <text:p>1.41</text:p>
              </table:table-cell>
              <table:table-cell office:value-type="float" office:value="0.0185638969332444">
                <text:p>0.0185638969332444</text:p>
              </table:table-cell>
              <table:table-cell office:value-type="float" office:value="0.00843976670863728">
                <text:p>0.008439766708637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64a0f66915f38c6217de274f0aa8e156189247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2.F1:Sheet2.F8 Sheet2.K1:Sheet2.K8" svg:x="0.32cm" svg:y="0.18cm" svg:width="12.508cm" svg:height="8.64cm">
          <chartooo:coordinate-region svg:x="0.611cm" svg:y="0.379cm" svg:width="11.9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K1:Sheet2.K8" chart:class="chart:scatter">
            <chart:domain table:cell-range-address="Sheet2.F1:Sheet2.F8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00000000000005">
                <text:p>-3.00000000000005</text:p>
                <draw:g>
                  <svg:desc>Sheet2.F1:Sheet2.F8</svg:desc>
                </draw:g>
              </table:table-cell>
              <table:table-cell office:value-type="float" office:value="1.47156781835809">
                <text:p>1.47156781835809</text:p>
                <draw:g>
                  <svg:desc>Sheet2.K1:Sheet2.K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52287874528032">
                <text:p>-2.52287874528032</text:p>
              </table:table-cell>
              <table:table-cell office:value-type="float" office:value="1.21086875644675">
                <text:p>1.21086875644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30102999566399">
                <text:p>-2.30102999566399</text:p>
              </table:table-cell>
              <table:table-cell office:value-type="float" office:value="1.08397911716829">
                <text:p>1.083979117168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15490195998574">
                <text:p>-2.15490195998574</text:p>
              </table:table-cell>
              <table:table-cell office:value-type="float" office:value="0.997466837184045">
                <text:p>0.9974668371840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04575749056068">
                <text:p>-2.04575749056068</text:p>
              </table:table-cell>
              <table:table-cell office:value-type="float" office:value="0.930902542699801">
                <text:p>0.930902542699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95860731484177">
                <text:p>-1.95860731484177</text:p>
              </table:table-cell>
              <table:table-cell office:value-type="float" office:value="0.876306928793769">
                <text:p>0.876306928793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8605664769317">
                <text:p>-1.88605664769317</text:p>
              </table:table-cell>
              <table:table-cell office:value-type="float" office:value="0.82971295217752">
                <text:p>0.829712952177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2390874094432">
                <text:p>-1.82390874094432</text:p>
              </table:table-cell>
              <table:table-cell office:value-type="float" office:value="0.788853889322723">
                <text:p>0.7888538893227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64a0f66915f38c6217de274f0aa8e156189247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3.952cm" style:legend-expansion="high" chart:style-name="ch2"/>
        <chart:plot-area chart:style-name="ch3" table:cell-range-address="Sheet3.I1:Sheet3.K91" svg:x="0.32cm" svg:y="0.18cm" svg:width="12.508cm" svg:height="8.64cm">
          <chartooo:coordinate-region svg:x="0.756cm" svg:y="0.379cm" svg:width="11.83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J1:Sheet3.J91" chart:class="chart:scatter">
            <chart:domain table:cell-range-address="Sheet3.I1:Sheet3.I91"/>
            <chart:data-point chart:repeated="91"/>
          </chart:series>
          <chart:series chart:style-name="ch7" chart:values-cell-range-address="Sheet3.K1:Sheet3.K91" chart:class="chart:scatter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">
                <text:p>0.105</text:p>
                <draw:g>
                  <svg:desc>Sheet3.I1:Sheet3.I91</svg:desc>
                </draw:g>
              </table:table-cell>
              <table:table-cell office:value-type="float" office:value="8.09138387663672">
                <text:p>8.09138387663672</text:p>
                <draw:g>
                  <svg:desc>Sheet3.J1:Sheet3.J91</svg:desc>
                </draw:g>
              </table:table-cell>
              <table:table-cell office:value-type="float" office:value="8.14891667862386">
                <text:p>8.14891667862386</text:p>
                <draw:g>
                  <svg:desc>Sheet3.K1:Sheet3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5">
                <text:p>0.115</text:p>
              </table:table-cell>
              <table:table-cell office:value-type="float" office:value="4.17811440310883">
                <text:p>4.17811440310883</text:p>
              </table:table-cell>
              <table:table-cell office:value-type="float" office:value="4.11253738921204">
                <text:p>4.11253738921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">
                <text:p>0.125</text:p>
              </table:table-cell>
              <table:table-cell office:value-type="float" office:value="3.2226925076112">
                <text:p>3.2226925076112</text:p>
              </table:table-cell>
              <table:table-cell office:value-type="float" office:value="3.18760278584122">
                <text:p>3.18760278584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5">
                <text:p>0.135</text:p>
              </table:table-cell>
              <table:table-cell office:value-type="float" office:value="2.82666270636865">
                <text:p>2.82666270636865</text:p>
              </table:table-cell>
              <table:table-cell office:value-type="float" office:value="2.80129358395602">
                <text:p>2.80129358395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5">
                <text:p>0.145</text:p>
              </table:table-cell>
              <table:table-cell office:value-type="float" office:value="2.44053365015717">
                <text:p>2.44053365015717</text:p>
              </table:table-cell>
              <table:table-cell office:value-type="float" office:value="2.51873599629143">
                <text:p>2.51873599629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5">
                <text:p>0.155</text:p>
              </table:table-cell>
              <table:table-cell office:value-type="float" office:value="2.13361055419421">
                <text:p>2.13361055419421</text:p>
              </table:table-cell>
              <table:table-cell office:value-type="float" office:value="2.33993002284743">
                <text:p>2.339930022847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5">
                <text:p>0.165</text:p>
              </table:table-cell>
              <table:table-cell office:value-type="float" office:value="2.59894557065419">
                <text:p>2.59894557065419</text:p>
              </table:table-cell>
              <table:table-cell office:value-type="float" office:value="2.15670908709617">
                <text:p>2.15670908709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.70787851785847">
                <text:p>1.70787851785847</text:p>
              </table:table-cell>
              <table:table-cell office:value-type="float" office:value="2.11697442633084">
                <text:p>2.116974426330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5">
                <text:p>0.185</text:p>
              </table:table-cell>
              <table:table-cell office:value-type="float" office:value="2.31182396475335">
                <text:p>2.31182396475335</text:p>
              </table:table-cell>
              <table:table-cell office:value-type="float" office:value="2.10593702056269">
                <text:p>2.105937020562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5">
                <text:p>0.195</text:p>
              </table:table-cell>
              <table:table-cell office:value-type="float" office:value="1.87124081087102">
                <text:p>1.87124081087102</text:p>
              </table:table-cell>
              <table:table-cell office:value-type="float" office:value="1.80351210251542">
                <text:p>1.80351210251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5">
                <text:p>0.205</text:p>
              </table:table-cell>
              <table:table-cell office:value-type="float" office:value="1.63857330264102">
                <text:p>1.63857330264102</text:p>
              </table:table-cell>
              <table:table-cell office:value-type="float" office:value="2.04192006710743">
                <text:p>2.041920067107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5">
                <text:p>0.215</text:p>
              </table:table-cell>
              <table:table-cell office:value-type="float" office:value="2.04945422143017">
                <text:p>2.04945422143017</text:p>
              </table:table-cell>
              <table:table-cell office:value-type="float" office:value="1.75936247944284">
                <text:p>1.75936247944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">
                <text:p>0.225</text:p>
              </table:table-cell>
              <table:table-cell office:value-type="float" office:value="1.96034751615059">
                <text:p>1.96034751615059</text:p>
              </table:table-cell>
              <table:table-cell office:value-type="float" office:value="1.70638293175572">
                <text:p>1.706382931755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35">
                <text:p>0.235</text:p>
              </table:table-cell>
              <table:table-cell office:value-type="float" office:value="1.56926808742358">
                <text:p>1.56926808742358</text:p>
              </table:table-cell>
              <table:table-cell office:value-type="float" office:value="1.98673303826668">
                <text:p>1.986733038266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5">
                <text:p>0.245</text:p>
              </table:table-cell>
              <table:table-cell office:value-type="float" office:value="1.54946659736145">
                <text:p>1.54946659736145</text:p>
              </table:table-cell>
              <table:table-cell office:value-type="float" office:value="1.54965176984802">
                <text:p>1.54965176984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">
                <text:p>0.255</text:p>
              </table:table-cell>
              <table:table-cell office:value-type="float" office:value="1.52966510729932">
                <text:p>1.52966510729932</text:p>
              </table:table-cell>
              <table:table-cell office:value-type="float" office:value="1.52978443946535">
                <text:p>1.529784439465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65">
                <text:p>0.265</text:p>
              </table:table-cell>
              <table:table-cell office:value-type="float" office:value="1.95044677111953">
                <text:p>1.95044677111953</text:p>
              </table:table-cell>
              <table:table-cell office:value-type="float" office:value="1.80351210251542">
                <text:p>1.803512102515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75">
                <text:p>0.275</text:p>
              </table:table-cell>
              <table:table-cell office:value-type="float" office:value="1.78708447810698">
                <text:p>1.78708447810698</text:p>
              </table:table-cell>
              <table:table-cell office:value-type="float" office:value="1.68872308252668">
                <text:p>1.68872308252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85">
                <text:p>0.285</text:p>
              </table:table-cell>
              <table:table-cell office:value-type="float" office:value="1.46035989208188">
                <text:p>1.46035989208188</text:p>
              </table:table-cell>
              <table:table-cell office:value-type="float" office:value="1.46356000485646">
                <text:p>1.46356000485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5">
                <text:p>0.295</text:p>
              </table:table-cell>
              <table:table-cell office:value-type="float" office:value="1.44055840201975">
                <text:p>1.44055840201975</text:p>
              </table:table-cell>
              <table:table-cell office:value-type="float" office:value="1.44369267447379">
                <text:p>1.443692674473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05">
                <text:p>0.305</text:p>
              </table:table-cell>
              <table:table-cell office:value-type="float" office:value="1.42075691195763">
                <text:p>1.42075691195763</text:p>
              </table:table-cell>
              <table:table-cell office:value-type="float" office:value="1.42382534409113">
                <text:p>1.423825344091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">
                <text:p>0.315</text:p>
              </table:table-cell>
              <table:table-cell office:value-type="float" office:value="1.4009554218955">
                <text:p>1.4009554218955</text:p>
              </table:table-cell>
              <table:table-cell office:value-type="float" office:value="1.67106323329764">
                <text:p>1.671063233297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5">
                <text:p>0.325</text:p>
              </table:table-cell>
              <table:table-cell office:value-type="float" office:value="1.38115393183337">
                <text:p>1.38115393183337</text:p>
              </table:table-cell>
              <table:table-cell office:value-type="float" office:value="1.57393406253794">
                <text:p>1.573934062537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35">
                <text:p>0.335</text:p>
              </table:table-cell>
              <table:table-cell office:value-type="float" office:value="1.36135244177125">
                <text:p>1.36135244177125</text:p>
              </table:table-cell>
              <table:table-cell office:value-type="float" office:value="1.35760090948224">
                <text:p>1.357600909482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45">
                <text:p>0.345</text:p>
              </table:table-cell>
              <table:table-cell office:value-type="float" office:value="1.56431771490805">
                <text:p>1.56431771490805</text:p>
              </table:table-cell>
              <table:table-cell office:value-type="float" office:value="1.33773357909957">
                <text:p>1.33773357909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5">
                <text:p>0.355</text:p>
              </table:table-cell>
              <table:table-cell office:value-type="float" office:value="1.73758075295166">
                <text:p>1.73758075295166</text:p>
              </table:table-cell>
              <table:table-cell office:value-type="float" office:value="1.3178662487169">
                <text:p>1.3178662487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5">
                <text:p>0.365</text:p>
              </table:table-cell>
              <table:table-cell office:value-type="float" office:value="1.30689834410039">
                <text:p>1.30689834410039</text:p>
              </table:table-cell>
              <table:table-cell office:value-type="float" office:value="1.29799891833423">
                <text:p>1.297998918334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75">
                <text:p>0.375</text:p>
              </table:table-cell>
              <table:table-cell office:value-type="float" office:value="1.27224573649167">
                <text:p>1.27224573649167</text:p>
              </table:table-cell>
              <table:table-cell office:value-type="float" office:value="1.27813158795157">
                <text:p>1.278131587951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85">
                <text:p>0.385</text:p>
              </table:table-cell>
              <table:table-cell office:value-type="float" office:value="1.25244424642954">
                <text:p>1.25244424642954</text:p>
              </table:table-cell>
              <table:table-cell office:value-type="float" office:value="1.34435602256046">
                <text:p>1.34435602256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5">
                <text:p>0.395</text:p>
              </table:table-cell>
              <table:table-cell office:value-type="float" office:value="1.23264275636742">
                <text:p>1.23264275636742</text:p>
              </table:table-cell>
              <table:table-cell office:value-type="float" office:value="1.48342733523912">
                <text:p>1.483427335239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5">
                <text:p>0.405</text:p>
              </table:table-cell>
              <table:table-cell office:value-type="float" office:value="1.21284126630529">
                <text:p>1.21284126630529</text:p>
              </table:table-cell>
              <table:table-cell office:value-type="float" office:value="1.28916899371972">
                <text:p>1.289168993719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5">
                <text:p>0.415</text:p>
              </table:table-cell>
              <table:table-cell office:value-type="float" office:value="1.19303977624316">
                <text:p>1.19303977624316</text:p>
              </table:table-cell>
              <table:table-cell office:value-type="float" office:value="1.19203982296001">
                <text:p>1.19203982296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25">
                <text:p>0.425</text:p>
              </table:table-cell>
              <table:table-cell office:value-type="float" office:value="1.17323828618103">
                <text:p>1.17323828618103</text:p>
              </table:table-cell>
              <table:table-cell office:value-type="float" office:value="1.17217249257734">
                <text:p>1.172172492577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5">
                <text:p>0.435</text:p>
              </table:table-cell>
              <table:table-cell office:value-type="float" office:value="1.15343679611891">
                <text:p>1.15343679611891</text:p>
              </table:table-cell>
              <table:table-cell office:value-type="float" office:value="1.15230516219468">
                <text:p>1.152305162194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45">
                <text:p>0.445</text:p>
              </table:table-cell>
              <table:table-cell office:value-type="float" office:value="1.13363530605678">
                <text:p>1.13363530605678</text:p>
              </table:table-cell>
              <table:table-cell office:value-type="float" office:value="1.13243783181201">
                <text:p>1.132437831812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55">
                <text:p>0.455</text:p>
              </table:table-cell>
              <table:table-cell office:value-type="float" office:value="1.11383381599466">
                <text:p>1.11383381599466</text:p>
              </table:table-cell>
              <table:table-cell office:value-type="float" office:value="1.11257050142936">
                <text:p>1.112570501429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65">
                <text:p>0.465</text:p>
              </table:table-cell>
              <table:table-cell office:value-type="float" office:value="1.09403232593253">
                <text:p>1.09403232593253</text:p>
              </table:table-cell>
              <table:table-cell office:value-type="float" office:value="1.09270317104668">
                <text:p>1.0927031710466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5">
                <text:p>0.475</text:p>
              </table:table-cell>
              <table:table-cell office:value-type="float" office:value="1.0742308358704">
                <text:p>1.0742308358704</text:p>
              </table:table-cell>
              <table:table-cell office:value-type="float" office:value="1.07283584066401">
                <text:p>1.072835840664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5">
                <text:p>0.485</text:p>
              </table:table-cell>
              <table:table-cell office:value-type="float" office:value="1.05442934580827">
                <text:p>1.05442934580827</text:p>
              </table:table-cell>
              <table:table-cell office:value-type="float" office:value="1.05296851028134">
                <text:p>1.05296851028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95">
                <text:p>0.495</text:p>
              </table:table-cell>
              <table:table-cell office:value-type="float" office:value="1.03462785574614">
                <text:p>1.03462785574614</text:p>
              </table:table-cell>
              <table:table-cell office:value-type="float" office:value="1.03310117989868">
                <text:p>1.033101179898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05">
                <text:p>0.505</text:p>
              </table:table-cell>
              <table:table-cell office:value-type="float" office:value="1.01482636568402">
                <text:p>1.01482636568402</text:p>
              </table:table-cell>
              <table:table-cell office:value-type="float" office:value="1.01323384951601">
                <text:p>1.013233849516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15">
                <text:p>0.515</text:p>
              </table:table-cell>
              <table:table-cell office:value-type="float" office:value="1.1682879136655">
                <text:p>1.1682879136655</text:p>
              </table:table-cell>
              <table:table-cell office:value-type="float" office:value="1.10815553912208">
                <text:p>1.108155539122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25">
                <text:p>0.525</text:p>
              </table:table-cell>
              <table:table-cell office:value-type="float" office:value="1.24749387391401">
                <text:p>1.24749387391401</text:p>
              </table:table-cell>
              <table:table-cell office:value-type="float" office:value="1.15672012450194">
                <text:p>1.156720124501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35">
                <text:p>0.535</text:p>
              </table:table-cell>
              <table:table-cell office:value-type="float" office:value="0.980173758075294">
                <text:p>0.980173758075294</text:p>
              </table:table-cell>
              <table:table-cell office:value-type="float" office:value="0.969084226443416">
                <text:p>0.9690842264434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5">
                <text:p>0.545</text:p>
              </table:table-cell>
              <table:table-cell office:value-type="float" office:value="0.925719660404445">
                <text:p>0.925719660404445</text:p>
              </table:table-cell>
              <table:table-cell office:value-type="float" office:value="0.927142084524453">
                <text:p>0.9271420845244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55">
                <text:p>0.555</text:p>
              </table:table-cell>
              <table:table-cell office:value-type="float" office:value="0.905918170342317">
                <text:p>0.905918170342317</text:p>
              </table:table-cell>
              <table:table-cell office:value-type="float" office:value="0.907274754141786">
                <text:p>0.9072747541417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65">
                <text:p>0.565</text:p>
              </table:table-cell>
              <table:table-cell office:value-type="float" office:value="0.88611668028019">
                <text:p>0.88611668028019</text:p>
              </table:table-cell>
              <table:table-cell office:value-type="float" office:value="0.887407423759119">
                <text:p>0.8874074237591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75">
                <text:p>0.575</text:p>
              </table:table-cell>
              <table:table-cell office:value-type="float" office:value="0.866315190218073">
                <text:p>0.866315190218073</text:p>
              </table:table-cell>
              <table:table-cell office:value-type="float" office:value="0.867540093376462">
                <text:p>0.8675400933764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85">
                <text:p>0.585</text:p>
              </table:table-cell>
              <table:table-cell office:value-type="float" office:value="0.846513700155936">
                <text:p>0.846513700155936</text:p>
              </table:table-cell>
              <table:table-cell office:value-type="float" office:value="0.847672762993785">
                <text:p>0.8476727629937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95">
                <text:p>0.595</text:p>
              </table:table-cell>
              <table:table-cell office:value-type="float" office:value="0.826712210093809">
                <text:p>0.826712210093809</text:p>
              </table:table-cell>
              <table:table-cell office:value-type="float" office:value="0.827805432611118">
                <text:p>0.827805432611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05">
                <text:p>0.605</text:p>
              </table:table-cell>
              <table:table-cell office:value-type="float" office:value="0.806910720031682">
                <text:p>0.806910720031682</text:p>
              </table:table-cell>
              <table:table-cell office:value-type="float" office:value="0.807938102228452">
                <text:p>0.8079381022284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15">
                <text:p>0.615</text:p>
              </table:table-cell>
              <table:table-cell office:value-type="float" office:value="0.787109229969555">
                <text:p>0.787109229969555</text:p>
              </table:table-cell>
              <table:table-cell office:value-type="float" office:value="0.788070771845785">
                <text:p>0.7880707718457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25">
                <text:p>0.625</text:p>
              </table:table-cell>
              <table:table-cell office:value-type="float" office:value="0.767307739907427">
                <text:p>0.767307739907427</text:p>
              </table:table-cell>
              <table:table-cell office:value-type="float" office:value="0.768203441463118">
                <text:p>0.7682034414631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35">
                <text:p>0.635</text:p>
              </table:table-cell>
              <table:table-cell office:value-type="float" office:value="0.7475062498453">
                <text:p>0.7475062498453</text:p>
              </table:table-cell>
              <table:table-cell office:value-type="float" office:value="0.748336111080451">
                <text:p>0.7483361110804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45">
                <text:p>0.645</text:p>
              </table:table-cell>
              <table:table-cell office:value-type="float" office:value="0.727704759783173">
                <text:p>0.727704759783173</text:p>
              </table:table-cell>
              <table:table-cell office:value-type="float" office:value="0.728468780697784">
                <text:p>0.7284687806977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55">
                <text:p>0.655</text:p>
              </table:table-cell>
              <table:table-cell office:value-type="float" office:value="0.707903269721046">
                <text:p>0.707903269721046</text:p>
              </table:table-cell>
              <table:table-cell office:value-type="float" office:value="0.708601450315117">
                <text:p>0.7086014503151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65">
                <text:p>0.665</text:p>
              </table:table-cell>
              <table:table-cell office:value-type="float" office:value="0.688101779658919">
                <text:p>0.688101779658919</text:p>
              </table:table-cell>
              <table:table-cell office:value-type="float" office:value="0.68873411993245">
                <text:p>0.68873411993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75">
                <text:p>0.675</text:p>
              </table:table-cell>
              <table:table-cell office:value-type="float" office:value="0.668300289596799">
                <text:p>0.668300289596799</text:p>
              </table:table-cell>
              <table:table-cell office:value-type="float" office:value="0.668866789549791">
                <text:p>0.668866789549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85">
                <text:p>0.685</text:p>
              </table:table-cell>
              <table:table-cell office:value-type="float" office:value="0.648498799534664">
                <text:p>0.648498799534664</text:p>
              </table:table-cell>
              <table:table-cell office:value-type="float" office:value="0.648999459167117">
                <text:p>0.648999459167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95">
                <text:p>0.695</text:p>
              </table:table-cell>
              <table:table-cell office:value-type="float" office:value="0.628697309472537">
                <text:p>0.628697309472537</text:p>
              </table:table-cell>
              <table:table-cell office:value-type="float" office:value="0.62913212878445">
                <text:p>0.629132128784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05">
                <text:p>0.705</text:p>
              </table:table-cell>
              <table:table-cell office:value-type="float" office:value="0.60889581941041">
                <text:p>0.60889581941041</text:p>
              </table:table-cell>
              <table:table-cell office:value-type="float" office:value="0.609264798401783">
                <text:p>0.60926479840178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15">
                <text:p>0.715</text:p>
              </table:table-cell>
              <table:table-cell office:value-type="float" office:value="0.589094329348283">
                <text:p>0.589094329348283</text:p>
              </table:table-cell>
              <table:table-cell office:value-type="float" office:value="0.589397468019116">
                <text:p>0.5893974680191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25">
                <text:p>0.725</text:p>
              </table:table-cell>
              <table:table-cell office:value-type="float" office:value="0.569292839286156">
                <text:p>0.569292839286156</text:p>
              </table:table-cell>
              <table:table-cell office:value-type="float" office:value="0.569530137636449">
                <text:p>0.5695301376364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35">
                <text:p>0.735</text:p>
              </table:table-cell>
              <table:table-cell office:value-type="float" office:value="0.549491349224029">
                <text:p>0.549491349224029</text:p>
              </table:table-cell>
              <table:table-cell office:value-type="float" office:value="0.549662807253783">
                <text:p>0.54966280725378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45">
                <text:p>0.745</text:p>
              </table:table-cell>
              <table:table-cell office:value-type="float" office:value="0.529689859161901">
                <text:p>0.529689859161901</text:p>
              </table:table-cell>
              <table:table-cell office:value-type="float" office:value="0.529795476871116">
                <text:p>0.5297954768711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55">
                <text:p>0.755</text:p>
              </table:table-cell>
              <table:table-cell office:value-type="float" office:value="0.509888369099774">
                <text:p>0.509888369099774</text:p>
              </table:table-cell>
              <table:table-cell office:value-type="float" office:value="0.509928146488449">
                <text:p>0.5099281464884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5">
                <text:p>0.765</text:p>
              </table:table-cell>
              <table:table-cell office:value-type="float" office:value="0.490086879037647">
                <text:p>0.490086879037647</text:p>
              </table:table-cell>
              <table:table-cell office:value-type="float" office:value="0.490060816105782">
                <text:p>0.490060816105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5">
                <text:p>0.775</text:p>
              </table:table-cell>
              <table:table-cell office:value-type="float" office:value="0.47028538897552">
                <text:p>0.47028538897552</text:p>
              </table:table-cell>
              <table:table-cell office:value-type="float" office:value="0.551870288407412">
                <text:p>0.5518702884074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85">
                <text:p>0.785</text:p>
              </table:table-cell>
              <table:table-cell office:value-type="float" office:value="0.450483898913393">
                <text:p>0.450483898913393</text:p>
              </table:table-cell>
              <table:table-cell office:value-type="float" office:value="0.514343108795708">
                <text:p>0.5143431087957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95">
                <text:p>0.795</text:p>
              </table:table-cell>
              <table:table-cell office:value-type="float" office:value="0.430682408851266">
                <text:p>0.430682408851266</text:p>
              </table:table-cell>
              <table:table-cell office:value-type="float" office:value="0.423836381496893">
                <text:p>0.4238363814968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5">
                <text:p>0.805</text:p>
              </table:table-cell>
              <table:table-cell office:value-type="float" office:value="0.410880918789143">
                <text:p>0.410880918789143</text:p>
              </table:table-cell>
              <table:table-cell office:value-type="float" office:value="0.40396905111423">
                <text:p>0.403969051114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5">
                <text:p>0.815</text:p>
              </table:table-cell>
              <table:table-cell office:value-type="float" office:value="0.391079428727011">
                <text:p>0.391079428727011</text:p>
              </table:table-cell>
              <table:table-cell office:value-type="float" office:value="0.384101720731559">
                <text:p>0.3841017207315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5">
                <text:p>0.825</text:p>
              </table:table-cell>
              <table:table-cell office:value-type="float" office:value="0.371277938664884">
                <text:p>0.371277938664884</text:p>
              </table:table-cell>
              <table:table-cell office:value-type="float" office:value="0.364234390348892">
                <text:p>0.3642343903488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5">
                <text:p>0.835</text:p>
              </table:table-cell>
              <table:table-cell office:value-type="float" office:value="0.351476448602757">
                <text:p>0.351476448602757</text:p>
              </table:table-cell>
              <table:table-cell office:value-type="float" office:value="0.344367059966225">
                <text:p>0.3443670599662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5">
                <text:p>0.845</text:p>
              </table:table-cell>
              <table:table-cell office:value-type="float" office:value="0.33167495854063">
                <text:p>0.33167495854063</text:p>
              </table:table-cell>
              <table:table-cell office:value-type="float" office:value="0.324499729583558">
                <text:p>0.3244997295835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5">
                <text:p>0.855</text:p>
              </table:table-cell>
              <table:table-cell office:value-type="float" office:value="0.311873468478503">
                <text:p>0.311873468478503</text:p>
              </table:table-cell>
              <table:table-cell office:value-type="float" office:value="0.304632399200892">
                <text:p>0.3046323992008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">
                <text:p>0.865</text:p>
              </table:table-cell>
              <table:table-cell office:value-type="float" office:value="0.292071978416376">
                <text:p>0.292071978416376</text:p>
              </table:table-cell>
              <table:table-cell office:value-type="float" office:value="0.284765068818225">
                <text:p>0.2847650688182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">
                <text:p>0.875</text:p>
              </table:table-cell>
              <table:table-cell office:value-type="float" office:value="0.272270488354248">
                <text:p>0.272270488354248</text:p>
              </table:table-cell>
              <table:table-cell office:value-type="float" office:value="0.264897738435558">
                <text:p>0.2648977384355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5">
                <text:p>0.885</text:p>
              </table:table-cell>
              <table:table-cell office:value-type="float" office:value="0.252468998292121">
                <text:p>0.252468998292121</text:p>
              </table:table-cell>
              <table:table-cell office:value-type="float" office:value="0.245030408052891">
                <text:p>0.2450304080528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5">
                <text:p>0.895</text:p>
              </table:table-cell>
              <table:table-cell office:value-type="float" office:value="0.232667508229994">
                <text:p>0.232667508229994</text:p>
              </table:table-cell>
              <table:table-cell office:value-type="float" office:value="0.225163077670224">
                <text:p>0.225163077670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5">
                <text:p>0.905</text:p>
              </table:table-cell>
              <table:table-cell office:value-type="float" office:value="0.212866018167867">
                <text:p>0.212866018167867</text:p>
              </table:table-cell>
              <table:table-cell office:value-type="float" office:value="0.205295747287557">
                <text:p>0.2052957472875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5">
                <text:p>0.915</text:p>
              </table:table-cell>
              <table:table-cell office:value-type="float" office:value="0.19306452810574">
                <text:p>0.19306452810574</text:p>
              </table:table-cell>
              <table:table-cell office:value-type="float" office:value="0.185428416904891">
                <text:p>0.18542841690489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5">
                <text:p>0.925</text:p>
              </table:table-cell>
              <table:table-cell office:value-type="float" office:value="0.173263038043613">
                <text:p>0.173263038043613</text:p>
              </table:table-cell>
              <table:table-cell office:value-type="float" office:value="0.165561086522224">
                <text:p>0.1655610865222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5">
                <text:p>0.935</text:p>
              </table:table-cell>
              <table:table-cell office:value-type="float" office:value="0.153461547981487">
                <text:p>0.153461547981487</text:p>
              </table:table-cell>
              <table:table-cell office:value-type="float" office:value="0.145693756139558">
                <text:p>0.1456937561395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45">
                <text:p>0.945</text:p>
              </table:table-cell>
              <table:table-cell office:value-type="float" office:value="0.133660057919358">
                <text:p>0.133660057919358</text:p>
              </table:table-cell>
              <table:table-cell office:value-type="float" office:value="0.12582642575689">
                <text:p>0.125826425756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5">
                <text:p>0.955</text:p>
              </table:table-cell>
              <table:table-cell office:value-type="float" office:value="0.113858567857231">
                <text:p>0.113858567857231</text:p>
              </table:table-cell>
              <table:table-cell office:value-type="float" office:value="0.105959095374223">
                <text:p>0.1059590953742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65">
                <text:p>0.965</text:p>
              </table:table-cell>
              <table:table-cell office:value-type="float" office:value="0.094057077795104">
                <text:p>0.094057077795104</text:p>
              </table:table-cell>
              <table:table-cell office:value-type="float" office:value="0.0860917649915563">
                <text:p>0.08609176499155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75">
                <text:p>0.975</text:p>
              </table:table-cell>
              <table:table-cell office:value-type="float" office:value="0.0742555877329768">
                <text:p>0.0742555877329768</text:p>
              </table:table-cell>
              <table:table-cell office:value-type="float" office:value="0.0662244346088895">
                <text:p>0.06622443460888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85">
                <text:p>0.985</text:p>
              </table:table-cell>
              <table:table-cell office:value-type="float" office:value="0.0544540976708497">
                <text:p>0.0544540976708497</text:p>
              </table:table-cell>
              <table:table-cell office:value-type="float" office:value="0.0463571042262226">
                <text:p>0.04635710422622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95">
                <text:p>0.995</text:p>
              </table:table-cell>
              <table:table-cell office:value-type="float" office:value="0.0346526076087225">
                <text:p>0.0346526076087225</text:p>
              </table:table-cell>
              <table:table-cell office:value-type="float" office:value="0.0264897738435558">
                <text:p>0.02648977384355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05">
                <text:p>1.005</text:p>
              </table:table-cell>
              <table:table-cell office:value-type="float" office:value="0.0148511175465954">
                <text:p>0.0148511175465954</text:p>
              </table:table-cell>
              <table:table-cell office:value-type="float" office:value="0.00662244346088895">
                <text:p>0.0066224434608889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Linux_X86_64 LibreOffice_project/64a0f66915f38c6217de274f0aa8e156189247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